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2.3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39" style:family="table-cell" style:parent-style-name="Default" style:data-style-name="N10121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42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2">
      <style:table-cell-properties style:rotation-align="none"/>
    </style:style>
    <style:style style:name="ce28" style:family="table-cell" style:parent-style-name="Default" style:data-style-name="N14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ce64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1"/>
    <style:style style:name="ce6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36"/>
        <table:table-column table:style-name="co2" table:number-columns-repeated="36" table:default-cell-style-name="ce39"/>
        <table:table-row table:style-name="ro1">
          <table:table-cell table:style-name="ce35" office:value-type="string" calcext:value-type="string">
            <text:p>Registrado (mil ton.)</text:p>
          </table:table-cell>
          <table:table-cell table:style-name="ce37" office:value-type="string" calcext:value-type="string">
            <text:p>2017-07</text:p>
          </table:table-cell>
          <table:table-cell table:style-name="ce37" office:value-type="string" calcext:value-type="string">
            <text:p>2017-08</text:p>
          </table:table-cell>
          <table:table-cell table:style-name="ce37" office:value-type="string" calcext:value-type="string">
            <text:p>2017-09</text:p>
          </table:table-cell>
          <table:table-cell table:style-name="ce37" office:value-type="string" calcext:value-type="string">
            <text:p>2017-10</text:p>
          </table:table-cell>
          <table:table-cell table:style-name="ce37" office:value-type="string" calcext:value-type="string">
            <text:p>2017-11</text:p>
          </table:table-cell>
          <table:table-cell table:style-name="ce37" office:value-type="string" calcext:value-type="string">
            <text:p>2017-12</text:p>
          </table:table-cell>
          <table:table-cell table:style-name="ce37" office:value-type="string" calcext:value-type="string">
            <text:p>2018-01</text:p>
          </table:table-cell>
          <table:table-cell table:style-name="ce37" office:value-type="string" calcext:value-type="string">
            <text:p>2018-02</text:p>
          </table:table-cell>
          <table:table-cell table:style-name="ce37" office:value-type="string" calcext:value-type="string">
            <text:p>2018-03</text:p>
          </table:table-cell>
          <table:table-cell table:style-name="ce37" office:value-type="string" calcext:value-type="string">
            <text:p>2018-04</text:p>
          </table:table-cell>
          <table:table-cell table:style-name="ce37" office:value-type="string" calcext:value-type="string">
            <text:p>2018-05</text:p>
          </table:table-cell>
          <table:table-cell table:style-name="ce37" office:value-type="string" calcext:value-type="string">
            <text:p>2018-06</text:p>
          </table:table-cell>
          <table:table-cell table:style-name="ce37" office:value-type="string" calcext:value-type="string">
            <text:p>2018-07</text:p>
          </table:table-cell>
          <table:table-cell table:style-name="ce37" office:value-type="string" calcext:value-type="string">
            <text:p>2018-08</text:p>
          </table:table-cell>
          <table:table-cell table:style-name="ce37" office:value-type="string" calcext:value-type="string">
            <text:p>2018-09</text:p>
          </table:table-cell>
          <table:table-cell table:style-name="ce37" office:value-type="string" calcext:value-type="string">
            <text:p>2018-10</text:p>
          </table:table-cell>
          <table:table-cell table:style-name="ce37" office:value-type="string" calcext:value-type="string">
            <text:p>2018-11</text:p>
          </table:table-cell>
          <table:table-cell table:style-name="ce37" office:value-type="string" calcext:value-type="string">
            <text:p>2018-12</text:p>
          </table:table-cell>
          <table:table-cell table:style-name="ce37" office:value-type="string" calcext:value-type="string">
            <text:p>2019-01</text:p>
          </table:table-cell>
          <table:table-cell table:style-name="ce37" office:value-type="string" calcext:value-type="string">
            <text:p>2019-02</text:p>
          </table:table-cell>
          <table:table-cell table:style-name="ce37" office:value-type="string" calcext:value-type="string">
            <text:p>2019-03</text:p>
          </table:table-cell>
          <table:table-cell table:style-name="ce37" office:value-type="string" calcext:value-type="string">
            <text:p>2019-04</text:p>
          </table:table-cell>
          <table:table-cell table:style-name="ce37" office:value-type="string" calcext:value-type="string">
            <text:p>2019-05</text:p>
          </table:table-cell>
          <table:table-cell table:style-name="ce37" office:value-type="string" calcext:value-type="string">
            <text:p>2019-06</text:p>
          </table:table-cell>
          <table:table-cell table:style-name="ce37" office:value-type="string" calcext:value-type="string">
            <text:p>2019-07</text:p>
          </table:table-cell>
          <table:table-cell table:style-name="ce37" office:value-type="string" calcext:value-type="string">
            <text:p>2019-08</text:p>
          </table:table-cell>
          <table:table-cell table:style-name="ce37" office:value-type="string" calcext:value-type="string">
            <text:p>2019-09</text:p>
          </table:table-cell>
          <table:table-cell table:style-name="ce37" office:value-type="string" calcext:value-type="string">
            <text:p>2019-10</text:p>
          </table:table-cell>
          <table:table-cell table:style-name="ce37" office:value-type="string" calcext:value-type="string">
            <text:p>2019-11</text:p>
          </table:table-cell>
          <table:table-cell table:style-name="ce37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36"/>
        <table:table-column table:style-name="co2" table:number-columns-repeated="30" table:default-cell-style-name="ce40"/>
        <table:table-column table:style-name="co2" table:number-columns-repeated="9" table:default-cell-style-name="Default"/>
        <table:table-row table:style-name="ro1">
          <table:table-cell table:style-name="ce35" office:value-type="string" calcext:value-type="string">
            <text:p>Previsto (mil ton.)</text:p>
          </table:table-cell>
          <table:table-cell table:style-name="ce37" office:value-type="string" calcext:value-type="string">
            <text:p>2017-07</text:p>
          </table:table-cell>
          <table:table-cell table:style-name="ce37" office:value-type="string" calcext:value-type="string">
            <text:p>2017-08</text:p>
          </table:table-cell>
          <table:table-cell table:style-name="ce37" office:value-type="string" calcext:value-type="string">
            <text:p>2017-09</text:p>
          </table:table-cell>
          <table:table-cell table:style-name="ce37" office:value-type="string" calcext:value-type="string">
            <text:p>2017-10</text:p>
          </table:table-cell>
          <table:table-cell table:style-name="ce37" office:value-type="string" calcext:value-type="string">
            <text:p>2017-11</text:p>
          </table:table-cell>
          <table:table-cell table:style-name="ce37" office:value-type="string" calcext:value-type="string">
            <text:p>2017-12</text:p>
          </table:table-cell>
          <table:table-cell table:style-name="ce37" office:value-type="string" calcext:value-type="string">
            <text:p>2018-01</text:p>
          </table:table-cell>
          <table:table-cell table:style-name="ce37" office:value-type="string" calcext:value-type="string">
            <text:p>2018-02</text:p>
          </table:table-cell>
          <table:table-cell table:style-name="ce37" office:value-type="string" calcext:value-type="string">
            <text:p>2018-03</text:p>
          </table:table-cell>
          <table:table-cell table:style-name="ce37" office:value-type="string" calcext:value-type="string">
            <text:p>2018-04</text:p>
          </table:table-cell>
          <table:table-cell table:style-name="ce37" office:value-type="string" calcext:value-type="string">
            <text:p>2018-05</text:p>
          </table:table-cell>
          <table:table-cell table:style-name="ce37" office:value-type="string" calcext:value-type="string">
            <text:p>2018-06</text:p>
          </table:table-cell>
          <table:table-cell table:style-name="ce37" office:value-type="string" calcext:value-type="string">
            <text:p>2018-07</text:p>
          </table:table-cell>
          <table:table-cell table:style-name="ce37" office:value-type="string" calcext:value-type="string">
            <text:p>2018-08</text:p>
          </table:table-cell>
          <table:table-cell table:style-name="ce37" office:value-type="string" calcext:value-type="string">
            <text:p>2018-09</text:p>
          </table:table-cell>
          <table:table-cell table:style-name="ce37" office:value-type="string" calcext:value-type="string">
            <text:p>2018-10</text:p>
          </table:table-cell>
          <table:table-cell table:style-name="ce37" office:value-type="string" calcext:value-type="string">
            <text:p>2018-11</text:p>
          </table:table-cell>
          <table:table-cell table:style-name="ce37" office:value-type="string" calcext:value-type="string">
            <text:p>2018-12</text:p>
          </table:table-cell>
          <table:table-cell table:style-name="ce37" office:value-type="string" calcext:value-type="string">
            <text:p>2019-01</text:p>
          </table:table-cell>
          <table:table-cell table:style-name="ce37" office:value-type="string" calcext:value-type="string">
            <text:p>2019-02</text:p>
          </table:table-cell>
          <table:table-cell table:style-name="ce37" office:value-type="string" calcext:value-type="string">
            <text:p>2019-03</text:p>
          </table:table-cell>
          <table:table-cell table:style-name="ce37" office:value-type="string" calcext:value-type="string">
            <text:p>2019-04</text:p>
          </table:table-cell>
          <table:table-cell table:style-name="ce37" office:value-type="string" calcext:value-type="string">
            <text:p>2019-05</text:p>
          </table:table-cell>
          <table:table-cell table:style-name="ce37" office:value-type="string" calcext:value-type="string">
            <text:p>2019-06</text:p>
          </table:table-cell>
          <table:table-cell table:style-name="ce37" office:value-type="string" calcext:value-type="string">
            <text:p>2019-07</text:p>
          </table:table-cell>
          <table:table-cell table:style-name="ce37" office:value-type="string" calcext:value-type="string">
            <text:p>2019-08</text:p>
          </table:table-cell>
          <table:table-cell table:style-name="ce37" office:value-type="string" calcext:value-type="string">
            <text:p>2019-09</text:p>
          </table:table-cell>
          <table:table-cell table:style-name="ce37" office:value-type="string" calcext:value-type="string">
            <text:p>2019-10</text:p>
          </table:table-cell>
          <table:table-cell table:style-name="ce37" office:value-type="string" calcext:value-type="string">
            <text:p>2019-11</text:p>
          </table:table-cell>
          <table:table-cell table:style-name="ce37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2.136589" calcext:value-type="float">
            <text:p>12,136589</text:p>
          </table:table-cell>
          <table:table-cell office:value-type="float" office:value="12.133156" calcext:value-type="float">
            <text:p>12,133156</text:p>
          </table:table-cell>
          <table:table-cell office:value-type="float" office:value="12.12994" calcext:value-type="float">
            <text:p>12,12994</text:p>
          </table:table-cell>
          <table:table-cell office:value-type="float" office:value="12.125576" calcext:value-type="float">
            <text:p>12,125576</text:p>
          </table:table-cell>
          <table:table-cell office:value-type="float" office:value="12.121902" calcext:value-type="float">
            <text:p>12,121902</text:p>
          </table:table-cell>
          <table:table-cell office:value-type="float" office:value="12.117725" calcext:value-type="float">
            <text:p>12,117725</text:p>
          </table:table-cell>
          <table:table-cell office:value-type="float" office:value="12.115011" calcext:value-type="float">
            <text:p>12,115011</text:p>
          </table:table-cell>
          <table:table-cell office:value-type="float" office:value="12.112654" calcext:value-type="float">
            <text:p>12,112654</text:p>
          </table:table-cell>
          <table:table-cell office:value-type="float" office:value="12.112032" calcext:value-type="float">
            <text:p>12,112032</text:p>
          </table:table-cell>
          <table:table-cell office:value-type="float" office:value="12.112887" calcext:value-type="float">
            <text:p>12,112887</text:p>
          </table:table-cell>
          <table:table-cell office:value-type="float" office:value="12.115059" calcext:value-type="float">
            <text:p>12,115059</text:p>
          </table:table-cell>
          <table:table-cell office:value-type="float" office:value="12.115217" calcext:value-type="float">
            <text:p>12,115217</text:p>
          </table:table-cell>
          <table:table-cell office:value-type="float" office:value="12.117489" calcext:value-type="float">
            <text:p>12,117489</text:p>
          </table:table-cell>
          <table:table-cell office:value-type="float" office:value="12.115813" calcext:value-type="float">
            <text:p>12,115813</text:p>
          </table:table-cell>
          <table:table-cell office:value-type="float" office:value="12.114299" calcext:value-type="float">
            <text:p>12,114299</text:p>
          </table:table-cell>
          <table:table-cell office:value-type="float" office:value="12.115675" calcext:value-type="float">
            <text:p>12,115675</text:p>
          </table:table-cell>
          <table:table-cell office:value-type="float" office:value="12.116078" calcext:value-type="float">
            <text:p>12,116078</text:p>
          </table:table-cell>
          <table:table-cell office:value-type="float" office:value="12.117532" calcext:value-type="float">
            <text:p>12,117532</text:p>
          </table:table-cell>
          <table:table-cell office:value-type="float" office:value="12.118626" calcext:value-type="float">
            <text:p>12,118626</text:p>
          </table:table-cell>
          <table:table-cell office:value-type="float" office:value="12.121428" calcext:value-type="float">
            <text:p>12,121428</text:p>
          </table:table-cell>
          <table:table-cell office:value-type="float" office:value="12.124731" calcext:value-type="float">
            <text:p>12,124731</text:p>
          </table:table-cell>
          <table:table-cell office:value-type="float" office:value="12.127186" calcext:value-type="float">
            <text:p>12,127186</text:p>
          </table:table-cell>
          <table:table-cell office:value-type="float" office:value="12.129374" calcext:value-type="float">
            <text:p>12,129374</text:p>
          </table:table-cell>
          <table:table-cell office:value-type="float" office:value="12.13139" calcext:value-type="float">
            <text:p>12,13139</text:p>
          </table:table-cell>
          <table:table-cell office:value-type="float" office:value="12.132431" calcext:value-type="float">
            <text:p>12,132431</text:p>
          </table:table-cell>
          <table:table-cell office:value-type="float" office:value="12.132433" calcext:value-type="float">
            <text:p>12,132433</text:p>
          </table:table-cell>
          <table:table-cell office:value-type="float" office:value="12.131155" calcext:value-type="float">
            <text:p>12,131155</text:p>
          </table:table-cell>
          <table:table-cell office:value-type="float" office:value="12.127023" calcext:value-type="float">
            <text:p>12,127023</text:p>
          </table:table-cell>
          <table:table-cell office:value-type="float" office:value="12.126794" calcext:value-type="float">
            <text:p>12,126794</text:p>
          </table:table-cell>
          <table:table-cell office:value-type="float" office:value="12.12964" calcext:value-type="float">
            <text:p>12,12964</text:p>
          </table:table-cell>
          <table:table-cell table:style-name="ce3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9.192987" calcext:value-type="float">
            <text:p>29,192987</text:p>
          </table:table-cell>
          <table:table-cell office:value-type="float" office:value="29.101618" calcext:value-type="float">
            <text:p>29,101618</text:p>
          </table:table-cell>
          <table:table-cell office:value-type="float" office:value="28.988585" calcext:value-type="float">
            <text:p>28,988585</text:p>
          </table:table-cell>
          <table:table-cell office:value-type="float" office:value="28.911938" calcext:value-type="float">
            <text:p>28,911938</text:p>
          </table:table-cell>
          <table:table-cell office:value-type="float" office:value="28.933973" calcext:value-type="float">
            <text:p>28,933973</text:p>
          </table:table-cell>
          <table:table-cell office:value-type="float" office:value="32.034889" calcext:value-type="float">
            <text:p>32,034889</text:p>
          </table:table-cell>
          <table:table-cell office:value-type="float" office:value="28.596607" calcext:value-type="float">
            <text:p>28,596607</text:p>
          </table:table-cell>
          <table:table-cell office:value-type="float" office:value="27.429358" calcext:value-type="float">
            <text:p>27,429358</text:p>
          </table:table-cell>
          <table:table-cell office:value-type="float" office:value="27.435108" calcext:value-type="float">
            <text:p>27,435108</text:p>
          </table:table-cell>
          <table:table-cell office:value-type="float" office:value="27.755234" calcext:value-type="float">
            <text:p>27,755234</text:p>
          </table:table-cell>
          <table:table-cell office:value-type="float" office:value="28.165901" calcext:value-type="float">
            <text:p>28,165901</text:p>
          </table:table-cell>
          <table:table-cell office:value-type="float" office:value="28.351398" calcext:value-type="float">
            <text:p>28,351398</text:p>
          </table:table-cell>
          <table:table-cell office:value-type="float" office:value="28.277405" calcext:value-type="float">
            <text:p>28,277405</text:p>
          </table:table-cell>
          <table:table-cell office:value-type="float" office:value="28.336819" calcext:value-type="float">
            <text:p>28,336819</text:p>
          </table:table-cell>
          <table:table-cell office:value-type="float" office:value="28.49638" calcext:value-type="float">
            <text:p>28,49638</text:p>
          </table:table-cell>
          <table:table-cell office:value-type="float" office:value="28.509224" calcext:value-type="float">
            <text:p>28,509224</text:p>
          </table:table-cell>
          <table:table-cell office:value-type="float" office:value="28.439659" calcext:value-type="float">
            <text:p>28,439659</text:p>
          </table:table-cell>
          <table:table-cell office:value-type="float" office:value="28.32373" calcext:value-type="float">
            <text:p>28,32373</text:p>
          </table:table-cell>
          <table:table-cell office:value-type="float" office:value="28.277512" calcext:value-type="float">
            <text:p>28,277512</text:p>
          </table:table-cell>
          <table:table-cell office:value-type="float" office:value="28.268063" calcext:value-type="float">
            <text:p>28,268063</text:p>
          </table:table-cell>
          <table:table-cell office:value-type="float" office:value="28.287243" calcext:value-type="float">
            <text:p>28,287243</text:p>
          </table:table-cell>
          <table:table-cell office:value-type="float" office:value="28.322609" calcext:value-type="float">
            <text:p>28,322609</text:p>
          </table:table-cell>
          <table:table-cell office:value-type="float" office:value="28.319962" calcext:value-type="float">
            <text:p>28,319962</text:p>
          </table:table-cell>
          <table:table-cell office:value-type="float" office:value="28.268969" calcext:value-type="float">
            <text:p>28,268969</text:p>
          </table:table-cell>
          <table:table-cell office:value-type="float" office:value="28.161551" calcext:value-type="float">
            <text:p>28,161551</text:p>
          </table:table-cell>
          <table:table-cell office:value-type="float" office:value="28.590771" calcext:value-type="float">
            <text:p>28,590771</text:p>
          </table:table-cell>
          <table:table-cell office:value-type="float" office:value="38.881111" calcext:value-type="float">
            <text:p>38,881111</text:p>
          </table:table-cell>
          <table:table-cell office:value-type="float" office:value="38.856087" calcext:value-type="float">
            <text:p>38,856087</text:p>
          </table:table-cell>
          <table:table-cell office:value-type="float" office:value="38.887527" calcext:value-type="float">
            <text:p>38,887527</text:p>
          </table:table-cell>
          <table:table-cell office:value-type="float" office:value="38.943008" calcext:value-type="float">
            <text:p>38,9430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11031" calcext:value-type="float">
            <text:p>12,11031</text:p>
          </table:table-cell>
          <table:table-cell office:value-type="float" office:value="12.341373" calcext:value-type="float">
            <text:p>12,341373</text:p>
          </table:table-cell>
          <table:table-cell office:value-type="float" office:value="12.427139" calcext:value-type="float">
            <text:p>12,427139</text:p>
          </table:table-cell>
          <table:table-cell office:value-type="float" office:value="12.322193" calcext:value-type="float">
            <text:p>12,322193</text:p>
          </table:table-cell>
          <table:table-cell office:value-type="float" office:value="12.077255" calcext:value-type="float">
            <text:p>12,077255</text:p>
          </table:table-cell>
          <table:table-cell office:value-type="float" office:value="11.8515" calcext:value-type="float">
            <text:p>11,8515</text:p>
          </table:table-cell>
          <table:table-cell office:value-type="float" office:value="11.517047" calcext:value-type="float">
            <text:p>11,517047</text:p>
          </table:table-cell>
          <table:table-cell office:value-type="float" office:value="10.919878" calcext:value-type="float">
            <text:p>10,919878</text:p>
          </table:table-cell>
          <table:table-cell office:value-type="float" office:value="10.551701" calcext:value-type="float">
            <text:p>10,551701</text:p>
          </table:table-cell>
          <table:table-cell office:value-type="float" office:value="10.490733" calcext:value-type="float">
            <text:p>10,490733</text:p>
          </table:table-cell>
          <table:table-cell office:value-type="float" office:value="11.157448" calcext:value-type="float">
            <text:p>11,157448</text:p>
          </table:table-cell>
          <table:table-cell office:value-type="float" office:value="11.674272" calcext:value-type="float">
            <text:p>11,674272</text:p>
          </table:table-cell>
          <table:table-cell office:value-type="float" office:value="11.774457" calcext:value-type="float">
            <text:p>11,774457</text:p>
          </table:table-cell>
          <table:table-cell office:value-type="float" office:value="11.196046" calcext:value-type="float">
            <text:p>11,196046</text:p>
          </table:table-cell>
          <table:table-cell office:value-type="float" office:value="10.995986" calcext:value-type="float">
            <text:p>10,995986</text:p>
          </table:table-cell>
          <table:table-cell office:value-type="float" office:value="11.511713" calcext:value-type="float">
            <text:p>11,511713</text:p>
          </table:table-cell>
          <table:table-cell office:value-type="float" office:value="11.901855" calcext:value-type="float">
            <text:p>11,901855</text:p>
          </table:table-cell>
          <table:table-cell office:value-type="float" office:value="11.151794" calcext:value-type="float">
            <text:p>11,151794</text:p>
          </table:table-cell>
          <table:table-cell office:value-type="float" office:value="9.809006" calcext:value-type="float">
            <text:p>9,809006</text:p>
          </table:table-cell>
          <table:table-cell office:value-type="float" office:value="9.394667" calcext:value-type="float">
            <text:p>9,394667</text:p>
          </table:table-cell>
          <table:table-cell office:value-type="float" office:value="9.541817" calcext:value-type="float">
            <text:p>9,541817</text:p>
          </table:table-cell>
          <table:table-cell office:value-type="float" office:value="9.984444" calcext:value-type="float">
            <text:p>9,984444</text:p>
          </table:table-cell>
          <table:table-cell office:value-type="float" office:value="10.580414" calcext:value-type="float">
            <text:p>10,580414</text:p>
          </table:table-cell>
          <table:table-cell office:value-type="float" office:value="11.13278" calcext:value-type="float">
            <text:p>11,13278</text:p>
          </table:table-cell>
          <table:table-cell office:value-type="float" office:value="11.536486" calcext:value-type="float">
            <text:p>11,536486</text:p>
          </table:table-cell>
          <table:table-cell office:value-type="float" office:value="11.924506" calcext:value-type="float">
            <text:p>11,924506</text:p>
          </table:table-cell>
          <table:table-cell office:value-type="float" office:value="12.131495" calcext:value-type="float">
            <text:p>12,131495</text:p>
          </table:table-cell>
          <table:table-cell office:value-type="float" office:value="12.010418" calcext:value-type="float">
            <text:p>12,010418</text:p>
          </table:table-cell>
          <table:table-cell office:value-type="float" office:value="11.793741" calcext:value-type="float">
            <text:p>11,793741</text:p>
          </table:table-cell>
          <table:table-cell office:value-type="float" office:value="11.617157" calcext:value-type="float">
            <text:p>11,6171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52.520714" calcext:value-type="float">
            <text:p>52,520714</text:p>
          </table:table-cell>
          <table:table-cell office:value-type="float" office:value="53.251457" calcext:value-type="float">
            <text:p>53,251457</text:p>
          </table:table-cell>
          <table:table-cell office:value-type="float" office:value="53.50666" calcext:value-type="float">
            <text:p>53,50666</text:p>
          </table:table-cell>
          <table:table-cell office:value-type="float" office:value="53.429214" calcext:value-type="float">
            <text:p>53,429214</text:p>
          </table:table-cell>
          <table:table-cell office:value-type="float" office:value="53.981659" calcext:value-type="float">
            <text:p>53,981659</text:p>
          </table:table-cell>
          <table:table-cell office:value-type="float" office:value="53.56012" calcext:value-type="float">
            <text:p>53,56012</text:p>
          </table:table-cell>
          <table:table-cell office:value-type="float" office:value="48.792988" calcext:value-type="float">
            <text:p>48,792988</text:p>
          </table:table-cell>
          <table:table-cell office:value-type="float" office:value="48.001358" calcext:value-type="float">
            <text:p>48,001358</text:p>
          </table:table-cell>
          <table:table-cell office:value-type="float" office:value="47.603275" calcext:value-type="float">
            <text:p>47,603275</text:p>
          </table:table-cell>
          <table:table-cell office:value-type="float" office:value="48.785381" calcext:value-type="float">
            <text:p>48,785381</text:p>
          </table:table-cell>
          <table:table-cell office:value-type="float" office:value="49.660549" calcext:value-type="float">
            <text:p>49,660549</text:p>
          </table:table-cell>
          <table:table-cell office:value-type="float" office:value="50.623772" calcext:value-type="float">
            <text:p>50,623772</text:p>
          </table:table-cell>
          <table:table-cell office:value-type="float" office:value="51.834938" calcext:value-type="float">
            <text:p>51,834938</text:p>
          </table:table-cell>
          <table:table-cell office:value-type="float" office:value="52.491547" calcext:value-type="float">
            <text:p>52,491547</text:p>
          </table:table-cell>
          <table:table-cell office:value-type="float" office:value="51.291328" calcext:value-type="float">
            <text:p>51,291328</text:p>
          </table:table-cell>
          <table:table-cell office:value-type="float" office:value="49.868145" calcext:value-type="float">
            <text:p>49,868145</text:p>
          </table:table-cell>
          <table:table-cell office:value-type="float" office:value="50.94294" calcext:value-type="float">
            <text:p>50,94294</text:p>
          </table:table-cell>
          <table:table-cell office:value-type="float" office:value="50.619087" calcext:value-type="float">
            <text:p>50,619087</text:p>
          </table:table-cell>
          <table:table-cell office:value-type="float" office:value="48.656647" calcext:value-type="float">
            <text:p>48,656647</text:p>
          </table:table-cell>
          <table:table-cell office:value-type="float" office:value="47.262596" calcext:value-type="float">
            <text:p>47,262596</text:p>
          </table:table-cell>
          <table:table-cell office:value-type="float" office:value="46.177586" calcext:value-type="float">
            <text:p>46,177586</text:p>
          </table:table-cell>
          <table:table-cell office:value-type="float" office:value="46.54932" calcext:value-type="float">
            <text:p>46,54932</text:p>
          </table:table-cell>
          <table:table-cell office:value-type="float" office:value="47.23365" calcext:value-type="float">
            <text:p>47,23365</text:p>
          </table:table-cell>
          <table:table-cell office:value-type="float" office:value="48.313332" calcext:value-type="float">
            <text:p>48,313332</text:p>
          </table:table-cell>
          <table:table-cell office:value-type="float" office:value="49.426395" calcext:value-type="float">
            <text:p>49,426395</text:p>
          </table:table-cell>
          <table:table-cell office:value-type="float" office:value="50.389191" calcext:value-type="float">
            <text:p>50,389191</text:p>
          </table:table-cell>
          <table:table-cell office:value-type="float" office:value="50.416817" calcext:value-type="float">
            <text:p>50,416817</text:p>
          </table:table-cell>
          <table:table-cell office:value-type="float" office:value="49.666786" calcext:value-type="float">
            <text:p>49,666786</text:p>
          </table:table-cell>
          <table:table-cell office:value-type="float" office:value="49.271782" calcext:value-type="float">
            <text:p>49,271782</text:p>
          </table:table-cell>
          <table:table-cell office:value-type="float" office:value="48.264511" calcext:value-type="float">
            <text:p>48,26451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69.392365" calcext:value-type="float">
            <text:p>269,392365</text:p>
          </table:table-cell>
          <table:table-cell office:value-type="float" office:value="268.480896" calcext:value-type="float">
            <text:p>268,480896</text:p>
          </table:table-cell>
          <table:table-cell office:value-type="float" office:value="266.625122" calcext:value-type="float">
            <text:p>266,625122</text:p>
          </table:table-cell>
          <table:table-cell office:value-type="float" office:value="266.005981" calcext:value-type="float">
            <text:p>266,005981</text:p>
          </table:table-cell>
          <table:table-cell office:value-type="float" office:value="263.088898" calcext:value-type="float">
            <text:p>263,088898</text:p>
          </table:table-cell>
          <table:table-cell office:value-type="float" office:value="256.995148" calcext:value-type="float">
            <text:p>256,995148</text:p>
          </table:table-cell>
          <table:table-cell office:value-type="float" office:value="244.792038" calcext:value-type="float">
            <text:p>244,792038</text:p>
          </table:table-cell>
          <table:table-cell office:value-type="float" office:value="245.031662" calcext:value-type="float">
            <text:p>245,031662</text:p>
          </table:table-cell>
          <table:table-cell office:value-type="float" office:value="253.702759" calcext:value-type="float">
            <text:p>253,702759</text:p>
          </table:table-cell>
          <table:table-cell office:value-type="float" office:value="258.802612" calcext:value-type="float">
            <text:p>258,802612</text:p>
          </table:table-cell>
          <table:table-cell office:value-type="float" office:value="263.399261" calcext:value-type="float">
            <text:p>263,399261</text:p>
          </table:table-cell>
          <table:table-cell office:value-type="float" office:value="266.450043" calcext:value-type="float">
            <text:p>266,450043</text:p>
          </table:table-cell>
          <table:table-cell office:value-type="float" office:value="267.620056" calcext:value-type="float">
            <text:p>267,620056</text:p>
          </table:table-cell>
          <table:table-cell office:value-type="float" office:value="264.992401" calcext:value-type="float">
            <text:p>264,992401</text:p>
          </table:table-cell>
          <table:table-cell office:value-type="float" office:value="262.941376" calcext:value-type="float">
            <text:p>262,941376</text:p>
          </table:table-cell>
          <table:table-cell office:value-type="float" office:value="256.804626" calcext:value-type="float">
            <text:p>256,804626</text:p>
          </table:table-cell>
          <table:table-cell office:value-type="float" office:value="250.55426" calcext:value-type="float">
            <text:p>250,55426</text:p>
          </table:table-cell>
          <table:table-cell office:value-type="float" office:value="243.252045" calcext:value-type="float">
            <text:p>243,252045</text:p>
          </table:table-cell>
          <table:table-cell office:value-type="float" office:value="242.999542" calcext:value-type="float">
            <text:p>242,999542</text:p>
          </table:table-cell>
          <table:table-cell office:value-type="float" office:value="243.297684" calcext:value-type="float">
            <text:p>243,297684</text:p>
          </table:table-cell>
          <table:table-cell office:value-type="float" office:value="244.29599" calcext:value-type="float">
            <text:p>244,29599</text:p>
          </table:table-cell>
          <table:table-cell office:value-type="float" office:value="250.122833" calcext:value-type="float">
            <text:p>250,122833</text:p>
          </table:table-cell>
          <table:table-cell office:value-type="float" office:value="248.844467" calcext:value-type="float">
            <text:p>248,844467</text:p>
          </table:table-cell>
          <table:table-cell office:value-type="float" office:value="248.875122" calcext:value-type="float">
            <text:p>248,875122</text:p>
          </table:table-cell>
          <table:table-cell office:value-type="float" office:value="249.001831" calcext:value-type="float">
            <text:p>249,001831</text:p>
          </table:table-cell>
          <table:table-cell office:value-type="float" office:value="249.501114" calcext:value-type="float">
            <text:p>249,501114</text:p>
          </table:table-cell>
          <table:table-cell office:value-type="float" office:value="247.965118" calcext:value-type="float">
            <text:p>247,965118</text:p>
          </table:table-cell>
          <table:table-cell office:value-type="float" office:value="244.582306" calcext:value-type="float">
            <text:p>244,582306</text:p>
          </table:table-cell>
          <table:table-cell office:value-type="float" office:value="243.515015" calcext:value-type="float">
            <text:p>243,515015</text:p>
          </table:table-cell>
          <table:table-cell office:value-type="float" office:value="243.249268" calcext:value-type="float">
            <text:p>243,24926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88.561295" calcext:value-type="float">
            <text:p>188,561295</text:p>
          </table:table-cell>
          <table:table-cell office:value-type="float" office:value="191.261642" calcext:value-type="float">
            <text:p>191,261642</text:p>
          </table:table-cell>
          <table:table-cell office:value-type="float" office:value="191.774399" calcext:value-type="float">
            <text:p>191,774399</text:p>
          </table:table-cell>
          <table:table-cell office:value-type="float" office:value="191.367569" calcext:value-type="float">
            <text:p>191,367569</text:p>
          </table:table-cell>
          <table:table-cell office:value-type="float" office:value="190.13707" calcext:value-type="float">
            <text:p>190,13707</text:p>
          </table:table-cell>
          <table:table-cell office:value-type="float" office:value="185.565018" calcext:value-type="float">
            <text:p>185,565018</text:p>
          </table:table-cell>
          <table:table-cell office:value-type="float" office:value="154.392166" calcext:value-type="float">
            <text:p>154,392166</text:p>
          </table:table-cell>
          <table:table-cell office:value-type="float" office:value="137.696152" calcext:value-type="float">
            <text:p>137,696152</text:p>
          </table:table-cell>
          <table:table-cell office:value-type="float" office:value="137.264313" calcext:value-type="float">
            <text:p>137,264313</text:p>
          </table:table-cell>
          <table:table-cell office:value-type="float" office:value="155.007736" calcext:value-type="float">
            <text:p>155,007736</text:p>
          </table:table-cell>
          <table:table-cell office:value-type="float" office:value="159.462387" calcext:value-type="float">
            <text:p>159,462387</text:p>
          </table:table-cell>
          <table:table-cell office:value-type="float" office:value="161.519104" calcext:value-type="float">
            <text:p>161,519104</text:p>
          </table:table-cell>
          <table:table-cell office:value-type="float" office:value="174.064728" calcext:value-type="float">
            <text:p>174,064728</text:p>
          </table:table-cell>
          <table:table-cell office:value-type="float" office:value="183.293961" calcext:value-type="float">
            <text:p>183,293961</text:p>
          </table:table-cell>
          <table:table-cell office:value-type="float" office:value="187.58992" calcext:value-type="float">
            <text:p>187,58992</text:p>
          </table:table-cell>
          <table:table-cell office:value-type="float" office:value="189.069962" calcext:value-type="float">
            <text:p>189,069962</text:p>
          </table:table-cell>
          <table:table-cell office:value-type="float" office:value="188.011063" calcext:value-type="float">
            <text:p>188,011063</text:p>
          </table:table-cell>
          <table:table-cell office:value-type="float" office:value="181.882065" calcext:value-type="float">
            <text:p>181,882065</text:p>
          </table:table-cell>
          <table:table-cell office:value-type="float" office:value="147.334885" calcext:value-type="float">
            <text:p>147,334885</text:p>
          </table:table-cell>
          <table:table-cell office:value-type="float" office:value="137.589813" calcext:value-type="float">
            <text:p>137,589813</text:p>
          </table:table-cell>
          <table:table-cell office:value-type="float" office:value="139.162109" calcext:value-type="float">
            <text:p>139,162109</text:p>
          </table:table-cell>
          <table:table-cell office:value-type="float" office:value="157.075638" calcext:value-type="float">
            <text:p>157,075638</text:p>
          </table:table-cell>
          <table:table-cell office:value-type="float" office:value="156.84285" calcext:value-type="float">
            <text:p>156,84285</text:p>
          </table:table-cell>
          <table:table-cell office:value-type="float" office:value="156.958481" calcext:value-type="float">
            <text:p>156,958481</text:p>
          </table:table-cell>
          <table:table-cell office:value-type="float" office:value="160.897263" calcext:value-type="float">
            <text:p>160,897263</text:p>
          </table:table-cell>
          <table:table-cell office:value-type="float" office:value="165.822174" calcext:value-type="float">
            <text:p>165,822174</text:p>
          </table:table-cell>
          <table:table-cell office:value-type="float" office:value="171.423019" calcext:value-type="float">
            <text:p>171,423019</text:p>
          </table:table-cell>
          <table:table-cell office:value-type="float" office:value="168.210037" calcext:value-type="float">
            <text:p>168,210037</text:p>
          </table:table-cell>
          <table:table-cell office:value-type="float" office:value="157.270157" calcext:value-type="float">
            <text:p>157,270157</text:p>
          </table:table-cell>
          <table:table-cell office:value-type="float" office:value="140.381866" calcext:value-type="float">
            <text:p>140,3818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7.451515" calcext:value-type="float">
            <text:p>47,451515</text:p>
          </table:table-cell>
          <table:table-cell office:value-type="float" office:value="47.844711" calcext:value-type="float">
            <text:p>47,844711</text:p>
          </table:table-cell>
          <table:table-cell office:value-type="float" office:value="47.599411" calcext:value-type="float">
            <text:p>47,599411</text:p>
          </table:table-cell>
          <table:table-cell office:value-type="float" office:value="46.545891" calcext:value-type="float">
            <text:p>46,545891</text:p>
          </table:table-cell>
          <table:table-cell office:value-type="float" office:value="45.436623" calcext:value-type="float">
            <text:p>45,436623</text:p>
          </table:table-cell>
          <table:table-cell office:value-type="float" office:value="44.47319" calcext:value-type="float">
            <text:p>44,47319</text:p>
          </table:table-cell>
          <table:table-cell office:value-type="float" office:value="44.036385" calcext:value-type="float">
            <text:p>44,036385</text:p>
          </table:table-cell>
          <table:table-cell office:value-type="float" office:value="44.003807" calcext:value-type="float">
            <text:p>44,003807</text:p>
          </table:table-cell>
          <table:table-cell office:value-type="float" office:value="44.057716" calcext:value-type="float">
            <text:p>44,057716</text:p>
          </table:table-cell>
          <table:table-cell office:value-type="float" office:value="44.518478" calcext:value-type="float">
            <text:p>44,518478</text:p>
          </table:table-cell>
          <table:table-cell office:value-type="float" office:value="46.007637" calcext:value-type="float">
            <text:p>46,007637</text:p>
          </table:table-cell>
          <table:table-cell office:value-type="float" office:value="47.237801" calcext:value-type="float">
            <text:p>47,237801</text:p>
          </table:table-cell>
          <table:table-cell office:value-type="float" office:value="47.891228" calcext:value-type="float">
            <text:p>47,891228</text:p>
          </table:table-cell>
          <table:table-cell office:value-type="float" office:value="48.308281" calcext:value-type="float">
            <text:p>48,308281</text:p>
          </table:table-cell>
          <table:table-cell office:value-type="float" office:value="48.693069" calcext:value-type="float">
            <text:p>48,693069</text:p>
          </table:table-cell>
          <table:table-cell office:value-type="float" office:value="48.783073" calcext:value-type="float">
            <text:p>48,783073</text:p>
          </table:table-cell>
          <table:table-cell office:value-type="float" office:value="47.935478" calcext:value-type="float">
            <text:p>47,935478</text:p>
          </table:table-cell>
          <table:table-cell office:value-type="float" office:value="45.978165" calcext:value-type="float">
            <text:p>45,978165</text:p>
          </table:table-cell>
          <table:table-cell office:value-type="float" office:value="44.921684" calcext:value-type="float">
            <text:p>44,921684</text:p>
          </table:table-cell>
          <table:table-cell office:value-type="float" office:value="44.382416" calcext:value-type="float">
            <text:p>44,382416</text:p>
          </table:table-cell>
          <table:table-cell office:value-type="float" office:value="44.20993" calcext:value-type="float">
            <text:p>44,20993</text:p>
          </table:table-cell>
          <table:table-cell office:value-type="float" office:value="45.034363" calcext:value-type="float">
            <text:p>45,034363</text:p>
          </table:table-cell>
          <table:table-cell office:value-type="float" office:value="46.442513" calcext:value-type="float">
            <text:p>46,442513</text:p>
          </table:table-cell>
          <table:table-cell office:value-type="float" office:value="47.487762" calcext:value-type="float">
            <text:p>47,487762</text:p>
          </table:table-cell>
          <table:table-cell office:value-type="float" office:value="48.125183" calcext:value-type="float">
            <text:p>48,125183</text:p>
          </table:table-cell>
          <table:table-cell office:value-type="float" office:value="48.380981" calcext:value-type="float">
            <text:p>48,380981</text:p>
          </table:table-cell>
          <table:table-cell office:value-type="float" office:value="48.195152" calcext:value-type="float">
            <text:p>48,195152</text:p>
          </table:table-cell>
          <table:table-cell office:value-type="float" office:value="47.784645" calcext:value-type="float">
            <text:p>47,784645</text:p>
          </table:table-cell>
          <table:table-cell office:value-type="float" office:value="46.879585" calcext:value-type="float">
            <text:p>46,879585</text:p>
          </table:table-cell>
          <table:table-cell office:value-type="float" office:value="45.753296" calcext:value-type="float">
            <text:p>45,75329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0.097031" calcext:value-type="float">
            <text:p>90,097031</text:p>
          </table:table-cell>
          <table:table-cell office:value-type="float" office:value="91.698685" calcext:value-type="float">
            <text:p>91,698685</text:p>
          </table:table-cell>
          <table:table-cell office:value-type="float" office:value="90.463211" calcext:value-type="float">
            <text:p>90,463211</text:p>
          </table:table-cell>
          <table:table-cell office:value-type="float" office:value="91.531654" calcext:value-type="float">
            <text:p>91,531654</text:p>
          </table:table-cell>
          <table:table-cell office:value-type="float" office:value="92.764458" calcext:value-type="float">
            <text:p>92,764458</text:p>
          </table:table-cell>
          <table:table-cell office:value-type="float" office:value="93.437843" calcext:value-type="float">
            <text:p>93,437843</text:p>
          </table:table-cell>
          <table:table-cell office:value-type="float" office:value="95.546097" calcext:value-type="float">
            <text:p>95,546097</text:p>
          </table:table-cell>
          <table:table-cell office:value-type="float" office:value="95.039948" calcext:value-type="float">
            <text:p>95,039948</text:p>
          </table:table-cell>
          <table:table-cell office:value-type="float" office:value="92.532639" calcext:value-type="float">
            <text:p>92,532639</text:p>
          </table:table-cell>
          <table:table-cell office:value-type="float" office:value="91.429008" calcext:value-type="float">
            <text:p>91,429008</text:p>
          </table:table-cell>
          <table:table-cell office:value-type="float" office:value="90.722733" calcext:value-type="float">
            <text:p>90,722733</text:p>
          </table:table-cell>
          <table:table-cell office:value-type="float" office:value="93.103119" calcext:value-type="float">
            <text:p>93,103119</text:p>
          </table:table-cell>
          <table:table-cell office:value-type="float" office:value="97.031815" calcext:value-type="float">
            <text:p>97,031815</text:p>
          </table:table-cell>
          <table:table-cell office:value-type="float" office:value="102.113373" calcext:value-type="float">
            <text:p>102,113373</text:p>
          </table:table-cell>
          <table:table-cell office:value-type="float" office:value="105.780624" calcext:value-type="float">
            <text:p>105,780624</text:p>
          </table:table-cell>
          <table:table-cell office:value-type="float" office:value="107.505379" calcext:value-type="float">
            <text:p>107,505379</text:p>
          </table:table-cell>
          <table:table-cell office:value-type="float" office:value="106.040565" calcext:value-type="float">
            <text:p>106,040565</text:p>
          </table:table-cell>
          <table:table-cell office:value-type="float" office:value="96.683006" calcext:value-type="float">
            <text:p>96,683006</text:p>
          </table:table-cell>
          <table:table-cell office:value-type="float" office:value="97.014992" calcext:value-type="float">
            <text:p>97,014992</text:p>
          </table:table-cell>
          <table:table-cell office:value-type="float" office:value="94.444183" calcext:value-type="float">
            <text:p>94,444183</text:p>
          </table:table-cell>
          <table:table-cell office:value-type="float" office:value="91.602745" calcext:value-type="float">
            <text:p>91,602745</text:p>
          </table:table-cell>
          <table:table-cell office:value-type="float" office:value="89.827286" calcext:value-type="float">
            <text:p>89,827286</text:p>
          </table:table-cell>
          <table:table-cell office:value-type="float" office:value="90.79937" calcext:value-type="float">
            <text:p>90,79937</text:p>
          </table:table-cell>
          <table:table-cell office:value-type="float" office:value="94.54509" calcext:value-type="float">
            <text:p>94,54509</text:p>
          </table:table-cell>
          <table:table-cell office:value-type="float" office:value="101.273834" calcext:value-type="float">
            <text:p>101,273834</text:p>
          </table:table-cell>
          <table:table-cell office:value-type="float" office:value="107.510452" calcext:value-type="float">
            <text:p>107,510452</text:p>
          </table:table-cell>
          <table:table-cell office:value-type="float" office:value="109.515427" calcext:value-type="float">
            <text:p>109,515427</text:p>
          </table:table-cell>
          <table:table-cell office:value-type="float" office:value="109.51207" calcext:value-type="float">
            <text:p>109,51207</text:p>
          </table:table-cell>
          <table:table-cell office:value-type="float" office:value="109.175491" calcext:value-type="float">
            <text:p>109,175491</text:p>
          </table:table-cell>
          <table:table-cell office:value-type="float" office:value="109.156052" calcext:value-type="float">
            <text:p>109,1560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99.365555" calcext:value-type="float">
            <text:p>199,365555</text:p>
          </table:table-cell>
          <table:table-cell office:value-type="float" office:value="197.863159" calcext:value-type="float">
            <text:p>197,863159</text:p>
          </table:table-cell>
          <table:table-cell office:value-type="float" office:value="192.132111" calcext:value-type="float">
            <text:p>192,132111</text:p>
          </table:table-cell>
          <table:table-cell office:value-type="float" office:value="179.232727" calcext:value-type="float">
            <text:p>179,232727</text:p>
          </table:table-cell>
          <table:table-cell office:value-type="float" office:value="160.93898" calcext:value-type="float">
            <text:p>160,93898</text:p>
          </table:table-cell>
          <table:table-cell office:value-type="float" office:value="158.950378" calcext:value-type="float">
            <text:p>158,950378</text:p>
          </table:table-cell>
          <table:table-cell office:value-type="float" office:value="158.969147" calcext:value-type="float">
            <text:p>158,969147</text:p>
          </table:table-cell>
          <table:table-cell office:value-type="float" office:value="159.017075" calcext:value-type="float">
            <text:p>159,017075</text:p>
          </table:table-cell>
          <table:table-cell office:value-type="float" office:value="163.917389" calcext:value-type="float">
            <text:p>163,917389</text:p>
          </table:table-cell>
          <table:table-cell office:value-type="float" office:value="173.560516" calcext:value-type="float">
            <text:p>173,560516</text:p>
          </table:table-cell>
          <table:table-cell office:value-type="float" office:value="203.913452" calcext:value-type="float">
            <text:p>203,913452</text:p>
          </table:table-cell>
          <table:table-cell office:value-type="float" office:value="205.141556" calcext:value-type="float">
            <text:p>205,141556</text:p>
          </table:table-cell>
          <table:table-cell office:value-type="float" office:value="190.882782" calcext:value-type="float">
            <text:p>190,882782</text:p>
          </table:table-cell>
          <table:table-cell office:value-type="float" office:value="195.259674" calcext:value-type="float">
            <text:p>195,259674</text:p>
          </table:table-cell>
          <table:table-cell office:value-type="float" office:value="191.985565" calcext:value-type="float">
            <text:p>191,985565</text:p>
          </table:table-cell>
          <table:table-cell office:value-type="float" office:value="186.209259" calcext:value-type="float">
            <text:p>186,209259</text:p>
          </table:table-cell>
          <table:table-cell office:value-type="float" office:value="179.80864" calcext:value-type="float">
            <text:p>179,80864</text:p>
          </table:table-cell>
          <table:table-cell office:value-type="float" office:value="175.502258" calcext:value-type="float">
            <text:p>175,502258</text:p>
          </table:table-cell>
          <table:table-cell office:value-type="float" office:value="169.05365" calcext:value-type="float">
            <text:p>169,05365</text:p>
          </table:table-cell>
          <table:table-cell office:value-type="float" office:value="168.001907" calcext:value-type="float">
            <text:p>168,001907</text:p>
          </table:table-cell>
          <table:table-cell office:value-type="float" office:value="168.123077" calcext:value-type="float">
            <text:p>168,123077</text:p>
          </table:table-cell>
          <table:table-cell office:value-type="float" office:value="174.888397" calcext:value-type="float">
            <text:p>174,888397</text:p>
          </table:table-cell>
          <table:table-cell office:value-type="float" office:value="179.791504" calcext:value-type="float">
            <text:p>179,791504</text:p>
          </table:table-cell>
          <table:table-cell office:value-type="float" office:value="176.398239" calcext:value-type="float">
            <text:p>176,398239</text:p>
          </table:table-cell>
          <table:table-cell office:value-type="float" office:value="177.776184" calcext:value-type="float">
            <text:p>177,776184</text:p>
          </table:table-cell>
          <table:table-cell office:value-type="float" office:value="180.51712" calcext:value-type="float">
            <text:p>180,51712</text:p>
          </table:table-cell>
          <table:table-cell office:value-type="float" office:value="177.465179" calcext:value-type="float">
            <text:p>177,465179</text:p>
          </table:table-cell>
          <table:table-cell office:value-type="float" office:value="174.129028" calcext:value-type="float">
            <text:p>174,129028</text:p>
          </table:table-cell>
          <table:table-cell office:value-type="float" office:value="174.104538" calcext:value-type="float">
            <text:p>174,104538</text:p>
          </table:table-cell>
          <table:table-cell office:value-type="float" office:value="170.106201" calcext:value-type="float">
            <text:p>170,10620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275299" calcext:value-type="float">
            <text:p>88,275299</text:p>
          </table:table-cell>
          <table:table-cell office:value-type="float" office:value="86.634109" calcext:value-type="float">
            <text:p>86,634109</text:p>
          </table:table-cell>
          <table:table-cell office:value-type="float" office:value="86.87001" calcext:value-type="float">
            <text:p>86,87001</text:p>
          </table:table-cell>
          <table:table-cell office:value-type="float" office:value="87.732269" calcext:value-type="float">
            <text:p>87,732269</text:p>
          </table:table-cell>
          <table:table-cell office:value-type="float" office:value="87.611015" calcext:value-type="float">
            <text:p>87,611015</text:p>
          </table:table-cell>
          <table:table-cell office:value-type="float" office:value="84.184616" calcext:value-type="float">
            <text:p>84,184616</text:p>
          </table:table-cell>
          <table:table-cell office:value-type="float" office:value="71.09713" calcext:value-type="float">
            <text:p>71,09713</text:p>
          </table:table-cell>
          <table:table-cell office:value-type="float" office:value="70.520256" calcext:value-type="float">
            <text:p>70,520256</text:p>
          </table:table-cell>
          <table:table-cell office:value-type="float" office:value="71.524864" calcext:value-type="float">
            <text:p>71,524864</text:p>
          </table:table-cell>
          <table:table-cell office:value-type="float" office:value="75.949699" calcext:value-type="float">
            <text:p>75,949699</text:p>
          </table:table-cell>
          <table:table-cell office:value-type="float" office:value="85.440559" calcext:value-type="float">
            <text:p>85,440559</text:p>
          </table:table-cell>
          <table:table-cell office:value-type="float" office:value="87.895615" calcext:value-type="float">
            <text:p>87,895615</text:p>
          </table:table-cell>
          <table:table-cell office:value-type="float" office:value="86.74054" calcext:value-type="float">
            <text:p>86,74054</text:p>
          </table:table-cell>
          <table:table-cell office:value-type="float" office:value="87.144226" calcext:value-type="float">
            <text:p>87,144226</text:p>
          </table:table-cell>
          <table:table-cell office:value-type="float" office:value="87.453995" calcext:value-type="float">
            <text:p>87,453995</text:p>
          </table:table-cell>
          <table:table-cell office:value-type="float" office:value="87.415749" calcext:value-type="float">
            <text:p>87,415749</text:p>
          </table:table-cell>
          <table:table-cell office:value-type="float" office:value="87.297394" calcext:value-type="float">
            <text:p>87,297394</text:p>
          </table:table-cell>
          <table:table-cell office:value-type="float" office:value="86.845863" calcext:value-type="float">
            <text:p>86,845863</text:p>
          </table:table-cell>
          <table:table-cell office:value-type="float" office:value="74.788773" calcext:value-type="float">
            <text:p>74,788773</text:p>
          </table:table-cell>
          <table:table-cell office:value-type="float" office:value="71.126862" calcext:value-type="float">
            <text:p>71,126862</text:p>
          </table:table-cell>
          <table:table-cell office:value-type="float" office:value="71.911224" calcext:value-type="float">
            <text:p>71,911224</text:p>
          </table:table-cell>
          <table:table-cell office:value-type="float" office:value="75.67186" calcext:value-type="float">
            <text:p>75,67186</text:p>
          </table:table-cell>
          <table:table-cell office:value-type="float" office:value="82.205894" calcext:value-type="float">
            <text:p>82,205894</text:p>
          </table:table-cell>
          <table:table-cell office:value-type="float" office:value="86.478958" calcext:value-type="float">
            <text:p>86,478958</text:p>
          </table:table-cell>
          <table:table-cell office:value-type="float" office:value="86.925888" calcext:value-type="float">
            <text:p>86,925888</text:p>
          </table:table-cell>
          <table:table-cell office:value-type="float" office:value="86.04628" calcext:value-type="float">
            <text:p>86,04628</text:p>
          </table:table-cell>
          <table:table-cell office:value-type="float" office:value="86.445953" calcext:value-type="float">
            <text:p>86,445953</text:p>
          </table:table-cell>
          <table:table-cell office:value-type="float" office:value="86.561722" calcext:value-type="float">
            <text:p>86,561722</text:p>
          </table:table-cell>
          <table:table-cell office:value-type="float" office:value="86.566948" calcext:value-type="float">
            <text:p>86,566948</text:p>
          </table:table-cell>
          <table:table-cell office:value-type="float" office:value="79.156723" calcext:value-type="float">
            <text:p>79,1567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13.645241" calcext:value-type="float">
            <text:p>113,645241</text:p>
          </table:table-cell>
          <table:table-cell office:value-type="float" office:value="112.510719" calcext:value-type="float">
            <text:p>112,510719</text:p>
          </table:table-cell>
          <table:table-cell office:value-type="float" office:value="109.402443" calcext:value-type="float">
            <text:p>109,402443</text:p>
          </table:table-cell>
          <table:table-cell office:value-type="float" office:value="115.312042" calcext:value-type="float">
            <text:p>115,312042</text:p>
          </table:table-cell>
          <table:table-cell office:value-type="float" office:value="119.309052" calcext:value-type="float">
            <text:p>119,309052</text:p>
          </table:table-cell>
          <table:table-cell office:value-type="float" office:value="99.311165" calcext:value-type="float">
            <text:p>99,311165</text:p>
          </table:table-cell>
          <table:table-cell office:value-type="float" office:value="89.827652" calcext:value-type="float">
            <text:p>89,827652</text:p>
          </table:table-cell>
          <table:table-cell office:value-type="float" office:value="92.694572" calcext:value-type="float">
            <text:p>92,694572</text:p>
          </table:table-cell>
          <table:table-cell office:value-type="float" office:value="97.354691" calcext:value-type="float">
            <text:p>97,354691</text:p>
          </table:table-cell>
          <table:table-cell office:value-type="float" office:value="103.488747" calcext:value-type="float">
            <text:p>103,488747</text:p>
          </table:table-cell>
          <table:table-cell office:value-type="float" office:value="111.233276" calcext:value-type="float">
            <text:p>111,233276</text:p>
          </table:table-cell>
          <table:table-cell office:value-type="float" office:value="114.654991" calcext:value-type="float">
            <text:p>114,654991</text:p>
          </table:table-cell>
          <table:table-cell office:value-type="float" office:value="111.50338" calcext:value-type="float">
            <text:p>111,50338</text:p>
          </table:table-cell>
          <table:table-cell office:value-type="float" office:value="116.349648" calcext:value-type="float">
            <text:p>116,349648</text:p>
          </table:table-cell>
          <table:table-cell office:value-type="float" office:value="130.642197" calcext:value-type="float">
            <text:p>130,642197</text:p>
          </table:table-cell>
          <table:table-cell office:value-type="float" office:value="125.347267" calcext:value-type="float">
            <text:p>125,347267</text:p>
          </table:table-cell>
          <table:table-cell office:value-type="float" office:value="115.79789" calcext:value-type="float">
            <text:p>115,79789</text:p>
          </table:table-cell>
          <table:table-cell office:value-type="float" office:value="108.847282" calcext:value-type="float">
            <text:p>108,847282</text:p>
          </table:table-cell>
          <table:table-cell office:value-type="float" office:value="109.018272" calcext:value-type="float">
            <text:p>109,018272</text:p>
          </table:table-cell>
          <table:table-cell office:value-type="float" office:value="97.818001" calcext:value-type="float">
            <text:p>97,818001</text:p>
          </table:table-cell>
          <table:table-cell office:value-type="float" office:value="95.688194" calcext:value-type="float">
            <text:p>95,688194</text:p>
          </table:table-cell>
          <table:table-cell office:value-type="float" office:value="102.234077" calcext:value-type="float">
            <text:p>102,234077</text:p>
          </table:table-cell>
          <table:table-cell office:value-type="float" office:value="109.733124" calcext:value-type="float">
            <text:p>109,733124</text:p>
          </table:table-cell>
          <table:table-cell office:value-type="float" office:value="118.642769" calcext:value-type="float">
            <text:p>118,642769</text:p>
          </table:table-cell>
          <table:table-cell office:value-type="float" office:value="122.225563" calcext:value-type="float">
            <text:p>122,225563</text:p>
          </table:table-cell>
          <table:table-cell office:value-type="float" office:value="124.99749" calcext:value-type="float">
            <text:p>124,99749</text:p>
          </table:table-cell>
          <table:table-cell office:value-type="float" office:value="125.548111" calcext:value-type="float">
            <text:p>125,548111</text:p>
          </table:table-cell>
          <table:table-cell office:value-type="float" office:value="122.240677" calcext:value-type="float">
            <text:p>122,240677</text:p>
          </table:table-cell>
          <table:table-cell office:value-type="float" office:value="126.69355" calcext:value-type="float">
            <text:p>126,69355</text:p>
          </table:table-cell>
          <table:table-cell office:value-type="float" office:value="113.884422" calcext:value-type="float">
            <text:p>113,88442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2.430878" calcext:value-type="float">
            <text:p>82,430878</text:p>
          </table:table-cell>
          <table:table-cell office:value-type="float" office:value="84.534195" calcext:value-type="float">
            <text:p>84,534195</text:p>
          </table:table-cell>
          <table:table-cell office:value-type="float" office:value="84.964142" calcext:value-type="float">
            <text:p>84,964142</text:p>
          </table:table-cell>
          <table:table-cell office:value-type="float" office:value="83.379448" calcext:value-type="float">
            <text:p>83,379448</text:p>
          </table:table-cell>
          <table:table-cell office:value-type="float" office:value="77.874367" calcext:value-type="float">
            <text:p>77,874367</text:p>
          </table:table-cell>
          <table:table-cell office:value-type="float" office:value="71.994667" calcext:value-type="float">
            <text:p>71,994667</text:p>
          </table:table-cell>
          <table:table-cell office:value-type="float" office:value="68.382263" calcext:value-type="float">
            <text:p>68,382263</text:p>
          </table:table-cell>
          <table:table-cell office:value-type="float" office:value="65.839355" calcext:value-type="float">
            <text:p>65,839355</text:p>
          </table:table-cell>
          <table:table-cell office:value-type="float" office:value="63.88266" calcext:value-type="float">
            <text:p>63,88266</text:p>
          </table:table-cell>
          <table:table-cell office:value-type="float" office:value="62.218376" calcext:value-type="float">
            <text:p>62,218376</text:p>
          </table:table-cell>
          <table:table-cell office:value-type="float" office:value="60.929001" calcext:value-type="float">
            <text:p>60,929001</text:p>
          </table:table-cell>
          <table:table-cell office:value-type="float" office:value="62.236835" calcext:value-type="float">
            <text:p>62,236835</text:p>
          </table:table-cell>
          <table:table-cell office:value-type="float" office:value="66.075699" calcext:value-type="float">
            <text:p>66,075699</text:p>
          </table:table-cell>
          <table:table-cell office:value-type="float" office:value="70.322456" calcext:value-type="float">
            <text:p>70,322456</text:p>
          </table:table-cell>
          <table:table-cell office:value-type="float" office:value="73.81517" calcext:value-type="float">
            <text:p>73,81517</text:p>
          </table:table-cell>
          <table:table-cell office:value-type="float" office:value="75.014236" calcext:value-type="float">
            <text:p>75,014236</text:p>
          </table:table-cell>
          <table:table-cell office:value-type="float" office:value="71.571091" calcext:value-type="float">
            <text:p>71,571091</text:p>
          </table:table-cell>
          <table:table-cell office:value-type="float" office:value="67.448563" calcext:value-type="float">
            <text:p>67,448563</text:p>
          </table:table-cell>
          <table:table-cell office:value-type="float" office:value="63.824444" calcext:value-type="float">
            <text:p>63,824444</text:p>
          </table:table-cell>
          <table:table-cell office:value-type="float" office:value="61.732018" calcext:value-type="float">
            <text:p>61,732018</text:p>
          </table:table-cell>
          <table:table-cell office:value-type="float" office:value="60.548737" calcext:value-type="float">
            <text:p>60,548737</text:p>
          </table:table-cell>
          <table:table-cell office:value-type="float" office:value="60.460667" calcext:value-type="float">
            <text:p>60,460667</text:p>
          </table:table-cell>
          <table:table-cell office:value-type="float" office:value="63.854397" calcext:value-type="float">
            <text:p>63,854397</text:p>
          </table:table-cell>
          <table:table-cell office:value-type="float" office:value="69.007645" calcext:value-type="float">
            <text:p>69,007645</text:p>
          </table:table-cell>
          <table:table-cell office:value-type="float" office:value="74.093964" calcext:value-type="float">
            <text:p>74,093964</text:p>
          </table:table-cell>
          <table:table-cell office:value-type="float" office:value="77.840218" calcext:value-type="float">
            <text:p>77,840218</text:p>
          </table:table-cell>
          <table:table-cell office:value-type="float" office:value="80.202621" calcext:value-type="float">
            <text:p>80,202621</text:p>
          </table:table-cell>
          <table:table-cell office:value-type="float" office:value="80.322952" calcext:value-type="float">
            <text:p>80,322952</text:p>
          </table:table-cell>
          <table:table-cell office:value-type="float" office:value="79.430237" calcext:value-type="float">
            <text:p>79,430237</text:p>
          </table:table-cell>
          <table:table-cell office:value-type="float" office:value="78.562935" calcext:value-type="float">
            <text:p>78,56293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06.830292" calcext:value-type="float">
            <text:p>406,830292</text:p>
          </table:table-cell>
          <table:table-cell office:value-type="float" office:value="424.267059" calcext:value-type="float">
            <text:p>424,267059</text:p>
          </table:table-cell>
          <table:table-cell office:value-type="float" office:value="410.155365" calcext:value-type="float">
            <text:p>410,155365</text:p>
          </table:table-cell>
          <table:table-cell office:value-type="float" office:value="417.764801" calcext:value-type="float">
            <text:p>417,764801</text:p>
          </table:table-cell>
          <table:table-cell office:value-type="float" office:value="414.851898" calcext:value-type="float">
            <text:p>414,851898</text:p>
          </table:table-cell>
          <table:table-cell office:value-type="float" office:value="424.84671" calcext:value-type="float">
            <text:p>424,84671</text:p>
          </table:table-cell>
          <table:table-cell office:value-type="float" office:value="426.888031" calcext:value-type="float">
            <text:p>426,888031</text:p>
          </table:table-cell>
          <table:table-cell office:value-type="float" office:value="412.505127" calcext:value-type="float">
            <text:p>412,505127</text:p>
          </table:table-cell>
          <table:table-cell office:value-type="float" office:value="391.066498" calcext:value-type="float">
            <text:p>391,066498</text:p>
          </table:table-cell>
          <table:table-cell office:value-type="float" office:value="365.6987" calcext:value-type="float">
            <text:p>365,6987</text:p>
          </table:table-cell>
          <table:table-cell office:value-type="float" office:value="411.455566" calcext:value-type="float">
            <text:p>411,455566</text:p>
          </table:table-cell>
          <table:table-cell office:value-type="float" office:value="406.150879" calcext:value-type="float">
            <text:p>406,150879</text:p>
          </table:table-cell>
          <table:table-cell office:value-type="float" office:value="392.108643" calcext:value-type="float">
            <text:p>392,108643</text:p>
          </table:table-cell>
          <table:table-cell office:value-type="float" office:value="394.837128" calcext:value-type="float">
            <text:p>394,837128</text:p>
          </table:table-cell>
          <table:table-cell office:value-type="float" office:value="408.34024" calcext:value-type="float">
            <text:p>408,34024</text:p>
          </table:table-cell>
          <table:table-cell office:value-type="float" office:value="415.380371" calcext:value-type="float">
            <text:p>415,380371</text:p>
          </table:table-cell>
          <table:table-cell office:value-type="float" office:value="410.179688" calcext:value-type="float">
            <text:p>410,179688</text:p>
          </table:table-cell>
          <table:table-cell office:value-type="float" office:value="411.088013" calcext:value-type="float">
            <text:p>411,088013</text:p>
          </table:table-cell>
          <table:table-cell office:value-type="float" office:value="399.537323" calcext:value-type="float">
            <text:p>399,537323</text:p>
          </table:table-cell>
          <table:table-cell office:value-type="float" office:value="475.054718" calcext:value-type="float">
            <text:p>475,054718</text:p>
          </table:table-cell>
          <table:table-cell office:value-type="float" office:value="495.675629" calcext:value-type="float">
            <text:p>495,675629</text:p>
          </table:table-cell>
          <table:table-cell office:value-type="float" office:value="554.662476" calcext:value-type="float">
            <text:p>554,662476</text:p>
          </table:table-cell>
          <table:table-cell office:value-type="float" office:value="512.059326" calcext:value-type="float">
            <text:p>512,059326</text:p>
          </table:table-cell>
          <table:table-cell office:value-type="float" office:value="510.592346" calcext:value-type="float">
            <text:p>510,592346</text:p>
          </table:table-cell>
          <table:table-cell office:value-type="float" office:value="514.822754" calcext:value-type="float">
            <text:p>514,822754</text:p>
          </table:table-cell>
          <table:table-cell office:value-type="float" office:value="530.88147" calcext:value-type="float">
            <text:p>530,88147</text:p>
          </table:table-cell>
          <table:table-cell office:value-type="float" office:value="529.336548" calcext:value-type="float">
            <text:p>529,336548</text:p>
          </table:table-cell>
          <table:table-cell office:value-type="float" office:value="520.561035" calcext:value-type="float">
            <text:p>520,561035</text:p>
          </table:table-cell>
          <table:table-cell office:value-type="float" office:value="539.350586" calcext:value-type="float">
            <text:p>539,350586</text:p>
          </table:table-cell>
          <table:table-cell office:value-type="float" office:value="539.427734" calcext:value-type="float">
            <text:p>539,4277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0" office:value-type="float" office:value="146.011383" calcext:value-type="float">
            <text:p>146,01138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2.417336" calcext:value-type="float">
            <text:p>62,417336</text:p>
          </table:table-cell>
          <table:table-cell office:value-type="float" office:value="62.944939" calcext:value-type="float">
            <text:p>62,944939</text:p>
          </table:table-cell>
          <table:table-cell office:value-type="float" office:value="63.029724" calcext:value-type="float">
            <text:p>63,029724</text:p>
          </table:table-cell>
          <table:table-cell office:value-type="float" office:value="63.686661" calcext:value-type="float">
            <text:p>63,686661</text:p>
          </table:table-cell>
          <table:table-cell office:value-type="float" office:value="61.924629" calcext:value-type="float">
            <text:p>61,924629</text:p>
          </table:table-cell>
          <table:table-cell office:value-type="float" office:value="63.598473" calcext:value-type="float">
            <text:p>63,598473</text:p>
          </table:table-cell>
          <table:table-cell office:value-type="float" office:value="66.778801" calcext:value-type="float">
            <text:p>66,778801</text:p>
          </table:table-cell>
          <table:table-cell office:value-type="float" office:value="66.728119" calcext:value-type="float">
            <text:p>66,728119</text:p>
          </table:table-cell>
          <table:table-cell office:value-type="float" office:value="66.740372" calcext:value-type="float">
            <text:p>66,740372</text:p>
          </table:table-cell>
          <table:table-cell office:value-type="float" office:value="65.790657" calcext:value-type="float">
            <text:p>65,790657</text:p>
          </table:table-cell>
          <table:table-cell office:value-type="float" office:value="62.609169" calcext:value-type="float">
            <text:p>62,609169</text:p>
          </table:table-cell>
          <table:table-cell office:value-type="float" office:value="60.990097" calcext:value-type="float">
            <text:p>60,990097</text:p>
          </table:table-cell>
          <table:table-cell office:value-type="float" office:value="61.34066" calcext:value-type="float">
            <text:p>61,34066</text:p>
          </table:table-cell>
          <table:table-cell office:value-type="float" office:value="62.398529" calcext:value-type="float">
            <text:p>62,398529</text:p>
          </table:table-cell>
          <table:table-cell office:value-type="float" office:value="63.9245" calcext:value-type="float">
            <text:p>63,9245</text:p>
          </table:table-cell>
          <table:table-cell office:value-type="float" office:value="68.149353" calcext:value-type="float">
            <text:p>68,149353</text:p>
          </table:table-cell>
          <table:table-cell office:value-type="float" office:value="67.754547" calcext:value-type="float">
            <text:p>67,754547</text:p>
          </table:table-cell>
          <table:table-cell office:value-type="float" office:value="66.463547" calcext:value-type="float">
            <text:p>66,463547</text:p>
          </table:table-cell>
          <table:table-cell office:value-type="float" office:value="64.138428" calcext:value-type="float">
            <text:p>64,138428</text:p>
          </table:table-cell>
          <table:table-cell office:value-type="float" office:value="63.582314" calcext:value-type="float">
            <text:p>63,582314</text:p>
          </table:table-cell>
          <table:table-cell office:value-type="float" office:value="64.241753" calcext:value-type="float">
            <text:p>64,241753</text:p>
          </table:table-cell>
          <table:table-cell office:value-type="float" office:value="65.560623" calcext:value-type="float">
            <text:p>65,560623</text:p>
          </table:table-cell>
          <table:table-cell office:value-type="float" office:value="67.398666" calcext:value-type="float">
            <text:p>67,398666</text:p>
          </table:table-cell>
          <table:table-cell office:value-type="float" office:value="65.918762" calcext:value-type="float">
            <text:p>65,918762</text:p>
          </table:table-cell>
          <table:table-cell office:value-type="float" office:value="63.276535" calcext:value-type="float">
            <text:p>63,276535</text:p>
          </table:table-cell>
          <table:table-cell office:value-type="float" office:value="67.760002" calcext:value-type="float">
            <text:p>67,760002</text:p>
          </table:table-cell>
          <table:table-cell office:value-type="float" office:value="64.257202" calcext:value-type="float">
            <text:p>64,257202</text:p>
          </table:table-cell>
          <table:table-cell office:value-type="float" office:value="62.40448" calcext:value-type="float">
            <text:p>62,40448</text:p>
          </table:table-cell>
          <table:table-cell office:value-type="float" office:value="61.399605" calcext:value-type="float">
            <text:p>61,399605</text:p>
          </table:table-cell>
          <table:table-cell office:value-type="float" office:value="64.211914" calcext:value-type="float">
            <text:p>64,21191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1.05719" calcext:value-type="float">
            <text:p>321,05719</text:p>
          </table:table-cell>
          <table:table-cell office:value-type="float" office:value="323.155884" calcext:value-type="float">
            <text:p>323,155884</text:p>
          </table:table-cell>
          <table:table-cell office:value-type="float" office:value="324.659576" calcext:value-type="float">
            <text:p>324,659576</text:p>
          </table:table-cell>
          <table:table-cell office:value-type="float" office:value="326.653076" calcext:value-type="float">
            <text:p>326,653076</text:p>
          </table:table-cell>
          <table:table-cell office:value-type="float" office:value="309.290131" calcext:value-type="float">
            <text:p>309,290131</text:p>
          </table:table-cell>
          <table:table-cell office:value-type="float" office:value="323.183868" calcext:value-type="float">
            <text:p>323,183868</text:p>
          </table:table-cell>
          <table:table-cell office:value-type="float" office:value="329.57074" calcext:value-type="float">
            <text:p>329,57074</text:p>
          </table:table-cell>
          <table:table-cell office:value-type="float" office:value="327.210693" calcext:value-type="float">
            <text:p>327,210693</text:p>
          </table:table-cell>
          <table:table-cell office:value-type="float" office:value="305.392975" calcext:value-type="float">
            <text:p>305,392975</text:p>
          </table:table-cell>
          <table:table-cell office:value-type="float" office:value="304.147675" calcext:value-type="float">
            <text:p>304,147675</text:p>
          </table:table-cell>
          <table:table-cell office:value-type="float" office:value="306.49588" calcext:value-type="float">
            <text:p>306,49588</text:p>
          </table:table-cell>
          <table:table-cell office:value-type="float" office:value="319.171082" calcext:value-type="float">
            <text:p>319,171082</text:p>
          </table:table-cell>
          <table:table-cell office:value-type="float" office:value="315.550385" calcext:value-type="float">
            <text:p>315,550385</text:p>
          </table:table-cell>
          <table:table-cell office:value-type="float" office:value="328.912872" calcext:value-type="float">
            <text:p>328,912872</text:p>
          </table:table-cell>
          <table:table-cell office:value-type="float" office:value="348.017029" calcext:value-type="float">
            <text:p>348,017029</text:p>
          </table:table-cell>
          <table:table-cell office:value-type="float" office:value="379.02832" calcext:value-type="float">
            <text:p>379,02832</text:p>
          </table:table-cell>
          <table:table-cell office:value-type="float" office:value="374.684631" calcext:value-type="float">
            <text:p>374,684631</text:p>
          </table:table-cell>
          <table:table-cell office:value-type="float" office:value="362.734985" calcext:value-type="float">
            <text:p>362,734985</text:p>
          </table:table-cell>
          <table:table-cell office:value-type="float" office:value="344.243713" calcext:value-type="float">
            <text:p>344,243713</text:p>
          </table:table-cell>
          <table:table-cell office:value-type="float" office:value="346.790588" calcext:value-type="float">
            <text:p>346,790588</text:p>
          </table:table-cell>
          <table:table-cell office:value-type="float" office:value="328.261536" calcext:value-type="float">
            <text:p>328,261536</text:p>
          </table:table-cell>
          <table:table-cell office:value-type="float" office:value="328.10733" calcext:value-type="float">
            <text:p>328,10733</text:p>
          </table:table-cell>
          <table:table-cell office:value-type="float" office:value="324.761505" calcext:value-type="float">
            <text:p>324,761505</text:p>
          </table:table-cell>
          <table:table-cell office:value-type="float" office:value="343.071533" calcext:value-type="float">
            <text:p>343,071533</text:p>
          </table:table-cell>
          <table:table-cell office:value-type="float" office:value="357.45929" calcext:value-type="float">
            <text:p>357,45929</text:p>
          </table:table-cell>
          <table:table-cell office:value-type="float" office:value="374.26712" calcext:value-type="float">
            <text:p>374,26712</text:p>
          </table:table-cell>
          <table:table-cell office:value-type="float" office:value="377.328094" calcext:value-type="float">
            <text:p>377,328094</text:p>
          </table:table-cell>
          <table:table-cell office:value-type="float" office:value="369.815399" calcext:value-type="float">
            <text:p>369,815399</text:p>
          </table:table-cell>
          <table:table-cell office:value-type="float" office:value="361.472382" calcext:value-type="float">
            <text:p>361,472382</text:p>
          </table:table-cell>
          <table:table-cell office:value-type="float" office:value="346.979279" calcext:value-type="float">
            <text:p>346,97927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0.320557" calcext:value-type="float">
            <text:p>140,320557</text:p>
          </table:table-cell>
          <table:table-cell office:value-type="float" office:value="139.588409" calcext:value-type="float">
            <text:p>139,588409</text:p>
          </table:table-cell>
          <table:table-cell office:value-type="float" office:value="139.838242" calcext:value-type="float">
            <text:p>139,838242</text:p>
          </table:table-cell>
          <table:table-cell office:value-type="float" office:value="146.439484" calcext:value-type="float">
            <text:p>146,439484</text:p>
          </table:table-cell>
          <table:table-cell office:value-type="float" office:value="152.426743" calcext:value-type="float">
            <text:p>152,426743</text:p>
          </table:table-cell>
          <table:table-cell office:value-type="float" office:value="149.494293" calcext:value-type="float">
            <text:p>149,494293</text:p>
          </table:table-cell>
          <table:table-cell office:value-type="float" office:value="145.434494" calcext:value-type="float">
            <text:p>145,434494</text:p>
          </table:table-cell>
          <table:table-cell office:value-type="float" office:value="144.533035" calcext:value-type="float">
            <text:p>144,533035</text:p>
          </table:table-cell>
          <table:table-cell office:value-type="float" office:value="143.130768" calcext:value-type="float">
            <text:p>143,130768</text:p>
          </table:table-cell>
          <table:table-cell office:value-type="float" office:value="136.872803" calcext:value-type="float">
            <text:p>136,872803</text:p>
          </table:table-cell>
          <table:table-cell office:value-type="float" office:value="131.027481" calcext:value-type="float">
            <text:p>131,027481</text:p>
          </table:table-cell>
          <table:table-cell office:value-type="float" office:value="130.198639" calcext:value-type="float">
            <text:p>130,198639</text:p>
          </table:table-cell>
          <table:table-cell office:value-type="float" office:value="129.847183" calcext:value-type="float">
            <text:p>129,847183</text:p>
          </table:table-cell>
          <table:table-cell office:value-type="float" office:value="129.800171" calcext:value-type="float">
            <text:p>129,800171</text:p>
          </table:table-cell>
          <table:table-cell office:value-type="float" office:value="128.654602" calcext:value-type="float">
            <text:p>128,654602</text:p>
          </table:table-cell>
          <table:table-cell office:value-type="float" office:value="128.029907" calcext:value-type="float">
            <text:p>128,029907</text:p>
          </table:table-cell>
          <table:table-cell office:value-type="float" office:value="127.474892" calcext:value-type="float">
            <text:p>127,474892</text:p>
          </table:table-cell>
          <table:table-cell office:value-type="float" office:value="126.863174" calcext:value-type="float">
            <text:p>126,863174</text:p>
          </table:table-cell>
          <table:table-cell office:value-type="float" office:value="127.26123" calcext:value-type="float">
            <text:p>127,26123</text:p>
          </table:table-cell>
          <table:table-cell office:value-type="float" office:value="126.932022" calcext:value-type="float">
            <text:p>126,932022</text:p>
          </table:table-cell>
          <table:table-cell office:value-type="float" office:value="126.529648" calcext:value-type="float">
            <text:p>126,529648</text:p>
          </table:table-cell>
          <table:table-cell office:value-type="float" office:value="126.421997" calcext:value-type="float">
            <text:p>126,421997</text:p>
          </table:table-cell>
          <table:table-cell office:value-type="float" office:value="126.580093" calcext:value-type="float">
            <text:p>126,580093</text:p>
          </table:table-cell>
          <table:table-cell office:value-type="float" office:value="126.461861" calcext:value-type="float">
            <text:p>126,461861</text:p>
          </table:table-cell>
          <table:table-cell office:value-type="float" office:value="126.131561" calcext:value-type="float">
            <text:p>126,131561</text:p>
          </table:table-cell>
          <table:table-cell office:value-type="float" office:value="125.654106" calcext:value-type="float">
            <text:p>125,654106</text:p>
          </table:table-cell>
          <table:table-cell office:value-type="float" office:value="125.609451" calcext:value-type="float">
            <text:p>125,609451</text:p>
          </table:table-cell>
          <table:table-cell office:value-type="float" office:value="125.248688" calcext:value-type="float">
            <text:p>125,248688</text:p>
          </table:table-cell>
          <table:table-cell office:value-type="float" office:value="125.102371" calcext:value-type="float">
            <text:p>125,102371</text:p>
          </table:table-cell>
          <table:table-cell office:value-type="float" office:value="124.692795" calcext:value-type="float">
            <text:p>124,69279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950191" calcext:value-type="float">
            <text:p>57,950191</text:p>
          </table:table-cell>
          <table:table-cell table:number-columns-repeated="4" office:value-type="float" office:value="57.950188" calcext:value-type="float">
            <text:p>57,950188</text:p>
          </table:table-cell>
          <table:table-cell office:value-type="float" office:value="57.950191" calcext:value-type="float">
            <text:p>57,950191</text:p>
          </table:table-cell>
          <table:table-cell office:value-type="float" office:value="57.950188" calcext:value-type="float">
            <text:p>57,950188</text:p>
          </table:table-cell>
          <table:table-cell table:number-columns-repeated="3" office:value-type="float" office:value="57.950191" calcext:value-type="float">
            <text:p>57,950191</text:p>
          </table:table-cell>
          <table:table-cell office:value-type="float" office:value="57.950188" calcext:value-type="float">
            <text:p>57,950188</text:p>
          </table:table-cell>
          <table:table-cell table:number-columns-repeated="2" office:value-type="float" office:value="57.950191" calcext:value-type="float">
            <text:p>57,950191</text:p>
          </table:table-cell>
          <table:table-cell office:value-type="float" office:value="57.950188" calcext:value-type="float">
            <text:p>57,950188</text:p>
          </table:table-cell>
          <table:table-cell table:number-columns-repeated="10" office:value-type="float" office:value="57.950191" calcext:value-type="float">
            <text:p>57,950191</text:p>
          </table:table-cell>
          <table:table-cell office:value-type="float" office:value="57.950195" calcext:value-type="float">
            <text:p>57,950195</text:p>
          </table:table-cell>
          <table:table-cell table:number-columns-repeated="4" office:value-type="float" office:value="57.950191" calcext:value-type="float">
            <text:p>57,950191</text:p>
          </table:table-cell>
          <table:table-cell office:value-type="float" office:value="57.950195" calcext:value-type="float">
            <text:p>57,95019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31.918808" calcext:value-type="float">
            <text:p>231,918808</text:p>
          </table:table-cell>
          <table:table-cell office:value-type="float" office:value="238.766998" calcext:value-type="float">
            <text:p>238,766998</text:p>
          </table:table-cell>
          <table:table-cell office:value-type="float" office:value="228.77005" calcext:value-type="float">
            <text:p>228,77005</text:p>
          </table:table-cell>
          <table:table-cell office:value-type="float" office:value="237.354706" calcext:value-type="float">
            <text:p>237,354706</text:p>
          </table:table-cell>
          <table:table-cell office:value-type="float" office:value="236.586975" calcext:value-type="float">
            <text:p>236,586975</text:p>
          </table:table-cell>
          <table:table-cell office:value-type="float" office:value="210.382599" calcext:value-type="float">
            <text:p>210,382599</text:p>
          </table:table-cell>
          <table:table-cell office:value-type="float" office:value="207.438278" calcext:value-type="float">
            <text:p>207,438278</text:p>
          </table:table-cell>
          <table:table-cell office:value-type="float" office:value="208.271286" calcext:value-type="float">
            <text:p>208,271286</text:p>
          </table:table-cell>
          <table:table-cell office:value-type="float" office:value="214.800964" calcext:value-type="float">
            <text:p>214,800964</text:p>
          </table:table-cell>
          <table:table-cell office:value-type="float" office:value="211.655167" calcext:value-type="float">
            <text:p>211,655167</text:p>
          </table:table-cell>
          <table:table-cell office:value-type="float" office:value="213.751999" calcext:value-type="float">
            <text:p>213,751999</text:p>
          </table:table-cell>
          <table:table-cell office:value-type="float" office:value="214.596161" calcext:value-type="float">
            <text:p>214,596161</text:p>
          </table:table-cell>
          <table:table-cell office:value-type="float" office:value="220.538269" calcext:value-type="float">
            <text:p>220,538269</text:p>
          </table:table-cell>
          <table:table-cell office:value-type="float" office:value="224.894287" calcext:value-type="float">
            <text:p>224,894287</text:p>
          </table:table-cell>
          <table:table-cell office:value-type="float" office:value="217.654022" calcext:value-type="float">
            <text:p>217,654022</text:p>
          </table:table-cell>
          <table:table-cell office:value-type="float" office:value="216.195099" calcext:value-type="float">
            <text:p>216,195099</text:p>
          </table:table-cell>
          <table:table-cell office:value-type="float" office:value="214.144501" calcext:value-type="float">
            <text:p>214,144501</text:p>
          </table:table-cell>
          <table:table-cell office:value-type="float" office:value="212.12294" calcext:value-type="float">
            <text:p>212,12294</text:p>
          </table:table-cell>
          <table:table-cell office:value-type="float" office:value="217.600159" calcext:value-type="float">
            <text:p>217,600159</text:p>
          </table:table-cell>
          <table:table-cell office:value-type="float" office:value="217.824951" calcext:value-type="float">
            <text:p>217,824951</text:p>
          </table:table-cell>
          <table:table-cell office:value-type="float" office:value="219.580063" calcext:value-type="float">
            <text:p>219,580063</text:p>
          </table:table-cell>
          <table:table-cell office:value-type="float" office:value="215.399719" calcext:value-type="float">
            <text:p>215,399719</text:p>
          </table:table-cell>
          <table:table-cell office:value-type="float" office:value="214.680511" calcext:value-type="float">
            <text:p>214,680511</text:p>
          </table:table-cell>
          <table:table-cell office:value-type="float" office:value="215.105896" calcext:value-type="float">
            <text:p>215,105896</text:p>
          </table:table-cell>
          <table:table-cell office:value-type="float" office:value="216.437042" calcext:value-type="float">
            <text:p>216,437042</text:p>
          </table:table-cell>
          <table:table-cell office:value-type="float" office:value="228.801788" calcext:value-type="float">
            <text:p>228,801788</text:p>
          </table:table-cell>
          <table:table-cell office:value-type="float" office:value="222.395477" calcext:value-type="float">
            <text:p>222,395477</text:p>
          </table:table-cell>
          <table:table-cell office:value-type="float" office:value="208.354477" calcext:value-type="float">
            <text:p>208,354477</text:p>
          </table:table-cell>
          <table:table-cell office:value-type="float" office:value="210.631607" calcext:value-type="float">
            <text:p>210,631607</text:p>
          </table:table-cell>
          <table:table-cell office:value-type="float" office:value="220.843231" calcext:value-type="float">
            <text:p>220,84323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20.548813" calcext:value-type="float">
            <text:p>220,548813</text:p>
          </table:table-cell>
          <table:table-cell office:value-type="float" office:value="220.548721" calcext:value-type="float">
            <text:p>220,548721</text:p>
          </table:table-cell>
          <table:table-cell office:value-type="float" office:value="220.548615" calcext:value-type="float">
            <text:p>220,548615</text:p>
          </table:table-cell>
          <table:table-cell office:value-type="float" office:value="220.548508" calcext:value-type="float">
            <text:p>220,548508</text:p>
          </table:table-cell>
          <table:table-cell office:value-type="float" office:value="220.548416" calcext:value-type="float">
            <text:p>220,548416</text:p>
          </table:table-cell>
          <table:table-cell office:value-type="float" office:value="220.548294" calcext:value-type="float">
            <text:p>220,548294</text:p>
          </table:table-cell>
          <table:table-cell office:value-type="float" office:value="220.548187" calcext:value-type="float">
            <text:p>220,548187</text:p>
          </table:table-cell>
          <table:table-cell office:value-type="float" office:value="220.54805" calcext:value-type="float">
            <text:p>220,54805</text:p>
          </table:table-cell>
          <table:table-cell office:value-type="float" office:value="220.547913" calcext:value-type="float">
            <text:p>220,547913</text:p>
          </table:table-cell>
          <table:table-cell office:value-type="float" office:value="220.547791" calcext:value-type="float">
            <text:p>220,547791</text:p>
          </table:table-cell>
          <table:table-cell office:value-type="float" office:value="220.547653" calcext:value-type="float">
            <text:p>220,547653</text:p>
          </table:table-cell>
          <table:table-cell office:value-type="float" office:value="220.547516" calcext:value-type="float">
            <text:p>220,547516</text:p>
          </table:table-cell>
          <table:table-cell office:value-type="float" office:value="220.547363" calcext:value-type="float">
            <text:p>220,547363</text:p>
          </table:table-cell>
          <table:table-cell office:value-type="float" office:value="220.547211" calcext:value-type="float">
            <text:p>220,547211</text:p>
          </table:table-cell>
          <table:table-cell office:value-type="float" office:value="220.547058" calcext:value-type="float">
            <text:p>220,547058</text:p>
          </table:table-cell>
          <table:table-cell office:value-type="float" office:value="220.546921" calcext:value-type="float">
            <text:p>220,546921</text:p>
          </table:table-cell>
          <table:table-cell office:value-type="float" office:value="220.546738" calcext:value-type="float">
            <text:p>220,546738</text:p>
          </table:table-cell>
          <table:table-cell office:value-type="float" office:value="220.546585" calcext:value-type="float">
            <text:p>220,546585</text:p>
          </table:table-cell>
          <table:table-cell office:value-type="float" office:value="220.546417" calcext:value-type="float">
            <text:p>220,546417</text:p>
          </table:table-cell>
          <table:table-cell office:value-type="float" office:value="220.546326" calcext:value-type="float">
            <text:p>220,546326</text:p>
          </table:table-cell>
          <table:table-cell office:value-type="float" office:value="220.546219" calcext:value-type="float">
            <text:p>220,546219</text:p>
          </table:table-cell>
          <table:table-cell office:value-type="float" office:value="220.546127" calcext:value-type="float">
            <text:p>220,546127</text:p>
          </table:table-cell>
          <table:table-cell office:value-type="float" office:value="220.546036" calcext:value-type="float">
            <text:p>220,546036</text:p>
          </table:table-cell>
          <table:table-cell office:value-type="float" office:value="220.545959" calcext:value-type="float">
            <text:p>220,545959</text:p>
          </table:table-cell>
          <table:table-cell office:value-type="float" office:value="220.545883" calcext:value-type="float">
            <text:p>220,545883</text:p>
          </table:table-cell>
          <table:table-cell office:value-type="float" office:value="220.545822" calcext:value-type="float">
            <text:p>220,545822</text:p>
          </table:table-cell>
          <table:table-cell office:value-type="float" office:value="220.545731" calcext:value-type="float">
            <text:p>220,545731</text:p>
          </table:table-cell>
          <table:table-cell office:value-type="float" office:value="220.54567" calcext:value-type="float">
            <text:p>220,54567</text:p>
          </table:table-cell>
          <table:table-cell office:value-type="float" office:value="220.545593" calcext:value-type="float">
            <text:p>220,545593</text:p>
          </table:table-cell>
          <table:table-cell office:value-type="float" office:value="220.545517" calcext:value-type="float">
            <text:p>220,54551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6.854034" calcext:value-type="float">
            <text:p>56,854034</text:p>
          </table:table-cell>
          <table:table-cell office:value-type="float" office:value="58.956116" calcext:value-type="float">
            <text:p>58,956116</text:p>
          </table:table-cell>
          <table:table-cell office:value-type="float" office:value="60.121063" calcext:value-type="float">
            <text:p>60,121063</text:p>
          </table:table-cell>
          <table:table-cell office:value-type="float" office:value="59.406685" calcext:value-type="float">
            <text:p>59,406685</text:p>
          </table:table-cell>
          <table:table-cell office:value-type="float" office:value="57.946739" calcext:value-type="float">
            <text:p>57,946739</text:p>
          </table:table-cell>
          <table:table-cell office:value-type="float" office:value="56.688919" calcext:value-type="float">
            <text:p>56,688919</text:p>
          </table:table-cell>
          <table:table-cell office:value-type="float" office:value="55.88406" calcext:value-type="float">
            <text:p>55,88406</text:p>
          </table:table-cell>
          <table:table-cell office:value-type="float" office:value="55.531303" calcext:value-type="float">
            <text:p>55,531303</text:p>
          </table:table-cell>
          <table:table-cell office:value-type="float" office:value="55.344856" calcext:value-type="float">
            <text:p>55,344856</text:p>
          </table:table-cell>
          <table:table-cell office:value-type="float" office:value="55.023991" calcext:value-type="float">
            <text:p>55,023991</text:p>
          </table:table-cell>
          <table:table-cell office:value-type="float" office:value="55.019623" calcext:value-type="float">
            <text:p>55,019623</text:p>
          </table:table-cell>
          <table:table-cell office:value-type="float" office:value="55.500771" calcext:value-type="float">
            <text:p>55,500771</text:p>
          </table:table-cell>
          <table:table-cell office:value-type="float" office:value="56.157608" calcext:value-type="float">
            <text:p>56,157608</text:p>
          </table:table-cell>
          <table:table-cell office:value-type="float" office:value="57.953369" calcext:value-type="float">
            <text:p>57,953369</text:p>
          </table:table-cell>
          <table:table-cell office:value-type="float" office:value="59.99934" calcext:value-type="float">
            <text:p>59,99934</text:p>
          </table:table-cell>
          <table:table-cell office:value-type="float" office:value="60.072807" calcext:value-type="float">
            <text:p>60,072807</text:p>
          </table:table-cell>
          <table:table-cell office:value-type="float" office:value="58.390587" calcext:value-type="float">
            <text:p>58,390587</text:p>
          </table:table-cell>
          <table:table-cell office:value-type="float" office:value="56.743454" calcext:value-type="float">
            <text:p>56,743454</text:p>
          </table:table-cell>
          <table:table-cell office:value-type="float" office:value="55.982986" calcext:value-type="float">
            <text:p>55,982986</text:p>
          </table:table-cell>
          <table:table-cell office:value-type="float" office:value="55.628868" calcext:value-type="float">
            <text:p>55,628868</text:p>
          </table:table-cell>
          <table:table-cell office:value-type="float" office:value="55.450661" calcext:value-type="float">
            <text:p>55,450661</text:p>
          </table:table-cell>
          <table:table-cell office:value-type="float" office:value="55.171219" calcext:value-type="float">
            <text:p>55,171219</text:p>
          </table:table-cell>
          <table:table-cell office:value-type="float" office:value="55.149551" calcext:value-type="float">
            <text:p>55,149551</text:p>
          </table:table-cell>
          <table:table-cell office:value-type="float" office:value="55.543579" calcext:value-type="float">
            <text:p>55,543579</text:p>
          </table:table-cell>
          <table:table-cell office:value-type="float" office:value="56.782143" calcext:value-type="float">
            <text:p>56,782143</text:p>
          </table:table-cell>
          <table:table-cell office:value-type="float" office:value="58.529327" calcext:value-type="float">
            <text:p>58,529327</text:p>
          </table:table-cell>
          <table:table-cell office:value-type="float" office:value="59.561783" calcext:value-type="float">
            <text:p>59,561783</text:p>
          </table:table-cell>
          <table:table-cell office:value-type="float" office:value="59.12347" calcext:value-type="float">
            <text:p>59,12347</text:p>
          </table:table-cell>
          <table:table-cell office:value-type="float" office:value="58.014721" calcext:value-type="float">
            <text:p>58,014721</text:p>
          </table:table-cell>
          <table:table-cell office:value-type="float" office:value="56.837898" calcext:value-type="float">
            <text:p>56,83789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520653" calcext:value-type="float">
            <text:p>36,520653</text:p>
          </table:table-cell>
          <table:table-cell office:value-type="float" office:value="34.780945" calcext:value-type="float">
            <text:p>34,780945</text:p>
          </table:table-cell>
          <table:table-cell office:value-type="float" office:value="37.671303" calcext:value-type="float">
            <text:p>37,671303</text:p>
          </table:table-cell>
          <table:table-cell office:value-type="float" office:value="34.506737" calcext:value-type="float">
            <text:p>34,506737</text:p>
          </table:table-cell>
          <table:table-cell office:value-type="float" office:value="31.382662" calcext:value-type="float">
            <text:p>31,382662</text:p>
          </table:table-cell>
          <table:table-cell office:value-type="float" office:value="31.101725" calcext:value-type="float">
            <text:p>31,101725</text:p>
          </table:table-cell>
          <table:table-cell office:value-type="float" office:value="29.069212" calcext:value-type="float">
            <text:p>29,069212</text:p>
          </table:table-cell>
          <table:table-cell office:value-type="float" office:value="27.417299" calcext:value-type="float">
            <text:p>27,417299</text:p>
          </table:table-cell>
          <table:table-cell office:value-type="float" office:value="26.447298" calcext:value-type="float">
            <text:p>26,447298</text:p>
          </table:table-cell>
          <table:table-cell office:value-type="float" office:value="27.414751" calcext:value-type="float">
            <text:p>27,414751</text:p>
          </table:table-cell>
          <table:table-cell office:value-type="float" office:value="29.079157" calcext:value-type="float">
            <text:p>29,079157</text:p>
          </table:table-cell>
          <table:table-cell office:value-type="float" office:value="30.204699" calcext:value-type="float">
            <text:p>30,204699</text:p>
          </table:table-cell>
          <table:table-cell office:value-type="float" office:value="31.233919" calcext:value-type="float">
            <text:p>31,233919</text:p>
          </table:table-cell>
          <table:table-cell office:value-type="float" office:value="33.488171" calcext:value-type="float">
            <text:p>33,488171</text:p>
          </table:table-cell>
          <table:table-cell office:value-type="float" office:value="35.614182" calcext:value-type="float">
            <text:p>35,614182</text:p>
          </table:table-cell>
          <table:table-cell office:value-type="float" office:value="40.779999" calcext:value-type="float">
            <text:p>40,779999</text:p>
          </table:table-cell>
          <table:table-cell office:value-type="float" office:value="46.157837" calcext:value-type="float">
            <text:p>46,157837</text:p>
          </table:table-cell>
          <table:table-cell office:value-type="float" office:value="48.1716" calcext:value-type="float">
            <text:p>48,1716</text:p>
          </table:table-cell>
          <table:table-cell office:value-type="float" office:value="48.625404" calcext:value-type="float">
            <text:p>48,625404</text:p>
          </table:table-cell>
          <table:table-cell office:value-type="float" office:value="48.257057" calcext:value-type="float">
            <text:p>48,257057</text:p>
          </table:table-cell>
          <table:table-cell office:value-type="float" office:value="48.560181" calcext:value-type="float">
            <text:p>48,560181</text:p>
          </table:table-cell>
          <table:table-cell office:value-type="float" office:value="49.336845" calcext:value-type="float">
            <text:p>49,336845</text:p>
          </table:table-cell>
          <table:table-cell office:value-type="float" office:value="49.775764" calcext:value-type="float">
            <text:p>49,775764</text:p>
          </table:table-cell>
          <table:table-cell office:value-type="float" office:value="50.154633" calcext:value-type="float">
            <text:p>50,154633</text:p>
          </table:table-cell>
          <table:table-cell office:value-type="float" office:value="52.926666" calcext:value-type="float">
            <text:p>52,926666</text:p>
          </table:table-cell>
          <table:table-cell office:value-type="float" office:value="54.497971" calcext:value-type="float">
            <text:p>54,497971</text:p>
          </table:table-cell>
          <table:table-cell office:value-type="float" office:value="57.669746" calcext:value-type="float">
            <text:p>57,669746</text:p>
          </table:table-cell>
          <table:table-cell office:value-type="float" office:value="58.161285" calcext:value-type="float">
            <text:p>58,161285</text:p>
          </table:table-cell>
          <table:table-cell office:value-type="float" office:value="59.920044" calcext:value-type="float">
            <text:p>59,920044</text:p>
          </table:table-cell>
          <table:table-cell office:value-type="float" office:value="55.916885" calcext:value-type="float">
            <text:p>55,9168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975314" calcext:value-type="float">
            <text:p>8,975314</text:p>
          </table:table-cell>
          <table:table-cell office:value-type="float" office:value="9.261908" calcext:value-type="float">
            <text:p>9,261908</text:p>
          </table:table-cell>
          <table:table-cell office:value-type="float" office:value="9.356755" calcext:value-type="float">
            <text:p>9,356755</text:p>
          </table:table-cell>
          <table:table-cell office:value-type="float" office:value="9.407431" calcext:value-type="float">
            <text:p>9,407431</text:p>
          </table:table-cell>
          <table:table-cell office:value-type="float" office:value="9.359462" calcext:value-type="float">
            <text:p>9,359462</text:p>
          </table:table-cell>
          <table:table-cell office:value-type="float" office:value="9.208105" calcext:value-type="float">
            <text:p>9,208105</text:p>
          </table:table-cell>
          <table:table-cell office:value-type="float" office:value="9.020226" calcext:value-type="float">
            <text:p>9,020226</text:p>
          </table:table-cell>
          <table:table-cell office:value-type="float" office:value="8.771611" calcext:value-type="float">
            <text:p>8,771611</text:p>
          </table:table-cell>
          <table:table-cell office:value-type="float" office:value="8.667055" calcext:value-type="float">
            <text:p>8,667055</text:p>
          </table:table-cell>
          <table:table-cell office:value-type="float" office:value="8.488028" calcext:value-type="float">
            <text:p>8,488028</text:p>
          </table:table-cell>
          <table:table-cell office:value-type="float" office:value="8.431396" calcext:value-type="float">
            <text:p>8,431396</text:p>
          </table:table-cell>
          <table:table-cell office:value-type="float" office:value="8.473484" calcext:value-type="float">
            <text:p>8,473484</text:p>
          </table:table-cell>
          <table:table-cell office:value-type="float" office:value="8.772133" calcext:value-type="float">
            <text:p>8,772133</text:p>
          </table:table-cell>
          <table:table-cell office:value-type="float" office:value="9.05841" calcext:value-type="float">
            <text:p>9,05841</text:p>
          </table:table-cell>
          <table:table-cell office:value-type="float" office:value="9.118994" calcext:value-type="float">
            <text:p>9,118994</text:p>
          </table:table-cell>
          <table:table-cell office:value-type="float" office:value="9.105388" calcext:value-type="float">
            <text:p>9,105388</text:p>
          </table:table-cell>
          <table:table-cell office:value-type="float" office:value="9.120786" calcext:value-type="float">
            <text:p>9,120786</text:p>
          </table:table-cell>
          <table:table-cell office:value-type="float" office:value="9.026571" calcext:value-type="float">
            <text:p>9,026571</text:p>
          </table:table-cell>
          <table:table-cell office:value-type="float" office:value="8.81575" calcext:value-type="float">
            <text:p>8,81575</text:p>
          </table:table-cell>
          <table:table-cell office:value-type="float" office:value="8.407474" calcext:value-type="float">
            <text:p>8,407474</text:p>
          </table:table-cell>
          <table:table-cell office:value-type="float" office:value="8.099743" calcext:value-type="float">
            <text:p>8,099743</text:p>
          </table:table-cell>
          <table:table-cell office:value-type="float" office:value="7.742008" calcext:value-type="float">
            <text:p>7,742008</text:p>
          </table:table-cell>
          <table:table-cell office:value-type="float" office:value="7.721024" calcext:value-type="float">
            <text:p>7,721024</text:p>
          </table:table-cell>
          <table:table-cell office:value-type="float" office:value="7.746633" calcext:value-type="float">
            <text:p>7,746633</text:p>
          </table:table-cell>
          <table:table-cell office:value-type="float" office:value="7.919107" calcext:value-type="float">
            <text:p>7,919107</text:p>
          </table:table-cell>
          <table:table-cell office:value-type="float" office:value="8.060947" calcext:value-type="float">
            <text:p>8,060947</text:p>
          </table:table-cell>
          <table:table-cell office:value-type="float" office:value="8.142731" calcext:value-type="float">
            <text:p>8,142731</text:p>
          </table:table-cell>
          <table:table-cell office:value-type="float" office:value="8.29125" calcext:value-type="float">
            <text:p>8,29125</text:p>
          </table:table-cell>
          <table:table-cell office:value-type="float" office:value="8.21694" calcext:value-type="float">
            <text:p>8,21694</text:p>
          </table:table-cell>
          <table:table-cell office:value-type="float" office:value="7.969745" calcext:value-type="float">
            <text:p>7,96974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46.04982" calcext:value-type="float">
            <text:p>246,04982</text:p>
          </table:table-cell>
          <table:table-cell office:value-type="float" office:value="244.586945" calcext:value-type="float">
            <text:p>244,586945</text:p>
          </table:table-cell>
          <table:table-cell office:value-type="float" office:value="243.216034" calcext:value-type="float">
            <text:p>243,216034</text:p>
          </table:table-cell>
          <table:table-cell office:value-type="float" office:value="243.857819" calcext:value-type="float">
            <text:p>243,857819</text:p>
          </table:table-cell>
          <table:table-cell office:value-type="float" office:value="241.634201" calcext:value-type="float">
            <text:p>241,634201</text:p>
          </table:table-cell>
          <table:table-cell office:value-type="float" office:value="222.944641" calcext:value-type="float">
            <text:p>222,944641</text:p>
          </table:table-cell>
          <table:table-cell office:value-type="float" office:value="235.716187" calcext:value-type="float">
            <text:p>235,716187</text:p>
          </table:table-cell>
          <table:table-cell office:value-type="float" office:value="216.669296" calcext:value-type="float">
            <text:p>216,669296</text:p>
          </table:table-cell>
          <table:table-cell office:value-type="float" office:value="240.721573" calcext:value-type="float">
            <text:p>240,721573</text:p>
          </table:table-cell>
          <table:table-cell office:value-type="float" office:value="213.473145" calcext:value-type="float">
            <text:p>213,473145</text:p>
          </table:table-cell>
          <table:table-cell office:value-type="float" office:value="241.198151" calcext:value-type="float">
            <text:p>241,198151</text:p>
          </table:table-cell>
          <table:table-cell office:value-type="float" office:value="224.307541" calcext:value-type="float">
            <text:p>224,307541</text:p>
          </table:table-cell>
          <table:table-cell office:value-type="float" office:value="244.159073" calcext:value-type="float">
            <text:p>244,159073</text:p>
          </table:table-cell>
          <table:table-cell office:value-type="float" office:value="237.635437" calcext:value-type="float">
            <text:p>237,635437</text:p>
          </table:table-cell>
          <table:table-cell office:value-type="float" office:value="235.314438" calcext:value-type="float">
            <text:p>235,314438</text:p>
          </table:table-cell>
          <table:table-cell office:value-type="float" office:value="232.605408" calcext:value-type="float">
            <text:p>232,605408</text:p>
          </table:table-cell>
          <table:table-cell office:value-type="float" office:value="224.998184" calcext:value-type="float">
            <text:p>224,998184</text:p>
          </table:table-cell>
          <table:table-cell office:value-type="float" office:value="213.111923" calcext:value-type="float">
            <text:p>213,111923</text:p>
          </table:table-cell>
          <table:table-cell office:value-type="float" office:value="231.192749" calcext:value-type="float">
            <text:p>231,192749</text:p>
          </table:table-cell>
          <table:table-cell office:value-type="float" office:value="210.842484" calcext:value-type="float">
            <text:p>210,842484</text:p>
          </table:table-cell>
          <table:table-cell office:value-type="float" office:value="228.247681" calcext:value-type="float">
            <text:p>228,247681</text:p>
          </table:table-cell>
          <table:table-cell office:value-type="float" office:value="224.3116" calcext:value-type="float">
            <text:p>224,3116</text:p>
          </table:table-cell>
          <table:table-cell office:value-type="float" office:value="226.641235" calcext:value-type="float">
            <text:p>226,641235</text:p>
          </table:table-cell>
          <table:table-cell office:value-type="float" office:value="226.191772" calcext:value-type="float">
            <text:p>226,191772</text:p>
          </table:table-cell>
          <table:table-cell office:value-type="float" office:value="229.25058" calcext:value-type="float">
            <text:p>229,25058</text:p>
          </table:table-cell>
          <table:table-cell office:value-type="float" office:value="237.564697" calcext:value-type="float">
            <text:p>237,564697</text:p>
          </table:table-cell>
          <table:table-cell office:value-type="float" office:value="237.920624" calcext:value-type="float">
            <text:p>237,920624</text:p>
          </table:table-cell>
          <table:table-cell office:value-type="float" office:value="259.061554" calcext:value-type="float">
            <text:p>259,061554</text:p>
          </table:table-cell>
          <table:table-cell office:value-type="float" office:value="250.77153" calcext:value-type="float">
            <text:p>250,77153</text:p>
          </table:table-cell>
          <table:table-cell office:value-type="float" office:value="236.466248" calcext:value-type="float">
            <text:p>236,46624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17.390381" calcext:value-type="float">
            <text:p>817,390381</text:p>
          </table:table-cell>
          <table:table-cell office:value-type="float" office:value="817.167358" calcext:value-type="float">
            <text:p>817,167358</text:p>
          </table:table-cell>
          <table:table-cell office:value-type="float" office:value="815.63092" calcext:value-type="float">
            <text:p>815,63092</text:p>
          </table:table-cell>
          <table:table-cell office:value-type="float" office:value="816.639893" calcext:value-type="float">
            <text:p>816,639893</text:p>
          </table:table-cell>
          <table:table-cell office:value-type="float" office:value="815.613403" calcext:value-type="float">
            <text:p>815,613403</text:p>
          </table:table-cell>
          <table:table-cell office:value-type="float" office:value="822.735596" calcext:value-type="float">
            <text:p>822,735596</text:p>
          </table:table-cell>
          <table:table-cell office:value-type="float" office:value="821.708923" calcext:value-type="float">
            <text:p>821,708923</text:p>
          </table:table-cell>
          <table:table-cell office:value-type="float" office:value="819.436768" calcext:value-type="float">
            <text:p>819,436768</text:p>
          </table:table-cell>
          <table:table-cell office:value-type="float" office:value="812.598022" calcext:value-type="float">
            <text:p>812,598022</text:p>
          </table:table-cell>
          <table:table-cell office:value-type="float" office:value="815.757019" calcext:value-type="float">
            <text:p>815,757019</text:p>
          </table:table-cell>
          <table:table-cell office:value-type="float" office:value="809.06604" calcext:value-type="float">
            <text:p>809,06604</text:p>
          </table:table-cell>
          <table:table-cell office:value-type="float" office:value="796.634155" calcext:value-type="float">
            <text:p>796,634155</text:p>
          </table:table-cell>
          <table:table-cell office:value-type="float" office:value="797.16394" calcext:value-type="float">
            <text:p>797,16394</text:p>
          </table:table-cell>
          <table:table-cell office:value-type="float" office:value="806.298096" calcext:value-type="float">
            <text:p>806,298096</text:p>
          </table:table-cell>
          <table:table-cell office:value-type="float" office:value="806.845215" calcext:value-type="float">
            <text:p>806,845215</text:p>
          </table:table-cell>
          <table:table-cell office:value-type="float" office:value="815.009949" calcext:value-type="float">
            <text:p>815,009949</text:p>
          </table:table-cell>
          <table:table-cell office:value-type="float" office:value="811.602173" calcext:value-type="float">
            <text:p>811,602173</text:p>
          </table:table-cell>
          <table:table-cell office:value-type="float" office:value="817.807983" calcext:value-type="float">
            <text:p>817,807983</text:p>
          </table:table-cell>
          <table:table-cell office:value-type="float" office:value="815.373535" calcext:value-type="float">
            <text:p>815,373535</text:p>
          </table:table-cell>
          <table:table-cell office:value-type="float" office:value="818.513306" calcext:value-type="float">
            <text:p>818,513306</text:p>
          </table:table-cell>
          <table:table-cell office:value-type="float" office:value="814.022766" calcext:value-type="float">
            <text:p>814,022766</text:p>
          </table:table-cell>
          <table:table-cell office:value-type="float" office:value="815.07251" calcext:value-type="float">
            <text:p>815,07251</text:p>
          </table:table-cell>
          <table:table-cell office:value-type="float" office:value="815.522095" calcext:value-type="float">
            <text:p>815,522095</text:p>
          </table:table-cell>
          <table:table-cell office:value-type="float" office:value="814.081665" calcext:value-type="float">
            <text:p>814,081665</text:p>
          </table:table-cell>
          <table:table-cell office:value-type="float" office:value="816.10376" calcext:value-type="float">
            <text:p>816,10376</text:p>
          </table:table-cell>
          <table:table-cell office:value-type="float" office:value="817.035522" calcext:value-type="float">
            <text:p>817,035522</text:p>
          </table:table-cell>
          <table:table-cell office:value-type="float" office:value="813.369934" calcext:value-type="float">
            <text:p>813,369934</text:p>
          </table:table-cell>
          <table:table-cell office:value-type="float" office:value="816.993286" calcext:value-type="float">
            <text:p>816,993286</text:p>
          </table:table-cell>
          <table:table-cell office:value-type="float" office:value="815.067444" calcext:value-type="float">
            <text:p>815,067444</text:p>
          </table:table-cell>
          <table:table-cell office:value-type="float" office:value="909.853943" calcext:value-type="float">
            <text:p>909,853943</text:p>
          </table:table-cell>
          <table:table-cell table:number-columns-repeated="8"/>
          <table:table-cell table:style-name="ce3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8.622437" calcext:value-type="float">
            <text:p>38,622437</text:p>
          </table:table-cell>
          <table:table-cell office:value-type="float" office:value="38.629974" calcext:value-type="float">
            <text:p>38,629974</text:p>
          </table:table-cell>
          <table:table-cell office:value-type="float" office:value="38.480614" calcext:value-type="float">
            <text:p>38,480614</text:p>
          </table:table-cell>
          <table:table-cell office:value-type="float" office:value="39.132523" calcext:value-type="float">
            <text:p>39,132523</text:p>
          </table:table-cell>
          <table:table-cell office:value-type="float" office:value="38.288433" calcext:value-type="float">
            <text:p>38,288433</text:p>
          </table:table-cell>
          <table:table-cell office:value-type="float" office:value="38.027195" calcext:value-type="float">
            <text:p>38,027195</text:p>
          </table:table-cell>
          <table:table-cell office:value-type="float" office:value="37.726055" calcext:value-type="float">
            <text:p>37,726055</text:p>
          </table:table-cell>
          <table:table-cell office:value-type="float" office:value="37.611149" calcext:value-type="float">
            <text:p>37,611149</text:p>
          </table:table-cell>
          <table:table-cell office:value-type="float" office:value="36.950336" calcext:value-type="float">
            <text:p>36,950336</text:p>
          </table:table-cell>
          <table:table-cell office:value-type="float" office:value="36.521015" calcext:value-type="float">
            <text:p>36,521015</text:p>
          </table:table-cell>
          <table:table-cell office:value-type="float" office:value="36.228237" calcext:value-type="float">
            <text:p>36,228237</text:p>
          </table:table-cell>
          <table:table-cell office:value-type="float" office:value="36.167343" calcext:value-type="float">
            <text:p>36,167343</text:p>
          </table:table-cell>
          <table:table-cell office:value-type="float" office:value="36.203281" calcext:value-type="float">
            <text:p>36,203281</text:p>
          </table:table-cell>
          <table:table-cell office:value-type="float" office:value="36.317753" calcext:value-type="float">
            <text:p>36,317753</text:p>
          </table:table-cell>
          <table:table-cell office:value-type="float" office:value="36.233528" calcext:value-type="float">
            <text:p>36,233528</text:p>
          </table:table-cell>
          <table:table-cell office:value-type="float" office:value="36.048454" calcext:value-type="float">
            <text:p>36,048454</text:p>
          </table:table-cell>
          <table:table-cell office:value-type="float" office:value="35.800167" calcext:value-type="float">
            <text:p>35,800167</text:p>
          </table:table-cell>
          <table:table-cell office:value-type="float" office:value="35.675205" calcext:value-type="float">
            <text:p>35,675205</text:p>
          </table:table-cell>
          <table:table-cell office:value-type="float" office:value="35.538605" calcext:value-type="float">
            <text:p>35,538605</text:p>
          </table:table-cell>
          <table:table-cell office:value-type="float" office:value="35.447166" calcext:value-type="float">
            <text:p>35,447166</text:p>
          </table:table-cell>
          <table:table-cell office:value-type="float" office:value="35.48233" calcext:value-type="float">
            <text:p>35,48233</text:p>
          </table:table-cell>
          <table:table-cell office:value-type="float" office:value="35.342827" calcext:value-type="float">
            <text:p>35,342827</text:p>
          </table:table-cell>
          <table:table-cell office:value-type="float" office:value="35.349224" calcext:value-type="float">
            <text:p>35,349224</text:p>
          </table:table-cell>
          <table:table-cell office:value-type="float" office:value="35.450523" calcext:value-type="float">
            <text:p>35,450523</text:p>
          </table:table-cell>
          <table:table-cell office:value-type="float" office:value="35.698208" calcext:value-type="float">
            <text:p>35,698208</text:p>
          </table:table-cell>
          <table:table-cell office:value-type="float" office:value="35.77" calcext:value-type="float">
            <text:p>35,77</text:p>
          </table:table-cell>
          <table:table-cell office:value-type="float" office:value="35.67038" calcext:value-type="float">
            <text:p>35,67038</text:p>
          </table:table-cell>
          <table:table-cell office:value-type="float" office:value="35.57552" calcext:value-type="float">
            <text:p>35,57552</text:p>
          </table:table-cell>
          <table:table-cell office:value-type="float" office:value="35.459332" calcext:value-type="float">
            <text:p>35,459332</text:p>
          </table:table-cell>
          <table:table-cell office:value-type="float" office:value="35.397167" calcext:value-type="float">
            <text:p>35,39716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6.047722" calcext:value-type="float">
            <text:p>46,047722</text:p>
          </table:table-cell>
          <table:table-cell office:value-type="float" office:value="46.397575" calcext:value-type="float">
            <text:p>46,397575</text:p>
          </table:table-cell>
          <table:table-cell office:value-type="float" office:value="45.319595" calcext:value-type="float">
            <text:p>45,319595</text:p>
          </table:table-cell>
          <table:table-cell office:value-type="float" office:value="43.961998" calcext:value-type="float">
            <text:p>43,961998</text:p>
          </table:table-cell>
          <table:table-cell office:value-type="float" office:value="43.124779" calcext:value-type="float">
            <text:p>43,124779</text:p>
          </table:table-cell>
          <table:table-cell office:value-type="float" office:value="42.503456" calcext:value-type="float">
            <text:p>42,503456</text:p>
          </table:table-cell>
          <table:table-cell office:value-type="float" office:value="41.907471" calcext:value-type="float">
            <text:p>41,907471</text:p>
          </table:table-cell>
          <table:table-cell office:value-type="float" office:value="41.593662" calcext:value-type="float">
            <text:p>41,593662</text:p>
          </table:table-cell>
          <table:table-cell office:value-type="float" office:value="41.647354" calcext:value-type="float">
            <text:p>41,647354</text:p>
          </table:table-cell>
          <table:table-cell office:value-type="float" office:value="42.072418" calcext:value-type="float">
            <text:p>42,072418</text:p>
          </table:table-cell>
          <table:table-cell office:value-type="float" office:value="43.054386" calcext:value-type="float">
            <text:p>43,054386</text:p>
          </table:table-cell>
          <table:table-cell office:value-type="float" office:value="44.575844" calcext:value-type="float">
            <text:p>44,575844</text:p>
          </table:table-cell>
          <table:table-cell office:value-type="float" office:value="45.505993" calcext:value-type="float">
            <text:p>45,505993</text:p>
          </table:table-cell>
          <table:table-cell office:value-type="float" office:value="46.088753" calcext:value-type="float">
            <text:p>46,088753</text:p>
          </table:table-cell>
          <table:table-cell office:value-type="float" office:value="46.328773" calcext:value-type="float">
            <text:p>46,328773</text:p>
          </table:table-cell>
          <table:table-cell office:value-type="float" office:value="45.201981" calcext:value-type="float">
            <text:p>45,201981</text:p>
          </table:table-cell>
          <table:table-cell office:value-type="float" office:value="43.73761" calcext:value-type="float">
            <text:p>43,73761</text:p>
          </table:table-cell>
          <table:table-cell office:value-type="float" office:value="42.749428" calcext:value-type="float">
            <text:p>42,749428</text:p>
          </table:table-cell>
          <table:table-cell office:value-type="float" office:value="42.22393" calcext:value-type="float">
            <text:p>42,22393</text:p>
          </table:table-cell>
          <table:table-cell office:value-type="float" office:value="42.118511" calcext:value-type="float">
            <text:p>42,118511</text:p>
          </table:table-cell>
          <table:table-cell office:value-type="float" office:value="42.515217" calcext:value-type="float">
            <text:p>42,515217</text:p>
          </table:table-cell>
          <table:table-cell office:value-type="float" office:value="43.345398" calcext:value-type="float">
            <text:p>43,345398</text:p>
          </table:table-cell>
          <table:table-cell office:value-type="float" office:value="44.406284" calcext:value-type="float">
            <text:p>44,406284</text:p>
          </table:table-cell>
          <table:table-cell office:value-type="float" office:value="45.35894" calcext:value-type="float">
            <text:p>45,35894</text:p>
          </table:table-cell>
          <table:table-cell office:value-type="float" office:value="45.939423" calcext:value-type="float">
            <text:p>45,939423</text:p>
          </table:table-cell>
          <table:table-cell office:value-type="float" office:value="46.113075" calcext:value-type="float">
            <text:p>46,113075</text:p>
          </table:table-cell>
          <table:table-cell office:value-type="float" office:value="45.539139" calcext:value-type="float">
            <text:p>45,539139</text:p>
          </table:table-cell>
          <table:table-cell office:value-type="float" office:value="44.683769" calcext:value-type="float">
            <text:p>44,683769</text:p>
          </table:table-cell>
          <table:table-cell office:value-type="float" office:value="43.968254" calcext:value-type="float">
            <text:p>43,968254</text:p>
          </table:table-cell>
          <table:table-cell office:value-type="float" office:value="43.875546" calcext:value-type="float">
            <text:p>43,875546</text:p>
          </table:table-cell>
          <table:table-cell table:number-columns-repeated="9"/>
        </table:table-row>
        <table:table-row table:style-name="ro2" table:number-rows-repeated="9">
          <table:table-cell table:style-name="Default"/>
          <table:table-cell table:style-name="ce39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39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36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35" office:value-type="string" calcext:value-type="string">
            <text:p>% do Erro Absoluto</text:p>
          </table:table-cell>
          <table:table-cell table:style-name="ce37" office:value-type="string" calcext:value-type="string">
            <text:p>2017-07</text:p>
          </table:table-cell>
          <table:table-cell table:style-name="ce37" office:value-type="string" calcext:value-type="string">
            <text:p>2017-08</text:p>
          </table:table-cell>
          <table:table-cell table:style-name="ce37" office:value-type="string" calcext:value-type="string">
            <text:p>2017-09</text:p>
          </table:table-cell>
          <table:table-cell table:style-name="ce37" office:value-type="string" calcext:value-type="string">
            <text:p>2017-10</text:p>
          </table:table-cell>
          <table:table-cell table:style-name="ce37" office:value-type="string" calcext:value-type="string">
            <text:p>2017-11</text:p>
          </table:table-cell>
          <table:table-cell table:style-name="ce37" office:value-type="string" calcext:value-type="string">
            <text:p>2017-12</text:p>
          </table:table-cell>
          <table:table-cell table:style-name="ce37" office:value-type="string" calcext:value-type="string">
            <text:p>2018-01</text:p>
          </table:table-cell>
          <table:table-cell table:style-name="ce37" office:value-type="string" calcext:value-type="string">
            <text:p>2018-02</text:p>
          </table:table-cell>
          <table:table-cell table:style-name="ce37" office:value-type="string" calcext:value-type="string">
            <text:p>2018-03</text:p>
          </table:table-cell>
          <table:table-cell table:style-name="ce37" office:value-type="string" calcext:value-type="string">
            <text:p>2018-04</text:p>
          </table:table-cell>
          <table:table-cell table:style-name="ce37" office:value-type="string" calcext:value-type="string">
            <text:p>2018-05</text:p>
          </table:table-cell>
          <table:table-cell table:style-name="ce37" office:value-type="string" calcext:value-type="string">
            <text:p>2018-06</text:p>
          </table:table-cell>
          <table:table-cell table:style-name="ce37" office:value-type="string" calcext:value-type="string">
            <text:p>2018-07</text:p>
          </table:table-cell>
          <table:table-cell table:style-name="ce37" office:value-type="string" calcext:value-type="string">
            <text:p>2018-08</text:p>
          </table:table-cell>
          <table:table-cell table:style-name="ce37" office:value-type="string" calcext:value-type="string">
            <text:p>2018-09</text:p>
          </table:table-cell>
          <table:table-cell table:style-name="ce37" office:value-type="string" calcext:value-type="string">
            <text:p>2018-10</text:p>
          </table:table-cell>
          <table:table-cell table:style-name="ce37" office:value-type="string" calcext:value-type="string">
            <text:p>2018-11</text:p>
          </table:table-cell>
          <table:table-cell table:style-name="ce37" office:value-type="string" calcext:value-type="string">
            <text:p>2018-12</text:p>
          </table:table-cell>
          <table:table-cell table:style-name="ce37" office:value-type="string" calcext:value-type="string">
            <text:p>2019-01</text:p>
          </table:table-cell>
          <table:table-cell table:style-name="ce37" office:value-type="string" calcext:value-type="string">
            <text:p>2019-02</text:p>
          </table:table-cell>
          <table:table-cell table:style-name="ce37" office:value-type="string" calcext:value-type="string">
            <text:p>2019-03</text:p>
          </table:table-cell>
          <table:table-cell table:style-name="ce37" office:value-type="string" calcext:value-type="string">
            <text:p>2019-04</text:p>
          </table:table-cell>
          <table:table-cell table:style-name="ce37" office:value-type="string" calcext:value-type="string">
            <text:p>2019-05</text:p>
          </table:table-cell>
          <table:table-cell table:style-name="ce37" office:value-type="string" calcext:value-type="string">
            <text:p>2019-06</text:p>
          </table:table-cell>
          <table:table-cell table:style-name="ce37" office:value-type="string" calcext:value-type="string">
            <text:p>2019-07</text:p>
          </table:table-cell>
          <table:table-cell table:style-name="ce37" office:value-type="string" calcext:value-type="string">
            <text:p>2019-08</text:p>
          </table:table-cell>
          <table:table-cell table:style-name="ce37" office:value-type="string" calcext:value-type="string">
            <text:p>2019-09</text:p>
          </table:table-cell>
          <table:table-cell table:style-name="ce37" office:value-type="string" calcext:value-type="string">
            <text:p>2019-10</text:p>
          </table:table-cell>
          <table:table-cell table:style-name="ce37" office:value-type="string" calcext:value-type="string">
            <text:p>2019-11</text:p>
          </table:table-cell>
          <table:table-cell table:style-name="ce37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104442960448642" calcext:value-type="percentage">
            <text:p>10,444%</text:p>
          </table:table-cell>
          <table:table-cell table:formula="of:=(ABS([$Registrado.C2] - [$Previsto.C2])/[$Registrado.C2])" office:value-type="percentage" office:value="0.233340326045748" calcext:value-type="percentage">
            <text:p>23,334%</text:p>
          </table:table-cell>
          <table:table-cell table:formula="of:=(ABS([$Registrado.D2] - [$Previsto.D2])/[$Registrado.D2])" office:value-type="percentage" office:value="0.184212791714305" calcext:value-type="percentage">
            <text:p>18,421%</text:p>
          </table:table-cell>
          <table:table-cell table:formula="of:=(ABS([$Registrado.E2] - [$Previsto.E2])/[$Registrado.E2])" office:value-type="percentage" office:value="0.177034342337451" calcext:value-type="percentage">
            <text:p>17,703%</text:p>
          </table:table-cell>
          <table:table-cell table:formula="of:=(ABS([$Registrado.F2] - [$Previsto.F2])/[$Registrado.F2])" office:value-type="percentage" office:value="0.0495607652501175" calcext:value-type="percentage">
            <text:p>4,956%</text:p>
          </table:table-cell>
          <table:table-cell table:formula="of:=(ABS([$Registrado.G2] - [$Previsto.G2])/[$Registrado.G2])" office:value-type="percentage" office:value="0.0161614255765199" calcext:value-type="percentage">
            <text:p>1,616%</text:p>
          </table:table-cell>
          <table:table-cell table:formula="of:=(ABS([$Registrado.H2] - [$Previsto.H2])/[$Registrado.H2])" office:value-type="percentage" office:value="0.076177291444258" calcext:value-type="percentage">
            <text:p>7,618%</text:p>
          </table:table-cell>
          <table:table-cell table:formula="of:=(ABS([$Registrado.I2] - [$Previsto.I2])/[$Registrado.I2])" office:value-type="percentage" office:value="0.357920852017937" calcext:value-type="percentage">
            <text:p>35,792%</text:p>
          </table:table-cell>
          <table:table-cell table:formula="of:=(ABS([$Registrado.J2] - [$Previsto.J2])/[$Registrado.J2])" office:value-type="percentage" office:value="0.245581242287124" calcext:value-type="percentage">
            <text:p>24,558%</text:p>
          </table:table-cell>
          <table:table-cell table:formula="of:=(ABS([$Registrado.K2] - [$Previsto.K2])/[$Registrado.K2])" office:value-type="percentage" office:value="0.2440060593612" calcext:value-type="percentage">
            <text:p>24,401%</text:p>
          </table:table-cell>
          <table:table-cell table:formula="of:=(ABS([$Registrado.L2] - [$Previsto.L2])/[$Registrado.L2])" office:value-type="percentage" office:value="0.195250493291239" calcext:value-type="percentage">
            <text:p>19,525%</text:p>
          </table:table-cell>
          <table:table-cell table:formula="of:=(ABS([$Registrado.M2] - [$Previsto.M2])/[$Registrado.M2])" office:value-type="percentage" office:value="0.158840727626189" calcext:value-type="percentage">
            <text:p>15,884%</text:p>
          </table:table-cell>
          <table:table-cell table:formula="of:=(ABS([$Registrado.N2] - [$Previsto.N2])/[$Registrado.N2])" office:value-type="percentage" office:value="0.0585433144277834" calcext:value-type="percentage">
            <text:p>5,854%</text:p>
          </table:table-cell>
          <table:table-cell table:formula="of:=(ABS([$Registrado.O2] - [$Previsto.O2])/[$Registrado.O2])" office:value-type="percentage" office:value="0.230693186869008" calcext:value-type="percentage">
            <text:p>23,069%</text:p>
          </table:table-cell>
          <table:table-cell table:formula="of:=(ABS([$Registrado.P2] - [$Previsto.P2])/[$Registrado.P2])" office:value-type="percentage" office:value="0.151005746723667" calcext:value-type="percentage">
            <text:p>15,101%</text:p>
          </table:table-cell>
          <table:table-cell table:formula="of:=(ABS([$Registrado.Q2] - [$Previsto.Q2])/[$Registrado.Q2])" office:value-type="percentage" office:value="0.211578382247674" calcext:value-type="percentage">
            <text:p>21,158%</text:p>
          </table:table-cell>
          <table:table-cell table:formula="of:=(ABS([$Registrado.R2] - [$Previsto.R2])/[$Registrado.R2])" office:value-type="percentage" office:value="0.169847344981158" calcext:value-type="percentage">
            <text:p>16,985%</text:p>
          </table:table-cell>
          <table:table-cell table:formula="of:=(ABS([$Registrado.S2] - [$Previsto.S2])/[$Registrado.S2])" office:value-type="percentage" office:value="0.235096524309449" calcext:value-type="percentage">
            <text:p>23,510%</text:p>
          </table:table-cell>
          <table:table-cell table:formula="of:=(ABS([$Registrado.T2] - [$Previsto.T2])/[$Registrado.T2])" office:value-type="percentage" office:value="0.0831807293528781" calcext:value-type="percentage">
            <text:p>8,318%</text:p>
          </table:table-cell>
          <table:table-cell table:formula="of:=(ABS([$Registrado.U2] - [$Previsto.U2])/[$Registrado.U2])" office:value-type="percentage" office:value="0.167655139196609" calcext:value-type="percentage">
            <text:p>16,766%</text:p>
          </table:table-cell>
          <table:table-cell table:formula="of:=(ABS([$Registrado.V2] - [$Previsto.V2])/[$Registrado.V2])" office:value-type="percentage" office:value="0.50058551980198" calcext:value-type="percentage">
            <text:p>50,059%</text:p>
          </table:table-cell>
          <table:table-cell table:formula="of:=(ABS([$Registrado.W2] - [$Previsto.W2])/[$Registrado.W2])" office:value-type="percentage" office:value="0.0872499551730321" calcext:value-type="percentage">
            <text:p>8,725%</text:p>
          </table:table-cell>
          <table:table-cell table:formula="of:=(ABS([$Registrado.X2] - [$Previsto.X2])/[$Registrado.X2])" office:value-type="percentage" office:value="0.0302707067476814" calcext:value-type="percentage">
            <text:p>3,027%</text:p>
          </table:table-cell>
          <table:table-cell table:formula="of:=(ABS([$Registrado.Y2] - [$Previsto.Y2])/[$Registrado.Y2])" office:value-type="percentage" office:value="0.000444499422728041" calcext:value-type="percentage">
            <text:p>0,044%</text:p>
          </table:table-cell>
          <table:table-cell table:formula="of:=(ABS([$Registrado.Z2] - [$Previsto.Z2])/[$Registrado.Z2])" office:value-type="percentage" office:value="0.16304973785872" calcext:value-type="percentage">
            <text:p>16,305%</text:p>
          </table:table-cell>
          <table:table-cell table:formula="of:=(ABS([$Registrado.AA2] - [$Previsto.AA2])/[$Registrado.AA2])" office:value-type="percentage" office:value="0.274506189080906" calcext:value-type="percentage">
            <text:p>27,451%</text:p>
          </table:table-cell>
          <table:table-cell table:formula="of:=(ABS([$Registrado.AB2] - [$Previsto.AB2])/[$Registrado.AB2])" office:value-type="percentage" office:value="0.20467088441618" calcext:value-type="percentage">
            <text:p>20,467%</text:p>
          </table:table-cell>
          <table:table-cell table:formula="of:=(ABS([$Registrado.AC2] - [$Previsto.AC2])/[$Registrado.AC2])" office:value-type="percentage" office:value="0.266407174399613" calcext:value-type="percentage">
            <text:p>26,641%</text:p>
          </table:table-cell>
          <table:table-cell table:formula="of:=(ABS([$Registrado.AD2] - [$Previsto.AD2])/[$Registrado.AD2])" office:value-type="percentage" office:value="0.20249940812837" calcext:value-type="percentage">
            <text:p>20,250%</text:p>
          </table:table-cell>
          <table:table-cell table:formula="of:=(ABS([$Registrado.AE2] - [$Previsto.AE2])/[$Registrado.AE2])" office:value-type="percentage" office:value="0.193862204724409" calcext:value-type="percentage">
            <text:p>19,386%</text:p>
          </table:table-cell>
          <table:table-cell table:formula="of:=AVERAGE([.B2:.AE2])" office:value-type="percentage" office:value="0.175789197508753" calcext:value-type="percentage">
            <text:p>17,579%</text:p>
          </table:table-cell>
          <table:table-cell table:formula="of:=STDEV([.B2:.AE2])" office:value-type="percentage" office:value="0.10492562349008" calcext:value-type="percentage">
            <text:p>10,49%</text:p>
          </table:table-cell>
          <table:table-cell table:formula="of:=COUNTIF([.B2:.AE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367993767572634" calcext:value-type="percentage">
            <text:p>36,799%</text:p>
          </table:table-cell>
          <table:table-cell table:formula="of:=(ABS([$Registrado.C3] - [$Previsto.C3])/[$Registrado.C3])" office:value-type="percentage" office:value="0.0839398837902264" calcext:value-type="percentage">
            <text:p>8,394%</text:p>
          </table:table-cell>
          <table:table-cell table:formula="of:=(ABS([$Registrado.D3] - [$Previsto.D3])/[$Registrado.D3])" office:value-type="percentage" office:value="0.0325776519199259" calcext:value-type="percentage">
            <text:p>3,258%</text:p>
          </table:table-cell>
          <table:table-cell table:formula="of:=(ABS([$Registrado.E3] - [$Previsto.E3])/[$Registrado.E3])" office:value-type="percentage" office:value="0.0343696603319862" calcext:value-type="percentage">
            <text:p>3,437%</text:p>
          </table:table-cell>
          <table:table-cell table:formula="of:=(ABS([$Registrado.F3] - [$Previsto.F3])/[$Registrado.F3])" office:value-type="percentage" office:value="0.00148486730855501" calcext:value-type="percentage">
            <text:p>0,148%</text:p>
          </table:table-cell>
          <table:table-cell table:formula="of:=(ABS([$Registrado.G3] - [$Previsto.G3])/[$Registrado.G3])" office:value-type="percentage" office:value="0.0144043381887271" calcext:value-type="percentage">
            <text:p>1,440%</text:p>
          </table:table-cell>
          <table:table-cell table:formula="of:=(ABS([$Registrado.H3] - [$Previsto.H3])/[$Registrado.H3])" office:value-type="percentage" office:value="0.046493714781101" calcext:value-type="percentage">
            <text:p>4,649%</text:p>
          </table:table-cell>
          <table:table-cell table:formula="of:=(ABS([$Registrado.I3] - [$Previsto.I3])/[$Registrado.I3])" office:value-type="percentage" office:value="0.022720283370619" calcext:value-type="percentage">
            <text:p>2,272%</text:p>
          </table:table-cell>
          <table:table-cell table:formula="of:=(ABS([$Registrado.J3] - [$Previsto.J3])/[$Registrado.J3])" office:value-type="percentage" office:value="0.0682908374651906" calcext:value-type="percentage">
            <text:p>6,829%</text:p>
          </table:table-cell>
          <table:table-cell table:formula="of:=(ABS([$Registrado.K3] - [$Previsto.K3])/[$Registrado.K3])" office:value-type="percentage" office:value="0.0032254030217596" calcext:value-type="percentage">
            <text:p>0,323%</text:p>
          </table:table-cell>
          <table:table-cell table:formula="of:=(ABS([$Registrado.L3] - [$Previsto.L3])/[$Registrado.L3])" office:value-type="percentage" office:value="0.279512151910235" calcext:value-type="percentage">
            <text:p>27,951%</text:p>
          </table:table-cell>
          <table:table-cell table:formula="of:=(ABS([$Registrado.M3] - [$Previsto.M3])/[$Registrado.M3])" office:value-type="percentage" office:value="0.0116466726137378" calcext:value-type="percentage">
            <text:p>1,165%</text:p>
          </table:table-cell>
          <table:table-cell table:formula="of:=(ABS([$Registrado.N3] - [$Previsto.N3])/[$Registrado.N3])" office:value-type="percentage" office:value="0.102518909856519" calcext:value-type="percentage">
            <text:p>10,252%</text:p>
          </table:table-cell>
          <table:table-cell table:formula="of:=(ABS([$Registrado.O3] - [$Previsto.O3])/[$Registrado.O3])" office:value-type="percentage" office:value="0.108400383865081" calcext:value-type="percentage">
            <text:p>10,840%</text:p>
          </table:table-cell>
          <table:table-cell table:formula="of:=(ABS([$Registrado.P3] - [$Previsto.P3])/[$Registrado.P3])" office:value-type="percentage" office:value="0.026230913281475" calcext:value-type="percentage">
            <text:p>2,623%</text:p>
          </table:table-cell>
          <table:table-cell table:formula="of:=(ABS([$Registrado.Q3] - [$Previsto.Q3])/[$Registrado.Q3])" office:value-type="percentage" office:value="0.137990989629003" calcext:value-type="percentage">
            <text:p>13,799%</text:p>
          </table:table-cell>
          <table:table-cell table:formula="of:=(ABS([$Registrado.R3] - [$Previsto.R3])/[$Registrado.R3])" office:value-type="percentage" office:value="0.0641462700319195" calcext:value-type="percentage">
            <text:p>6,415%</text:p>
          </table:table-cell>
          <table:table-cell table:formula="of:=(ABS([$Registrado.S3] - [$Previsto.S3])/[$Registrado.S3])" office:value-type="percentage" office:value="0.0241070976606285" calcext:value-type="percentage">
            <text:p>2,411%</text:p>
          </table:table-cell>
          <table:table-cell table:formula="of:=(ABS([$Registrado.T3] - [$Previsto.T3])/[$Registrado.T3])" office:value-type="percentage" office:value="0.126913918735334" calcext:value-type="percentage">
            <text:p>12,691%</text:p>
          </table:table-cell>
          <table:table-cell table:formula="of:=(ABS([$Registrado.U3] - [$Previsto.U3])/[$Registrado.U3])" office:value-type="percentage" office:value="0.0694560866416485" calcext:value-type="percentage">
            <text:p>6,946%</text:p>
          </table:table-cell>
          <table:table-cell table:formula="of:=(ABS([$Registrado.V3] - [$Previsto.V3])/[$Registrado.V3])" office:value-type="percentage" office:value="0.0768172383407852" calcext:value-type="percentage">
            <text:p>7,682%</text:p>
          </table:table-cell>
          <table:table-cell table:formula="of:=(ABS([$Registrado.W3] - [$Previsto.W3])/[$Registrado.W3])" office:value-type="percentage" office:value="0.124142344682562" calcext:value-type="percentage">
            <text:p>12,414%</text:p>
          </table:table-cell>
          <table:table-cell table:formula="of:=(ABS([$Registrado.X3] - [$Previsto.X3])/[$Registrado.X3])" office:value-type="percentage" office:value="0.222085922263425" calcext:value-type="percentage">
            <text:p>22,209%</text:p>
          </table:table-cell>
          <table:table-cell table:formula="of:=(ABS([$Registrado.Y3] - [$Previsto.Y3])/[$Registrado.Y3])" office:value-type="percentage" office:value="0.256454464642873" calcext:value-type="percentage">
            <text:p>25,645%</text:p>
          </table:table-cell>
          <table:table-cell table:formula="of:=(ABS([$Registrado.Z3] - [$Previsto.Z3])/[$Registrado.Z3])" office:value-type="percentage" office:value="0.00717252601838278" calcext:value-type="percentage">
            <text:p>0,717%</text:p>
          </table:table-cell>
          <table:table-cell table:formula="of:=(ABS([$Registrado.AA3] - [$Previsto.AA3])/[$Registrado.AA3])" office:value-type="percentage" office:value="0.116969207486565" calcext:value-type="percentage">
            <text:p>11,697%</text:p>
          </table:table-cell>
          <table:table-cell table:formula="of:=(ABS([$Registrado.AB3] - [$Previsto.AB3])/[$Registrado.AB3])" office:value-type="percentage" office:value="0.193331010987662" calcext:value-type="percentage">
            <text:p>19,333%</text:p>
          </table:table-cell>
          <table:table-cell table:formula="of:=(ABS([$Registrado.AC3] - [$Previsto.AC3])/[$Registrado.AC3])" office:value-type="percentage" office:value="0.0900853101655622" calcext:value-type="percentage">
            <text:p>9,009%</text:p>
          </table:table-cell>
          <table:table-cell table:formula="of:=(ABS([$Registrado.AD3] - [$Previsto.AD3])/[$Registrado.AD3])" office:value-type="percentage" office:value="0.00786665457184313" calcext:value-type="percentage">
            <text:p>0,787%</text:p>
          </table:table-cell>
          <table:table-cell table:formula="of:=(ABS([$Registrado.AE3] - [$Previsto.AE3])/[$Registrado.AE3])" office:value-type="percentage" office:value="0.0668440402158726" calcext:value-type="percentage">
            <text:p>6,684%</text:p>
          </table:table-cell>
          <table:table-cell table:formula="of:=AVERAGE([.B3:.AE3])" office:value-type="percentage" office:value="0.0929397507117279" calcext:value-type="percentage">
            <text:p>9,294%</text:p>
          </table:table-cell>
          <table:table-cell table:formula="of:=STDEV([.B3:.AE3])" office:value-type="percentage" office:value="0.0908151886385939" calcext:value-type="percentage">
            <text:p>9,08%</text:p>
          </table:table-cell>
          <table:table-cell table:formula="of:=COUNTIF([.B3:.AE3]; &quot;&lt;0,05&quot;)" office:value-type="float" office:value="12" calcext:value-type="float">
            <text:p>1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2328332930075" calcext:value-type="percentage">
            <text:p>2,328%</text:p>
          </table:table-cell>
          <table:table-cell table:formula="of:=(ABS([$Registrado.C4] - [$Previsto.C4])/[$Registrado.C4])" office:value-type="percentage" office:value="0.0952585197018104" calcext:value-type="percentage">
            <text:p>9,526%</text:p>
          </table:table-cell>
          <table:table-cell table:formula="of:=(ABS([$Registrado.D4] - [$Previsto.D4])/[$Registrado.D4])" office:value-type="percentage" office:value="0.42170678412081" calcext:value-type="percentage">
            <text:p>42,171%</text:p>
          </table:table-cell>
          <table:table-cell table:formula="of:=(ABS([$Registrado.E4] - [$Previsto.E4])/[$Registrado.E4])" office:value-type="percentage" office:value="0.00289747531963102" calcext:value-type="percentage">
            <text:p>0,290%</text:p>
          </table:table-cell>
          <table:table-cell table:formula="of:=(ABS([$Registrado.F4] - [$Previsto.F4])/[$Registrado.F4])" office:value-type="percentage" office:value="0.0169463624115864" calcext:value-type="percentage">
            <text:p>1,695%</text:p>
          </table:table-cell>
          <table:table-cell table:formula="of:=(ABS([$Registrado.G4] - [$Previsto.G4])/[$Registrado.G4])" office:value-type="percentage" office:value="0.01182446853923" calcext:value-type="percentage">
            <text:p>1,182%</text:p>
          </table:table-cell>
          <table:table-cell table:formula="of:=(ABS([$Registrado.H4] - [$Previsto.H4])/[$Registrado.H4])" office:value-type="percentage" office:value="0.00594348851428072" calcext:value-type="percentage">
            <text:p>0,594%</text:p>
          </table:table-cell>
          <table:table-cell table:formula="of:=(ABS([$Registrado.I4] - [$Previsto.I4])/[$Registrado.I4])" office:value-type="percentage" office:value="0.399087508007687" calcext:value-type="percentage">
            <text:p>39,909%</text:p>
          </table:table-cell>
          <table:table-cell table:formula="of:=(ABS([$Registrado.J4] - [$Previsto.J4])/[$Registrado.J4])" office:value-type="percentage" office:value="0.365739192337561" calcext:value-type="percentage">
            <text:p>36,574%</text:p>
          </table:table-cell>
          <table:table-cell table:formula="of:=(ABS([$Registrado.K4] - [$Previsto.K4])/[$Registrado.K4])" office:value-type="percentage" office:value="0.231885039924847" calcext:value-type="percentage">
            <text:p>23,189%</text:p>
          </table:table-cell>
          <table:table-cell table:formula="of:=(ABS([$Registrado.L4] - [$Previsto.L4])/[$Registrado.L4])" office:value-type="percentage" office:value="0.312177819593085" calcext:value-type="percentage">
            <text:p>31,218%</text:p>
          </table:table-cell>
          <table:table-cell table:formula="of:=(ABS([$Registrado.M4] - [$Previsto.M4])/[$Registrado.M4])" office:value-type="percentage" office:value="0.147348599508599" calcext:value-type="percentage">
            <text:p>14,735%</text:p>
          </table:table-cell>
          <table:table-cell table:formula="of:=(ABS([$Registrado.N4] - [$Previsto.N4])/[$Registrado.N4])" office:value-type="percentage" office:value="0.000046114649681563" calcext:value-type="percentage">
            <text:p>0,005%</text:p>
          </table:table-cell>
          <table:table-cell table:formula="of:=(ABS([$Registrado.O4] - [$Previsto.O4])/[$Registrado.O4])" office:value-type="percentage" office:value="0.151382764294529" calcext:value-type="percentage">
            <text:p>15,138%</text:p>
          </table:table-cell>
          <table:table-cell table:formula="of:=(ABS([$Registrado.P4] - [$Previsto.P4])/[$Registrado.P4])" office:value-type="percentage" office:value="0.0920633627967027" calcext:value-type="percentage">
            <text:p>9,206%</text:p>
          </table:table-cell>
          <table:table-cell table:formula="of:=(ABS([$Registrado.Q4] - [$Previsto.Q4])/[$Registrado.Q4])" office:value-type="percentage" office:value="0.17360279971285" calcext:value-type="percentage">
            <text:p>17,360%</text:p>
          </table:table-cell>
          <table:table-cell table:formula="of:=(ABS([$Registrado.R4] - [$Previsto.R4])/[$Registrado.R4])" office:value-type="percentage" office:value="0.0013546736029535" calcext:value-type="percentage">
            <text:p>0,135%</text:p>
          </table:table-cell>
          <table:table-cell table:formula="of:=(ABS([$Registrado.S4] - [$Previsto.S4])/[$Registrado.S4])" office:value-type="percentage" office:value="0.0514762269286382" calcext:value-type="percentage">
            <text:p>5,148%</text:p>
          </table:table-cell>
          <table:table-cell table:formula="of:=(ABS([$Registrado.T4] - [$Previsto.T4])/[$Registrado.T4])" office:value-type="percentage" office:value="0.0121768651325972" calcext:value-type="percentage">
            <text:p>1,218%</text:p>
          </table:table-cell>
          <table:table-cell table:formula="of:=(ABS([$Registrado.U4] - [$Previsto.U4])/[$Registrado.U4])" office:value-type="percentage" office:value="0.273335185687178" calcext:value-type="percentage">
            <text:p>27,334%</text:p>
          </table:table-cell>
          <table:table-cell table:formula="of:=(ABS([$Registrado.V4] - [$Previsto.V4])/[$Registrado.V4])" office:value-type="percentage" office:value="0.368983787661406" calcext:value-type="percentage">
            <text:p>36,898%</text:p>
          </table:table-cell>
          <table:table-cell table:formula="of:=(ABS([$Registrado.W4] - [$Previsto.W4])/[$Registrado.W4])" office:value-type="percentage" office:value="0.311671571203363" calcext:value-type="percentage">
            <text:p>31,167%</text:p>
          </table:table-cell>
          <table:table-cell table:formula="of:=(ABS([$Registrado.X4] - [$Previsto.X4])/[$Registrado.X4])" office:value-type="percentage" office:value="0.253306562425965" calcext:value-type="percentage">
            <text:p>25,331%</text:p>
          </table:table-cell>
          <table:table-cell table:formula="of:=(ABS([$Registrado.Y4] - [$Previsto.Y4])/[$Registrado.Y4])" office:value-type="percentage" office:value="0.260076966610074" calcext:value-type="percentage">
            <text:p>26,008%</text:p>
          </table:table-cell>
          <table:table-cell table:formula="of:=(ABS([$Registrado.Z4] - [$Previsto.Z4])/[$Registrado.Z4])" office:value-type="percentage" office:value="0.0253742778419697" calcext:value-type="percentage">
            <text:p>2,537%</text:p>
          </table:table-cell>
          <table:table-cell table:formula="of:=(ABS([$Registrado.AA4] - [$Previsto.AA4])/[$Registrado.AA4])" office:value-type="percentage" office:value="0.0513583142302944" calcext:value-type="percentage">
            <text:p>5,136%</text:p>
          </table:table-cell>
          <table:table-cell table:formula="of:=(ABS([$Registrado.AB4] - [$Previsto.AB4])/[$Registrado.AB4])" office:value-type="percentage" office:value="0.0746380625476736" calcext:value-type="percentage">
            <text:p>7,464%</text:p>
          </table:table-cell>
          <table:table-cell table:formula="of:=(ABS([$Registrado.AC4] - [$Previsto.AC4])/[$Registrado.AC4])" office:value-type="percentage" office:value="0.0897750663129974" calcext:value-type="percentage">
            <text:p>8,978%</text:p>
          </table:table-cell>
          <table:table-cell table:formula="of:=(ABS([$Registrado.AD4] - [$Previsto.AD4])/[$Registrado.AD4])" office:value-type="percentage" office:value="0.173156371232468" calcext:value-type="percentage">
            <text:p>17,316%</text:p>
          </table:table-cell>
          <table:table-cell table:formula="of:=(ABS([$Registrado.AE4] - [$Previsto.AE4])/[$Registrado.AE4])" office:value-type="percentage" office:value="0.0535149910379663" calcext:value-type="percentage">
            <text:p>5,351%</text:p>
          </table:table-cell>
          <table:table-cell table:formula="of:=AVERAGE([.B4:.AE4])" office:value-type="percentage" office:value="0.148379751706306" calcext:value-type="percentage">
            <text:p>14,838%</text:p>
          </table:table-cell>
          <table:table-cell table:formula="of:=STDEV([.B4:.AE4])" office:value-type="percentage" office:value="0.137376165427737" calcext:value-type="percentage">
            <text:p>13,74%</text:p>
          </table:table-cell>
          <table:table-cell table:formula="of:=COUNTIF([.B4:.AE4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190269896087077" calcext:value-type="percentage">
            <text:p>19,027%</text:p>
          </table:table-cell>
          <table:table-cell table:formula="of:=(ABS([$Registrado.C5] - [$Previsto.C5])/[$Registrado.C5])" office:value-type="percentage" office:value="0.0674843540142328" calcext:value-type="percentage">
            <text:p>6,748%</text:p>
          </table:table-cell>
          <table:table-cell table:formula="of:=(ABS([$Registrado.D5] - [$Previsto.D5])/[$Registrado.D5])" office:value-type="percentage" office:value="0.0070894033502728" calcext:value-type="percentage">
            <text:p>0,709%</text:p>
          </table:table-cell>
          <table:table-cell table:formula="of:=(ABS([$Registrado.E5] - [$Previsto.E5])/[$Registrado.E5])" office:value-type="percentage" office:value="0.0755551595266108" calcext:value-type="percentage">
            <text:p>7,556%</text:p>
          </table:table-cell>
          <table:table-cell table:formula="of:=(ABS([$Registrado.F5] - [$Previsto.F5])/[$Registrado.F5])" office:value-type="percentage" office:value="0.147910921617828" calcext:value-type="percentage">
            <text:p>14,791%</text:p>
          </table:table-cell>
          <table:table-cell table:formula="of:=(ABS([$Registrado.G5] - [$Previsto.G5])/[$Registrado.G5])" office:value-type="percentage" office:value="0.285092967071103" calcext:value-type="percentage">
            <text:p>28,509%</text:p>
          </table:table-cell>
          <table:table-cell table:formula="of:=(ABS([$Registrado.H5] - [$Previsto.H5])/[$Registrado.H5])" office:value-type="percentage" office:value="0.404802003858003" calcext:value-type="percentage">
            <text:p>40,480%</text:p>
          </table:table-cell>
          <table:table-cell table:formula="of:=(ABS([$Registrado.I5] - [$Previsto.I5])/[$Registrado.I5])" office:value-type="percentage" office:value="2.1954039408867" calcext:value-type="percentage">
            <text:p>219,540%</text:p>
          </table:table-cell>
          <table:table-cell table:formula="of:=(ABS([$Registrado.J5] - [$Previsto.J5])/[$Registrado.J5])" office:value-type="percentage" office:value="1.27995952871306" calcext:value-type="percentage">
            <text:p>127,996%</text:p>
          </table:table-cell>
          <table:table-cell table:formula="of:=(ABS([$Registrado.K5] - [$Previsto.K5])/[$Registrado.K5])" office:value-type="percentage" office:value="0.339926419291933" calcext:value-type="percentage">
            <text:p>33,993%</text:p>
          </table:table-cell>
          <table:table-cell table:formula="of:=(ABS([$Registrado.L5] - [$Previsto.L5])/[$Registrado.L5])" office:value-type="percentage" office:value="1.22922965390313" calcext:value-type="percentage">
            <text:p>122,923%</text:p>
          </table:table-cell>
          <table:table-cell table:formula="of:=(ABS([$Registrado.M5] - [$Previsto.M5])/[$Registrado.M5])" office:value-type="percentage" office:value="1.46596385600857" calcext:value-type="percentage">
            <text:p>146,596%</text:p>
          </table:table-cell>
          <table:table-cell table:formula="of:=(ABS([$Registrado.N5] - [$Previsto.N5])/[$Registrado.N5])" office:value-type="percentage" office:value="0.398638406950703" calcext:value-type="percentage">
            <text:p>39,864%</text:p>
          </table:table-cell>
          <table:table-cell table:formula="of:=(ABS([$Registrado.O5] - [$Previsto.O5])/[$Registrado.O5])" office:value-type="percentage" office:value="1.24447543507077" calcext:value-type="percentage">
            <text:p>124,448%</text:p>
          </table:table-cell>
          <table:table-cell table:formula="of:=(ABS([$Registrado.P5] - [$Previsto.P5])/[$Registrado.P5])" office:value-type="percentage" office:value="0.335746451730514" calcext:value-type="percentage">
            <text:p>33,575%</text:p>
          </table:table-cell>
          <table:table-cell table:formula="of:=(ABS([$Registrado.Q5] - [$Previsto.Q5])/[$Registrado.Q5])" office:value-type="percentage" office:value="0.257645137697972" calcext:value-type="percentage">
            <text:p>25,765%</text:p>
          </table:table-cell>
          <table:table-cell table:formula="of:=(ABS([$Registrado.R5] - [$Previsto.R5])/[$Registrado.R5])" office:value-type="percentage" office:value="0.267111232713163" calcext:value-type="percentage">
            <text:p>26,711%</text:p>
          </table:table-cell>
          <table:table-cell table:formula="of:=(ABS([$Registrado.S5] - [$Previsto.S5])/[$Registrado.S5])" office:value-type="percentage" office:value="1.34076702890173" calcext:value-type="percentage">
            <text:p>134,077%</text:p>
          </table:table-cell>
          <table:table-cell table:formula="of:=(ABS([$Registrado.T5] - [$Previsto.T5])/[$Registrado.T5])" office:value-type="percentage" office:value="0.138673258290234" calcext:value-type="percentage">
            <text:p>13,867%</text:p>
          </table:table-cell>
          <table:table-cell table:formula="of:=(ABS([$Registrado.U5] - [$Previsto.U5])/[$Registrado.U5])" office:value-type="percentage" office:value="0.311902403819464" calcext:value-type="percentage">
            <text:p>31,190%</text:p>
          </table:table-cell>
          <table:table-cell table:formula="of:=(ABS([$Registrado.V5] - [$Previsto.V5])/[$Registrado.V5])" office:value-type="percentage" office:value="0.33426524892369" calcext:value-type="percentage">
            <text:p>33,427%</text:p>
          </table:table-cell>
          <table:table-cell table:formula="of:=(ABS([$Registrado.W5] - [$Previsto.W5])/[$Registrado.W5])" office:value-type="percentage" office:value="0.141278348493393" calcext:value-type="percentage">
            <text:p>14,128%</text:p>
          </table:table-cell>
          <table:table-cell table:formula="of:=(ABS([$Registrado.X5] - [$Previsto.X5])/[$Registrado.X5])" office:value-type="percentage" office:value="0.186089696908821" calcext:value-type="percentage">
            <text:p>18,609%</text:p>
          </table:table-cell>
          <table:table-cell table:formula="of:=(ABS([$Registrado.Y5] - [$Previsto.Y5])/[$Registrado.Y5])" office:value-type="percentage" office:value="0.20913311810196" calcext:value-type="percentage">
            <text:p>20,913%</text:p>
          </table:table-cell>
          <table:table-cell table:formula="of:=(ABS([$Registrado.Z5] - [$Previsto.Z5])/[$Registrado.Z5])" office:value-type="percentage" office:value="0.0503689863203198" calcext:value-type="percentage">
            <text:p>5,037%</text:p>
          </table:table-cell>
          <table:table-cell table:formula="of:=(ABS([$Registrado.AA5] - [$Previsto.AA5])/[$Registrado.AA5])" office:value-type="percentage" office:value="0.0593240054511174" calcext:value-type="percentage">
            <text:p>5,932%</text:p>
          </table:table-cell>
          <table:table-cell table:formula="of:=(ABS([$Registrado.AB5] - [$Previsto.AB5])/[$Registrado.AB5])" office:value-type="percentage" office:value="0.090352667661498" calcext:value-type="percentage">
            <text:p>9,035%</text:p>
          </table:table-cell>
          <table:table-cell table:formula="of:=(ABS([$Registrado.AC5] - [$Previsto.AC5])/[$Registrado.AC5])" office:value-type="percentage" office:value="0.027400109662006" calcext:value-type="percentage">
            <text:p>2,740%</text:p>
          </table:table-cell>
          <table:table-cell table:formula="of:=(ABS([$Registrado.AD5] - [$Previsto.AD5])/[$Registrado.AD5])" office:value-type="percentage" office:value="0.0466724324742666" calcext:value-type="percentage">
            <text:p>4,667%</text:p>
          </table:table-cell>
          <table:table-cell table:formula="of:=(ABS([$Registrado.AE5] - [$Previsto.AE5])/[$Registrado.AE5])" office:value-type="percentage" office:value="0.0747658716903824" calcext:value-type="percentage">
            <text:p>7,477%</text:p>
          </table:table-cell>
          <table:table-cell table:formula="of:=AVERAGE([.B5:.AE5])" office:value-type="percentage" office:value="0.440109931506351" calcext:value-type="percentage">
            <text:p>44,011%</text:p>
          </table:table-cell>
          <table:table-cell table:formula="of:=STDEV([.B5:.AE5])" office:value-type="percentage" office:value="0.552155276226198" calcext:value-type="percentage">
            <text:p>55,22%</text:p>
          </table:table-cell>
          <table:table-cell table:formula="of:=COUNTIF([.B5:.AE5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0771342977437115" calcext:value-type="percentage">
            <text:p>7,713%</text:p>
          </table:table-cell>
          <table:table-cell table:formula="of:=(ABS([$Registrado.C6] - [$Previsto.C6])/[$Registrado.C6])" office:value-type="percentage" office:value="0.0325988873194778" calcext:value-type="percentage">
            <text:p>3,260%</text:p>
          </table:table-cell>
          <table:table-cell table:formula="of:=(ABS([$Registrado.D6] - [$Previsto.D6])/[$Registrado.D6])" office:value-type="percentage" office:value="0.0128359151696459" calcext:value-type="percentage">
            <text:p>1,284%</text:p>
          </table:table-cell>
          <table:table-cell table:formula="of:=(ABS([$Registrado.E6] - [$Previsto.E6])/[$Registrado.E6])" office:value-type="percentage" office:value="0.0436462109827213" calcext:value-type="percentage">
            <text:p>4,365%</text:p>
          </table:table-cell>
          <table:table-cell table:formula="of:=(ABS([$Registrado.F6] - [$Previsto.F6])/[$Registrado.F6])" office:value-type="percentage" office:value="0.0218711323788732" calcext:value-type="percentage">
            <text:p>2,187%</text:p>
          </table:table-cell>
          <table:table-cell table:formula="of:=(ABS([$Registrado.G6] - [$Previsto.G6])/[$Registrado.G6])" office:value-type="percentage" office:value="0.108942247613787" calcext:value-type="percentage">
            <text:p>10,894%</text:p>
          </table:table-cell>
          <table:table-cell table:formula="of:=(ABS([$Registrado.H6] - [$Previsto.H6])/[$Registrado.H6])" office:value-type="percentage" office:value="0.087740601335639" calcext:value-type="percentage">
            <text:p>8,774%</text:p>
          </table:table-cell>
          <table:table-cell table:formula="of:=(ABS([$Registrado.I6] - [$Previsto.I6])/[$Registrado.I6])" office:value-type="percentage" office:value="0.0965691308686838" calcext:value-type="percentage">
            <text:p>9,657%</text:p>
          </table:table-cell>
          <table:table-cell table:formula="of:=(ABS([$Registrado.J6] - [$Previsto.J6])/[$Registrado.J6])" office:value-type="percentage" office:value="0.0506856467216645" calcext:value-type="percentage">
            <text:p>5,069%</text:p>
          </table:table-cell>
          <table:table-cell table:formula="of:=(ABS([$Registrado.K6] - [$Previsto.K6])/[$Registrado.K6])" office:value-type="percentage" office:value="0.0833048501262029" calcext:value-type="percentage">
            <text:p>8,330%</text:p>
          </table:table-cell>
          <table:table-cell table:formula="of:=(ABS([$Registrado.L6] - [$Previsto.L6])/[$Registrado.L6])" office:value-type="percentage" office:value="0.371949752329561" calcext:value-type="percentage">
            <text:p>37,195%</text:p>
          </table:table-cell>
          <table:table-cell table:formula="of:=(ABS([$Registrado.M6] - [$Previsto.M6])/[$Registrado.M6])" office:value-type="percentage" office:value="0.0220294106851849" calcext:value-type="percentage">
            <text:p>2,203%</text:p>
          </table:table-cell>
          <table:table-cell table:formula="of:=(ABS([$Registrado.N6] - [$Previsto.N6])/[$Registrado.N6])" office:value-type="percentage" office:value="0.025328843066714" calcext:value-type="percentage">
            <text:p>2,533%</text:p>
          </table:table-cell>
          <table:table-cell table:formula="of:=(ABS([$Registrado.O6] - [$Previsto.O6])/[$Registrado.O6])" office:value-type="percentage" office:value="0.0946249897501777" calcext:value-type="percentage">
            <text:p>9,462%</text:p>
          </table:table-cell>
          <table:table-cell table:formula="of:=(ABS([$Registrado.P6] - [$Previsto.P6])/[$Registrado.P6])" office:value-type="percentage" office:value="0.0156843337286244" calcext:value-type="percentage">
            <text:p>1,568%</text:p>
          </table:table-cell>
          <table:table-cell table:formula="of:=(ABS([$Registrado.Q6] - [$Previsto.Q6])/[$Registrado.Q6])" office:value-type="percentage" office:value="0.0725023349549805" calcext:value-type="percentage">
            <text:p>7,250%</text:p>
          </table:table-cell>
          <table:table-cell table:formula="of:=(ABS([$Registrado.R6] - [$Previsto.R6])/[$Registrado.R6])" office:value-type="percentage" office:value="0.0204076254818707" calcext:value-type="percentage">
            <text:p>2,041%</text:p>
          </table:table-cell>
          <table:table-cell table:formula="of:=(ABS([$Registrado.S6] - [$Previsto.S6])/[$Registrado.S6])" office:value-type="percentage" office:value="0.167650917312289" calcext:value-type="percentage">
            <text:p>16,765%</text:p>
          </table:table-cell>
          <table:table-cell table:formula="of:=(ABS([$Registrado.T6] - [$Previsto.T6])/[$Registrado.T6])" office:value-type="percentage" office:value="0.166176407208642" calcext:value-type="percentage">
            <text:p>16,618%</text:p>
          </table:table-cell>
          <table:table-cell table:formula="of:=(ABS([$Registrado.U6] - [$Previsto.U6])/[$Registrado.U6])" office:value-type="percentage" office:value="0.0245853185262398" calcext:value-type="percentage">
            <text:p>2,459%</text:p>
          </table:table-cell>
          <table:table-cell table:formula="of:=(ABS([$Registrado.V6] - [$Previsto.V6])/[$Registrado.V6])" office:value-type="percentage" office:value="0.0111086783769018" calcext:value-type="percentage">
            <text:p>1,111%</text:p>
          </table:table-cell>
          <table:table-cell table:formula="of:=(ABS([$Registrado.W6] - [$Previsto.W6])/[$Registrado.W6])" office:value-type="percentage" office:value="0.0086410664954439" calcext:value-type="percentage">
            <text:p>0,864%</text:p>
          </table:table-cell>
          <table:table-cell table:formula="of:=(ABS([$Registrado.X6] - [$Previsto.X6])/[$Registrado.X6])" office:value-type="percentage" office:value="0.117297358750248" calcext:value-type="percentage">
            <text:p>11,730%</text:p>
          </table:table-cell>
          <table:table-cell table:formula="of:=(ABS([$Registrado.Y6] - [$Previsto.Y6])/[$Registrado.Y6])" office:value-type="percentage" office:value="0.243051759875732" calcext:value-type="percentage">
            <text:p>24,305%</text:p>
          </table:table-cell>
          <table:table-cell table:formula="of:=(ABS([$Registrado.Z6] - [$Previsto.Z6])/[$Registrado.Z6])" office:value-type="percentage" office:value="0.0795131029791765" calcext:value-type="percentage">
            <text:p>7,951%</text:p>
          </table:table-cell>
          <table:table-cell table:formula="of:=(ABS([$Registrado.AA6] - [$Previsto.AA6])/[$Registrado.AA6])" office:value-type="percentage" office:value="0.113565709535077" calcext:value-type="percentage">
            <text:p>11,357%</text:p>
          </table:table-cell>
          <table:table-cell table:formula="of:=(ABS([$Registrado.AB6] - [$Previsto.AB6])/[$Registrado.AB6])" office:value-type="percentage" office:value="0.131577151662668" calcext:value-type="percentage">
            <text:p>13,158%</text:p>
          </table:table-cell>
          <table:table-cell table:formula="of:=(ABS([$Registrado.AC6] - [$Previsto.AC6])/[$Registrado.AC6])" office:value-type="percentage" office:value="0.25491058584837" calcext:value-type="percentage">
            <text:p>25,491%</text:p>
          </table:table-cell>
          <table:table-cell table:formula="of:=(ABS([$Registrado.AD6] - [$Previsto.AD6])/[$Registrado.AD6])" office:value-type="percentage" office:value="0.183049352853951" calcext:value-type="percentage">
            <text:p>18,305%</text:p>
          </table:table-cell>
          <table:table-cell table:formula="of:=(ABS([$Registrado.AE6] - [$Previsto.AE6])/[$Registrado.AE6])" office:value-type="percentage" office:value="0.0815167460862868" calcext:value-type="percentage">
            <text:p>8,152%</text:p>
          </table:table-cell>
          <table:table-cell table:formula="of:=AVERAGE([.B6:.AE6])" office:value-type="percentage" office:value="0.0940166788589516" calcext:value-type="percentage">
            <text:p>9,402%</text:p>
          </table:table-cell>
          <table:table-cell table:formula="of:=STDEV([.B6:.AE6])" office:value-type="percentage" office:value="0.0847214999544077" calcext:value-type="percentage">
            <text:p>8,47%</text:p>
          </table:table-cell>
          <table:table-cell table:formula="of:=COUNTIF([.B6:.AE6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519869395178613" calcext:value-type="percentage">
            <text:p>5,199%</text:p>
          </table:table-cell>
          <table:table-cell table:formula="of:=(ABS([$Registrado.C7] - [$Previsto.C7])/[$Registrado.C7])" office:value-type="percentage" office:value="0.0147957493277839" calcext:value-type="percentage">
            <text:p>1,480%</text:p>
          </table:table-cell>
          <table:table-cell table:formula="of:=(ABS([$Registrado.D7] - [$Previsto.D7])/[$Registrado.D7])" office:value-type="percentage" office:value="0.0258167993238761" calcext:value-type="percentage">
            <text:p>2,582%</text:p>
          </table:table-cell>
          <table:table-cell table:formula="of:=(ABS([$Registrado.E7] - [$Previsto.E7])/[$Registrado.E7])" office:value-type="percentage" office:value="0.0181595889321574" calcext:value-type="percentage">
            <text:p>1,816%</text:p>
          </table:table-cell>
          <table:table-cell table:formula="of:=(ABS([$Registrado.F7] - [$Previsto.F7])/[$Registrado.F7])" office:value-type="percentage" office:value="0.0592299378847386" calcext:value-type="percentage">
            <text:p>5,923%</text:p>
          </table:table-cell>
          <table:table-cell table:formula="of:=(ABS([$Registrado.G7] - [$Previsto.G7])/[$Registrado.G7])" office:value-type="percentage" office:value="0.0709092787312874" calcext:value-type="percentage">
            <text:p>7,091%</text:p>
          </table:table-cell>
          <table:table-cell table:formula="of:=(ABS([$Registrado.H7] - [$Previsto.H7])/[$Registrado.H7])" office:value-type="percentage" office:value="0.0366204753495859" calcext:value-type="percentage">
            <text:p>3,662%</text:p>
          </table:table-cell>
          <table:table-cell table:formula="of:=(ABS([$Registrado.I7] - [$Previsto.I7])/[$Registrado.I7])" office:value-type="percentage" office:value="0.207998736698045" calcext:value-type="percentage">
            <text:p>20,800%</text:p>
          </table:table-cell>
          <table:table-cell table:formula="of:=(ABS([$Registrado.J7] - [$Previsto.J7])/[$Registrado.J7])" office:value-type="percentage" office:value="0.201028209188986" calcext:value-type="percentage">
            <text:p>20,103%</text:p>
          </table:table-cell>
          <table:table-cell table:formula="of:=(ABS([$Registrado.K7] - [$Previsto.K7])/[$Registrado.K7])" office:value-type="percentage" office:value="0.321317637431487" calcext:value-type="percentage">
            <text:p>32,132%</text:p>
          </table:table-cell>
          <table:table-cell table:formula="of:=(ABS([$Registrado.L7] - [$Previsto.L7])/[$Registrado.L7])" office:value-type="percentage" office:value="0.443072405929305" calcext:value-type="percentage">
            <text:p>44,307%</text:p>
          </table:table-cell>
          <table:table-cell table:formula="of:=(ABS([$Registrado.M7] - [$Previsto.M7])/[$Registrado.M7])" office:value-type="percentage" office:value="0.0913747939133489" calcext:value-type="percentage">
            <text:p>9,137%</text:p>
          </table:table-cell>
          <table:table-cell table:formula="of:=(ABS([$Registrado.N7] - [$Previsto.N7])/[$Registrado.N7])" office:value-type="percentage" office:value="0.142261940073235" calcext:value-type="percentage">
            <text:p>14,226%</text:p>
          </table:table-cell>
          <table:table-cell table:formula="of:=(ABS([$Registrado.O7] - [$Previsto.O7])/[$Registrado.O7])" office:value-type="percentage" office:value="0.0340460061266283" calcext:value-type="percentage">
            <text:p>3,405%</text:p>
          </table:table-cell>
          <table:table-cell table:formula="of:=(ABS([$Registrado.P7] - [$Previsto.P7])/[$Registrado.P7])" office:value-type="percentage" office:value="0.20317048610443" calcext:value-type="percentage">
            <text:p>20,317%</text:p>
          </table:table-cell>
          <table:table-cell table:formula="of:=(ABS([$Registrado.Q7] - [$Previsto.Q7])/[$Registrado.Q7])" office:value-type="percentage" office:value="0.0966299054579201" calcext:value-type="percentage">
            <text:p>9,663%</text:p>
          </table:table-cell>
          <table:table-cell table:formula="of:=(ABS([$Registrado.R7] - [$Previsto.R7])/[$Registrado.R7])" office:value-type="percentage" office:value="0.0478882559818079" calcext:value-type="percentage">
            <text:p>4,789%</text:p>
          </table:table-cell>
          <table:table-cell table:formula="of:=(ABS([$Registrado.S7] - [$Previsto.S7])/[$Registrado.S7])" office:value-type="percentage" office:value="0.157268253109789" calcext:value-type="percentage">
            <text:p>15,727%</text:p>
          </table:table-cell>
          <table:table-cell table:formula="of:=(ABS([$Registrado.T7] - [$Previsto.T7])/[$Registrado.T7])" office:value-type="percentage" office:value="0.0281404146410643" calcext:value-type="percentage">
            <text:p>2,814%</text:p>
          </table:table-cell>
          <table:table-cell table:formula="of:=(ABS([$Registrado.U7] - [$Previsto.U7])/[$Registrado.U7])" office:value-type="percentage" office:value="0.062166122420621" calcext:value-type="percentage">
            <text:p>6,217%</text:p>
          </table:table-cell>
          <table:table-cell table:formula="of:=(ABS([$Registrado.V7] - [$Previsto.V7])/[$Registrado.V7])" office:value-type="percentage" office:value="0.322381209852142" calcext:value-type="percentage">
            <text:p>32,238%</text:p>
          </table:table-cell>
          <table:table-cell table:formula="of:=(ABS([$Registrado.W7] - [$Previsto.W7])/[$Registrado.W7])" office:value-type="percentage" office:value="0.417202490188118" calcext:value-type="percentage">
            <text:p>41,720%</text:p>
          </table:table-cell>
          <table:table-cell table:formula="of:=(ABS([$Registrado.X7] - [$Previsto.X7])/[$Registrado.X7])" office:value-type="percentage" office:value="0.226053156146179" calcext:value-type="percentage">
            <text:p>22,605%</text:p>
          </table:table-cell>
          <table:table-cell table:formula="of:=(ABS([$Registrado.Y7] - [$Previsto.Y7])/[$Registrado.Y7])" office:value-type="percentage" office:value="0.234552069404899" calcext:value-type="percentage">
            <text:p>23,455%</text:p>
          </table:table-cell>
          <table:table-cell table:formula="of:=(ABS([$Registrado.Z7] - [$Previsto.Z7])/[$Registrado.Z7])" office:value-type="percentage" office:value="0.0239884870933253" calcext:value-type="percentage">
            <text:p>2,399%</text:p>
          </table:table-cell>
          <table:table-cell table:formula="of:=(ABS([$Registrado.AA7] - [$Previsto.AA7])/[$Registrado.AA7])" office:value-type="percentage" office:value="0.00840533933349545" calcext:value-type="percentage">
            <text:p>0,841%</text:p>
          </table:table-cell>
          <table:table-cell table:formula="of:=(ABS([$Registrado.AB7] - [$Previsto.AB7])/[$Registrado.AB7])" office:value-type="percentage" office:value="0.221849342114642" calcext:value-type="percentage">
            <text:p>22,185%</text:p>
          </table:table-cell>
          <table:table-cell table:formula="of:=(ABS([$Registrado.AC7] - [$Previsto.AC7])/[$Registrado.AC7])" office:value-type="percentage" office:value="0.00116956539811297" calcext:value-type="percentage">
            <text:p>0,117%</text:p>
          </table:table-cell>
          <table:table-cell table:formula="of:=(ABS([$Registrado.AD7] - [$Previsto.AD7])/[$Registrado.AD7])" office:value-type="percentage" office:value="0.0387791033829416" calcext:value-type="percentage">
            <text:p>3,878%</text:p>
          </table:table-cell>
          <table:table-cell table:formula="of:=(ABS([$Registrado.AE7] - [$Previsto.AE7])/[$Registrado.AE7])" office:value-type="percentage" office:value="0.0947193783452634" calcext:value-type="percentage">
            <text:p>9,472%</text:p>
          </table:table-cell>
          <table:table-cell table:formula="of:=AVERAGE([.B7:.AE7])" office:value-type="percentage" office:value="0.130099402580102" calcext:value-type="percentage">
            <text:p>13,010%</text:p>
          </table:table-cell>
          <table:table-cell table:formula="of:=STDEV([.B7:.AE7])" office:value-type="percentage" office:value="0.123977421580208" calcext:value-type="percentage">
            <text:p>12,40%</text:p>
          </table:table-cell>
          <table:table-cell table:formula="of:=COUNTIF([.B7:.AE7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108640649948342" calcext:value-type="percentage">
            <text:p>10,864%</text:p>
          </table:table-cell>
          <table:table-cell table:formula="of:=(ABS([$Registrado.C8] - [$Previsto.C8])/[$Registrado.C8])" office:value-type="percentage" office:value="0.193039112835217" calcext:value-type="percentage">
            <text:p>19,304%</text:p>
          </table:table-cell>
          <table:table-cell table:formula="of:=(ABS([$Registrado.D8] - [$Previsto.D8])/[$Registrado.D8])" office:value-type="percentage" office:value="0.132584765375854" calcext:value-type="percentage">
            <text:p>13,258%</text:p>
          </table:table-cell>
          <table:table-cell table:formula="of:=(ABS([$Registrado.E8] - [$Previsto.E8])/[$Registrado.E8])" office:value-type="percentage" office:value="0.190787708623088" calcext:value-type="percentage">
            <text:p>19,079%</text:p>
          </table:table-cell>
          <table:table-cell table:formula="of:=(ABS([$Registrado.F8] - [$Previsto.F8])/[$Registrado.F8])" office:value-type="percentage" office:value="0.0834401186129547" calcext:value-type="percentage">
            <text:p>8,344%</text:p>
          </table:table-cell>
          <table:table-cell table:formula="of:=(ABS([$Registrado.G8] - [$Previsto.G8])/[$Registrado.G8])" office:value-type="percentage" office:value="0.0927610693400167" calcext:value-type="percentage">
            <text:p>9,276%</text:p>
          </table:table-cell>
          <table:table-cell table:formula="of:=(ABS([$Registrado.H8] - [$Previsto.H8])/[$Registrado.H8])" office:value-type="percentage" office:value="0.0669268990359148" calcext:value-type="percentage">
            <text:p>6,693%</text:p>
          </table:table-cell>
          <table:table-cell table:formula="of:=(ABS([$Registrado.I8] - [$Previsto.I8])/[$Registrado.I8])" office:value-type="percentage" office:value="0.010954281250718" calcext:value-type="percentage">
            <text:p>1,095%</text:p>
          </table:table-cell>
          <table:table-cell table:formula="of:=(ABS([$Registrado.J8] - [$Previsto.J8])/[$Registrado.J8])" office:value-type="percentage" office:value="0.0314431058740767" calcext:value-type="percentage">
            <text:p>3,144%</text:p>
          </table:table-cell>
          <table:table-cell table:formula="of:=(ABS([$Registrado.K8] - [$Previsto.K8])/[$Registrado.K8])" office:value-type="percentage" office:value="0.00982032918149464" calcext:value-type="percentage">
            <text:p>0,982%</text:p>
          </table:table-cell>
          <table:table-cell table:formula="of:=(ABS([$Registrado.L8] - [$Previsto.L8])/[$Registrado.L8])" office:value-type="percentage" office:value="0.252897170556358" calcext:value-type="percentage">
            <text:p>25,290%</text:p>
          </table:table-cell>
          <table:table-cell table:formula="of:=(ABS([$Registrado.M8] - [$Previsto.M8])/[$Registrado.M8])" office:value-type="percentage" office:value="0.132662523180875" calcext:value-type="percentage">
            <text:p>13,266%</text:p>
          </table:table-cell>
          <table:table-cell table:formula="of:=(ABS([$Registrado.N8] - [$Previsto.N8])/[$Registrado.N8])" office:value-type="percentage" office:value="0.0693865765030509" calcext:value-type="percentage">
            <text:p>6,939%</text:p>
          </table:table-cell>
          <table:table-cell table:formula="of:=(ABS([$Registrado.O8] - [$Previsto.O8])/[$Registrado.O8])" office:value-type="percentage" office:value="0.179184405477962" calcext:value-type="percentage">
            <text:p>17,918%</text:p>
          </table:table-cell>
          <table:table-cell table:formula="of:=(ABS([$Registrado.P8] - [$Previsto.P8])/[$Registrado.P8])" office:value-type="percentage" office:value="0.097273470522803" calcext:value-type="percentage">
            <text:p>9,727%</text:p>
          </table:table-cell>
          <table:table-cell table:formula="of:=(ABS([$Registrado.Q8] - [$Previsto.Q8])/[$Registrado.Q8])" office:value-type="percentage" office:value="0.0530132973560586" calcext:value-type="percentage">
            <text:p>5,301%</text:p>
          </table:table-cell>
          <table:table-cell table:formula="of:=(ABS([$Registrado.R8] - [$Previsto.R8])/[$Registrado.R8])" office:value-type="percentage" office:value="0.124322223525273" calcext:value-type="percentage">
            <text:p>12,432%</text:p>
          </table:table-cell>
          <table:table-cell table:formula="of:=(ABS([$Registrado.S8] - [$Previsto.S8])/[$Registrado.S8])" office:value-type="percentage" office:value="0.138890911793119" calcext:value-type="percentage">
            <text:p>13,889%</text:p>
          </table:table-cell>
          <table:table-cell table:formula="of:=(ABS([$Registrado.T8] - [$Previsto.T8])/[$Registrado.T8])" office:value-type="percentage" office:value="0.0830438048581344" calcext:value-type="percentage">
            <text:p>8,304%</text:p>
          </table:table-cell>
          <table:table-cell table:formula="of:=(ABS([$Registrado.U8] - [$Previsto.U8])/[$Registrado.U8])" office:value-type="percentage" office:value="0.00768197469033671" calcext:value-type="percentage">
            <text:p>0,768%</text:p>
          </table:table-cell>
          <table:table-cell table:formula="of:=(ABS([$Registrado.V8] - [$Previsto.V8])/[$Registrado.V8])" office:value-type="percentage" office:value="0.00631745746330718" calcext:value-type="percentage">
            <text:p>0,632%</text:p>
          </table:table-cell>
          <table:table-cell table:formula="of:=(ABS([$Registrado.W8] - [$Previsto.W8])/[$Registrado.W8])" office:value-type="percentage" office:value="0.0258163367577047" calcext:value-type="percentage">
            <text:p>2,582%</text:p>
          </table:table-cell>
          <table:table-cell table:formula="of:=(ABS([$Registrado.X8] - [$Previsto.X8])/[$Registrado.X8])" office:value-type="percentage" office:value="0.155882277031571" calcext:value-type="percentage">
            <text:p>15,588%</text:p>
          </table:table-cell>
          <table:table-cell table:formula="of:=(ABS([$Registrado.Y8] - [$Previsto.Y8])/[$Registrado.Y8])" office:value-type="percentage" office:value="0.0678072710140945" calcext:value-type="percentage">
            <text:p>6,781%</text:p>
          </table:table-cell>
          <table:table-cell table:formula="of:=(ABS([$Registrado.Z8] - [$Previsto.Z8])/[$Registrado.Z8])" office:value-type="percentage" office:value="0.247950009376172" calcext:value-type="percentage">
            <text:p>24,795%</text:p>
          </table:table-cell>
          <table:table-cell table:formula="of:=(ABS([$Registrado.AA8] - [$Previsto.AA8])/[$Registrado.AA8])" office:value-type="percentage" office:value="0.245544294914778" calcext:value-type="percentage">
            <text:p>24,554%</text:p>
          </table:table-cell>
          <table:table-cell table:formula="of:=(ABS([$Registrado.AB8] - [$Previsto.AB8])/[$Registrado.AB8])" office:value-type="percentage" office:value="0.20760330143698" calcext:value-type="percentage">
            <text:p>20,760%</text:p>
          </table:table-cell>
          <table:table-cell table:formula="of:=(ABS([$Registrado.AC8] - [$Previsto.AC8])/[$Registrado.AC8])" office:value-type="percentage" office:value="0.26690428339112" calcext:value-type="percentage">
            <text:p>26,690%</text:p>
          </table:table-cell>
          <table:table-cell table:formula="of:=(ABS([$Registrado.AD8] - [$Previsto.AD8])/[$Registrado.AD8])" office:value-type="percentage" office:value="0.0858471783471783" calcext:value-type="percentage">
            <text:p>8,585%</text:p>
          </table:table-cell>
          <table:table-cell table:formula="of:=(ABS([$Registrado.AE8] - [$Previsto.AE8])/[$Registrado.AE8])" office:value-type="percentage" office:value="0.050495844239335" calcext:value-type="percentage">
            <text:p>5,050%</text:p>
          </table:table-cell>
          <table:table-cell table:formula="of:=AVERAGE([.B8:.AE8])" office:value-type="percentage" office:value="0.11396408841713" calcext:value-type="percentage">
            <text:p>11,396%</text:p>
          </table:table-cell>
          <table:table-cell table:formula="of:=STDEV([.B8:.AE8])" office:value-type="percentage" office:value="0.0793825403193409" calcext:value-type="percentage">
            <text:p>7,94%</text:p>
          </table:table-cell>
          <table:table-cell table:formula="of:=COUNTIF([.B8:.AE8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039445199473915" calcext:value-type="percentage">
            <text:p>3,945%</text:p>
          </table:table-cell>
          <table:table-cell table:formula="of:=(ABS([$Registrado.C9] - [$Previsto.C9])/[$Registrado.C9])" office:value-type="percentage" office:value="0.0846059356719309" calcext:value-type="percentage">
            <text:p>8,461%</text:p>
          </table:table-cell>
          <table:table-cell table:formula="of:=(ABS([$Registrado.D9] - [$Previsto.D9])/[$Registrado.D9])" office:value-type="percentage" office:value="0.00764350557492454" calcext:value-type="percentage">
            <text:p>0,764%</text:p>
          </table:table-cell>
          <table:table-cell table:formula="of:=(ABS([$Registrado.E9] - [$Previsto.E9])/[$Registrado.E9])" office:value-type="percentage" office:value="0.0345780613859297" calcext:value-type="percentage">
            <text:p>3,458%</text:p>
          </table:table-cell>
          <table:table-cell table:formula="of:=(ABS([$Registrado.F9] - [$Previsto.F9])/[$Registrado.F9])" office:value-type="percentage" office:value="0.0072934315005457" calcext:value-type="percentage">
            <text:p>0,729%</text:p>
          </table:table-cell>
          <table:table-cell table:formula="of:=(ABS([$Registrado.G9] - [$Previsto.G9])/[$Registrado.G9])" office:value-type="percentage" office:value="0.0673731208590358" calcext:value-type="percentage">
            <text:p>6,737%</text:p>
          </table:table-cell>
          <table:table-cell table:formula="of:=(ABS([$Registrado.H9] - [$Previsto.H9])/[$Registrado.H9])" office:value-type="percentage" office:value="0.0119941161872066" calcext:value-type="percentage">
            <text:p>1,199%</text:p>
          </table:table-cell>
          <table:table-cell table:formula="of:=(ABS([$Registrado.I9] - [$Previsto.I9])/[$Registrado.I9])" office:value-type="percentage" office:value="0.28283276192533" calcext:value-type="percentage">
            <text:p>28,283%</text:p>
          </table:table-cell>
          <table:table-cell table:formula="of:=(ABS([$Registrado.J9] - [$Previsto.J9])/[$Registrado.J9])" office:value-type="percentage" office:value="0.00154690534766281" calcext:value-type="percentage">
            <text:p>0,155%</text:p>
          </table:table-cell>
          <table:table-cell table:formula="of:=(ABS([$Registrado.K9] - [$Previsto.K9])/[$Registrado.K9])" office:value-type="percentage" office:value="0.103348916913051" calcext:value-type="percentage">
            <text:p>10,335%</text:p>
          </table:table-cell>
          <table:table-cell table:formula="of:=(ABS([$Registrado.L9] - [$Previsto.L9])/[$Registrado.L9])" office:value-type="percentage" office:value="0.274553708906996" calcext:value-type="percentage">
            <text:p>27,455%</text:p>
          </table:table-cell>
          <table:table-cell table:formula="of:=(ABS([$Registrado.M9] - [$Previsto.M9])/[$Registrado.M9])" office:value-type="percentage" office:value="0.144477248084097" calcext:value-type="percentage">
            <text:p>14,448%</text:p>
          </table:table-cell>
          <table:table-cell table:formula="of:=(ABS([$Registrado.N9] - [$Previsto.N9])/[$Registrado.N9])" office:value-type="percentage" office:value="0.0819553143981684" calcext:value-type="percentage">
            <text:p>8,196%</text:p>
          </table:table-cell>
          <table:table-cell table:formula="of:=(ABS([$Registrado.O9] - [$Previsto.O9])/[$Registrado.O9])" office:value-type="percentage" office:value="0.0466138871771889" calcext:value-type="percentage">
            <text:p>4,661%</text:p>
          </table:table-cell>
          <table:table-cell table:formula="of:=(ABS([$Registrado.P9] - [$Previsto.P9])/[$Registrado.P9])" office:value-type="percentage" office:value="0.0381539850627619" calcext:value-type="percentage">
            <text:p>3,815%</text:p>
          </table:table-cell>
          <table:table-cell table:formula="of:=(ABS([$Registrado.Q9] - [$Previsto.Q9])/[$Registrado.Q9])" office:value-type="percentage" office:value="0.0275494658573871" calcext:value-type="percentage">
            <text:p>2,755%</text:p>
          </table:table-cell>
          <table:table-cell table:formula="of:=(ABS([$Registrado.R9] - [$Previsto.R9])/[$Registrado.R9])" office:value-type="percentage" office:value="0.0542173938978198" calcext:value-type="percentage">
            <text:p>5,422%</text:p>
          </table:table-cell>
          <table:table-cell table:formula="of:=(ABS([$Registrado.S9] - [$Previsto.S9])/[$Registrado.S9])" office:value-type="percentage" office:value="0.0261410104011888" calcext:value-type="percentage">
            <text:p>2,614%</text:p>
          </table:table-cell>
          <table:table-cell table:formula="of:=(ABS([$Registrado.T9] - [$Previsto.T9])/[$Registrado.T9])" office:value-type="percentage" office:value="0.128949495856415" calcext:value-type="percentage">
            <text:p>12,895%</text:p>
          </table:table-cell>
          <table:table-cell table:formula="of:=(ABS([$Registrado.U9] - [$Previsto.U9])/[$Registrado.U9])" office:value-type="percentage" office:value="0.0422842294197579" calcext:value-type="percentage">
            <text:p>4,228%</text:p>
          </table:table-cell>
          <table:table-cell table:formula="of:=(ABS([$Registrado.V9] - [$Previsto.V9])/[$Registrado.V9])" office:value-type="percentage" office:value="0.0257307332326477" calcext:value-type="percentage">
            <text:p>2,573%</text:p>
          </table:table-cell>
          <table:table-cell table:formula="of:=(ABS([$Registrado.W9] - [$Previsto.W9])/[$Registrado.W9])" office:value-type="percentage" office:value="0.0187743211063291" calcext:value-type="percentage">
            <text:p>1,877%</text:p>
          </table:table-cell>
          <table:table-cell table:formula="of:=(ABS([$Registrado.X9] - [$Previsto.X9])/[$Registrado.X9])" office:value-type="percentage" office:value="0.0509504149507704" calcext:value-type="percentage">
            <text:p>5,095%</text:p>
          </table:table-cell>
          <table:table-cell table:formula="of:=(ABS([$Registrado.Y9] - [$Previsto.Y9])/[$Registrado.Y9])" office:value-type="percentage" office:value="0.0631764256075207" calcext:value-type="percentage">
            <text:p>6,318%</text:p>
          </table:table-cell>
          <table:table-cell table:formula="of:=(ABS([$Registrado.Z9] - [$Previsto.Z9])/[$Registrado.Z9])" office:value-type="percentage" office:value="0.0417660093861177" calcext:value-type="percentage">
            <text:p>4,177%</text:p>
          </table:table-cell>
          <table:table-cell table:formula="of:=(ABS([$Registrado.AA9] - [$Previsto.AA9])/[$Registrado.AA9])" office:value-type="percentage" office:value="0.0267350326135745" calcext:value-type="percentage">
            <text:p>2,674%</text:p>
          </table:table-cell>
          <table:table-cell table:formula="of:=(ABS([$Registrado.AB9] - [$Previsto.AB9])/[$Registrado.AB9])" office:value-type="percentage" office:value="0.122889644212037" calcext:value-type="percentage">
            <text:p>12,289%</text:p>
          </table:table-cell>
          <table:table-cell table:formula="of:=(ABS([$Registrado.AC9] - [$Previsto.AC9])/[$Registrado.AC9])" office:value-type="percentage" office:value="0.0989560566376654" calcext:value-type="percentage">
            <text:p>9,896%</text:p>
          </table:table-cell>
          <table:table-cell table:formula="of:=(ABS([$Registrado.AD9] - [$Previsto.AD9])/[$Registrado.AD9])" office:value-type="percentage" office:value="0.423223712684135" calcext:value-type="percentage">
            <text:p>42,322%</text:p>
          </table:table-cell>
          <table:table-cell table:formula="of:=(ABS([$Registrado.AE9] - [$Previsto.AE9])/[$Registrado.AE9])" office:value-type="percentage" office:value="0.446618585665819" calcext:value-type="percentage">
            <text:p>44,662%</text:p>
          </table:table-cell>
          <table:table-cell table:formula="of:=AVERAGE([.B9:.AE9])" office:value-type="percentage" office:value="0.0941459543332644" calcext:value-type="percentage">
            <text:p>9,415%</text:p>
          </table:table-cell>
          <table:table-cell table:formula="of:=STDEV([.B9:.AE9])" office:value-type="percentage" office:value="0.114833655499679" calcext:value-type="percentage">
            <text:p>11,48%</text:p>
          </table:table-cell>
          <table:table-cell table:formula="of:=COUNTIF([.B9:.AE9]; &quot;&lt;0,05&quot;)" office:value-type="float" office:value="15" calcext:value-type="float">
            <text:p>1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300920209583023" calcext:value-type="percentage">
            <text:p>3,009%</text:p>
          </table:table-cell>
          <table:table-cell table:formula="of:=(ABS([$Registrado.C10] - [$Previsto.C10])/[$Registrado.C10])" office:value-type="percentage" office:value="0.141807445415037" calcext:value-type="percentage">
            <text:p>14,181%</text:p>
          </table:table-cell>
          <table:table-cell table:formula="of:=(ABS([$Registrado.D10] - [$Previsto.D10])/[$Registrado.D10])" office:value-type="percentage" office:value="0.0834309968943951" calcext:value-type="percentage">
            <text:p>8,343%</text:p>
          </table:table-cell>
          <table:table-cell table:formula="of:=(ABS([$Registrado.E10] - [$Previsto.E10])/[$Registrado.E10])" office:value-type="percentage" office:value="0.150491378493156" calcext:value-type="percentage">
            <text:p>15,049%</text:p>
          </table:table-cell>
          <table:table-cell table:formula="of:=(ABS([$Registrado.F10] - [$Previsto.F10])/[$Registrado.F10])" office:value-type="percentage" office:value="0.152457593646815" calcext:value-type="percentage">
            <text:p>15,246%</text:p>
          </table:table-cell>
          <table:table-cell table:formula="of:=(ABS([$Registrado.G10] - [$Previsto.G10])/[$Registrado.G10])" office:value-type="percentage" office:value="0.105964876392455" calcext:value-type="percentage">
            <text:p>10,596%</text:p>
          </table:table-cell>
          <table:table-cell table:formula="of:=(ABS([$Registrado.H10] - [$Previsto.H10])/[$Registrado.H10])" office:value-type="percentage" office:value="0.0981753113033613" calcext:value-type="percentage">
            <text:p>9,818%</text:p>
          </table:table-cell>
          <table:table-cell table:formula="of:=(ABS([$Registrado.I10] - [$Previsto.I10])/[$Registrado.I10])" office:value-type="percentage" office:value="0.0418331345982494" calcext:value-type="percentage">
            <text:p>4,183%</text:p>
          </table:table-cell>
          <table:table-cell table:formula="of:=(ABS([$Registrado.J10] - [$Previsto.J10])/[$Registrado.J10])" office:value-type="percentage" office:value="0.0784738300838788" calcext:value-type="percentage">
            <text:p>7,847%</text:p>
          </table:table-cell>
          <table:table-cell table:formula="of:=(ABS([$Registrado.K10] - [$Previsto.K10])/[$Registrado.K10])" office:value-type="percentage" office:value="0.0431321616019052" calcext:value-type="percentage">
            <text:p>4,313%</text:p>
          </table:table-cell>
          <table:table-cell table:formula="of:=(ABS([$Registrado.L10] - [$Previsto.L10])/[$Registrado.L10])" office:value-type="percentage" office:value="0.27350394703972" calcext:value-type="percentage">
            <text:p>27,350%</text:p>
          </table:table-cell>
          <table:table-cell table:formula="of:=(ABS([$Registrado.M10] - [$Previsto.M10])/[$Registrado.M10])" office:value-type="percentage" office:value="0.134244818548983" calcext:value-type="percentage">
            <text:p>13,424%</text:p>
          </table:table-cell>
          <table:table-cell table:formula="of:=(ABS([$Registrado.N10] - [$Previsto.N10])/[$Registrado.N10])" office:value-type="percentage" office:value="0.075883257405946" calcext:value-type="percentage">
            <text:p>7,588%</text:p>
          </table:table-cell>
          <table:table-cell table:formula="of:=(ABS([$Registrado.O10] - [$Previsto.O10])/[$Registrado.O10])" office:value-type="percentage" office:value="0.129354465599501" calcext:value-type="percentage">
            <text:p>12,935%</text:p>
          </table:table-cell>
          <table:table-cell table:formula="of:=(ABS([$Registrado.P10] - [$Previsto.P10])/[$Registrado.P10])" office:value-type="percentage" office:value="0.102330072800894" calcext:value-type="percentage">
            <text:p>10,233%</text:p>
          </table:table-cell>
          <table:table-cell table:formula="of:=(ABS([$Registrado.Q10] - [$Previsto.Q10])/[$Registrado.Q10])" office:value-type="percentage" office:value="0.11776762244985" calcext:value-type="percentage">
            <text:p>11,777%</text:p>
          </table:table-cell>
          <table:table-cell table:formula="of:=(ABS([$Registrado.R10] - [$Previsto.R10])/[$Registrado.R10])" office:value-type="percentage" office:value="0.0168965385267279" calcext:value-type="percentage">
            <text:p>1,690%</text:p>
          </table:table-cell>
          <table:table-cell table:formula="of:=(ABS([$Registrado.S10] - [$Previsto.S10])/[$Registrado.S10])" office:value-type="percentage" office:value="0.103773902215066" calcext:value-type="percentage">
            <text:p>10,377%</text:p>
          </table:table-cell>
          <table:table-cell table:formula="of:=(ABS([$Registrado.T10] - [$Previsto.T10])/[$Registrado.T10])" office:value-type="percentage" office:value="0.0551333571803843" calcext:value-type="percentage">
            <text:p>5,513%</text:p>
          </table:table-cell>
          <table:table-cell table:formula="of:=(ABS([$Registrado.U10] - [$Previsto.U10])/[$Registrado.U10])" office:value-type="percentage" office:value="0.0374586688568322" calcext:value-type="percentage">
            <text:p>3,746%</text:p>
          </table:table-cell>
          <table:table-cell table:formula="of:=(ABS([$Registrado.V10] - [$Previsto.V10])/[$Registrado.V10])" office:value-type="percentage" office:value="0.0326190100810164" calcext:value-type="percentage">
            <text:p>3,262%</text:p>
          </table:table-cell>
          <table:table-cell table:formula="of:=(ABS([$Registrado.W10] - [$Previsto.W10])/[$Registrado.W10])" office:value-type="percentage" office:value="0.00984335916932299" calcext:value-type="percentage">
            <text:p>0,984%</text:p>
          </table:table-cell>
          <table:table-cell table:formula="of:=(ABS([$Registrado.X10] - [$Previsto.X10])/[$Registrado.X10])" office:value-type="percentage" office:value="0.135580366458164" calcext:value-type="percentage">
            <text:p>13,558%</text:p>
          </table:table-cell>
          <table:table-cell table:formula="of:=(ABS([$Registrado.Y10] - [$Previsto.Y10])/[$Registrado.Y10])" office:value-type="percentage" office:value="0.0505197487404728" calcext:value-type="percentage">
            <text:p>5,052%</text:p>
          </table:table-cell>
          <table:table-cell table:formula="of:=(ABS([$Registrado.Z10] - [$Previsto.Z10])/[$Registrado.Z10])" office:value-type="percentage" office:value="0.240843707297076" calcext:value-type="percentage">
            <text:p>24,084%</text:p>
          </table:table-cell>
          <table:table-cell table:formula="of:=(ABS([$Registrado.AA10] - [$Previsto.AA10])/[$Registrado.AA10])" office:value-type="percentage" office:value="0.204756383372394" calcext:value-type="percentage">
            <text:p>20,476%</text:p>
          </table:table-cell>
          <table:table-cell table:formula="of:=(ABS([$Registrado.AB10] - [$Previsto.AB10])/[$Registrado.AB10])" office:value-type="percentage" office:value="0.186465730880485" calcext:value-type="percentage">
            <text:p>18,647%</text:p>
          </table:table-cell>
          <table:table-cell table:formula="of:=(ABS([$Registrado.AC10] - [$Previsto.AC10])/[$Registrado.AC10])" office:value-type="percentage" office:value="0.258833024742593" calcext:value-type="percentage">
            <text:p>25,883%</text:p>
          </table:table-cell>
          <table:table-cell table:formula="of:=(ABS([$Registrado.AD10] - [$Previsto.AD10])/[$Registrado.AD10])" office:value-type="percentage" office:value="0.12781579909728" calcext:value-type="percentage">
            <text:p>12,782%</text:p>
          </table:table-cell>
          <table:table-cell table:formula="of:=(ABS([$Registrado.AE10] - [$Previsto.AE10])/[$Registrado.AE10])" office:value-type="percentage" office:value="0.00775606793959609" calcext:value-type="percentage">
            <text:p>0,776%</text:p>
          </table:table-cell>
          <table:table-cell table:formula="of:=AVERAGE([.B10:.AE10])" office:value-type="percentage" office:value="0.107574619926329" calcext:value-type="percentage">
            <text:p>10,757%</text:p>
          </table:table-cell>
          <table:table-cell table:formula="of:=STDEV([.B10:.AE10])" office:value-type="percentage" office:value="0.0725579721206586" calcext:value-type="percentage">
            <text:p>7,26%</text:p>
          </table:table-cell>
          <table:table-cell table:formula="of:=COUNTIF([.B10:.AE10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0568485019148454" calcext:value-type="percentage">
            <text:p>0,568%</text:p>
          </table:table-cell>
          <table:table-cell table:formula="of:=(ABS([$Registrado.C11] - [$Previsto.C11])/[$Registrado.C11])" office:value-type="percentage" office:value="0.00509436742270436" calcext:value-type="percentage">
            <text:p>0,509%</text:p>
          </table:table-cell>
          <table:table-cell table:formula="of:=(ABS([$Registrado.D11] - [$Previsto.D11])/[$Registrado.D11])" office:value-type="percentage" office:value="0.0326792358626264" calcext:value-type="percentage">
            <text:p>3,268%</text:p>
          </table:table-cell>
          <table:table-cell table:formula="of:=(ABS([$Registrado.E11] - [$Previsto.E11])/[$Registrado.E11])" office:value-type="percentage" office:value="0.00515644029165291" calcext:value-type="percentage">
            <text:p>0,516%</text:p>
          </table:table-cell>
          <table:table-cell table:formula="of:=(ABS([$Registrado.F11] - [$Previsto.F11])/[$Registrado.F11])" office:value-type="percentage" office:value="0.101831312724803" calcext:value-type="percentage">
            <text:p>10,183%</text:p>
          </table:table-cell>
          <table:table-cell table:formula="of:=(ABS([$Registrado.G11] - [$Previsto.G11])/[$Registrado.G11])" office:value-type="percentage" office:value="0.136692942304317" calcext:value-type="percentage">
            <text:p>13,669%</text:p>
          </table:table-cell>
          <table:table-cell table:formula="of:=(ABS([$Registrado.H11] - [$Previsto.H11])/[$Registrado.H11])" office:value-type="percentage" office:value="0.0968732450862416" calcext:value-type="percentage">
            <text:p>9,687%</text:p>
          </table:table-cell>
          <table:table-cell table:formula="of:=(ABS([$Registrado.I11] - [$Previsto.I11])/[$Registrado.I11])" office:value-type="percentage" office:value="0.5935340534189" calcext:value-type="percentage">
            <text:p>59,353%</text:p>
          </table:table-cell>
          <table:table-cell table:formula="of:=(ABS([$Registrado.J11] - [$Previsto.J11])/[$Registrado.J11])" office:value-type="percentage" office:value="0.371022331269528" calcext:value-type="percentage">
            <text:p>37,102%</text:p>
          </table:table-cell>
          <table:table-cell table:formula="of:=(ABS([$Registrado.K11] - [$Previsto.K11])/[$Registrado.K11])" office:value-type="percentage" office:value="0.422305642427761" calcext:value-type="percentage">
            <text:p>42,231%</text:p>
          </table:table-cell>
          <table:table-cell table:formula="of:=(ABS([$Registrado.L11] - [$Previsto.L11])/[$Registrado.L11])" office:value-type="percentage" office:value="0.883444118684419" calcext:value-type="percentage">
            <text:p>88,344%</text:p>
          </table:table-cell>
          <table:table-cell table:formula="of:=(ABS([$Registrado.M11] - [$Previsto.M11])/[$Registrado.M11])" office:value-type="percentage" office:value="0.309861183553642" calcext:value-type="percentage">
            <text:p>30,986%</text:p>
          </table:table-cell>
          <table:table-cell table:formula="of:=(ABS([$Registrado.N11] - [$Previsto.N11])/[$Registrado.N11])" office:value-type="percentage" office:value="0.420532245913989" calcext:value-type="percentage">
            <text:p>42,053%</text:p>
          </table:table-cell>
          <table:table-cell table:formula="of:=(ABS([$Registrado.O11] - [$Previsto.O11])/[$Registrado.O11])" office:value-type="percentage" office:value="0.186523602695895" calcext:value-type="percentage">
            <text:p>18,652%</text:p>
          </table:table-cell>
          <table:table-cell table:formula="of:=(ABS([$Registrado.P11] - [$Previsto.P11])/[$Registrado.P11])" office:value-type="percentage" office:value="0.258856141411524" calcext:value-type="percentage">
            <text:p>25,886%</text:p>
          </table:table-cell>
          <table:table-cell table:formula="of:=(ABS([$Registrado.Q11] - [$Previsto.Q11])/[$Registrado.Q11])" office:value-type="percentage" office:value="0.0531510409136909" calcext:value-type="percentage">
            <text:p>5,315%</text:p>
          </table:table-cell>
          <table:table-cell table:formula="of:=(ABS([$Registrado.R11] - [$Previsto.R11])/[$Registrado.R11])" office:value-type="percentage" office:value="0.128865075259918" calcext:value-type="percentage">
            <text:p>12,887%</text:p>
          </table:table-cell>
          <table:table-cell table:formula="of:=(ABS([$Registrado.S11] - [$Previsto.S11])/[$Registrado.S11])" office:value-type="percentage" office:value="0.482238961615265" calcext:value-type="percentage">
            <text:p>48,224%</text:p>
          </table:table-cell>
          <table:table-cell table:formula="of:=(ABS([$Registrado.T11] - [$Previsto.T11])/[$Registrado.T11])" office:value-type="percentage" office:value="0.0584315454288142" calcext:value-type="percentage">
            <text:p>5,843%</text:p>
          </table:table-cell>
          <table:table-cell table:formula="of:=(ABS([$Registrado.U11] - [$Previsto.U11])/[$Registrado.U11])" office:value-type="percentage" office:value="0.40024533427829" calcext:value-type="percentage">
            <text:p>40,025%</text:p>
          </table:table-cell>
          <table:table-cell table:formula="of:=(ABS([$Registrado.V11] - [$Previsto.V11])/[$Registrado.V11])" office:value-type="percentage" office:value="0.503349583977924" calcext:value-type="percentage">
            <text:p>50,335%</text:p>
          </table:table-cell>
          <table:table-cell table:formula="of:=(ABS([$Registrado.W11] - [$Previsto.W11])/[$Registrado.W11])" office:value-type="percentage" office:value="0.669465440024709" calcext:value-type="percentage">
            <text:p>66,947%</text:p>
          </table:table-cell>
          <table:table-cell table:formula="of:=(ABS([$Registrado.X11] - [$Previsto.X11])/[$Registrado.X11])" office:value-type="percentage" office:value="0.521429782351199" calcext:value-type="percentage">
            <text:p>52,143%</text:p>
          </table:table-cell>
          <table:table-cell table:formula="of:=(ABS([$Registrado.Y11] - [$Previsto.Y11])/[$Registrado.Y11])" office:value-type="percentage" office:value="0.425704502365762" calcext:value-type="percentage">
            <text:p>42,570%</text:p>
          </table:table-cell>
          <table:table-cell table:formula="of:=(ABS([$Registrado.Z11] - [$Previsto.Z11])/[$Registrado.Z11])" office:value-type="percentage" office:value="0.292578260223048" calcext:value-type="percentage">
            <text:p>29,258%</text:p>
          </table:table-cell>
          <table:table-cell table:formula="of:=(ABS([$Registrado.AA11] - [$Previsto.AA11])/[$Registrado.AA11])" office:value-type="percentage" office:value="0.215806592909725" calcext:value-type="percentage">
            <text:p>21,581%</text:p>
          </table:table-cell>
          <table:table-cell table:formula="of:=(ABS([$Registrado.AB11] - [$Previsto.AB11])/[$Registrado.AB11])" office:value-type="percentage" office:value="0.290045560364125" calcext:value-type="percentage">
            <text:p>29,005%</text:p>
          </table:table-cell>
          <table:table-cell table:formula="of:=(ABS([$Registrado.AC11] - [$Previsto.AC11])/[$Registrado.AC11])" office:value-type="percentage" office:value="0.0669771472241397" calcext:value-type="percentage">
            <text:p>6,698%</text:p>
          </table:table-cell>
          <table:table-cell table:formula="of:=(ABS([$Registrado.AD11] - [$Previsto.AD11])/[$Registrado.AD11])" office:value-type="percentage" office:value="0.0590913295080564" calcext:value-type="percentage">
            <text:p>5,909%</text:p>
          </table:table-cell>
          <table:table-cell table:formula="of:=(ABS([$Registrado.AE11] - [$Previsto.AE11])/[$Registrado.AE11])" office:value-type="percentage" office:value="0.0301365547038691" calcext:value-type="percentage">
            <text:p>3,014%</text:p>
          </table:table-cell>
          <table:table-cell table:formula="of:=AVERAGE([.B11:.AE11])" office:value-type="percentage" office:value="0.267586947480267" calcext:value-type="percentage">
            <text:p>26,759%</text:p>
          </table:table-cell>
          <table:table-cell table:formula="of:=STDEV([.B11:.AE11])" office:value-type="percentage" office:value="0.228213790057321" calcext:value-type="percentage">
            <text:p>22,82%</text:p>
          </table:table-cell>
          <table:table-cell table:formula="of:=COUNTIF([.B11:.AE11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0533901878305777" calcext:value-type="percentage">
            <text:p>5,339%</text:p>
          </table:table-cell>
          <table:table-cell table:formula="of:=(ABS([$Registrado.C12] - [$Previsto.C12])/[$Registrado.C12])" office:value-type="percentage" office:value="0.105417718197648" calcext:value-type="percentage">
            <text:p>10,542%</text:p>
          </table:table-cell>
          <table:table-cell table:formula="of:=(ABS([$Registrado.D12] - [$Previsto.D12])/[$Registrado.D12])" office:value-type="percentage" office:value="0.0310135779068943" calcext:value-type="percentage">
            <text:p>3,101%</text:p>
          </table:table-cell>
          <table:table-cell table:formula="of:=(ABS([$Registrado.E12] - [$Previsto.E12])/[$Registrado.E12])" office:value-type="percentage" office:value="0.0640332302497544" calcext:value-type="percentage">
            <text:p>6,403%</text:p>
          </table:table-cell>
          <table:table-cell table:formula="of:=(ABS([$Registrado.F12] - [$Previsto.F12])/[$Registrado.F12])" office:value-type="percentage" office:value="0.0584080904856953" calcext:value-type="percentage">
            <text:p>5,841%</text:p>
          </table:table-cell>
          <table:table-cell table:formula="of:=(ABS([$Registrado.G12] - [$Previsto.G12])/[$Registrado.G12])" office:value-type="percentage" office:value="0.0933981261285066" calcext:value-type="percentage">
            <text:p>9,340%</text:p>
          </table:table-cell>
          <table:table-cell table:formula="of:=(ABS([$Registrado.H12] - [$Previsto.H12])/[$Registrado.H12])" office:value-type="percentage" office:value="0.0677910751349107" calcext:value-type="percentage">
            <text:p>6,779%</text:p>
          </table:table-cell>
          <table:table-cell table:formula="of:=(ABS([$Registrado.I12] - [$Previsto.I12])/[$Registrado.I12])" office:value-type="percentage" office:value="0.072307759937069" calcext:value-type="percentage">
            <text:p>7,231%</text:p>
          </table:table-cell>
          <table:table-cell table:formula="of:=(ABS([$Registrado.J12] - [$Previsto.J12])/[$Registrado.J12])" office:value-type="percentage" office:value="0.0325575754361776" calcext:value-type="percentage">
            <text:p>3,256%</text:p>
          </table:table-cell>
          <table:table-cell table:formula="of:=(ABS([$Registrado.K12] - [$Previsto.K12])/[$Registrado.K12])" office:value-type="percentage" office:value="0.0454887256783788" calcext:value-type="percentage">
            <text:p>4,549%</text:p>
          </table:table-cell>
          <table:table-cell table:formula="of:=(ABS([$Registrado.L12] - [$Previsto.L12])/[$Registrado.L12])" office:value-type="percentage" office:value="0.262981151784903" calcext:value-type="percentage">
            <text:p>26,298%</text:p>
          </table:table-cell>
          <table:table-cell table:formula="of:=(ABS([$Registrado.M12] - [$Previsto.M12])/[$Registrado.M12])" office:value-type="percentage" office:value="0.18690170200695" calcext:value-type="percentage">
            <text:p>18,690%</text:p>
          </table:table-cell>
          <table:table-cell table:formula="of:=(ABS([$Registrado.N12] - [$Previsto.N12])/[$Registrado.N12])" office:value-type="percentage" office:value="0.0908963571731402" calcext:value-type="percentage">
            <text:p>9,090%</text:p>
          </table:table-cell>
          <table:table-cell table:formula="of:=(ABS([$Registrado.O12] - [$Previsto.O12])/[$Registrado.O12])" office:value-type="percentage" office:value="0.181472102430617" calcext:value-type="percentage">
            <text:p>18,147%</text:p>
          </table:table-cell>
          <table:table-cell table:formula="of:=(ABS([$Registrado.P12] - [$Previsto.P12])/[$Registrado.P12])" office:value-type="percentage" office:value="0.0785822545490573" calcext:value-type="percentage">
            <text:p>7,858%</text:p>
          </table:table-cell>
          <table:table-cell table:formula="of:=(ABS([$Registrado.Q12] - [$Previsto.Q12])/[$Registrado.Q12])" office:value-type="percentage" office:value="0.0395066243687883" calcext:value-type="percentage">
            <text:p>3,951%</text:p>
          </table:table-cell>
          <table:table-cell table:formula="of:=(ABS([$Registrado.R12] - [$Previsto.R12])/[$Registrado.R12])" office:value-type="percentage" office:value="0.112211400854824" calcext:value-type="percentage">
            <text:p>11,221%</text:p>
          </table:table-cell>
          <table:table-cell table:formula="of:=(ABS([$Registrado.S12] - [$Previsto.S12])/[$Registrado.S12])" office:value-type="percentage" office:value="0.200212614400706" calcext:value-type="percentage">
            <text:p>20,021%</text:p>
          </table:table-cell>
          <table:table-cell table:formula="of:=(ABS([$Registrado.T12] - [$Previsto.T12])/[$Registrado.T12])" office:value-type="percentage" office:value="0.0616767005891804" calcext:value-type="percentage">
            <text:p>6,168%</text:p>
          </table:table-cell>
          <table:table-cell table:formula="of:=(ABS([$Registrado.U12] - [$Previsto.U12])/[$Registrado.U12])" office:value-type="percentage" office:value="0.0174113933266765" calcext:value-type="percentage">
            <text:p>1,741%</text:p>
          </table:table-cell>
          <table:table-cell table:formula="of:=(ABS([$Registrado.V12] - [$Previsto.V12])/[$Registrado.V12])" office:value-type="percentage" office:value="0.0636888166971634" calcext:value-type="percentage">
            <text:p>6,369%</text:p>
          </table:table-cell>
          <table:table-cell table:formula="of:=(ABS([$Registrado.W12] - [$Previsto.W12])/[$Registrado.W12])" office:value-type="percentage" office:value="0.0419626939800585" calcext:value-type="percentage">
            <text:p>4,196%</text:p>
          </table:table-cell>
          <table:table-cell table:formula="of:=(ABS([$Registrado.X12] - [$Previsto.X12])/[$Registrado.X12])" office:value-type="percentage" office:value="0.115462053733364" calcext:value-type="percentage">
            <text:p>11,546%</text:p>
          </table:table-cell>
          <table:table-cell table:formula="of:=(ABS([$Registrado.Y12] - [$Previsto.Y12])/[$Registrado.Y12])" office:value-type="percentage" office:value="0.048001853560682" calcext:value-type="percentage">
            <text:p>4,800%</text:p>
          </table:table-cell>
          <table:table-cell table:formula="of:=(ABS([$Registrado.Z12] - [$Previsto.Z12])/[$Registrado.Z12])" office:value-type="percentage" office:value="0.0818116304576461" calcext:value-type="percentage">
            <text:p>8,181%</text:p>
          </table:table-cell>
          <table:table-cell table:formula="of:=(ABS([$Registrado.AA12] - [$Previsto.AA12])/[$Registrado.AA12])" office:value-type="percentage" office:value="0.133826553946365" calcext:value-type="percentage">
            <text:p>13,383%</text:p>
          </table:table-cell>
          <table:table-cell table:formula="of:=(ABS([$Registrado.AB12] - [$Previsto.AB12])/[$Registrado.AB12])" office:value-type="percentage" office:value="0.105508731306597" calcext:value-type="percentage">
            <text:p>10,551%</text:p>
          </table:table-cell>
          <table:table-cell table:formula="of:=(ABS([$Registrado.AC12] - [$Previsto.AC12])/[$Registrado.AC12])" office:value-type="percentage" office:value="0.199833231872959" calcext:value-type="percentage">
            <text:p>19,983%</text:p>
          </table:table-cell>
          <table:table-cell table:formula="of:=(ABS([$Registrado.AD12] - [$Previsto.AD12])/[$Registrado.AD12])" office:value-type="percentage" office:value="0.0214091649333269" calcext:value-type="percentage">
            <text:p>2,141%</text:p>
          </table:table-cell>
          <table:table-cell table:formula="of:=(ABS([$Registrado.AE12] - [$Previsto.AE12])/[$Registrado.AE12])" office:value-type="percentage" office:value="0.198102362867423" calcext:value-type="percentage">
            <text:p>19,810%</text:p>
          </table:table-cell>
          <table:table-cell table:formula="of:=AVERAGE([.B12:.AE12])" office:value-type="percentage" office:value="0.0955088487275346" calcext:value-type="percentage">
            <text:p>9,551%</text:p>
          </table:table-cell>
          <table:table-cell table:formula="of:=STDEV([.B12:.AE12])" office:value-type="percentage" office:value="0.0635404521719725" calcext:value-type="percentage">
            <text:p>6,35%</text:p>
          </table:table-cell>
          <table:table-cell table:formula="of:=COUNTIF([.B12:.AE12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237698622651119" calcext:value-type="percentage">
            <text:p>2,377%</text:p>
          </table:table-cell>
          <table:table-cell table:formula="of:=(ABS([$Registrado.C13] - [$Previsto.C13])/[$Registrado.C13])" office:value-type="percentage" office:value="0.039167465702906" calcext:value-type="percentage">
            <text:p>3,917%</text:p>
          </table:table-cell>
          <table:table-cell table:formula="of:=(ABS([$Registrado.D13] - [$Previsto.D13])/[$Registrado.D13])" office:value-type="percentage" office:value="0.110511730646068" calcext:value-type="percentage">
            <text:p>11,051%</text:p>
          </table:table-cell>
          <table:table-cell table:formula="of:=(ABS([$Registrado.E13] - [$Previsto.E13])/[$Registrado.E13])" office:value-type="percentage" office:value="0.1604493743998" calcext:value-type="percentage">
            <text:p>16,045%</text:p>
          </table:table-cell>
          <table:table-cell table:formula="of:=(ABS([$Registrado.F13] - [$Previsto.F13])/[$Registrado.F13])" office:value-type="percentage" office:value="0.0939408459409725" calcext:value-type="percentage">
            <text:p>9,394%</text:p>
          </table:table-cell>
          <table:table-cell table:formula="of:=(ABS([$Registrado.G13] - [$Previsto.G13])/[$Registrado.G13])" office:value-type="percentage" office:value="0.240859479489831" calcext:value-type="percentage">
            <text:p>24,086%</text:p>
          </table:table-cell>
          <table:table-cell table:formula="of:=(ABS([$Registrado.H13] - [$Previsto.H13])/[$Registrado.H13])" office:value-type="percentage" office:value="0.0821005633446212" calcext:value-type="percentage">
            <text:p>8,210%</text:p>
          </table:table-cell>
          <table:table-cell table:formula="of:=(ABS([$Registrado.I13] - [$Previsto.I13])/[$Registrado.I13])" office:value-type="percentage" office:value="0.0868166886761307" calcext:value-type="percentage">
            <text:p>8,682%</text:p>
          </table:table-cell>
          <table:table-cell table:formula="of:=(ABS([$Registrado.J13] - [$Previsto.J13])/[$Registrado.J13])" office:value-type="percentage" office:value="0.0801367929961985" calcext:value-type="percentage">
            <text:p>8,014%</text:p>
          </table:table-cell>
          <table:table-cell table:formula="of:=(ABS([$Registrado.K13] - [$Previsto.K13])/[$Registrado.K13])" office:value-type="percentage" office:value="0.164540015039209" calcext:value-type="percentage">
            <text:p>16,454%</text:p>
          </table:table-cell>
          <table:table-cell table:formula="of:=(ABS([$Registrado.L13] - [$Previsto.L13])/[$Registrado.L13])" office:value-type="percentage" office:value="0.0446406014801807" calcext:value-type="percentage">
            <text:p>4,464%</text:p>
          </table:table-cell>
          <table:table-cell table:formula="of:=(ABS([$Registrado.M13] - [$Previsto.M13])/[$Registrado.M13])" office:value-type="percentage" office:value="0.238525485733862" calcext:value-type="percentage">
            <text:p>23,853%</text:p>
          </table:table-cell>
          <table:table-cell table:formula="of:=(ABS([$Registrado.N13] - [$Previsto.N13])/[$Registrado.N13])" office:value-type="percentage" office:value="0.21205252927568" calcext:value-type="percentage">
            <text:p>21,205%</text:p>
          </table:table-cell>
          <table:table-cell table:formula="of:=(ABS([$Registrado.O13] - [$Previsto.O13])/[$Registrado.O13])" office:value-type="percentage" office:value="0.199635159282064" calcext:value-type="percentage">
            <text:p>19,964%</text:p>
          </table:table-cell>
          <table:table-cell table:formula="of:=(ABS([$Registrado.P13] - [$Previsto.P13])/[$Registrado.P13])" office:value-type="percentage" office:value="0.0586918233581458" calcext:value-type="percentage">
            <text:p>5,869%</text:p>
          </table:table-cell>
          <table:table-cell table:formula="of:=(ABS([$Registrado.Q13] - [$Previsto.Q13])/[$Registrado.Q13])" office:value-type="percentage" office:value="0.0309109599395313" calcext:value-type="percentage">
            <text:p>3,091%</text:p>
          </table:table-cell>
          <table:table-cell table:formula="of:=(ABS([$Registrado.R13] - [$Previsto.R13])/[$Registrado.R13])" office:value-type="percentage" office:value="0.0816801904102031" calcext:value-type="percentage">
            <text:p>8,168%</text:p>
          </table:table-cell>
          <table:table-cell table:formula="of:=(ABS([$Registrado.S13] - [$Previsto.S13])/[$Registrado.S13])" office:value-type="percentage" office:value="0.0484449884971709" calcext:value-type="percentage">
            <text:p>4,844%</text:p>
          </table:table-cell>
          <table:table-cell table:formula="of:=(ABS([$Registrado.T13] - [$Previsto.T13])/[$Registrado.T13])" office:value-type="percentage" office:value="0.17162750493199" calcext:value-type="percentage">
            <text:p>17,163%</text:p>
          </table:table-cell>
          <table:table-cell table:formula="of:=(ABS([$Registrado.U13] - [$Previsto.U13])/[$Registrado.U13])" office:value-type="percentage" office:value="0.0598230581784953" calcext:value-type="percentage">
            <text:p>5,982%</text:p>
          </table:table-cell>
          <table:table-cell table:formula="of:=(ABS([$Registrado.V13] - [$Previsto.V13])/[$Registrado.V13])" office:value-type="percentage" office:value="0.0748149285659713" calcext:value-type="percentage">
            <text:p>7,481%</text:p>
          </table:table-cell>
          <table:table-cell table:formula="of:=(ABS([$Registrado.W13] - [$Previsto.W13])/[$Registrado.W13])" office:value-type="percentage" office:value="0.225806171970036" calcext:value-type="percentage">
            <text:p>22,581%</text:p>
          </table:table-cell>
          <table:table-cell table:formula="of:=(ABS([$Registrado.X13] - [$Previsto.X13])/[$Registrado.X13])" office:value-type="percentage" office:value="0.211654645793723" calcext:value-type="percentage">
            <text:p>21,165%</text:p>
          </table:table-cell>
          <table:table-cell table:formula="of:=(ABS([$Registrado.Y13] - [$Previsto.Y13])/[$Registrado.Y13])" office:value-type="percentage" office:value="0.00586840020168565" calcext:value-type="percentage">
            <text:p>0,587%</text:p>
          </table:table-cell>
          <table:table-cell table:formula="of:=(ABS([$Registrado.Z13] - [$Previsto.Z13])/[$Registrado.Z13])" office:value-type="percentage" office:value="0.151718865202757" calcext:value-type="percentage">
            <text:p>15,172%</text:p>
          </table:table-cell>
          <table:table-cell table:formula="of:=(ABS([$Registrado.AA13] - [$Previsto.AA13])/[$Registrado.AA13])" office:value-type="percentage" office:value="0.0608988273332691" calcext:value-type="percentage">
            <text:p>6,090%</text:p>
          </table:table-cell>
          <table:table-cell table:formula="of:=(ABS([$Registrado.AB13] - [$Previsto.AB13])/[$Registrado.AB13])" office:value-type="percentage" office:value="0.0115481857050965" calcext:value-type="percentage">
            <text:p>1,155%</text:p>
          </table:table-cell>
          <table:table-cell table:formula="of:=(ABS([$Registrado.AC13] - [$Previsto.AC13])/[$Registrado.AC13])" office:value-type="percentage" office:value="0.0187166086372244" calcext:value-type="percentage">
            <text:p>1,872%</text:p>
          </table:table-cell>
          <table:table-cell table:formula="of:=(ABS([$Registrado.AD13] - [$Previsto.AD13])/[$Registrado.AD13])" office:value-type="percentage" office:value="0.0249724111232983" calcext:value-type="percentage">
            <text:p>2,497%</text:p>
          </table:table-cell>
          <table:table-cell table:formula="of:=(ABS([$Registrado.AE13] - [$Previsto.AE13])/[$Registrado.AE13])" office:value-type="percentage" office:value="0.38774349961139" calcext:value-type="percentage">
            <text:p>38,774%</text:p>
          </table:table-cell>
          <table:table-cell table:formula="of:=AVERAGE([.B13:.AE13])" office:value-type="percentage" office:value="0.113402255457754" calcext:value-type="percentage">
            <text:p>11,340%</text:p>
          </table:table-cell>
          <table:table-cell table:formula="of:=STDEV([.B13:.AE13])" office:value-type="percentage" office:value="0.0907105289370147" calcext:value-type="percentage">
            <text:p>9,07%</text:p>
          </table:table-cell>
          <table:table-cell table:formula="of:=COUNTIF([.B13:.AE13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160347022686596" calcext:value-type="percentage">
            <text:p>1,603%</text:p>
          </table:table-cell>
          <table:table-cell table:formula="of:=(ABS([$Registrado.C14] - [$Previsto.C14])/[$Registrado.C14])" office:value-type="percentage" office:value="0.146376579164982" calcext:value-type="percentage">
            <text:p>14,638%</text:p>
          </table:table-cell>
          <table:table-cell table:formula="of:=(ABS([$Registrado.D14] - [$Previsto.D14])/[$Registrado.D14])" office:value-type="percentage" office:value="0.139193488471661" calcext:value-type="percentage">
            <text:p>13,919%</text:p>
          </table:table-cell>
          <table:table-cell table:formula="of:=(ABS([$Registrado.E14] - [$Previsto.E14])/[$Registrado.E14])" office:value-type="percentage" office:value="0.00861471778260303" calcext:value-type="percentage">
            <text:p>0,861%</text:p>
          </table:table-cell>
          <table:table-cell table:formula="of:=(ABS([$Registrado.F14] - [$Previsto.F14])/[$Registrado.F14])" office:value-type="percentage" office:value="0.00292741290152569" calcext:value-type="percentage">
            <text:p>0,293%</text:p>
          </table:table-cell>
          <table:table-cell table:formula="of:=(ABS([$Registrado.G14] - [$Previsto.G14])/[$Registrado.G14])" office:value-type="percentage" office:value="0.256820221694331" calcext:value-type="percentage">
            <text:p>25,682%</text:p>
          </table:table-cell>
          <table:table-cell table:formula="of:=(ABS([$Registrado.H14] - [$Previsto.H14])/[$Registrado.H14])" office:value-type="percentage" office:value="0.00960487253728298" calcext:value-type="percentage">
            <text:p>0,960%</text:p>
          </table:table-cell>
          <table:table-cell table:formula="of:=(ABS([$Registrado.I14] - [$Previsto.I14])/[$Registrado.I14])" office:value-type="percentage" office:value="0.352010380033103" calcext:value-type="percentage">
            <text:p>35,201%</text:p>
          </table:table-cell>
          <table:table-cell table:formula="of:=(ABS([$Registrado.J14] - [$Previsto.J14])/[$Registrado.J14])" office:value-type="percentage" office:value="0.0281792567705252" calcext:value-type="percentage">
            <text:p>2,818%</text:p>
          </table:table-cell>
          <table:table-cell table:formula="of:=(ABS([$Registrado.K14] - [$Previsto.K14])/[$Registrado.K14])" office:value-type="percentage" office:value="0.128082657199602" calcext:value-type="percentage">
            <text:p>12,808%</text:p>
          </table:table-cell>
          <table:table-cell table:formula="of:=(ABS([$Registrado.L14] - [$Previsto.L14])/[$Registrado.L14])" office:value-type="percentage" office:value="0.224373362614342" calcext:value-type="percentage">
            <text:p>22,437%</text:p>
          </table:table-cell>
          <table:table-cell table:formula="of:=(ABS([$Registrado.M14] - [$Previsto.M14])/[$Registrado.M14])" office:value-type="percentage" office:value="0.285442554913397" calcext:value-type="percentage">
            <text:p>28,544%</text:p>
          </table:table-cell>
          <table:table-cell table:formula="of:=(ABS([$Registrado.N14] - [$Previsto.N14])/[$Registrado.N14])" office:value-type="percentage" office:value="0.275868268548888" calcext:value-type="percentage">
            <text:p>27,587%</text:p>
          </table:table-cell>
          <table:table-cell table:formula="of:=(ABS([$Registrado.O14] - [$Previsto.O14])/[$Registrado.O14])" office:value-type="percentage" office:value="0.265898681976979" calcext:value-type="percentage">
            <text:p>26,590%</text:p>
          </table:table-cell>
          <table:table-cell table:formula="of:=(ABS([$Registrado.P14] - [$Previsto.P14])/[$Registrado.P14])" office:value-type="percentage" office:value="0.224078667591423" calcext:value-type="percentage">
            <text:p>22,408%</text:p>
          </table:table-cell>
          <table:table-cell table:formula="of:=(ABS([$Registrado.Q14] - [$Previsto.Q14])/[$Registrado.Q14])" office:value-type="percentage" office:value="0.25731169351306" calcext:value-type="percentage">
            <text:p>25,731%</text:p>
          </table:table-cell>
          <table:table-cell table:formula="of:=(ABS([$Registrado.R14] - [$Previsto.R14])/[$Registrado.R14])" office:value-type="percentage" office:value="0.121004598775089" calcext:value-type="percentage">
            <text:p>12,100%</text:p>
          </table:table-cell>
          <table:table-cell table:formula="of:=(ABS([$Registrado.S14] - [$Previsto.S14])/[$Registrado.S14])" office:value-type="percentage" office:value="0.0119240450043144" calcext:value-type="percentage">
            <text:p>1,192%</text:p>
          </table:table-cell>
          <table:table-cell table:formula="of:=(ABS([$Registrado.T14] - [$Previsto.T14])/[$Registrado.T14])" office:value-type="percentage" office:value="0.203297932756252" calcext:value-type="percentage">
            <text:p>20,330%</text:p>
          </table:table-cell>
          <table:table-cell table:formula="of:=(ABS([$Registrado.U14] - [$Previsto.U14])/[$Registrado.U14])" office:value-type="percentage" office:value="0.0311607318444363" calcext:value-type="percentage">
            <text:p>3,116%</text:p>
          </table:table-cell>
          <table:table-cell table:formula="of:=(ABS([$Registrado.V14] - [$Previsto.V14])/[$Registrado.V14])" office:value-type="percentage" office:value="0.112420422233344" calcext:value-type="percentage">
            <text:p>11,242%</text:p>
          </table:table-cell>
          <table:table-cell table:formula="of:=(ABS([$Registrado.W14] - [$Previsto.W14])/[$Registrado.W14])" office:value-type="percentage" office:value="0.0891302980142202" calcext:value-type="percentage">
            <text:p>8,913%</text:p>
          </table:table-cell>
          <table:table-cell table:formula="of:=(ABS([$Registrado.X14] - [$Previsto.X14])/[$Registrado.X14])" office:value-type="percentage" office:value="0.0385704034156836" calcext:value-type="percentage">
            <text:p>3,857%</text:p>
          </table:table-cell>
          <table:table-cell table:formula="of:=(ABS([$Registrado.Y14] - [$Previsto.Y14])/[$Registrado.Y14])" office:value-type="percentage" office:value="0.0193396871662292" calcext:value-type="percentage">
            <text:p>1,934%</text:p>
          </table:table-cell>
          <table:table-cell table:formula="of:=(ABS([$Registrado.Z14] - [$Previsto.Z14])/[$Registrado.Z14])" office:value-type="percentage" office:value="0.125187547897603" calcext:value-type="percentage">
            <text:p>12,519%</text:p>
          </table:table-cell>
          <table:table-cell table:formula="of:=(ABS([$Registrado.AA14] - [$Previsto.AA14])/[$Registrado.AA14])" office:value-type="percentage" office:value="0.0992069724390811" calcext:value-type="percentage">
            <text:p>9,921%</text:p>
          </table:table-cell>
          <table:table-cell table:formula="of:=(ABS([$Registrado.AB14] - [$Previsto.AB14])/[$Registrado.AB14])" office:value-type="percentage" office:value="0.0269226775885966" calcext:value-type="percentage">
            <text:p>2,692%</text:p>
          </table:table-cell>
          <table:table-cell table:formula="of:=(ABS([$Registrado.AC14] - [$Previsto.AC14])/[$Registrado.AC14])" office:value-type="percentage" office:value="0.152282892615548" calcext:value-type="percentage">
            <text:p>15,228%</text:p>
          </table:table-cell>
          <table:table-cell table:formula="of:=(ABS([$Registrado.AD14] - [$Previsto.AD14])/[$Registrado.AD14])" office:value-type="percentage" office:value="0.0324144207499205" calcext:value-type="percentage">
            <text:p>3,241%</text:p>
          </table:table-cell>
          <table:table-cell table:formula="of:=(ABS([$Registrado.AE14] - [$Previsto.AE14])/[$Registrado.AE14])" office:value-type="percentage" office:value="0.307443693617269" calcext:value-type="percentage">
            <text:p>30,744%</text:p>
          </table:table-cell>
          <table:table-cell table:formula="of:=AVERAGE([.B14:.AE14])" office:value-type="percentage" office:value="0.133037461403332" calcext:value-type="percentage">
            <text:p>13,304%</text:p>
          </table:table-cell>
          <table:table-cell table:formula="of:=STDEV([.B14:.AE14])" office:value-type="percentage" office:value="0.107784725378125" calcext:value-type="percentage">
            <text:p>10,78%</text:p>
          </table:table-cell>
          <table:table-cell table:formula="of:=COUNTIF([.B14:.AE14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726902811551827" calcext:value-type="percentage">
            <text:p>7,269%</text:p>
          </table:table-cell>
          <table:table-cell table:formula="of:=(ABS([$Registrado.C15] - [$Previsto.C15])/[$Registrado.C15])" office:value-type="percentage" office:value="0.0698764095988276" calcext:value-type="percentage">
            <text:p>6,988%</text:p>
          </table:table-cell>
          <table:table-cell table:formula="of:=(ABS([$Registrado.D15] - [$Previsto.D15])/[$Registrado.D15])" office:value-type="percentage" office:value="0.165294357541899" calcext:value-type="percentage">
            <text:p>16,529%</text:p>
          </table:table-cell>
          <table:table-cell table:formula="of:=(ABS([$Registrado.E15] - [$Previsto.E15])/[$Registrado.E15])" office:value-type="percentage" office:value="0.10091748286548" calcext:value-type="percentage">
            <text:p>10,092%</text:p>
          </table:table-cell>
          <table:table-cell table:formula="of:=(ABS([$Registrado.F15] - [$Previsto.F15])/[$Registrado.F15])" office:value-type="percentage" office:value="0.0801895584884443" calcext:value-type="percentage">
            <text:p>8,019%</text:p>
          </table:table-cell>
          <table:table-cell table:formula="of:=(ABS([$Registrado.G15] - [$Previsto.G15])/[$Registrado.G15])" office:value-type="percentage" office:value="0.111400735294118" calcext:value-type="percentage">
            <text:p>11,140%</text:p>
          </table:table-cell>
          <table:table-cell table:formula="of:=(ABS([$Registrado.H15] - [$Previsto.H15])/[$Registrado.H15])" office:value-type="percentage" office:value="0.313347272318417" calcext:value-type="percentage">
            <text:p>31,335%</text:p>
          </table:table-cell>
          <table:table-cell table:formula="of:=(ABS([$Registrado.I15] - [$Previsto.I15])/[$Registrado.I15])" office:value-type="percentage" office:value="0.803277547239718" calcext:value-type="percentage">
            <text:p>80,328%</text:p>
          </table:table-cell>
          <table:table-cell table:formula="of:=(ABS([$Registrado.J15] - [$Previsto.J15])/[$Registrado.J15])" office:value-type="percentage" office:value="0.584101450533236" calcext:value-type="percentage">
            <text:p>58,410%</text:p>
          </table:table-cell>
          <table:table-cell table:formula="of:=(ABS([$Registrado.K15] - [$Previsto.K15])/[$Registrado.K15])" office:value-type="percentage" office:value="0.68250769744878" calcext:value-type="percentage">
            <text:p>68,251%</text:p>
          </table:table-cell>
          <table:table-cell table:formula="of:=(ABS([$Registrado.L15] - [$Previsto.L15])/[$Registrado.L15])" office:value-type="percentage" office:value="0.714754938344098" calcext:value-type="percentage">
            <text:p>71,475%</text:p>
          </table:table-cell>
          <table:table-cell table:formula="of:=(ABS([$Registrado.M15] - [$Previsto.M15])/[$Registrado.M15])" office:value-type="percentage" office:value="0.080813233748353" calcext:value-type="percentage">
            <text:p>8,081%</text:p>
          </table:table-cell>
          <table:table-cell table:formula="of:=(ABS([$Registrado.N15] - [$Previsto.N15])/[$Registrado.N15])" office:value-type="percentage" office:value="0.103213296461681" calcext:value-type="percentage">
            <text:p>10,321%</text:p>
          </table:table-cell>
          <table:table-cell table:formula="of:=(ABS([$Registrado.O15] - [$Previsto.O15])/[$Registrado.O15])" office:value-type="percentage" office:value="0.0917228660724967" calcext:value-type="percentage">
            <text:p>9,172%</text:p>
          </table:table-cell>
          <table:table-cell table:formula="of:=(ABS([$Registrado.P15] - [$Previsto.P15])/[$Registrado.P15])" office:value-type="percentage" office:value="0.136036653777027" calcext:value-type="percentage">
            <text:p>13,604%</text:p>
          </table:table-cell>
          <table:table-cell table:formula="of:=(ABS([$Registrado.Q15] - [$Previsto.Q15])/[$Registrado.Q15])" office:value-type="percentage" office:value="0.0101594264795607" calcext:value-type="percentage">
            <text:p>1,016%</text:p>
          </table:table-cell>
          <table:table-cell table:formula="of:=(ABS([$Registrado.R15] - [$Previsto.R15])/[$Registrado.R15])" office:value-type="percentage" office:value="0.0541500891625936" calcext:value-type="percentage">
            <text:p>5,415%</text:p>
          </table:table-cell>
          <table:table-cell table:formula="of:=(ABS([$Registrado.S15] - [$Previsto.S15])/[$Registrado.S15])" office:value-type="percentage" office:value="0.41355144538889" calcext:value-type="percentage">
            <text:p>41,355%</text:p>
          </table:table-cell>
          <table:table-cell table:formula="of:=(ABS([$Registrado.T15] - [$Previsto.T15])/[$Registrado.T15])" office:value-type="percentage" office:value="0.318935024931348" calcext:value-type="percentage">
            <text:p>31,894%</text:p>
          </table:table-cell>
          <table:table-cell table:formula="of:=(ABS([$Registrado.U15] - [$Previsto.U15])/[$Registrado.U15])" office:value-type="percentage" office:value="0.593349734826164" calcext:value-type="percentage">
            <text:p>59,335%</text:p>
          </table:table-cell>
          <table:table-cell table:formula="of:=(ABS([$Registrado.V15] - [$Previsto.V15])/[$Registrado.V15])" office:value-type="percentage" office:value="0.609047242792912" calcext:value-type="percentage">
            <text:p>60,905%</text:p>
          </table:table-cell>
          <table:table-cell table:formula="of:=(ABS([$Registrado.W15] - [$Previsto.W15])/[$Registrado.W15])" office:value-type="percentage" office:value="0.778284491157987" calcext:value-type="percentage">
            <text:p>77,828%</text:p>
          </table:table-cell>
          <table:table-cell table:formula="of:=(ABS([$Registrado.X15] - [$Previsto.X15])/[$Registrado.X15])" office:value-type="percentage" office:value="0.497706257052005" calcext:value-type="percentage">
            <text:p>49,771%</text:p>
          </table:table-cell>
          <table:table-cell table:formula="of:=(ABS([$Registrado.Y15] - [$Previsto.Y15])/[$Registrado.Y15])" office:value-type="percentage" office:value="0.5083353098561" calcext:value-type="percentage">
            <text:p>50,834%</text:p>
          </table:table-cell>
          <table:table-cell table:formula="of:=(ABS([$Registrado.Z15] - [$Previsto.Z15])/[$Registrado.Z15])" office:value-type="percentage" office:value="0.230222206307346" calcext:value-type="percentage">
            <text:p>23,022%</text:p>
          </table:table-cell>
          <table:table-cell table:formula="of:=(ABS([$Registrado.AA15] - [$Previsto.AA15])/[$Registrado.AA15])" office:value-type="percentage" office:value="0.330266515428977" calcext:value-type="percentage">
            <text:p>33,027%</text:p>
          </table:table-cell>
          <table:table-cell table:formula="of:=(ABS([$Registrado.AB15] - [$Previsto.AB15])/[$Registrado.AB15])" office:value-type="percentage" office:value="0.214858247079575" calcext:value-type="percentage">
            <text:p>21,486%</text:p>
          </table:table-cell>
          <table:table-cell table:formula="of:=(ABS([$Registrado.AC15] - [$Previsto.AC15])/[$Registrado.AC15])" office:value-type="percentage" office:value="0.109340396596262" calcext:value-type="percentage">
            <text:p>10,934%</text:p>
          </table:table-cell>
          <table:table-cell table:formula="of:=(ABS([$Registrado.AD15] - [$Previsto.AD15])/[$Registrado.AD15])" office:value-type="percentage" office:value="0.164606561168982" calcext:value-type="percentage">
            <text:p>16,461%</text:p>
          </table:table-cell>
          <table:table-cell table:formula="of:=(ABS([$Registrado.AE15] - [$Previsto.AE15])/[$Registrado.AE15])" office:value-type="percentage" office:value="0.26077300947233" calcext:value-type="percentage">
            <text:p>26,077%</text:p>
          </table:table-cell>
          <table:table-cell table:formula="of:=AVERAGE([.B15:.AE15])" office:value-type="percentage" office:value="0.306790991286293" calcext:value-type="percentage">
            <text:p>30,679%</text:p>
          </table:table-cell>
          <table:table-cell table:formula="of:=STDEV([.B15:.AE15])" office:value-type="percentage" office:value="0.247346128558699" calcext:value-type="percentage">
            <text:p>24,73%</text:p>
          </table:table-cell>
          <table:table-cell table:formula="of:=COUNTIF([.B15:.AE1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11281994782975" calcext:value-type="percentage">
            <text:p>1,128%</text:p>
          </table:table-cell>
          <table:table-cell table:formula="of:=(ABS([$Registrado.C16] - [$Previsto.C16])/[$Registrado.C16])" office:value-type="percentage" office:value="0.0909165366839977" calcext:value-type="percentage">
            <text:p>9,092%</text:p>
          </table:table-cell>
          <table:table-cell table:formula="of:=(ABS([$Registrado.D16] - [$Previsto.D16])/[$Registrado.D16])" office:value-type="percentage" office:value="0.100192382366377" calcext:value-type="percentage">
            <text:p>10,019%</text:p>
          </table:table-cell>
          <table:table-cell table:formula="of:=(ABS([$Registrado.E16] - [$Previsto.E16])/[$Registrado.E16])" office:value-type="percentage" office:value="0.0518867831834692" calcext:value-type="percentage">
            <text:p>5,189%</text:p>
          </table:table-cell>
          <table:table-cell table:formula="of:=(ABS([$Registrado.F16] - [$Previsto.F16])/[$Registrado.F16])" office:value-type="percentage" office:value="0.0357423076923076" calcext:value-type="percentage">
            <text:p>3,574%</text:p>
          </table:table-cell>
          <table:table-cell table:formula="of:=(ABS([$Registrado.G16] - [$Previsto.G16])/[$Registrado.G16])" office:value-type="percentage" office:value="0.00916318370067117" calcext:value-type="percentage">
            <text:p>0,916%</text:p>
          </table:table-cell>
          <table:table-cell table:formula="of:=(ABS([$Registrado.H16] - [$Previsto.H16])/[$Registrado.H16])" office:value-type="percentage" office:value="0.0660898322131579" calcext:value-type="percentage">
            <text:p>6,609%</text:p>
          </table:table-cell>
          <table:table-cell table:formula="of:=(ABS([$Registrado.I16] - [$Previsto.I16])/[$Registrado.I16])" office:value-type="percentage" office:value="0.239401159011126" calcext:value-type="percentage">
            <text:p>23,940%</text:p>
          </table:table-cell>
          <table:table-cell table:formula="of:=(ABS([$Registrado.J16] - [$Previsto.J16])/[$Registrado.J16])" office:value-type="percentage" office:value="0.178076184424204" calcext:value-type="percentage">
            <text:p>17,808%</text:p>
          </table:table-cell>
          <table:table-cell table:formula="of:=(ABS([$Registrado.K16] - [$Previsto.K16])/[$Registrado.K16])" office:value-type="percentage" office:value="0.231850228430198" calcext:value-type="percentage">
            <text:p>23,185%</text:p>
          </table:table-cell>
          <table:table-cell table:formula="of:=(ABS([$Registrado.L16] - [$Previsto.L16])/[$Registrado.L16])" office:value-type="percentage" office:value="0.238730763904003" calcext:value-type="percentage">
            <text:p>23,873%</text:p>
          </table:table-cell>
          <table:table-cell table:formula="of:=(ABS([$Registrado.M16] - [$Previsto.M16])/[$Registrado.M16])" office:value-type="percentage" office:value="0.0573255073494181" calcext:value-type="percentage">
            <text:p>5,733%</text:p>
          </table:table-cell>
          <table:table-cell table:formula="of:=(ABS([$Registrado.N16] - [$Previsto.N16])/[$Registrado.N16])" office:value-type="percentage" office:value="0.0186263471661768" calcext:value-type="percentage">
            <text:p>1,863%</text:p>
          </table:table-cell>
          <table:table-cell table:formula="of:=(ABS([$Registrado.O16] - [$Previsto.O16])/[$Registrado.O16])" office:value-type="percentage" office:value="0.0283175950293535" calcext:value-type="percentage">
            <text:p>2,832%</text:p>
          </table:table-cell>
          <table:table-cell table:formula="of:=(ABS([$Registrado.P16] - [$Previsto.P16])/[$Registrado.P16])" office:value-type="percentage" office:value="0.109973780625445" calcext:value-type="percentage">
            <text:p>10,997%</text:p>
          </table:table-cell>
          <table:table-cell table:formula="of:=(ABS([$Registrado.Q16] - [$Previsto.Q16])/[$Registrado.Q16])" office:value-type="percentage" office:value="0.0597501516164648" calcext:value-type="percentage">
            <text:p>5,975%</text:p>
          </table:table-cell>
          <table:table-cell table:formula="of:=(ABS([$Registrado.R16] - [$Previsto.R16])/[$Registrado.R16])" office:value-type="percentage" office:value="0.093326668925788" calcext:value-type="percentage">
            <text:p>9,333%</text:p>
          </table:table-cell>
          <table:table-cell table:formula="of:=(ABS([$Registrado.S16] - [$Previsto.S16])/[$Registrado.S16])" office:value-type="percentage" office:value="0.156289961725818" calcext:value-type="percentage">
            <text:p>15,629%</text:p>
          </table:table-cell>
          <table:table-cell table:formula="of:=(ABS([$Registrado.T16] - [$Previsto.T16])/[$Registrado.T16])" office:value-type="percentage" office:value="0.0575224016575315" calcext:value-type="percentage">
            <text:p>5,752%</text:p>
          </table:table-cell>
          <table:table-cell table:formula="of:=(ABS([$Registrado.U16] - [$Previsto.U16])/[$Registrado.U16])" office:value-type="percentage" office:value="0.151207003313357" calcext:value-type="percentage">
            <text:p>15,121%</text:p>
          </table:table-cell>
          <table:table-cell table:formula="of:=(ABS([$Registrado.V16] - [$Previsto.V16])/[$Registrado.V16])" office:value-type="percentage" office:value="0.195796083614095" calcext:value-type="percentage">
            <text:p>19,580%</text:p>
          </table:table-cell>
          <table:table-cell table:formula="of:=(ABS([$Registrado.W16] - [$Previsto.W16])/[$Registrado.W16])" office:value-type="percentage" office:value="0.141038045842978" calcext:value-type="percentage">
            <text:p>14,104%</text:p>
          </table:table-cell>
          <table:table-cell table:formula="of:=(ABS([$Registrado.X16] - [$Previsto.X16])/[$Registrado.X16])" office:value-type="percentage" office:value="0.073996749263007" calcext:value-type="percentage">
            <text:p>7,400%</text:p>
          </table:table-cell>
          <table:table-cell table:formula="of:=(ABS([$Registrado.Y16] - [$Previsto.Y16])/[$Registrado.Y16])" office:value-type="percentage" office:value="0.3690861925729" calcext:value-type="percentage">
            <text:p>36,909%</text:p>
          </table:table-cell>
          <table:table-cell table:formula="of:=(ABS([$Registrado.Z16] - [$Previsto.Z16])/[$Registrado.Z16])" office:value-type="percentage" office:value="0.0174712172374981" calcext:value-type="percentage">
            <text:p>1,747%</text:p>
          </table:table-cell>
          <table:table-cell table:formula="of:=(ABS([$Registrado.AA16] - [$Previsto.AA16])/[$Registrado.AA16])" office:value-type="percentage" office:value="0.089056429707967" calcext:value-type="percentage">
            <text:p>8,906%</text:p>
          </table:table-cell>
          <table:table-cell table:formula="of:=(ABS([$Registrado.AB16] - [$Previsto.AB16])/[$Registrado.AB16])" office:value-type="percentage" office:value="0.047745797257415" calcext:value-type="percentage">
            <text:p>4,775%</text:p>
          </table:table-cell>
          <table:table-cell table:formula="of:=(ABS([$Registrado.AC16] - [$Previsto.AC16])/[$Registrado.AC16])" office:value-type="percentage" office:value="0.23885836951749" calcext:value-type="percentage">
            <text:p>23,886%</text:p>
          </table:table-cell>
          <table:table-cell table:formula="of:=(ABS([$Registrado.AD16] - [$Previsto.AD16])/[$Registrado.AD16])" office:value-type="percentage" office:value="0.226130184898098" calcext:value-type="percentage">
            <text:p>22,613%</text:p>
          </table:table-cell>
          <table:table-cell table:formula="of:=(ABS([$Registrado.AE16] - [$Previsto.AE16])/[$Registrado.AE16])" office:value-type="percentage" office:value="0.162227461315659" calcext:value-type="percentage">
            <text:p>16,223%</text:p>
          </table:table-cell>
          <table:table-cell table:formula="of:=AVERAGE([.B16:.AE16])" office:value-type="percentage" office:value="0.118235910167632" calcext:value-type="percentage">
            <text:p>11,824%</text:p>
          </table:table-cell>
          <table:table-cell table:formula="of:=STDEV([.B16:.AE16])" office:value-type="percentage" office:value="0.0893636975164277" calcext:value-type="percentage">
            <text:p>8,94%</text:p>
          </table:table-cell>
          <table:table-cell table:formula="of:=COUNTIF([.B16:.AE16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944861207475223" calcext:value-type="percentage">
            <text:p>9,449%</text:p>
          </table:table-cell>
          <table:table-cell table:formula="of:=(ABS([$Registrado.C17] - [$Previsto.C17])/[$Registrado.C17])" office:value-type="percentage" office:value="0.102608998461564" calcext:value-type="percentage">
            <text:p>10,261%</text:p>
          </table:table-cell>
          <table:table-cell table:formula="of:=(ABS([$Registrado.D17] - [$Previsto.D17])/[$Registrado.D17])" office:value-type="percentage" office:value="0.0727270816256001" calcext:value-type="percentage">
            <text:p>7,273%</text:p>
          </table:table-cell>
          <table:table-cell table:formula="of:=(ABS([$Registrado.E17] - [$Previsto.E17])/[$Registrado.E17])" office:value-type="percentage" office:value="0.133212638853234" calcext:value-type="percentage">
            <text:p>13,321%</text:p>
          </table:table-cell>
          <table:table-cell table:formula="of:=(ABS([$Registrado.F17] - [$Previsto.F17])/[$Registrado.F17])" office:value-type="percentage" office:value="0.0252020504695262" calcext:value-type="percentage">
            <text:p>2,520%</text:p>
          </table:table-cell>
          <table:table-cell table:formula="of:=(ABS([$Registrado.G17] - [$Previsto.G17])/[$Registrado.G17])" office:value-type="percentage" office:value="0.201869342248634" calcext:value-type="percentage">
            <text:p>20,187%</text:p>
          </table:table-cell>
          <table:table-cell table:formula="of:=(ABS([$Registrado.H17] - [$Previsto.H17])/[$Registrado.H17])" office:value-type="percentage" office:value="0.200923875218179" calcext:value-type="percentage">
            <text:p>20,092%</text:p>
          </table:table-cell>
          <table:table-cell table:formula="of:=(ABS([$Registrado.I17] - [$Previsto.I17])/[$Registrado.I17])" office:value-type="percentage" office:value="0.097216116344029" calcext:value-type="percentage">
            <text:p>9,722%</text:p>
          </table:table-cell>
          <table:table-cell table:formula="of:=(ABS([$Registrado.J17] - [$Previsto.J17])/[$Registrado.J17])" office:value-type="percentage" office:value="0.0716268942560533" calcext:value-type="percentage">
            <text:p>7,163%</text:p>
          </table:table-cell>
          <table:table-cell table:formula="of:=(ABS([$Registrado.K17] - [$Previsto.K17])/[$Registrado.K17])" office:value-type="percentage" office:value="0.0922021764630386" calcext:value-type="percentage">
            <text:p>9,220%</text:p>
          </table:table-cell>
          <table:table-cell table:formula="of:=(ABS([$Registrado.L17] - [$Previsto.L17])/[$Registrado.L17])" office:value-type="percentage" office:value="0.175561342881142" calcext:value-type="percentage">
            <text:p>17,556%</text:p>
          </table:table-cell>
          <table:table-cell table:formula="of:=(ABS([$Registrado.M17] - [$Previsto.M17])/[$Registrado.M17])" office:value-type="percentage" office:value="0.130155746752096" calcext:value-type="percentage">
            <text:p>13,016%</text:p>
          </table:table-cell>
          <table:table-cell table:formula="of:=(ABS([$Registrado.N17] - [$Previsto.N17])/[$Registrado.N17])" office:value-type="percentage" office:value="0.107167030722131" calcext:value-type="percentage">
            <text:p>10,717%</text:p>
          </table:table-cell>
          <table:table-cell table:formula="of:=(ABS([$Registrado.O17] - [$Previsto.O17])/[$Registrado.O17])" office:value-type="percentage" office:value="0.046455230955218" calcext:value-type="percentage">
            <text:p>4,646%</text:p>
          </table:table-cell>
          <table:table-cell table:formula="of:=(ABS([$Registrado.P17] - [$Previsto.P17])/[$Registrado.P17])" office:value-type="percentage" office:value="0.152061456822982" calcext:value-type="percentage">
            <text:p>15,206%</text:p>
          </table:table-cell>
          <table:table-cell table:formula="of:=(ABS([$Registrado.Q17] - [$Previsto.Q17])/[$Registrado.Q17])" office:value-type="percentage" office:value="0.287167390573477" calcext:value-type="percentage">
            <text:p>28,717%</text:p>
          </table:table-cell>
          <table:table-cell table:formula="of:=(ABS([$Registrado.R17] - [$Previsto.R17])/[$Registrado.R17])" office:value-type="percentage" office:value="0.11503659207985" calcext:value-type="percentage">
            <text:p>11,504%</text:p>
          </table:table-cell>
          <table:table-cell table:formula="of:=(ABS([$Registrado.S17] - [$Previsto.S17])/[$Registrado.S17])" office:value-type="percentage" office:value="0.304253192001927" calcext:value-type="percentage">
            <text:p>30,425%</text:p>
          </table:table-cell>
          <table:table-cell table:formula="of:=(ABS([$Registrado.T17] - [$Previsto.T17])/[$Registrado.T17])" office:value-type="percentage" office:value="0.0657535115555487" calcext:value-type="percentage">
            <text:p>6,575%</text:p>
          </table:table-cell>
          <table:table-cell table:formula="of:=(ABS([$Registrado.U17] - [$Previsto.U17])/[$Registrado.U17])" office:value-type="percentage" office:value="0.189867964989209" calcext:value-type="percentage">
            <text:p>18,987%</text:p>
          </table:table-cell>
          <table:table-cell table:formula="of:=(ABS([$Registrado.V17] - [$Previsto.V17])/[$Registrado.V17])" office:value-type="percentage" office:value="0.0934652085422198" calcext:value-type="percentage">
            <text:p>9,347%</text:p>
          </table:table-cell>
          <table:table-cell table:formula="of:=(ABS([$Registrado.W17] - [$Previsto.W17])/[$Registrado.W17])" office:value-type="percentage" office:value="0.0348495543402153" calcext:value-type="percentage">
            <text:p>3,485%</text:p>
          </table:table-cell>
          <table:table-cell table:formula="of:=(ABS([$Registrado.X17] - [$Previsto.X17])/[$Registrado.X17])" office:value-type="percentage" office:value="0.0338047921003877" calcext:value-type="percentage">
            <text:p>3,380%</text:p>
          </table:table-cell>
          <table:table-cell table:formula="of:=(ABS([$Registrado.Y17] - [$Previsto.Y17])/[$Registrado.Y17])" office:value-type="percentage" office:value="0.136457552388713" calcext:value-type="percentage">
            <text:p>13,646%</text:p>
          </table:table-cell>
          <table:table-cell table:formula="of:=(ABS([$Registrado.Z17] - [$Previsto.Z17])/[$Registrado.Z17])" office:value-type="percentage" office:value="0.00372831991348873" calcext:value-type="percentage">
            <text:p>0,373%</text:p>
          </table:table-cell>
          <table:table-cell table:formula="of:=(ABS([$Registrado.AA17] - [$Previsto.AA17])/[$Registrado.AA17])" office:value-type="percentage" office:value="0.0508132936892318" calcext:value-type="percentage">
            <text:p>5,081%</text:p>
          </table:table-cell>
          <table:table-cell table:formula="of:=(ABS([$Registrado.AB17] - [$Previsto.AB17])/[$Registrado.AB17])" office:value-type="percentage" office:value="0.19336626943464" calcext:value-type="percentage">
            <text:p>19,337%</text:p>
          </table:table-cell>
          <table:table-cell table:formula="of:=(ABS([$Registrado.AC17] - [$Previsto.AC17])/[$Registrado.AC17])" office:value-type="percentage" office:value="0.0681699729069304" calcext:value-type="percentage">
            <text:p>6,817%</text:p>
          </table:table-cell>
          <table:table-cell table:formula="of:=(ABS([$Registrado.AD17] - [$Previsto.AD17])/[$Registrado.AD17])" office:value-type="percentage" office:value="0.117721905621813" calcext:value-type="percentage">
            <text:p>11,772%</text:p>
          </table:table-cell>
          <table:table-cell table:formula="of:=(ABS([$Registrado.AE17] - [$Previsto.AE17])/[$Registrado.AE17])" office:value-type="percentage" office:value="0.455047172343227" calcext:value-type="percentage">
            <text:p>45,505%</text:p>
          </table:table-cell>
          <table:table-cell table:formula="of:=AVERAGE([.B17:.AE17])" office:value-type="percentage" office:value="0.128432626510061" calcext:value-type="percentage">
            <text:p>12,843%</text:p>
          </table:table-cell>
          <table:table-cell table:formula="of:=STDEV([.B17:.AE17])" office:value-type="percentage" office:value="0.094854812919628" calcext:value-type="percentage">
            <text:p>9,49%</text:p>
          </table:table-cell>
          <table:table-cell table:formula="of:=COUNTIF([.B17:.AE17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673686864845129" calcext:value-type="percentage">
            <text:p>6,737%</text:p>
          </table:table-cell>
          <table:table-cell table:formula="of:=(ABS([$Registrado.C18] - [$Previsto.C18])/[$Registrado.C18])" office:value-type="percentage" office:value="0.0778330646759595" calcext:value-type="percentage">
            <text:p>7,783%</text:p>
          </table:table-cell>
          <table:table-cell table:formula="of:=(ABS([$Registrado.D18] - [$Previsto.D18])/[$Registrado.D18])" office:value-type="percentage" office:value="0.0935839534341051" calcext:value-type="percentage">
            <text:p>9,358%</text:p>
          </table:table-cell>
          <table:table-cell table:formula="of:=(ABS([$Registrado.E18] - [$Previsto.E18])/[$Registrado.E18])" office:value-type="percentage" office:value="0.0449453535162491" calcext:value-type="percentage">
            <text:p>4,495%</text:p>
          </table:table-cell>
          <table:table-cell table:formula="of:=(ABS([$Registrado.F18] - [$Previsto.F18])/[$Registrado.F18])" office:value-type="percentage" office:value="0.00113536697247711" calcext:value-type="percentage">
            <text:p>0,114%</text:p>
          </table:table-cell>
          <table:table-cell table:formula="of:=(ABS([$Registrado.G18] - [$Previsto.G18])/[$Registrado.G18])" office:value-type="percentage" office:value="0.0946589805736378" calcext:value-type="percentage">
            <text:p>9,466%</text:p>
          </table:table-cell>
          <table:table-cell table:formula="of:=(ABS([$Registrado.H18] - [$Previsto.H18])/[$Registrado.H18])" office:value-type="percentage" office:value="0.00400051085568335" calcext:value-type="percentage">
            <text:p>0,400%</text:p>
          </table:table-cell>
          <table:table-cell table:formula="of:=(ABS([$Registrado.I18] - [$Previsto.I18])/[$Registrado.I18])" office:value-type="percentage" office:value="0.143891944725845" calcext:value-type="percentage">
            <text:p>14,389%</text:p>
          </table:table-cell>
          <table:table-cell table:formula="of:=(ABS([$Registrado.J18] - [$Previsto.J18])/[$Registrado.J18])" office:value-type="percentage" office:value="0.0360683325129571" calcext:value-type="percentage">
            <text:p>3,607%</text:p>
          </table:table-cell>
          <table:table-cell table:formula="of:=(ABS([$Registrado.K18] - [$Previsto.K18])/[$Registrado.K18])" office:value-type="percentage" office:value="0.0530459231562264" calcext:value-type="percentage">
            <text:p>5,305%</text:p>
          </table:table-cell>
          <table:table-cell table:formula="of:=(ABS([$Registrado.L18] - [$Previsto.L18])/[$Registrado.L18])" office:value-type="percentage" office:value="0.201172327493743" calcext:value-type="percentage">
            <text:p>20,117%</text:p>
          </table:table-cell>
          <table:table-cell table:formula="of:=(ABS([$Registrado.M18] - [$Previsto.M18])/[$Registrado.M18])" office:value-type="percentage" office:value="0.116938151112317" calcext:value-type="percentage">
            <text:p>11,694%</text:p>
          </table:table-cell>
          <table:table-cell table:formula="of:=(ABS([$Registrado.N18] - [$Previsto.N18])/[$Registrado.N18])" office:value-type="percentage" office:value="0.0200212603773585" calcext:value-type="percentage">
            <text:p>2,002%</text:p>
          </table:table-cell>
          <table:table-cell table:formula="of:=(ABS([$Registrado.O18] - [$Previsto.O18])/[$Registrado.O18])" office:value-type="percentage" office:value="0.181241943317795" calcext:value-type="percentage">
            <text:p>18,124%</text:p>
          </table:table-cell>
          <table:table-cell table:formula="of:=(ABS([$Registrado.P18] - [$Previsto.P18])/[$Registrado.P18])" office:value-type="percentage" office:value="0.0385493038792941" calcext:value-type="percentage">
            <text:p>3,855%</text:p>
          </table:table-cell>
          <table:table-cell table:formula="of:=(ABS([$Registrado.Q18] - [$Previsto.Q18])/[$Registrado.Q18])" office:value-type="percentage" office:value="0.178384317223588" calcext:value-type="percentage">
            <text:p>17,838%</text:p>
          </table:table-cell>
          <table:table-cell table:formula="of:=(ABS([$Registrado.R18] - [$Previsto.R18])/[$Registrado.R18])" office:value-type="percentage" office:value="0.128060822041492" calcext:value-type="percentage">
            <text:p>12,806%</text:p>
          </table:table-cell>
          <table:table-cell table:formula="of:=(ABS([$Registrado.S18] - [$Previsto.S18])/[$Registrado.S18])" office:value-type="percentage" office:value="0.0374979473004138" calcext:value-type="percentage">
            <text:p>3,750%</text:p>
          </table:table-cell>
          <table:table-cell table:formula="of:=(ABS([$Registrado.T18] - [$Previsto.T18])/[$Registrado.T18])" office:value-type="percentage" office:value="0.1514956361721" calcext:value-type="percentage">
            <text:p>15,150%</text:p>
          </table:table-cell>
          <table:table-cell table:formula="of:=(ABS([$Registrado.U18] - [$Previsto.U18])/[$Registrado.U18])" office:value-type="percentage" office:value="0.027931148417191" calcext:value-type="percentage">
            <text:p>2,793%</text:p>
          </table:table-cell>
          <table:table-cell table:formula="of:=(ABS([$Registrado.V18] - [$Previsto.V18])/[$Registrado.V18])" office:value-type="percentage" office:value="0.0113957027752909" calcext:value-type="percentage">
            <text:p>1,140%</text:p>
          </table:table-cell>
          <table:table-cell table:formula="of:=(ABS([$Registrado.W18] - [$Previsto.W18])/[$Registrado.W18])" office:value-type="percentage" office:value="0.0247699505527142" calcext:value-type="percentage">
            <text:p>2,477%</text:p>
          </table:table-cell>
          <table:table-cell table:formula="of:=(ABS([$Registrado.X18] - [$Previsto.X18])/[$Registrado.X18])" office:value-type="percentage" office:value="0.084299024111464" calcext:value-type="percentage">
            <text:p>8,430%</text:p>
          </table:table-cell>
          <table:table-cell table:formula="of:=(ABS([$Registrado.Y18] - [$Previsto.Y18])/[$Registrado.Y18])" office:value-type="percentage" office:value="0.153249322888644" calcext:value-type="percentage">
            <text:p>15,325%</text:p>
          </table:table-cell>
          <table:table-cell table:formula="of:=(ABS([$Registrado.Z18] - [$Previsto.Z18])/[$Registrado.Z18])" office:value-type="percentage" office:value="0.0207861174296827" calcext:value-type="percentage">
            <text:p>2,079%</text:p>
          </table:table-cell>
          <table:table-cell table:formula="of:=(ABS([$Registrado.AA18] - [$Previsto.AA18])/[$Registrado.AA18])" office:value-type="percentage" office:value="0.105078727707823" calcext:value-type="percentage">
            <text:p>10,508%</text:p>
          </table:table-cell>
          <table:table-cell table:formula="of:=(ABS([$Registrado.AB18] - [$Previsto.AB18])/[$Registrado.AB18])" office:value-type="percentage" office:value="0.0670302375328667" calcext:value-type="percentage">
            <text:p>6,703%</text:p>
          </table:table-cell>
          <table:table-cell table:formula="of:=(ABS([$Registrado.AC18] - [$Previsto.AC18])/[$Registrado.AC18])" office:value-type="percentage" office:value="0.337448751586966" calcext:value-type="percentage">
            <text:p>33,745%</text:p>
          </table:table-cell>
          <table:table-cell table:formula="of:=(ABS([$Registrado.AD18] - [$Previsto.AD18])/[$Registrado.AD18])" office:value-type="percentage" office:value="0.248209974399961" calcext:value-type="percentage">
            <text:p>24,821%</text:p>
          </table:table-cell>
          <table:table-cell table:formula="of:=(ABS([$Registrado.AE18] - [$Previsto.AE18])/[$Registrado.AE18])" office:value-type="percentage" office:value="0.197890110384932" calcext:value-type="percentage">
            <text:p>19,789%</text:p>
          </table:table-cell>
          <table:table-cell table:formula="of:=AVERAGE([.B18:.AE18])" office:value-type="percentage" office:value="0.0982660964537763" calcext:value-type="percentage">
            <text:p>9,827%</text:p>
          </table:table-cell>
          <table:table-cell table:formula="of:=STDEV([.B18:.AE18])" office:value-type="percentage" office:value="0.0808713926072486" calcext:value-type="percentage">
            <text:p>8,09%</text:p>
          </table:table-cell>
          <table:table-cell table:formula="of:=COUNTIF([.B18:.AE18]; &quot;&lt;0,05&quot;)" office:value-type="float" office:value="11" calcext:value-type="float">
            <text:p>1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236623621777561" calcext:value-type="percentage">
            <text:p>23,662%</text:p>
          </table:table-cell>
          <table:table-cell table:formula="of:=(ABS([$Registrado.C19] - [$Previsto.C19])/[$Registrado.C19])" office:value-type="percentage" office:value="0.224995479712199" calcext:value-type="percentage">
            <text:p>22,500%</text:p>
          </table:table-cell>
          <table:table-cell table:formula="of:=(ABS([$Registrado.D19] - [$Previsto.D19])/[$Registrado.D19])" office:value-type="percentage" office:value="0.200510623034049" calcext:value-type="percentage">
            <text:p>20,051%</text:p>
          </table:table-cell>
          <table:table-cell table:formula="of:=(ABS([$Registrado.E19] - [$Previsto.E19])/[$Registrado.E19])" office:value-type="percentage" office:value="0.189893085805351" calcext:value-type="percentage">
            <text:p>18,989%</text:p>
          </table:table-cell>
          <table:table-cell table:formula="of:=(ABS([$Registrado.F19] - [$Previsto.F19])/[$Registrado.F19])" office:value-type="percentage" office:value="0.175907451649602" calcext:value-type="percentage">
            <text:p>17,591%</text:p>
          </table:table-cell>
          <table:table-cell table:formula="of:=(ABS([$Registrado.G19] - [$Previsto.G19])/[$Registrado.G19])" office:value-type="percentage" office:value="0.139745398135503" calcext:value-type="percentage">
            <text:p>13,975%</text:p>
          </table:table-cell>
          <table:table-cell table:formula="of:=(ABS([$Registrado.H19] - [$Previsto.H19])/[$Registrado.H19])" office:value-type="percentage" office:value="0.0291149309744003" calcext:value-type="percentage">
            <text:p>2,911%</text:p>
          </table:table-cell>
          <table:table-cell table:formula="of:=(ABS([$Registrado.I19] - [$Previsto.I19])/[$Registrado.I19])" office:value-type="percentage" office:value="0.439434437020293" calcext:value-type="percentage">
            <text:p>43,943%</text:p>
          </table:table-cell>
          <table:table-cell table:formula="of:=(ABS([$Registrado.J19] - [$Previsto.J19])/[$Registrado.J19])" office:value-type="percentage" office:value="0.405227842576202" calcext:value-type="percentage">
            <text:p>40,523%</text:p>
          </table:table-cell>
          <table:table-cell table:formula="of:=(ABS([$Registrado.K19] - [$Previsto.K19])/[$Registrado.K19])" office:value-type="percentage" office:value="0.286781192405907" calcext:value-type="percentage">
            <text:p>28,678%</text:p>
          </table:table-cell>
          <table:table-cell table:formula="of:=(ABS([$Registrado.L19] - [$Previsto.L19])/[$Registrado.L19])" office:value-type="percentage" office:value="0.364272147279704" calcext:value-type="percentage">
            <text:p>36,427%</text:p>
          </table:table-cell>
          <table:table-cell table:formula="of:=(ABS([$Registrado.M19] - [$Previsto.M19])/[$Registrado.M19])" office:value-type="percentage" office:value="0.00574794772557658" calcext:value-type="percentage">
            <text:p>0,575%</text:p>
          </table:table-cell>
          <table:table-cell table:formula="of:=(ABS([$Registrado.N19] - [$Previsto.N19])/[$Registrado.N19])" office:value-type="percentage" office:value="0.0911557551450789" calcext:value-type="percentage">
            <text:p>9,116%</text:p>
          </table:table-cell>
          <table:table-cell table:formula="of:=(ABS([$Registrado.O19] - [$Previsto.O19])/[$Registrado.O19])" office:value-type="percentage" office:value="0.0822098478009534" calcext:value-type="percentage">
            <text:p>8,221%</text:p>
          </table:table-cell>
          <table:table-cell table:formula="of:=(ABS([$Registrado.P19] - [$Previsto.P19])/[$Registrado.P19])" office:value-type="percentage" office:value="0.0426446743432889" calcext:value-type="percentage">
            <text:p>4,264%</text:p>
          </table:table-cell>
          <table:table-cell table:formula="of:=(ABS([$Registrado.Q19] - [$Previsto.Q19])/[$Registrado.Q19])" office:value-type="percentage" office:value="0.0341795803403277" calcext:value-type="percentage">
            <text:p>3,418%</text:p>
          </table:table-cell>
          <table:table-cell table:formula="of:=(ABS([$Registrado.R19] - [$Previsto.R19])/[$Registrado.R19])" office:value-type="percentage" office:value="0.0767411059951887" calcext:value-type="percentage">
            <text:p>7,674%</text:p>
          </table:table-cell>
          <table:table-cell table:formula="of:=(ABS([$Registrado.S19] - [$Previsto.S19])/[$Registrado.S19])" office:value-type="percentage" office:value="0.279027787587181" calcext:value-type="percentage">
            <text:p>27,903%</text:p>
          </table:table-cell>
          <table:table-cell table:formula="of:=(ABS([$Registrado.T19] - [$Previsto.T19])/[$Registrado.T19])" office:value-type="percentage" office:value="0.0141435546533197" calcext:value-type="percentage">
            <text:p>1,414%</text:p>
          </table:table-cell>
          <table:table-cell table:formula="of:=(ABS([$Registrado.U19] - [$Previsto.U19])/[$Registrado.U19])" office:value-type="percentage" office:value="0.252083724045546" calcext:value-type="percentage">
            <text:p>25,208%</text:p>
          </table:table-cell>
          <table:table-cell table:formula="of:=(ABS([$Registrado.V19] - [$Previsto.V19])/[$Registrado.V19])" office:value-type="percentage" office:value="0.335565591150034" calcext:value-type="percentage">
            <text:p>33,557%</text:p>
          </table:table-cell>
          <table:table-cell table:formula="of:=(ABS([$Registrado.W19] - [$Previsto.W19])/[$Registrado.W19])" office:value-type="percentage" office:value="0.419512811091515" calcext:value-type="percentage">
            <text:p>41,951%</text:p>
          </table:table-cell>
          <table:table-cell table:formula="of:=(ABS([$Registrado.X19] - [$Previsto.X19])/[$Registrado.X19])" office:value-type="percentage" office:value="0.0524343206872127" calcext:value-type="percentage">
            <text:p>5,243%</text:p>
          </table:table-cell>
          <table:table-cell table:formula="of:=(ABS([$Registrado.Y19] - [$Previsto.Y19])/[$Registrado.Y19])" office:value-type="percentage" office:value="0.0261393030421079" calcext:value-type="percentage">
            <text:p>2,614%</text:p>
          </table:table-cell>
          <table:table-cell table:formula="of:=(ABS([$Registrado.Z19] - [$Previsto.Z19])/[$Registrado.Z19])" office:value-type="percentage" office:value="0.149454816315148" calcext:value-type="percentage">
            <text:p>14,945%</text:p>
          </table:table-cell>
          <table:table-cell table:formula="of:=(ABS([$Registrado.AA19] - [$Previsto.AA19])/[$Registrado.AA19])" office:value-type="percentage" office:value="0.155761909618018" calcext:value-type="percentage">
            <text:p>15,576%</text:p>
          </table:table-cell>
          <table:table-cell table:formula="of:=(ABS([$Registrado.AB19] - [$Previsto.AB19])/[$Registrado.AB19])" office:value-type="percentage" office:value="0.104891938647843" calcext:value-type="percentage">
            <text:p>10,489%</text:p>
          </table:table-cell>
          <table:table-cell table:formula="of:=(ABS([$Registrado.AC19] - [$Previsto.AC19])/[$Registrado.AC19])" office:value-type="percentage" office:value="0.186880817746847" calcext:value-type="percentage">
            <text:p>18,688%</text:p>
          </table:table-cell>
          <table:table-cell table:formula="of:=(ABS([$Registrado.AD19] - [$Previsto.AD19])/[$Registrado.AD19])" office:value-type="percentage" office:value="0.143141591873549" calcext:value-type="percentage">
            <text:p>14,314%</text:p>
          </table:table-cell>
          <table:table-cell table:formula="of:=(ABS([$Registrado.AE19] - [$Previsto.AE19])/[$Registrado.AE19])" office:value-type="percentage" office:value="0.0778869440687405" calcext:value-type="percentage">
            <text:p>7,789%</text:p>
          </table:table-cell>
          <table:table-cell table:formula="of:=AVERAGE([.B19:.AE19])" office:value-type="percentage" office:value="0.174070341074942" calcext:value-type="percentage">
            <text:p>17,407%</text:p>
          </table:table-cell>
          <table:table-cell table:formula="of:=STDEV([.B19:.AE19])" office:value-type="percentage" office:value="0.127863280215738" calcext:value-type="percentage">
            <text:p>12,79%</text:p>
          </table:table-cell>
          <table:table-cell table:formula="of:=COUNTIF([.B19:.AE1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521546182769331" calcext:value-type="percentage">
            <text:p>5,215%</text:p>
          </table:table-cell>
          <table:table-cell table:formula="of:=(ABS([$Registrado.C20] - [$Previsto.C20])/[$Registrado.C20])" office:value-type="percentage" office:value="0.0531994702259867" calcext:value-type="percentage">
            <text:p>5,320%</text:p>
          </table:table-cell>
          <table:table-cell table:formula="of:=(ABS([$Registrado.D20] - [$Previsto.D20])/[$Registrado.D20])" office:value-type="percentage" office:value="0.0827293577062024" calcext:value-type="percentage">
            <text:p>8,273%</text:p>
          </table:table-cell>
          <table:table-cell table:formula="of:=(ABS([$Registrado.E20] - [$Previsto.E20])/[$Registrado.E20])" office:value-type="percentage" office:value="0.139490376814099" calcext:value-type="percentage">
            <text:p>13,949%</text:p>
          </table:table-cell>
          <table:table-cell table:formula="of:=(ABS([$Registrado.F20] - [$Previsto.F20])/[$Registrado.F20])" office:value-type="percentage" office:value="0.00766324544699553" calcext:value-type="percentage">
            <text:p>0,766%</text:p>
          </table:table-cell>
          <table:table-cell table:formula="of:=(ABS([$Registrado.G20] - [$Previsto.G20])/[$Registrado.G20])" office:value-type="percentage" office:value="0.013117619465332" calcext:value-type="percentage">
            <text:p>1,312%</text:p>
          </table:table-cell>
          <table:table-cell table:formula="of:=(ABS([$Registrado.H20] - [$Previsto.H20])/[$Registrado.H20])" office:value-type="percentage" office:value="0.0636278043099479" calcext:value-type="percentage">
            <text:p>6,363%</text:p>
          </table:table-cell>
          <table:table-cell table:formula="of:=(ABS([$Registrado.I20] - [$Previsto.I20])/[$Registrado.I20])" office:value-type="percentage" office:value="0.0182319799753935" calcext:value-type="percentage">
            <text:p>1,823%</text:p>
          </table:table-cell>
          <table:table-cell table:formula="of:=(ABS([$Registrado.J20] - [$Previsto.J20])/[$Registrado.J20])" office:value-type="percentage" office:value="0.0619799470728491" calcext:value-type="percentage">
            <text:p>6,198%</text:p>
          </table:table-cell>
          <table:table-cell table:formula="of:=(ABS([$Registrado.K20] - [$Previsto.K20])/[$Registrado.K20])" office:value-type="percentage" office:value="0.0668872444638425" calcext:value-type="percentage">
            <text:p>6,689%</text:p>
          </table:table-cell>
          <table:table-cell table:formula="of:=(ABS([$Registrado.L20] - [$Previsto.L20])/[$Registrado.L20])" office:value-type="percentage" office:value="0.143945835005753" calcext:value-type="percentage">
            <text:p>14,395%</text:p>
          </table:table-cell>
          <table:table-cell table:formula="of:=(ABS([$Registrado.M20] - [$Previsto.M20])/[$Registrado.M20])" office:value-type="percentage" office:value="0.151864228660862" calcext:value-type="percentage">
            <text:p>15,186%</text:p>
          </table:table-cell>
          <table:table-cell table:formula="of:=(ABS([$Registrado.N20] - [$Previsto.N20])/[$Registrado.N20])" office:value-type="percentage" office:value="0.13103508421031" calcext:value-type="percentage">
            <text:p>13,104%</text:p>
          </table:table-cell>
          <table:table-cell table:formula="of:=(ABS([$Registrado.O20] - [$Previsto.O20])/[$Registrado.O20])" office:value-type="percentage" office:value="0.0798331996759491" calcext:value-type="percentage">
            <text:p>7,983%</text:p>
          </table:table-cell>
          <table:table-cell table:formula="of:=(ABS([$Registrado.P20] - [$Previsto.P20])/[$Registrado.P20])" office:value-type="percentage" office:value="0.0808554416701427" calcext:value-type="percentage">
            <text:p>8,086%</text:p>
          </table:table-cell>
          <table:table-cell table:formula="of:=(ABS([$Registrado.Q20] - [$Previsto.Q20])/[$Registrado.Q20])" office:value-type="percentage" office:value="0.139929350874611" calcext:value-type="percentage">
            <text:p>13,993%</text:p>
          </table:table-cell>
          <table:table-cell table:formula="of:=(ABS([$Registrado.R20] - [$Previsto.R20])/[$Registrado.R20])" office:value-type="percentage" office:value="0.117955610382977" calcext:value-type="percentage">
            <text:p>11,796%</text:p>
          </table:table-cell>
          <table:table-cell table:formula="of:=(ABS([$Registrado.S20] - [$Previsto.S20])/[$Registrado.S20])" office:value-type="percentage" office:value="0.0538280473749056" calcext:value-type="percentage">
            <text:p>5,383%</text:p>
          </table:table-cell>
          <table:table-cell table:formula="of:=(ABS([$Registrado.T20] - [$Previsto.T20])/[$Registrado.T20])" office:value-type="percentage" office:value="0.0394922069151214" calcext:value-type="percentage">
            <text:p>3,949%</text:p>
          </table:table-cell>
          <table:table-cell table:formula="of:=(ABS([$Registrado.U20] - [$Previsto.U20])/[$Registrado.U20])" office:value-type="percentage" office:value="0.0467179387308534" calcext:value-type="percentage">
            <text:p>4,672%</text:p>
          </table:table-cell>
          <table:table-cell table:formula="of:=(ABS([$Registrado.V20] - [$Previsto.V20])/[$Registrado.V20])" office:value-type="percentage" office:value="0.0192765257083646" calcext:value-type="percentage">
            <text:p>1,928%</text:p>
          </table:table-cell>
          <table:table-cell table:formula="of:=(ABS([$Registrado.W20] - [$Previsto.W20])/[$Registrado.W20])" office:value-type="percentage" office:value="0.0800073505543881" calcext:value-type="percentage">
            <text:p>8,001%</text:p>
          </table:table-cell>
          <table:table-cell table:formula="of:=(ABS([$Registrado.X20] - [$Previsto.X20])/[$Registrado.X20])" office:value-type="percentage" office:value="0.0341762498434383" calcext:value-type="percentage">
            <text:p>3,418%</text:p>
          </table:table-cell>
          <table:table-cell table:formula="of:=(ABS([$Registrado.Y20] - [$Previsto.Y20])/[$Registrado.Y20])" office:value-type="percentage" office:value="0.0589593451831501" calcext:value-type="percentage">
            <text:p>5,896%</text:p>
          </table:table-cell>
          <table:table-cell table:formula="of:=(ABS([$Registrado.Z20] - [$Previsto.Z20])/[$Registrado.Z20])" office:value-type="percentage" office:value="0.0772833031355914" calcext:value-type="percentage">
            <text:p>7,728%</text:p>
          </table:table-cell>
          <table:table-cell table:formula="of:=(ABS([$Registrado.AA20] - [$Previsto.AA20])/[$Registrado.AA20])" office:value-type="percentage" office:value="0.0830285950168124" calcext:value-type="percentage">
            <text:p>8,303%</text:p>
          </table:table-cell>
          <table:table-cell table:formula="of:=(ABS([$Registrado.AB20] - [$Previsto.AB20])/[$Registrado.AB20])" office:value-type="percentage" office:value="0.03342455864329" calcext:value-type="percentage">
            <text:p>3,342%</text:p>
          </table:table-cell>
          <table:table-cell table:formula="of:=(ABS([$Registrado.AC20] - [$Previsto.AC20])/[$Registrado.AC20])" office:value-type="percentage" office:value="0.106296423546771" calcext:value-type="percentage">
            <text:p>10,630%</text:p>
          </table:table-cell>
          <table:table-cell table:formula="of:=(ABS([$Registrado.AD20] - [$Previsto.AD20])/[$Registrado.AD20])" office:value-type="percentage" office:value="0.0990949230111207" calcext:value-type="percentage">
            <text:p>9,909%</text:p>
          </table:table-cell>
          <table:table-cell table:formula="of:=(ABS([$Registrado.AE20] - [$Previsto.AE20])/[$Registrado.AE20])" office:value-type="percentage" office:value="0.0106210587149551" calcext:value-type="percentage">
            <text:p>1,062%</text:p>
          </table:table-cell>
          <table:table-cell table:formula="of:=AVERAGE([.B20:.AE20])" office:value-type="percentage" office:value="0.071556898020565" calcext:value-type="percentage">
            <text:p>7,156%</text:p>
          </table:table-cell>
          <table:table-cell table:formula="of:=STDEV([.B20:.AE20])" office:value-type="percentage" office:value="0.0422624383779486" calcext:value-type="percentage">
            <text:p>4,23%</text:p>
          </table:table-cell>
          <table:table-cell table:formula="of:=COUNTIF([.B20:.AE2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186728866911314" calcext:value-type="percentage">
            <text:p>18,673%</text:p>
          </table:table-cell>
          <table:table-cell table:formula="of:=(ABS([$Registrado.C21] - [$Previsto.C21])/[$Registrado.C21])" office:value-type="percentage" office:value="0.0990562712100902" calcext:value-type="percentage">
            <text:p>9,906%</text:p>
          </table:table-cell>
          <table:table-cell table:formula="of:=(ABS([$Registrado.D21] - [$Previsto.D21])/[$Registrado.D21])" office:value-type="percentage" office:value="0.0607735687523147" calcext:value-type="percentage">
            <text:p>6,077%</text:p>
          </table:table-cell>
          <table:table-cell table:formula="of:=(ABS([$Registrado.E21] - [$Previsto.E21])/[$Registrado.E21])" office:value-type="percentage" office:value="0.172463055601333" calcext:value-type="percentage">
            <text:p>17,246%</text:p>
          </table:table-cell>
          <table:table-cell table:formula="of:=(ABS([$Registrado.F21] - [$Previsto.F21])/[$Registrado.F21])" office:value-type="percentage" office:value="0.138837535693815" calcext:value-type="percentage">
            <text:p>13,884%</text:p>
          </table:table-cell>
          <table:table-cell table:formula="of:=(ABS([$Registrado.G21] - [$Previsto.G21])/[$Registrado.G21])" office:value-type="percentage" office:value="0.254662248340283" calcext:value-type="percentage">
            <text:p>25,466%</text:p>
          </table:table-cell>
          <table:table-cell table:formula="of:=(ABS([$Registrado.H21] - [$Previsto.H21])/[$Registrado.H21])" office:value-type="percentage" office:value="0.19164993678341" calcext:value-type="percentage">
            <text:p>19,165%</text:p>
          </table:table-cell>
          <table:table-cell table:formula="of:=(ABS([$Registrado.I21] - [$Previsto.I21])/[$Registrado.I21])" office:value-type="percentage" office:value="0.502770150107999" calcext:value-type="percentage">
            <text:p>50,277%</text:p>
          </table:table-cell>
          <table:table-cell table:formula="of:=(ABS([$Registrado.J21] - [$Previsto.J21])/[$Registrado.J21])" office:value-type="percentage" office:value="0.273952397456114" calcext:value-type="percentage">
            <text:p>27,395%</text:p>
          </table:table-cell>
          <table:table-cell table:formula="of:=(ABS([$Registrado.K21] - [$Previsto.K21])/[$Registrado.K21])" office:value-type="percentage" office:value="0.298554477423001" calcext:value-type="percentage">
            <text:p>29,855%</text:p>
          </table:table-cell>
          <table:table-cell table:formula="of:=(ABS([$Registrado.L21] - [$Previsto.L21])/[$Registrado.L21])" office:value-type="percentage" office:value="0.545468676860118" calcext:value-type="percentage">
            <text:p>54,547%</text:p>
          </table:table-cell>
          <table:table-cell table:formula="of:=(ABS([$Registrado.M21] - [$Previsto.M21])/[$Registrado.M21])" office:value-type="percentage" office:value="0.0902330811560007" calcext:value-type="percentage">
            <text:p>9,023%</text:p>
          </table:table-cell>
          <table:table-cell table:formula="of:=(ABS([$Registrado.N21] - [$Previsto.N21])/[$Registrado.N21])" office:value-type="percentage" office:value="0.0250111049711546" calcext:value-type="percentage">
            <text:p>2,501%</text:p>
          </table:table-cell>
          <table:table-cell table:formula="of:=(ABS([$Registrado.O21] - [$Previsto.O21])/[$Registrado.O21])" office:value-type="percentage" office:value="0.0398299883324045" calcext:value-type="percentage">
            <text:p>3,983%</text:p>
          </table:table-cell>
          <table:table-cell table:formula="of:=(ABS([$Registrado.P21] - [$Previsto.P21])/[$Registrado.P21])" office:value-type="percentage" office:value="0.0519161479469015" calcext:value-type="percentage">
            <text:p>5,192%</text:p>
          </table:table-cell>
          <table:table-cell table:formula="of:=(ABS([$Registrado.Q21] - [$Previsto.Q21])/[$Registrado.Q21])" office:value-type="percentage" office:value="0.0585458973286321" calcext:value-type="percentage">
            <text:p>5,855%</text:p>
          </table:table-cell>
          <table:table-cell table:formula="of:=(ABS([$Registrado.R21] - [$Previsto.R21])/[$Registrado.R21])" office:value-type="percentage" office:value="0.012950796180538" calcext:value-type="percentage">
            <text:p>1,295%</text:p>
          </table:table-cell>
          <table:table-cell table:formula="of:=(ABS([$Registrado.S21] - [$Previsto.S21])/[$Registrado.S21])" office:value-type="percentage" office:value="0.156092368256897" calcext:value-type="percentage">
            <text:p>15,609%</text:p>
          </table:table-cell>
          <table:table-cell table:formula="of:=(ABS([$Registrado.T21] - [$Previsto.T21])/[$Registrado.T21])" office:value-type="percentage" office:value="0.0518577656066619" calcext:value-type="percentage">
            <text:p>5,186%</text:p>
          </table:table-cell>
          <table:table-cell table:formula="of:=(ABS([$Registrado.U21] - [$Previsto.U21])/[$Registrado.U21])" office:value-type="percentage" office:value="0.128899520894331" calcext:value-type="percentage">
            <text:p>12,890%</text:p>
          </table:table-cell>
          <table:table-cell table:formula="of:=(ABS([$Registrado.V21] - [$Previsto.V21])/[$Registrado.V21])" office:value-type="percentage" office:value="0.0722262579610093" calcext:value-type="percentage">
            <text:p>7,223%</text:p>
          </table:table-cell>
          <table:table-cell table:formula="of:=(ABS([$Registrado.W21] - [$Previsto.W21])/[$Registrado.W21])" office:value-type="percentage" office:value="0.0467157386515902" calcext:value-type="percentage">
            <text:p>4,672%</text:p>
          </table:table-cell>
          <table:table-cell table:formula="of:=(ABS([$Registrado.X21] - [$Previsto.X21])/[$Registrado.X21])" office:value-type="percentage" office:value="0.068289872460511" calcext:value-type="percentage">
            <text:p>6,829%</text:p>
          </table:table-cell>
          <table:table-cell table:formula="of:=(ABS([$Registrado.Y21] - [$Previsto.Y21])/[$Registrado.Y21])" office:value-type="percentage" office:value="0.024080418833581" calcext:value-type="percentage">
            <text:p>2,408%</text:p>
          </table:table-cell>
          <table:table-cell table:formula="of:=(ABS([$Registrado.Z21] - [$Previsto.Z21])/[$Registrado.Z21])" office:value-type="percentage" office:value="0.145220692595392" calcext:value-type="percentage">
            <text:p>14,522%</text:p>
          </table:table-cell>
          <table:table-cell table:formula="of:=(ABS([$Registrado.AA21] - [$Previsto.AA21])/[$Registrado.AA21])" office:value-type="percentage" office:value="0.0993350675868829" calcext:value-type="percentage">
            <text:p>9,934%</text:p>
          </table:table-cell>
          <table:table-cell table:formula="of:=(ABS([$Registrado.AB21] - [$Previsto.AB21])/[$Registrado.AB21])" office:value-type="percentage" office:value="0.0215796504147997" calcext:value-type="percentage">
            <text:p>2,158%</text:p>
          </table:table-cell>
          <table:table-cell table:formula="of:=(ABS([$Registrado.AC21] - [$Previsto.AC21])/[$Registrado.AC21])" office:value-type="percentage" office:value="0.127757396707126" calcext:value-type="percentage">
            <text:p>12,776%</text:p>
          </table:table-cell>
          <table:table-cell table:formula="of:=(ABS([$Registrado.AD21] - [$Previsto.AD21])/[$Registrado.AD21])" office:value-type="percentage" office:value="0.0267957840948204" calcext:value-type="percentage">
            <text:p>2,680%</text:p>
          </table:table-cell>
          <table:table-cell table:formula="of:=(ABS([$Registrado.AE21] - [$Previsto.AE21])/[$Registrado.AE21])" office:value-type="percentage" office:value="0.154730890660914" calcext:value-type="percentage">
            <text:p>15,473%</text:p>
          </table:table-cell>
          <table:table-cell table:formula="of:=AVERAGE([.B21:.AE21])" office:value-type="percentage" office:value="0.137566187525998" calcext:value-type="percentage">
            <text:p>13,757%</text:p>
          </table:table-cell>
          <table:table-cell table:formula="of:=STDEV([.B21:.AE21])" office:value-type="percentage" office:value="0.13013256039365" calcext:value-type="percentage">
            <text:p>13,01%</text:p>
          </table:table-cell>
          <table:table-cell table:formula="of:=COUNTIF([.B21:.AE21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166236594871795" calcext:value-type="percentage">
            <text:p>16,624%</text:p>
          </table:table-cell>
          <table:table-cell table:formula="of:=(ABS([$Registrado.C22] - [$Previsto.C22])/[$Registrado.C22])" office:value-type="percentage" office:value="0.0130885533496267" calcext:value-type="percentage">
            <text:p>1,309%</text:p>
          </table:table-cell>
          <table:table-cell table:formula="of:=(ABS([$Registrado.D22] - [$Previsto.D22])/[$Registrado.D22])" office:value-type="percentage" office:value="0.00301704724474732" calcext:value-type="percentage">
            <text:p>0,302%</text:p>
          </table:table-cell>
          <table:table-cell table:formula="of:=(ABS([$Registrado.E22] - [$Previsto.E22])/[$Registrado.E22])" office:value-type="percentage" office:value="0.164631437589445" calcext:value-type="percentage">
            <text:p>16,463%</text:p>
          </table:table-cell>
          <table:table-cell table:formula="of:=(ABS([$Registrado.F22] - [$Previsto.F22])/[$Registrado.F22])" office:value-type="percentage" office:value="0.185635286655481" calcext:value-type="percentage">
            <text:p>18,564%</text:p>
          </table:table-cell>
          <table:table-cell table:formula="of:=(ABS([$Registrado.G22] - [$Previsto.G22])/[$Registrado.G22])" office:value-type="percentage" office:value="0.168699109388529" calcext:value-type="percentage">
            <text:p>16,870%</text:p>
          </table:table-cell>
          <table:table-cell table:formula="of:=(ABS([$Registrado.H22] - [$Previsto.H22])/[$Registrado.H22])" office:value-type="percentage" office:value="0.308116851197303" calcext:value-type="percentage">
            <text:p>30,812%</text:p>
          </table:table-cell>
          <table:table-cell table:formula="of:=(ABS([$Registrado.I22] - [$Previsto.I22])/[$Registrado.I22])" office:value-type="percentage" office:value="0.692975915368434" calcext:value-type="percentage">
            <text:p>69,298%</text:p>
          </table:table-cell>
          <table:table-cell table:formula="of:=(ABS([$Registrado.J22] - [$Previsto.J22])/[$Registrado.J22])" office:value-type="percentage" office:value="0.470451564907806" calcext:value-type="percentage">
            <text:p>47,045%</text:p>
          </table:table-cell>
          <table:table-cell table:formula="of:=(ABS([$Registrado.K22] - [$Previsto.K22])/[$Registrado.K22])" office:value-type="percentage" office:value="0.472883746453236" calcext:value-type="percentage">
            <text:p>47,288%</text:p>
          </table:table-cell>
          <table:table-cell table:formula="of:=(ABS([$Registrado.L22] - [$Previsto.L22])/[$Registrado.L22])" office:value-type="percentage" office:value="0.755627907718817" calcext:value-type="percentage">
            <text:p>75,563%</text:p>
          </table:table-cell>
          <table:table-cell table:formula="of:=(ABS([$Registrado.M22] - [$Previsto.M22])/[$Registrado.M22])" office:value-type="percentage" office:value="0.224885149301494" calcext:value-type="percentage">
            <text:p>22,489%</text:p>
          </table:table-cell>
          <table:table-cell table:formula="of:=(ABS([$Registrado.N22] - [$Previsto.N22])/[$Registrado.N22])" office:value-type="percentage" office:value="0.334385362955923" calcext:value-type="percentage">
            <text:p>33,439%</text:p>
          </table:table-cell>
          <table:table-cell table:formula="of:=(ABS([$Registrado.O22] - [$Previsto.O22])/[$Registrado.O22])" office:value-type="percentage" office:value="0.194422279472382" calcext:value-type="percentage">
            <text:p>19,442%</text:p>
          </table:table-cell>
          <table:table-cell table:formula="of:=(ABS([$Registrado.P22] - [$Previsto.P22])/[$Registrado.P22])" office:value-type="percentage" office:value="0.450485676296386" calcext:value-type="percentage">
            <text:p>45,049%</text:p>
          </table:table-cell>
          <table:table-cell table:formula="of:=(ABS([$Registrado.Q22] - [$Previsto.Q22])/[$Registrado.Q22])" office:value-type="percentage" office:value="0.371118321046265" calcext:value-type="percentage">
            <text:p>37,112%</text:p>
          </table:table-cell>
          <table:table-cell table:formula="of:=(ABS([$Registrado.R22] - [$Previsto.R22])/[$Registrado.R22])" office:value-type="percentage" office:value="0.332631618586817" calcext:value-type="percentage">
            <text:p>33,263%</text:p>
          </table:table-cell>
          <table:table-cell table:formula="of:=(ABS([$Registrado.S22] - [$Previsto.S22])/[$Registrado.S22])" office:value-type="percentage" office:value="0.483682938946268" calcext:value-type="percentage">
            <text:p>48,368%</text:p>
          </table:table-cell>
          <table:table-cell table:formula="of:=(ABS([$Registrado.T22] - [$Previsto.T22])/[$Registrado.T22])" office:value-type="percentage" office:value="0.214882185716456" calcext:value-type="percentage">
            <text:p>21,488%</text:p>
          </table:table-cell>
          <table:table-cell table:formula="of:=(ABS([$Registrado.U22] - [$Previsto.U22])/[$Registrado.U22])" office:value-type="percentage" office:value="0.437327028912487" calcext:value-type="percentage">
            <text:p>43,733%</text:p>
          </table:table-cell>
          <table:table-cell table:formula="of:=(ABS([$Registrado.V22] - [$Previsto.V22])/[$Registrado.V22])" office:value-type="percentage" office:value="0.538714682132253" calcext:value-type="percentage">
            <text:p>53,871%</text:p>
          </table:table-cell>
          <table:table-cell table:formula="of:=(ABS([$Registrado.W22] - [$Previsto.W22])/[$Registrado.W22])" office:value-type="percentage" office:value="0.435628909705959" calcext:value-type="percentage">
            <text:p>43,563%</text:p>
          </table:table-cell>
          <table:table-cell table:formula="of:=(ABS([$Registrado.X22] - [$Previsto.X22])/[$Registrado.X22])" office:value-type="percentage" office:value="0.240123923455735" calcext:value-type="percentage">
            <text:p>24,012%</text:p>
          </table:table-cell>
          <table:table-cell table:formula="of:=(ABS([$Registrado.Y22] - [$Previsto.Y22])/[$Registrado.Y22])" office:value-type="percentage" office:value="0.46614874353289" calcext:value-type="percentage">
            <text:p>46,615%</text:p>
          </table:table-cell>
          <table:table-cell table:formula="of:=(ABS([$Registrado.Z22] - [$Previsto.Z22])/[$Registrado.Z22])" office:value-type="percentage" office:value="0.100749113114277" calcext:value-type="percentage">
            <text:p>10,075%</text:p>
          </table:table-cell>
          <table:table-cell table:formula="of:=(ABS([$Registrado.AA22] - [$Previsto.AA22])/[$Registrado.AA22])" office:value-type="percentage" office:value="0.0777690678746364" calcext:value-type="percentage">
            <text:p>7,777%</text:p>
          </table:table-cell>
          <table:table-cell table:formula="of:=(ABS([$Registrado.AB22] - [$Previsto.AB22])/[$Registrado.AB22])" office:value-type="percentage" office:value="0.134272495286702" calcext:value-type="percentage">
            <text:p>13,427%</text:p>
          </table:table-cell>
          <table:table-cell table:formula="of:=(ABS([$Registrado.AC22] - [$Previsto.AC22])/[$Registrado.AC22])" office:value-type="percentage" office:value="0.00586040489642191" calcext:value-type="percentage">
            <text:p>0,586%</text:p>
          </table:table-cell>
          <table:table-cell table:formula="of:=(ABS([$Registrado.AD22] - [$Previsto.AD22])/[$Registrado.AD22])" office:value-type="percentage" office:value="0.0739091666358151" calcext:value-type="percentage">
            <text:p>7,391%</text:p>
          </table:table-cell>
          <table:table-cell table:formula="of:=(ABS([$Registrado.AE22] - [$Previsto.AE22])/[$Registrado.AE22])" office:value-type="percentage" office:value="0.141529553533771" calcext:value-type="percentage">
            <text:p>14,153%</text:p>
          </table:table-cell>
          <table:table-cell table:formula="of:=AVERAGE([.B22:.AE22])" office:value-type="percentage" office:value="0.288663021204939" calcext:value-type="percentage">
            <text:p>28,866%</text:p>
          </table:table-cell>
          <table:table-cell table:formula="of:=STDEV([.B22:.AE22])" office:value-type="percentage" office:value="0.198849070121798" calcext:value-type="percentage">
            <text:p>19,88%</text:p>
          </table:table-cell>
          <table:table-cell table:formula="of:=COUNTIF([.B22:.AE2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118206073031529" calcext:value-type="percentage">
            <text:p>1,182%</text:p>
          </table:table-cell>
          <table:table-cell table:formula="of:=(ABS([$Registrado.C23] - [$Previsto.C23])/[$Registrado.C23])" office:value-type="percentage" office:value="0.182701734185544" calcext:value-type="percentage">
            <text:p>18,270%</text:p>
          </table:table-cell>
          <table:table-cell table:formula="of:=(ABS([$Registrado.D23] - [$Previsto.D23])/[$Registrado.D23])" office:value-type="percentage" office:value="0.085492607967373" calcext:value-type="percentage">
            <text:p>8,549%</text:p>
          </table:table-cell>
          <table:table-cell table:formula="of:=(ABS([$Registrado.E23] - [$Previsto.E23])/[$Registrado.E23])" office:value-type="percentage" office:value="0.0687194829028688" calcext:value-type="percentage">
            <text:p>6,872%</text:p>
          </table:table-cell>
          <table:table-cell table:formula="of:=(ABS([$Registrado.F23] - [$Previsto.F23])/[$Registrado.F23])" office:value-type="percentage" office:value="0.0639585408775017" calcext:value-type="percentage">
            <text:p>6,396%</text:p>
          </table:table-cell>
          <table:table-cell table:formula="of:=(ABS([$Registrado.G23] - [$Previsto.G23])/[$Registrado.G23])" office:value-type="percentage" office:value="0.214152287632729" calcext:value-type="percentage">
            <text:p>21,415%</text:p>
          </table:table-cell>
          <table:table-cell table:formula="of:=(ABS([$Registrado.H23] - [$Previsto.H23])/[$Registrado.H23])" office:value-type="percentage" office:value="0.152579675667103" calcext:value-type="percentage">
            <text:p>15,258%</text:p>
          </table:table-cell>
          <table:table-cell table:formula="of:=(ABS([$Registrado.I23] - [$Previsto.I23])/[$Registrado.I23])" office:value-type="percentage" office:value="0.175648514214656" calcext:value-type="percentage">
            <text:p>17,565%</text:p>
          </table:table-cell>
          <table:table-cell table:formula="of:=(ABS([$Registrado.J23] - [$Previsto.J23])/[$Registrado.J23])" office:value-type="percentage" office:value="0.105332803945334" calcext:value-type="percentage">
            <text:p>10,533%</text:p>
          </table:table-cell>
          <table:table-cell table:formula="of:=(ABS([$Registrado.K23] - [$Previsto.K23])/[$Registrado.K23])" office:value-type="percentage" office:value="0.116190342412768" calcext:value-type="percentage">
            <text:p>11,619%</text:p>
          </table:table-cell>
          <table:table-cell table:formula="of:=(ABS([$Registrado.L23] - [$Previsto.L23])/[$Registrado.L23])" office:value-type="percentage" office:value="0.444209436304941" calcext:value-type="percentage">
            <text:p>44,421%</text:p>
          </table:table-cell>
          <table:table-cell table:formula="of:=(ABS([$Registrado.M23] - [$Previsto.M23])/[$Registrado.M23])" office:value-type="percentage" office:value="0.132970720785372" calcext:value-type="percentage">
            <text:p>13,297%</text:p>
          </table:table-cell>
          <table:table-cell table:formula="of:=(ABS([$Registrado.N23] - [$Previsto.N23])/[$Registrado.N23])" office:value-type="percentage" office:value="0.0903978391286621" calcext:value-type="percentage">
            <text:p>9,040%</text:p>
          </table:table-cell>
          <table:table-cell table:formula="of:=(ABS([$Registrado.O23] - [$Previsto.O23])/[$Registrado.O23])" office:value-type="percentage" office:value="0.14773188608658" calcext:value-type="percentage">
            <text:p>14,773%</text:p>
          </table:table-cell>
          <table:table-cell table:formula="of:=(ABS([$Registrado.P23] - [$Previsto.P23])/[$Registrado.P23])" office:value-type="percentage" office:value="0.144095602018746" calcext:value-type="percentage">
            <text:p>14,410%</text:p>
          </table:table-cell>
          <table:table-cell table:formula="of:=(ABS([$Registrado.Q23] - [$Previsto.Q23])/[$Registrado.Q23])" office:value-type="percentage" office:value="0.0634760472166085" calcext:value-type="percentage">
            <text:p>6,348%</text:p>
          </table:table-cell>
          <table:table-cell table:formula="of:=(ABS([$Registrado.R23] - [$Previsto.R23])/[$Registrado.R23])" office:value-type="percentage" office:value="0.294459504178585" calcext:value-type="percentage">
            <text:p>29,446%</text:p>
          </table:table-cell>
          <table:table-cell table:formula="of:=(ABS([$Registrado.S23] - [$Previsto.S23])/[$Registrado.S23])" office:value-type="percentage" office:value="0.622321759337217" calcext:value-type="percentage">
            <text:p>62,232%</text:p>
          </table:table-cell>
          <table:table-cell table:formula="of:=(ABS([$Registrado.T23] - [$Previsto.T23])/[$Registrado.T23])" office:value-type="percentage" office:value="0.493455081544274" calcext:value-type="percentage">
            <text:p>49,346%</text:p>
          </table:table-cell>
          <table:table-cell table:formula="of:=(ABS([$Registrado.U23] - [$Previsto.U23])/[$Registrado.U23])" office:value-type="percentage" office:value="0.937256403050984" calcext:value-type="percentage">
            <text:p>93,726%</text:p>
          </table:table-cell>
          <table:table-cell table:formula="of:=(ABS([$Registrado.V23] - [$Previsto.V23])/[$Registrado.V23])" office:value-type="percentage" office:value="0.691226308640685" calcext:value-type="percentage">
            <text:p>69,123%</text:p>
          </table:table-cell>
          <table:table-cell table:formula="of:=(ABS([$Registrado.W23] - [$Previsto.W23])/[$Registrado.W23])" office:value-type="percentage" office:value="0.510619871402327" calcext:value-type="percentage">
            <text:p>51,062%</text:p>
          </table:table-cell>
          <table:table-cell table:formula="of:=(ABS([$Registrado.X23] - [$Previsto.X23])/[$Registrado.X23])" office:value-type="percentage" office:value="0.573439671250198" calcext:value-type="percentage">
            <text:p>57,344%</text:p>
          </table:table-cell>
          <table:table-cell table:formula="of:=(ABS([$Registrado.Y23] - [$Previsto.Y23])/[$Registrado.Y23])" office:value-type="percentage" office:value="0.427199163394229" calcext:value-type="percentage">
            <text:p>42,720%</text:p>
          </table:table-cell>
          <table:table-cell table:formula="of:=(ABS([$Registrado.Z23] - [$Previsto.Z23])/[$Registrado.Z23])" office:value-type="percentage" office:value="0.453270710343502" calcext:value-type="percentage">
            <text:p>45,327%</text:p>
          </table:table-cell>
          <table:table-cell table:formula="of:=(ABS([$Registrado.AA23] - [$Previsto.AA23])/[$Registrado.AA23])" office:value-type="percentage" office:value="0.352306972704715" calcext:value-type="percentage">
            <text:p>35,231%</text:p>
          </table:table-cell>
          <table:table-cell table:formula="of:=(ABS([$Registrado.AB23] - [$Previsto.AB23])/[$Registrado.AB23])" office:value-type="percentage" office:value="0.624820274420308" calcext:value-type="percentage">
            <text:p>62,482%</text:p>
          </table:table-cell>
          <table:table-cell table:formula="of:=(ABS([$Registrado.AC23] - [$Previsto.AC23])/[$Registrado.AC23])" office:value-type="percentage" office:value="0.511114474265375" calcext:value-type="percentage">
            <text:p>51,111%</text:p>
          </table:table-cell>
          <table:table-cell table:formula="of:=(ABS([$Registrado.AD23] - [$Previsto.AD23])/[$Registrado.AD23])" office:value-type="percentage" office:value="0.683572925739653" calcext:value-type="percentage">
            <text:p>68,357%</text:p>
          </table:table-cell>
          <table:table-cell table:formula="of:=(ABS([$Registrado.AE23] - [$Previsto.AE23])/[$Registrado.AE23])" office:value-type="percentage" office:value="1.03112549945514" calcext:value-type="percentage">
            <text:p>103,113%</text:p>
          </table:table-cell>
          <table:table-cell table:formula="of:=AVERAGE([.B23:.AE23])" office:value-type="percentage" office:value="0.346855558279238" calcext:value-type="percentage">
            <text:p>34,686%</text:p>
          </table:table-cell>
          <table:table-cell table:formula="of:=STDEV([.B23:.AE23])" office:value-type="percentage" office:value="0.274945871273766" calcext:value-type="percentage">
            <text:p>27,49%</text:p>
          </table:table-cell>
          <table:table-cell table:formula="of:=COUNTIF([.B23:.AE23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165171231987537" calcext:value-type="percentage">
            <text:p>16,517%</text:p>
          </table:table-cell>
          <table:table-cell table:formula="of:=(ABS([$Registrado.C24] - [$Previsto.C24])/[$Registrado.C24])" office:value-type="percentage" office:value="0.0341567664135776" calcext:value-type="percentage">
            <text:p>3,416%</text:p>
          </table:table-cell>
          <table:table-cell table:formula="of:=(ABS([$Registrado.D24] - [$Previsto.D24])/[$Registrado.D24])" office:value-type="percentage" office:value="0.0847153953164851" calcext:value-type="percentage">
            <text:p>8,472%</text:p>
          </table:table-cell>
          <table:table-cell table:formula="of:=(ABS([$Registrado.E24] - [$Previsto.E24])/[$Registrado.E24])" office:value-type="percentage" office:value="0.396797475872309" calcext:value-type="percentage">
            <text:p>39,680%</text:p>
          </table:table-cell>
          <table:table-cell table:formula="of:=(ABS([$Registrado.F24] - [$Previsto.F24])/[$Registrado.F24])" office:value-type="percentage" office:value="0.0216637921624278" calcext:value-type="percentage">
            <text:p>2,166%</text:p>
          </table:table-cell>
          <table:table-cell table:formula="of:=(ABS([$Registrado.G24] - [$Previsto.G24])/[$Registrado.G24])" office:value-type="percentage" office:value="0.0664935140143618" calcext:value-type="percentage">
            <text:p>6,649%</text:p>
          </table:table-cell>
          <table:table-cell table:formula="of:=(ABS([$Registrado.H24] - [$Previsto.H24])/[$Registrado.H24])" office:value-type="percentage" office:value="0.267775966268447" calcext:value-type="percentage">
            <text:p>26,778%</text:p>
          </table:table-cell>
          <table:table-cell table:formula="of:=(ABS([$Registrado.I24] - [$Previsto.I24])/[$Registrado.I24])" office:value-type="percentage" office:value="2.15412117943186" calcext:value-type="percentage">
            <text:p>215,412%</text:p>
          </table:table-cell>
          <table:table-cell table:formula="of:=(ABS([$Registrado.J24] - [$Previsto.J24])/[$Registrado.J24])" office:value-type="percentage" office:value="0.157150200267023" calcext:value-type="percentage">
            <text:p>15,715%</text:p>
          </table:table-cell>
          <table:table-cell table:formula="of:=(ABS([$Registrado.K24] - [$Previsto.K24])/[$Registrado.K24])" office:value-type="percentage" office:value="0.205172227743859" calcext:value-type="percentage">
            <text:p>20,517%</text:p>
          </table:table-cell>
          <table:table-cell table:formula="of:=(ABS([$Registrado.L24] - [$Previsto.L24])/[$Registrado.L24])" office:value-type="percentage" office:value="0.728807873692844" calcext:value-type="percentage">
            <text:p>72,881%</text:p>
          </table:table-cell>
          <table:table-cell table:formula="of:=(ABS([$Registrado.M24] - [$Previsto.M24])/[$Registrado.M24])" office:value-type="percentage" office:value="0.205160574598208" calcext:value-type="percentage">
            <text:p>20,516%</text:p>
          </table:table-cell>
          <table:table-cell table:formula="of:=(ABS([$Registrado.N24] - [$Previsto.N24])/[$Registrado.N24])" office:value-type="percentage" office:value="0.464952070808283" calcext:value-type="percentage">
            <text:p>46,495%</text:p>
          </table:table-cell>
          <table:table-cell table:formula="of:=(ABS([$Registrado.O24] - [$Previsto.O24])/[$Registrado.O24])" office:value-type="percentage" office:value="0.245142268041237" calcext:value-type="percentage">
            <text:p>24,514%</text:p>
          </table:table-cell>
          <table:table-cell table:formula="of:=(ABS([$Registrado.P24] - [$Previsto.P24])/[$Registrado.P24])" office:value-type="percentage" office:value="0.0368616392057456" calcext:value-type="percentage">
            <text:p>3,686%</text:p>
          </table:table-cell>
          <table:table-cell table:formula="of:=(ABS([$Registrado.Q24] - [$Previsto.Q24])/[$Registrado.Q24])" office:value-type="percentage" office:value="0.142457716436637" calcext:value-type="percentage">
            <text:p>14,246%</text:p>
          </table:table-cell>
          <table:table-cell table:formula="of:=(ABS([$Registrado.R24] - [$Previsto.R24])/[$Registrado.R24])" office:value-type="percentage" office:value="0.159520213577422" calcext:value-type="percentage">
            <text:p>15,952%</text:p>
          </table:table-cell>
          <table:table-cell table:formula="of:=(ABS([$Registrado.S24] - [$Previsto.S24])/[$Registrado.S24])" office:value-type="percentage" office:value="0.113291933892452" calcext:value-type="percentage">
            <text:p>11,329%</text:p>
          </table:table-cell>
          <table:table-cell table:formula="of:=(ABS([$Registrado.T24] - [$Previsto.T24])/[$Registrado.T24])" office:value-type="percentage" office:value="0.110239200645943" calcext:value-type="percentage">
            <text:p>11,024%</text:p>
          </table:table-cell>
          <table:table-cell table:formula="of:=(ABS([$Registrado.U24] - [$Previsto.U24])/[$Registrado.U24])" office:value-type="percentage" office:value="0.215940128695328" calcext:value-type="percentage">
            <text:p>21,594%</text:p>
          </table:table-cell>
          <table:table-cell table:formula="of:=(ABS([$Registrado.V24] - [$Previsto.V24])/[$Registrado.V24])" office:value-type="percentage" office:value="0.237671247058823" calcext:value-type="percentage">
            <text:p>23,767%</text:p>
          </table:table-cell>
          <table:table-cell table:formula="of:=(ABS([$Registrado.W24] - [$Previsto.W24])/[$Registrado.W24])" office:value-type="percentage" office:value="0.269139242896252" calcext:value-type="percentage">
            <text:p>26,914%</text:p>
          </table:table-cell>
          <table:table-cell table:formula="of:=(ABS([$Registrado.X24] - [$Previsto.X24])/[$Registrado.X24])" office:value-type="percentage" office:value="0.277125362793746" calcext:value-type="percentage">
            <text:p>27,713%</text:p>
          </table:table-cell>
          <table:table-cell table:formula="of:=(ABS([$Registrado.Y24] - [$Previsto.Y24])/[$Registrado.Y24])" office:value-type="percentage" office:value="0.0177972613160897" calcext:value-type="percentage">
            <text:p>1,780%</text:p>
          </table:table-cell>
          <table:table-cell table:formula="of:=(ABS([$Registrado.Z24] - [$Previsto.Z24])/[$Registrado.Z24])" office:value-type="percentage" office:value="0.187867193108399" calcext:value-type="percentage">
            <text:p>18,787%</text:p>
          </table:table-cell>
          <table:table-cell table:formula="of:=(ABS([$Registrado.AA24] - [$Previsto.AA24])/[$Registrado.AA24])" office:value-type="percentage" office:value="0.165014812512948" calcext:value-type="percentage">
            <text:p>16,501%</text:p>
          </table:table-cell>
          <table:table-cell table:formula="of:=(ABS([$Registrado.AB24] - [$Previsto.AB24])/[$Registrado.AB24])" office:value-type="percentage" office:value="0.135774676289535" calcext:value-type="percentage">
            <text:p>13,577%</text:p>
          </table:table-cell>
          <table:table-cell table:formula="of:=(ABS([$Registrado.AC24] - [$Previsto.AC24])/[$Registrado.AC24])" office:value-type="percentage" office:value="0.257056451612903" calcext:value-type="percentage">
            <text:p>25,706%</text:p>
          </table:table-cell>
          <table:table-cell table:formula="of:=(ABS([$Registrado.AD24] - [$Previsto.AD24])/[$Registrado.AD24])" office:value-type="percentage" office:value="0.216762939662568" calcext:value-type="percentage">
            <text:p>21,676%</text:p>
          </table:table-cell>
          <table:table-cell table:formula="of:=(ABS([$Registrado.AE24] - [$Previsto.AE24])/[$Registrado.AE24])" office:value-type="percentage" office:value="0.220562836185819" calcext:value-type="percentage">
            <text:p>22,056%</text:p>
          </table:table-cell>
          <table:table-cell table:formula="of:=AVERAGE([.B24:.AE24])" office:value-type="percentage" office:value="0.265345446416969" calcext:value-type="percentage">
            <text:p>26,535%</text:p>
          </table:table-cell>
          <table:table-cell table:formula="of:=STDEV([.B24:.AE24])" office:value-type="percentage" office:value="0.384232584471356" calcext:value-type="percentage">
            <text:p>38,42%</text:p>
          </table:table-cell>
          <table:table-cell table:formula="of:=COUNTIF([.B24:.AE24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0749971992375912" calcext:value-type="percentage">
            <text:p>7,500%</text:p>
          </table:table-cell>
          <table:table-cell table:formula="of:=(ABS([$Registrado.C25] - [$Previsto.C25])/[$Registrado.C25])" office:value-type="percentage" office:value="0.117553027214443" calcext:value-type="percentage">
            <text:p>11,755%</text:p>
          </table:table-cell>
          <table:table-cell table:formula="of:=(ABS([$Registrado.D25] - [$Previsto.D25])/[$Registrado.D25])" office:value-type="percentage" office:value="0.010609078039573" calcext:value-type="percentage">
            <text:p>1,061%</text:p>
          </table:table-cell>
          <table:table-cell table:formula="of:=(ABS([$Registrado.E25] - [$Previsto.E25])/[$Registrado.E25])" office:value-type="percentage" office:value="0.00151163057319624" calcext:value-type="percentage">
            <text:p>0,151%</text:p>
          </table:table-cell>
          <table:table-cell table:formula="of:=(ABS([$Registrado.F25] - [$Previsto.F25])/[$Registrado.F25])" office:value-type="percentage" office:value="0.0838548441522496" calcext:value-type="percentage">
            <text:p>8,385%</text:p>
          </table:table-cell>
          <table:table-cell table:formula="of:=(ABS([$Registrado.G25] - [$Previsto.G25])/[$Registrado.G25])" office:value-type="percentage" office:value="0.0559290741512579" calcext:value-type="percentage">
            <text:p>5,593%</text:p>
          </table:table-cell>
          <table:table-cell table:formula="of:=(ABS([$Registrado.H25] - [$Previsto.H25])/[$Registrado.H25])" office:value-type="percentage" office:value="0.0763197916000766" calcext:value-type="percentage">
            <text:p>7,632%</text:p>
          </table:table-cell>
          <table:table-cell table:formula="of:=(ABS([$Registrado.I25] - [$Previsto.I25])/[$Registrado.I25])" office:value-type="percentage" office:value="0.075149734286629" calcext:value-type="percentage">
            <text:p>7,515%</text:p>
          </table:table-cell>
          <table:table-cell table:formula="of:=(ABS([$Registrado.J25] - [$Previsto.J25])/[$Registrado.J25])" office:value-type="percentage" office:value="0.0368054857554417" calcext:value-type="percentage">
            <text:p>3,681%</text:p>
          </table:table-cell>
          <table:table-cell table:formula="of:=(ABS([$Registrado.K25] - [$Previsto.K25])/[$Registrado.K25])" office:value-type="percentage" office:value="0.133371446781907" calcext:value-type="percentage">
            <text:p>13,337%</text:p>
          </table:table-cell>
          <table:table-cell table:formula="of:=(ABS([$Registrado.L25] - [$Previsto.L25])/[$Registrado.L25])" office:value-type="percentage" office:value="0.213404657457063" calcext:value-type="percentage">
            <text:p>21,340%</text:p>
          </table:table-cell>
          <table:table-cell table:formula="of:=(ABS([$Registrado.M25] - [$Previsto.M25])/[$Registrado.M25])" office:value-type="percentage" office:value="0.215625621568696" calcext:value-type="percentage">
            <text:p>21,563%</text:p>
          </table:table-cell>
          <table:table-cell table:formula="of:=(ABS([$Registrado.N25] - [$Previsto.N25])/[$Registrado.N25])" office:value-type="percentage" office:value="0.0702137762426836" calcext:value-type="percentage">
            <text:p>7,021%</text:p>
          </table:table-cell>
          <table:table-cell table:formula="of:=(ABS([$Registrado.O25] - [$Previsto.O25])/[$Registrado.O25])" office:value-type="percentage" office:value="0.144614730878187" calcext:value-type="percentage">
            <text:p>14,461%</text:p>
          </table:table-cell>
          <table:table-cell table:formula="of:=(ABS([$Registrado.P25] - [$Previsto.P25])/[$Registrado.P25])" office:value-type="percentage" office:value="0.00241881425270787" calcext:value-type="percentage">
            <text:p>0,242%</text:p>
          </table:table-cell>
          <table:table-cell table:formula="of:=(ABS([$Registrado.Q25] - [$Previsto.Q25])/[$Registrado.Q25])" office:value-type="percentage" office:value="0.146937488768516" calcext:value-type="percentage">
            <text:p>14,694%</text:p>
          </table:table-cell>
          <table:table-cell table:formula="of:=(ABS([$Registrado.R25] - [$Previsto.R25])/[$Registrado.R25])" office:value-type="percentage" office:value="0.192373851366873" calcext:value-type="percentage">
            <text:p>19,237%</text:p>
          </table:table-cell>
          <table:table-cell table:formula="of:=(ABS([$Registrado.S25] - [$Previsto.S25])/[$Registrado.S25])" office:value-type="percentage" office:value="0.00720251283436908" calcext:value-type="percentage">
            <text:p>0,720%</text:p>
          </table:table-cell>
          <table:table-cell table:formula="of:=(ABS([$Registrado.T25] - [$Previsto.T25])/[$Registrado.T25])" office:value-type="percentage" office:value="0.0851098179659675" calcext:value-type="percentage">
            <text:p>8,511%</text:p>
          </table:table-cell>
          <table:table-cell table:formula="of:=(ABS([$Registrado.U25] - [$Previsto.U25])/[$Registrado.U25])" office:value-type="percentage" office:value="0.143425105425235" calcext:value-type="percentage">
            <text:p>14,343%</text:p>
          </table:table-cell>
          <table:table-cell table:formula="of:=(ABS([$Registrado.V25] - [$Previsto.V25])/[$Registrado.V25])" office:value-type="percentage" office:value="0.107964963087156" calcext:value-type="percentage">
            <text:p>10,796%</text:p>
          </table:table-cell>
          <table:table-cell table:formula="of:=(ABS([$Registrado.W25] - [$Previsto.W25])/[$Registrado.W25])" office:value-type="percentage" office:value="0.179244710006257" calcext:value-type="percentage">
            <text:p>17,924%</text:p>
          </table:table-cell>
          <table:table-cell table:formula="of:=(ABS([$Registrado.X25] - [$Previsto.X25])/[$Registrado.X25])" office:value-type="percentage" office:value="0.163432348533505" calcext:value-type="percentage">
            <text:p>16,343%</text:p>
          </table:table-cell>
          <table:table-cell table:formula="of:=(ABS([$Registrado.Y25] - [$Previsto.Y25])/[$Registrado.Y25])" office:value-type="percentage" office:value="0.118521572066016" calcext:value-type="percentage">
            <text:p>11,852%</text:p>
          </table:table-cell>
          <table:table-cell table:formula="of:=(ABS([$Registrado.Z25] - [$Previsto.Z25])/[$Registrado.Z25])" office:value-type="percentage" office:value="0.24470859168572" calcext:value-type="percentage">
            <text:p>24,471%</text:p>
          </table:table-cell>
          <table:table-cell table:formula="of:=(ABS([$Registrado.AA25] - [$Previsto.AA25])/[$Registrado.AA25])" office:value-type="percentage" office:value="0.206223196027853" calcext:value-type="percentage">
            <text:p>20,622%</text:p>
          </table:table-cell>
          <table:table-cell table:formula="of:=(ABS([$Registrado.AB25] - [$Previsto.AB25])/[$Registrado.AB25])" office:value-type="percentage" office:value="0.163870588648744" calcext:value-type="percentage">
            <text:p>16,387%</text:p>
          </table:table-cell>
          <table:table-cell table:formula="of:=(ABS([$Registrado.AC25] - [$Previsto.AC25])/[$Registrado.AC25])" office:value-type="percentage" office:value="0.157731572034229" calcext:value-type="percentage">
            <text:p>15,773%</text:p>
          </table:table-cell>
          <table:table-cell table:formula="of:=(ABS([$Registrado.AD25] - [$Previsto.AD25])/[$Registrado.AD25])" office:value-type="percentage" office:value="0.108580249327271" calcext:value-type="percentage">
            <text:p>10,858%</text:p>
          </table:table-cell>
          <table:table-cell table:formula="of:=(ABS([$Registrado.AE25] - [$Previsto.AE25])/[$Registrado.AE25])" office:value-type="percentage" office:value="0.0452332241538591" calcext:value-type="percentage">
            <text:p>4,523%</text:p>
          </table:table-cell>
          <table:table-cell table:formula="of:=AVERAGE([.B25:.AE25])" office:value-type="percentage" office:value="0.112764623470776" calcext:value-type="percentage">
            <text:p>11,276%</text:p>
          </table:table-cell>
          <table:table-cell table:formula="of:=STDEV([.B25:.AE25])" office:value-type="percentage" office:value="0.0684125600800261" calcext:value-type="percentage">
            <text:p>6,84%</text:p>
          </table:table-cell>
          <table:table-cell table:formula="of:=COUNTIF([.B25:.AE25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102412904805672" calcext:value-type="percentage">
            <text:p>10,241%</text:p>
          </table:table-cell>
          <table:table-cell table:formula="of:=(ABS([$Registrado.C26] - [$Previsto.C26])/[$Registrado.C26])" office:value-type="percentage" office:value="0.128537011995359" calcext:value-type="percentage">
            <text:p>12,854%</text:p>
          </table:table-cell>
          <table:table-cell table:formula="of:=(ABS([$Registrado.D26] - [$Previsto.D26])/[$Registrado.D26])" office:value-type="percentage" office:value="0.0642259907229258" calcext:value-type="percentage">
            <text:p>6,423%</text:p>
          </table:table-cell>
          <table:table-cell table:formula="of:=(ABS([$Registrado.E26] - [$Previsto.E26])/[$Registrado.E26])" office:value-type="percentage" office:value="0.0261190106715688" calcext:value-type="percentage">
            <text:p>2,612%</text:p>
          </table:table-cell>
          <table:table-cell table:formula="of:=(ABS([$Registrado.F26] - [$Previsto.F26])/[$Registrado.F26])" office:value-type="percentage" office:value="0.013477693543597" calcext:value-type="percentage">
            <text:p>1,348%</text:p>
          </table:table-cell>
          <table:table-cell table:formula="of:=(ABS([$Registrado.G26] - [$Previsto.G26])/[$Registrado.G26])" office:value-type="percentage" office:value="0.15433913681561" calcext:value-type="percentage">
            <text:p>15,434%</text:p>
          </table:table-cell>
          <table:table-cell table:formula="of:=(ABS([$Registrado.H26] - [$Previsto.H26])/[$Registrado.H26])" office:value-type="percentage" office:value="0.0760070489023329" calcext:value-type="percentage">
            <text:p>7,601%</text:p>
          </table:table-cell>
          <table:table-cell table:formula="of:=(ABS([$Registrado.I26] - [$Previsto.I26])/[$Registrado.I26])" office:value-type="percentage" office:value="0.12653305966343" calcext:value-type="percentage">
            <text:p>12,653%</text:p>
          </table:table-cell>
          <table:table-cell table:formula="of:=(ABS([$Registrado.J26] - [$Previsto.J26])/[$Registrado.J26])" office:value-type="percentage" office:value="0.0498652175692345" calcext:value-type="percentage">
            <text:p>4,987%</text:p>
          </table:table-cell>
          <table:table-cell table:formula="of:=(ABS([$Registrado.K26] - [$Previsto.K26])/[$Registrado.K26])" office:value-type="percentage" office:value="0.0459450892470779" calcext:value-type="percentage">
            <text:p>4,595%</text:p>
          </table:table-cell>
          <table:table-cell table:formula="of:=(ABS([$Registrado.L26] - [$Previsto.L26])/[$Registrado.L26])" office:value-type="percentage" office:value="0.24689041051556" calcext:value-type="percentage">
            <text:p>24,689%</text:p>
          </table:table-cell>
          <table:table-cell table:formula="of:=(ABS([$Registrado.M26] - [$Previsto.M26])/[$Registrado.M26])" office:value-type="percentage" office:value="0.206387129199139" calcext:value-type="percentage">
            <text:p>20,639%</text:p>
          </table:table-cell>
          <table:table-cell table:formula="of:=(ABS([$Registrado.N26] - [$Previsto.N26])/[$Registrado.N26])" office:value-type="percentage" office:value="0.067757910148941" calcext:value-type="percentage">
            <text:p>6,776%</text:p>
          </table:table-cell>
          <table:table-cell table:formula="of:=(ABS([$Registrado.O26] - [$Previsto.O26])/[$Registrado.O26])" office:value-type="percentage" office:value="0.117187677167811" calcext:value-type="percentage">
            <text:p>11,719%</text:p>
          </table:table-cell>
          <table:table-cell table:formula="of:=(ABS([$Registrado.P26] - [$Previsto.P26])/[$Registrado.P26])" office:value-type="percentage" office:value="0.0499454644149861" calcext:value-type="percentage">
            <text:p>4,995%</text:p>
          </table:table-cell>
          <table:table-cell table:formula="of:=(ABS([$Registrado.Q26] - [$Previsto.Q26])/[$Registrado.Q26])" office:value-type="percentage" office:value="0.0922982738285501" calcext:value-type="percentage">
            <text:p>9,230%</text:p>
          </table:table-cell>
          <table:table-cell table:formula="of:=(ABS([$Registrado.R26] - [$Previsto.R26])/[$Registrado.R26])" office:value-type="percentage" office:value="0.0563412824003934" calcext:value-type="percentage">
            <text:p>5,634%</text:p>
          </table:table-cell>
          <table:table-cell table:formula="of:=(ABS([$Registrado.S26] - [$Previsto.S26])/[$Registrado.S26])" office:value-type="percentage" office:value="0.060137361504867" calcext:value-type="percentage">
            <text:p>6,014%</text:p>
          </table:table-cell>
          <table:table-cell table:formula="of:=(ABS([$Registrado.T26] - [$Previsto.T26])/[$Registrado.T26])" office:value-type="percentage" office:value="0.0521469382678162" calcext:value-type="percentage">
            <text:p>5,215%</text:p>
          </table:table-cell>
          <table:table-cell table:formula="of:=(ABS([$Registrado.U26] - [$Previsto.U26])/[$Registrado.U26])" office:value-type="percentage" office:value="0.0580479571668819" calcext:value-type="percentage">
            <text:p>5,805%</text:p>
          </table:table-cell>
          <table:table-cell table:formula="of:=(ABS([$Registrado.V26] - [$Previsto.V26])/[$Registrado.V26])" office:value-type="percentage" office:value="0.0302181698065928" calcext:value-type="percentage">
            <text:p>3,022%</text:p>
          </table:table-cell>
          <table:table-cell table:formula="of:=(ABS([$Registrado.W26] - [$Previsto.W26])/[$Registrado.W26])" office:value-type="percentage" office:value="0.081017184013602" calcext:value-type="percentage">
            <text:p>8,102%</text:p>
          </table:table-cell>
          <table:table-cell table:formula="of:=(ABS([$Registrado.X26] - [$Previsto.X26])/[$Registrado.X26])" office:value-type="percentage" office:value="0.13389752017842" calcext:value-type="percentage">
            <text:p>13,390%</text:p>
          </table:table-cell>
          <table:table-cell table:formula="of:=(ABS([$Registrado.Y26] - [$Previsto.Y26])/[$Registrado.Y26])" office:value-type="percentage" office:value="0.00393898331214571" calcext:value-type="percentage">
            <text:p>0,394%</text:p>
          </table:table-cell>
          <table:table-cell table:formula="of:=(ABS([$Registrado.Z26] - [$Previsto.Z26])/[$Registrado.Z26])" office:value-type="percentage" office:value="0.147484448270063" calcext:value-type="percentage">
            <text:p>14,748%</text:p>
          </table:table-cell>
          <table:table-cell table:formula="of:=(ABS([$Registrado.AA26] - [$Previsto.AA26])/[$Registrado.AA26])" office:value-type="percentage" office:value="0.165430165783103" calcext:value-type="percentage">
            <text:p>16,543%</text:p>
          </table:table-cell>
          <table:table-cell table:formula="of:=(ABS([$Registrado.AB26] - [$Previsto.AB26])/[$Registrado.AB26])" office:value-type="percentage" office:value="0.103186996943622" calcext:value-type="percentage">
            <text:p>10,319%</text:p>
          </table:table-cell>
          <table:table-cell table:formula="of:=(ABS([$Registrado.AC26] - [$Previsto.AC26])/[$Registrado.AC26])" office:value-type="percentage" office:value="0.167139047125842" calcext:value-type="percentage">
            <text:p>16,714%</text:p>
          </table:table-cell>
          <table:table-cell table:formula="of:=(ABS([$Registrado.AD26] - [$Previsto.AD26])/[$Registrado.AD26])" office:value-type="percentage" office:value="0.0653389339553189" calcext:value-type="percentage">
            <text:p>6,534%</text:p>
          </table:table-cell>
          <table:table-cell table:formula="of:=(ABS([$Registrado.AE26] - [$Previsto.AE26])/[$Registrado.AE26])" office:value-type="percentage" office:value="0.3143771784604" calcext:value-type="percentage">
            <text:p>31,438%</text:p>
          </table:table-cell>
          <table:table-cell table:formula="of:=AVERAGE([.B26:.AE26])" office:value-type="percentage" office:value="0.100221039880029" calcext:value-type="percentage">
            <text:p>10,022%</text:p>
          </table:table-cell>
          <table:table-cell table:formula="of:=STDEV([.B26:.AE26])" office:value-type="percentage" office:value="0.0701893661605705" calcext:value-type="percentage">
            <text:p>7,02%</text:p>
          </table:table-cell>
          <table:table-cell table:formula="of:=COUNTIF([.B26:.AE26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676849947476087" calcext:value-type="percentage">
            <text:p>6,768%</text:p>
          </table:table-cell>
          <table:table-cell table:formula="of:=(ABS([$Registrado.C27] - [$Previsto.C27])/[$Registrado.C27])" office:value-type="percentage" office:value="0.00614611658071571" calcext:value-type="percentage">
            <text:p>0,615%</text:p>
          </table:table-cell>
          <table:table-cell table:formula="of:=(ABS([$Registrado.D27] - [$Previsto.D27])/[$Registrado.D27])" office:value-type="percentage" office:value="0.078250784577449" calcext:value-type="percentage">
            <text:p>7,825%</text:p>
          </table:table-cell>
          <table:table-cell table:formula="of:=(ABS([$Registrado.E27] - [$Previsto.E27])/[$Registrado.E27])" office:value-type="percentage" office:value="0.069956198307824" calcext:value-type="percentage">
            <text:p>6,996%</text:p>
          </table:table-cell>
          <table:table-cell table:formula="of:=(ABS([$Registrado.F27] - [$Previsto.F27])/[$Registrado.F27])" office:value-type="percentage" office:value="0.0397885141065831" calcext:value-type="percentage">
            <text:p>3,979%</text:p>
          </table:table-cell>
          <table:table-cell table:formula="of:=(ABS([$Registrado.G27] - [$Previsto.G27])/[$Registrado.G27])" office:value-type="percentage" office:value="0.0245435306792531" calcext:value-type="percentage">
            <text:p>2,454%</text:p>
          </table:table-cell>
          <table:table-cell table:formula="of:=(ABS([$Registrado.H27] - [$Previsto.H27])/[$Registrado.H27])" office:value-type="percentage" office:value="0.0942558580620378" calcext:value-type="percentage">
            <text:p>9,426%</text:p>
          </table:table-cell>
          <table:table-cell table:formula="of:=(ABS([$Registrado.I27] - [$Previsto.I27])/[$Registrado.I27])" office:value-type="percentage" office:value="0.109342525955639" calcext:value-type="percentage">
            <text:p>10,934%</text:p>
          </table:table-cell>
          <table:table-cell table:formula="of:=(ABS([$Registrado.J27] - [$Previsto.J27])/[$Registrado.J27])" office:value-type="percentage" office:value="0.254808163819744" calcext:value-type="percentage">
            <text:p>25,481%</text:p>
          </table:table-cell>
          <table:table-cell table:formula="of:=(ABS([$Registrado.K27] - [$Previsto.K27])/[$Registrado.K27])" office:value-type="percentage" office:value="0.25084820358256" calcext:value-type="percentage">
            <text:p>25,085%</text:p>
          </table:table-cell>
          <table:table-cell table:formula="of:=(ABS([$Registrado.L27] - [$Previsto.L27])/[$Registrado.L27])" office:value-type="percentage" office:value="0.377656652850135" calcext:value-type="percentage">
            <text:p>37,766%</text:p>
          </table:table-cell>
          <table:table-cell table:formula="of:=(ABS([$Registrado.M27] - [$Previsto.M27])/[$Registrado.M27])" office:value-type="percentage" office:value="0.238225991988771" calcext:value-type="percentage">
            <text:p>23,823%</text:p>
          </table:table-cell>
          <table:table-cell table:formula="of:=(ABS([$Registrado.N27] - [$Previsto.N27])/[$Registrado.N27])" office:value-type="percentage" office:value="0.285719191703956" calcext:value-type="percentage">
            <text:p>28,572%</text:p>
          </table:table-cell>
          <table:table-cell table:formula="of:=(ABS([$Registrado.O27] - [$Previsto.O27])/[$Registrado.O27])" office:value-type="percentage" office:value="0.16657307593473" calcext:value-type="percentage">
            <text:p>16,657%</text:p>
          </table:table-cell>
          <table:table-cell table:formula="of:=(ABS([$Registrado.P27] - [$Previsto.P27])/[$Registrado.P27])" office:value-type="percentage" office:value="0.199984368272893" calcext:value-type="percentage">
            <text:p>19,998%</text:p>
          </table:table-cell>
          <table:table-cell table:formula="of:=(ABS([$Registrado.Q27] - [$Previsto.Q27])/[$Registrado.Q27])" office:value-type="percentage" office:value="0.143052731711957" calcext:value-type="percentage">
            <text:p>14,305%</text:p>
          </table:table-cell>
          <table:table-cell table:formula="of:=(ABS([$Registrado.R27] - [$Previsto.R27])/[$Registrado.R27])" office:value-type="percentage" office:value="0.164308800572395" calcext:value-type="percentage">
            <text:p>16,431%</text:p>
          </table:table-cell>
          <table:table-cell table:formula="of:=(ABS([$Registrado.S27] - [$Previsto.S27])/[$Registrado.S27])" office:value-type="percentage" office:value="0.16077324786881" calcext:value-type="percentage">
            <text:p>16,077%</text:p>
          </table:table-cell>
          <table:table-cell table:formula="of:=(ABS([$Registrado.T27] - [$Previsto.T27])/[$Registrado.T27])" office:value-type="percentage" office:value="0.0281235813711818" calcext:value-type="percentage">
            <text:p>2,812%</text:p>
          </table:table-cell>
          <table:table-cell table:formula="of:=(ABS([$Registrado.U27] - [$Previsto.U27])/[$Registrado.U27])" office:value-type="percentage" office:value="0.149053972576097" calcext:value-type="percentage">
            <text:p>14,905%</text:p>
          </table:table-cell>
          <table:table-cell table:formula="of:=(ABS([$Registrado.V27] - [$Previsto.V27])/[$Registrado.V27])" office:value-type="percentage" office:value="0.143816446923052" calcext:value-type="percentage">
            <text:p>14,382%</text:p>
          </table:table-cell>
          <table:table-cell table:formula="of:=(ABS([$Registrado.W27] - [$Previsto.W27])/[$Registrado.W27])" office:value-type="percentage" office:value="0.124242993924357" calcext:value-type="percentage">
            <text:p>12,424%</text:p>
          </table:table-cell>
          <table:table-cell table:formula="of:=(ABS([$Registrado.X27] - [$Previsto.X27])/[$Registrado.X27])" office:value-type="percentage" office:value="0.121023182063235" calcext:value-type="percentage">
            <text:p>12,102%</text:p>
          </table:table-cell>
          <table:table-cell table:formula="of:=(ABS([$Registrado.Y27] - [$Previsto.Y27])/[$Registrado.Y27])" office:value-type="percentage" office:value="0.341247890734365" calcext:value-type="percentage">
            <text:p>34,125%</text:p>
          </table:table-cell>
          <table:table-cell table:formula="of:=(ABS([$Registrado.Z27] - [$Previsto.Z27])/[$Registrado.Z27])" office:value-type="percentage" office:value="0.374170759873739" calcext:value-type="percentage">
            <text:p>37,417%</text:p>
          </table:table-cell>
          <table:table-cell table:formula="of:=(ABS([$Registrado.AA27] - [$Previsto.AA27])/[$Registrado.AA27])" office:value-type="percentage" office:value="0.197923643670462" calcext:value-type="percentage">
            <text:p>19,792%</text:p>
          </table:table-cell>
          <table:table-cell table:formula="of:=(ABS([$Registrado.AB27] - [$Previsto.AB27])/[$Registrado.AB27])" office:value-type="percentage" office:value="0.0864289921885004" calcext:value-type="percentage">
            <text:p>8,643%</text:p>
          </table:table-cell>
          <table:table-cell table:formula="of:=(ABS([$Registrado.AC27] - [$Previsto.AC27])/[$Registrado.AC27])" office:value-type="percentage" office:value="0.213157277774092" calcext:value-type="percentage">
            <text:p>21,316%</text:p>
          </table:table-cell>
          <table:table-cell table:formula="of:=(ABS([$Registrado.AD27] - [$Previsto.AD27])/[$Registrado.AD27])" office:value-type="percentage" office:value="0.160467552146222" calcext:value-type="percentage">
            <text:p>16,047%</text:p>
          </table:table-cell>
          <table:table-cell table:formula="of:=(ABS([$Registrado.AE27] - [$Previsto.AE27])/[$Registrado.AE27])" office:value-type="percentage" office:value="0.109101807107621" calcext:value-type="percentage">
            <text:p>10,910%</text:p>
          </table:table-cell>
          <table:table-cell table:formula="of:=AVERAGE([.B27:.AE27])" office:value-type="percentage" office:value="0.159355901722533" calcext:value-type="percentage">
            <text:p>15,936%</text:p>
          </table:table-cell>
          <table:table-cell table:formula="of:=STDEV([.B27:.AE27])" office:value-type="percentage" office:value="0.0994305771001855" calcext:value-type="percentage">
            <text:p>9,94%</text:p>
          </table:table-cell>
          <table:table-cell table:formula="of:=COUNTIF([.B27:.AE27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00738836140888207" calcext:value-type="percentage">
            <text:p>0,739%</text:p>
          </table:table-cell>
          <table:table-cell table:formula="of:=(ABS([$Registrado.C28] - [$Previsto.C28])/[$Registrado.C28])" office:value-type="percentage" office:value="0.0182945966113599" calcext:value-type="percentage">
            <text:p>1,829%</text:p>
          </table:table-cell>
          <table:table-cell table:formula="of:=(ABS([$Registrado.D28] - [$Previsto.D28])/[$Registrado.D28])" office:value-type="percentage" office:value="0.0357817570964941" calcext:value-type="percentage">
            <text:p>3,578%</text:p>
          </table:table-cell>
          <table:table-cell table:formula="of:=(ABS([$Registrado.E28] - [$Previsto.E28])/[$Registrado.E28])" office:value-type="percentage" office:value="0.0945751534374099" calcext:value-type="percentage">
            <text:p>9,458%</text:p>
          </table:table-cell>
          <table:table-cell table:formula="of:=(ABS([$Registrado.F28] - [$Previsto.F28])/[$Registrado.F28])" office:value-type="percentage" office:value="0.0544987040297339" calcext:value-type="percentage">
            <text:p>5,450%</text:p>
          </table:table-cell>
          <table:table-cell table:formula="of:=(ABS([$Registrado.G28] - [$Previsto.G28])/[$Registrado.G28])" office:value-type="percentage" office:value="0.205600794213587" calcext:value-type="percentage">
            <text:p>20,560%</text:p>
          </table:table-cell>
          <table:table-cell table:formula="of:=(ABS([$Registrado.H28] - [$Previsto.H28])/[$Registrado.H28])" office:value-type="percentage" office:value="0.231920483273561" calcext:value-type="percentage">
            <text:p>23,192%</text:p>
          </table:table-cell>
          <table:table-cell table:formula="of:=(ABS([$Registrado.I28] - [$Previsto.I28])/[$Registrado.I28])" office:value-type="percentage" office:value="0.855037998394434" calcext:value-type="percentage">
            <text:p>85,504%</text:p>
          </table:table-cell>
          <table:table-cell table:formula="of:=(ABS([$Registrado.J28] - [$Previsto.J28])/[$Registrado.J28])" office:value-type="percentage" office:value="0.409147487734732" calcext:value-type="percentage">
            <text:p>40,915%</text:p>
          </table:table-cell>
          <table:table-cell table:formula="of:=(ABS([$Registrado.K28] - [$Previsto.K28])/[$Registrado.K28])" office:value-type="percentage" office:value="0.454836543448944" calcext:value-type="percentage">
            <text:p>45,484%</text:p>
          </table:table-cell>
          <table:table-cell table:formula="of:=(ABS([$Registrado.L28] - [$Previsto.L28])/[$Registrado.L28])" office:value-type="percentage" office:value="0.682534917347298" calcext:value-type="percentage">
            <text:p>68,253%</text:p>
          </table:table-cell>
          <table:table-cell table:formula="of:=(ABS([$Registrado.M28] - [$Previsto.M28])/[$Registrado.M28])" office:value-type="percentage" office:value="0.107832194249074" calcext:value-type="percentage">
            <text:p>10,783%</text:p>
          </table:table-cell>
          <table:table-cell table:formula="of:=(ABS([$Registrado.N28] - [$Previsto.N28])/[$Registrado.N28])" office:value-type="percentage" office:value="0.229492948233005" calcext:value-type="percentage">
            <text:p>22,949%</text:p>
          </table:table-cell>
          <table:table-cell table:formula="of:=(ABS([$Registrado.O28] - [$Previsto.O28])/[$Registrado.O28])" office:value-type="percentage" office:value="0.188068801072358" calcext:value-type="percentage">
            <text:p>18,807%</text:p>
          </table:table-cell>
          <table:table-cell table:formula="of:=(ABS([$Registrado.P28] - [$Previsto.P28])/[$Registrado.P28])" office:value-type="percentage" office:value="0.210228912515347" calcext:value-type="percentage">
            <text:p>21,023%</text:p>
          </table:table-cell>
          <table:table-cell table:formula="of:=(ABS([$Registrado.Q28] - [$Previsto.Q28])/[$Registrado.Q28])" office:value-type="percentage" office:value="0.13827355140893" calcext:value-type="percentage">
            <text:p>13,827%</text:p>
          </table:table-cell>
          <table:table-cell table:formula="of:=(ABS([$Registrado.R28] - [$Previsto.R28])/[$Registrado.R28])" office:value-type="percentage" office:value="0.298044516990651" calcext:value-type="percentage">
            <text:p>29,804%</text:p>
          </table:table-cell>
          <table:table-cell table:formula="of:=(ABS([$Registrado.S28] - [$Previsto.S28])/[$Registrado.S28])" office:value-type="percentage" office:value="0.515614691909523" calcext:value-type="percentage">
            <text:p>51,561%</text:p>
          </table:table-cell>
          <table:table-cell table:formula="of:=(ABS([$Registrado.T28] - [$Previsto.T28])/[$Registrado.T28])" office:value-type="percentage" office:value="0.335566345089356" calcext:value-type="percentage">
            <text:p>33,557%</text:p>
          </table:table-cell>
          <table:table-cell table:formula="of:=(ABS([$Registrado.U28] - [$Previsto.U28])/[$Registrado.U28])" office:value-type="percentage" office:value="0.391197720891825" calcext:value-type="percentage">
            <text:p>39,120%</text:p>
          </table:table-cell>
          <table:table-cell table:formula="of:=(ABS([$Registrado.V28] - [$Previsto.V28])/[$Registrado.V28])" office:value-type="percentage" office:value="0.437879362824675" calcext:value-type="percentage">
            <text:p>43,788%</text:p>
          </table:table-cell>
          <table:table-cell table:formula="of:=(ABS([$Registrado.W28] - [$Previsto.W28])/[$Registrado.W28])" office:value-type="percentage" office:value="0.608960579064588" calcext:value-type="percentage">
            <text:p>60,896%</text:p>
          </table:table-cell>
          <table:table-cell table:formula="of:=(ABS([$Registrado.X28] - [$Previsto.X28])/[$Registrado.X28])" office:value-type="percentage" office:value="0.236599387357282" calcext:value-type="percentage">
            <text:p>23,660%</text:p>
          </table:table-cell>
          <table:table-cell table:formula="of:=(ABS([$Registrado.Y28] - [$Previsto.Y28])/[$Registrado.Y28])" office:value-type="percentage" office:value="0.335893856393945" calcext:value-type="percentage">
            <text:p>33,589%</text:p>
          </table:table-cell>
          <table:table-cell table:formula="of:=(ABS([$Registrado.Z28] - [$Previsto.Z28])/[$Registrado.Z28])" office:value-type="percentage" office:value="0.209473264355106" calcext:value-type="percentage">
            <text:p>20,947%</text:p>
          </table:table-cell>
          <table:table-cell table:formula="of:=(ABS([$Registrado.AA28] - [$Previsto.AA28])/[$Registrado.AA28])" office:value-type="percentage" office:value="0.151502646956001" calcext:value-type="percentage">
            <text:p>15,150%</text:p>
          </table:table-cell>
          <table:table-cell table:formula="of:=(ABS([$Registrado.AB28] - [$Previsto.AB28])/[$Registrado.AB28])" office:value-type="percentage" office:value="0.394895059270377" calcext:value-type="percentage">
            <text:p>39,490%</text:p>
          </table:table-cell>
          <table:table-cell table:formula="of:=(ABS([$Registrado.AC28] - [$Previsto.AC28])/[$Registrado.AC28])" office:value-type="percentage" office:value="0.143831281198003" calcext:value-type="percentage">
            <text:p>14,383%</text:p>
          </table:table-cell>
          <table:table-cell table:formula="of:=(ABS([$Registrado.AD28] - [$Previsto.AD28])/[$Registrado.AD28])" office:value-type="percentage" office:value="0.215264068546158" calcext:value-type="percentage">
            <text:p>21,526%</text:p>
          </table:table-cell>
          <table:table-cell table:formula="of:=(ABS([$Registrado.AE28] - [$Previsto.AE28])/[$Registrado.AE28])" office:value-type="percentage" office:value="0.526159031618491" calcext:value-type="percentage">
            <text:p>52,616%</text:p>
          </table:table-cell>
          <table:table-cell table:formula="of:=AVERAGE([.B28:.AE28])" office:value-type="percentage" office:value="0.290813167231371" calcext:value-type="percentage">
            <text:p>29,081%</text:p>
          </table:table-cell>
          <table:table-cell table:formula="of:=STDEV([.B28:.AE28])" office:value-type="percentage" office:value="0.205529145003803" calcext:value-type="percentage">
            <text:p>20,55%</text:p>
          </table:table-cell>
          <table:table-cell table:formula="of:=COUNTIF([.B28:.AE28]; &quot;&lt;0,05&quot;)" office:value-type="float" office:value="3" calcext:value-type="float">
            <text:p>3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0892301758557522" calcext:value-type="percentage">
            <text:p>8,92%</text:p>
          </table:table-cell>
          <table:table-cell table:style-name="ce20" table:formula="of:=AVERAGE([.C2:.C28])" office:value-type="percentage" office:value="0.0911811252418132" calcext:value-type="percentage">
            <text:p>9,12%</text:p>
          </table:table-cell>
          <table:table-cell table:style-name="ce20" table:formula="of:=AVERAGE([.D2:.D28])" office:value-type="percentage" office:value="0.0873778011761798" calcext:value-type="percentage">
            <text:p>8,74%</text:p>
          </table:table-cell>
          <table:table-cell table:style-name="ce20" table:formula="of:=AVERAGE([.E2:.E28])" office:value-type="percentage" office:value="0.0970700931351992" calcext:value-type="percentage">
            <text:p>9,71%</text:p>
          </table:table-cell>
          <table:table-cell table:style-name="ce20" table:formula="of:=AVERAGE([.F2:.F28])" office:value-type="percentage" office:value="0.0638836179483612" calcext:value-type="percentage">
            <text:p>6,39%</text:p>
          </table:table-cell>
          <table:table-cell table:style-name="ce20" table:formula="of:=AVERAGE([.G2:.G28])" office:value-type="percentage" office:value="0.119095537651209" calcext:value-type="percentage">
            <text:p>11,91%</text:p>
          </table:table-cell>
          <table:table-cell table:style-name="ce20" table:formula="of:=AVERAGE([.H2:.H28])" office:value-type="percentage" office:value="0.117295314650239" calcext:value-type="percentage">
            <text:p>11,73%</text:p>
          </table:table-cell>
          <table:table-cell table:style-name="ce20" table:formula="of:=AVERAGE([.I2:.I28])" office:value-type="percentage" office:value="0.413074880497358" calcext:value-type="percentage">
            <text:p>41,31%</text:p>
          </table:table-cell>
          <table:table-cell table:style-name="ce20" table:formula="of:=AVERAGE([.J2:.J28])" office:value-type="percentage" office:value="0.219601423234169" calcext:value-type="percentage">
            <text:p>21,96%</text:p>
          </table:table-cell>
          <table:table-cell table:style-name="ce20" table:formula="of:=AVERAGE([.K2:.K28])" office:value-type="percentage" office:value="0.204868903580007" calcext:value-type="percentage">
            <text:p>20,49%</text:p>
          </table:table-cell>
          <table:table-cell table:style-name="ce20" table:formula="of:=AVERAGE([.L2:.L28])" office:value-type="percentage" office:value="0.402986082432544" calcext:value-type="percentage">
            <text:p>40,30%</text:p>
          </table:table-cell>
          <table:table-cell table:style-name="ce20" table:formula="of:=AVERAGE([.M2:.M28])" office:value-type="percentage" office:value="0.196054994613808" calcext:value-type="percentage">
            <text:p>19,61%</text:p>
          </table:table-cell>
          <table:table-cell table:style-name="ce20" table:formula="of:=AVERAGE([.N2:.N28])" office:value-type="percentage" office:value="0.147891150241439" calcext:value-type="percentage">
            <text:p>14,79%</text:p>
          </table:table-cell>
          <table:table-cell table:style-name="ce20" table:formula="of:=AVERAGE([.O2:.O28])" office:value-type="percentage" office:value="0.177987276313106" calcext:value-type="percentage">
            <text:p>17,80%</text:p>
          </table:table-cell>
          <table:table-cell table:style-name="ce20" table:formula="of:=AVERAGE([.P2:.P28])" office:value-type="percentage" office:value="0.125478727618664" calcext:value-type="percentage">
            <text:p>12,55%</text:p>
          </table:table-cell>
          <table:table-cell table:style-name="ce20" table:formula="of:=AVERAGE([.Q2:.Q28])" office:value-type="percentage" office:value="0.125736685146403" calcext:value-type="percentage">
            <text:p>12,57%</text:p>
          </table:table-cell>
          <table:table-cell table:style-name="ce20" table:formula="of:=AVERAGE([.R2:.R28])" office:value-type="percentage" office:value="0.122439048017937" calcext:value-type="percentage">
            <text:p>12,24%</text:p>
          </table:table-cell>
          <table:table-cell table:style-name="ce20" table:formula="of:=AVERAGE([.S2:.S28])" office:value-type="percentage" office:value="0.235242876965885" calcext:value-type="percentage">
            <text:p>23,52%</text:p>
          </table:table-cell>
          <table:table-cell table:style-name="ce20" table:formula="of:=AVERAGE([.T2:.T28])" office:value-type="percentage" office:value="0.123560932853872" calcext:value-type="percentage">
            <text:p>12,36%</text:p>
          </table:table-cell>
          <table:table-cell table:style-name="ce20" table:formula="of:=AVERAGE([.U2:.U28])" office:value-type="percentage" office:value="0.19361003699341" calcext:value-type="percentage">
            <text:p>19,36%</text:p>
          </table:table-cell>
          <table:table-cell table:style-name="ce20" table:formula="of:=AVERAGE([.V2:.V28])" office:value-type="percentage" office:value="0.220642460304646" calcext:value-type="percentage">
            <text:p>22,06%</text:p>
          </table:table-cell>
          <table:table-cell table:style-name="ce20" table:formula="of:=AVERAGE([.W2:.W28])" office:value-type="percentage" office:value="0.218704290017149" calcext:value-type="percentage">
            <text:p>21,87%</text:p>
          </table:table-cell>
          <table:table-cell table:style-name="ce20" table:formula="of:=AVERAGE([.X2:.X28])" office:value-type="percentage" office:value="0.179814148449146" calcext:value-type="percentage">
            <text:p>17,98%</text:p>
          </table:table-cell>
          <table:table-cell table:style-name="ce20" table:formula="of:=AVERAGE([.Y2:.Y28])" office:value-type="percentage" office:value="0.180414284527022" calcext:value-type="percentage">
            <text:p>18,04%</text:p>
          </table:table-cell>
          <table:table-cell table:style-name="ce20" table:formula="of:=AVERAGE([.Z2:.Z28])" office:value-type="percentage" office:value="0.144193107468047" calcext:value-type="percentage">
            <text:p>14,42%</text:p>
          </table:table-cell>
          <table:table-cell table:style-name="ce20" table:formula="of:=AVERAGE([.AA2:.AA28])" office:value-type="percentage" office:value="0.142237572849336" calcext:value-type="percentage">
            <text:p>14,22%</text:p>
          </table:table-cell>
          <table:table-cell table:style-name="ce20" table:formula="of:=AVERAGE([.AB2:.AB28])" office:value-type="percentage" office:value="0.15531661973861" calcext:value-type="percentage">
            <text:p>15,53%</text:p>
          </table:table-cell>
          <table:table-cell table:style-name="ce20" table:formula="of:=AVERAGE([.AC2:.AC28])" office:value-type="percentage" office:value="0.163810877571228" calcext:value-type="percentage">
            <text:p>16,38%</text:p>
          </table:table-cell>
          <table:table-cell table:style-name="ce20" table:formula="of:=AVERAGE([.AD2:.AD28])" office:value-type="percentage" office:value="0.147273855561792" calcext:value-type="percentage">
            <text:p>14,73%</text:p>
          </table:table-cell>
          <table:table-cell table:style-name="ce20" table:formula="of:=AVERAGE([.AE2:.AE28])" office:value-type="percentage" office:value="0.21114020808225" calcext:value-type="percentage">
            <text:p>21,11%</text:p>
          </table:table-cell>
          <table:table-cell table:style-name="ce28" table:formula="of:=AVERAGE([.B2:.AE28])" office:value-type="percentage" office:value="0.170573803624553" calcext:value-type="percentage">
            <text:p>17,057%</text:p>
          </table:table-cell>
          <table:table-cell table:style-name="ce20" table:formula="of:=AVERAGE([.W31:.AF31])" office:value-type="percentage" office:value="0.171347876788913" calcext:value-type="percentage">
            <text:p>17,13%</text:p>
          </table:table-cell>
          <table:table-cell table:style-name="ce28"/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083890933540732" calcext:value-type="percentage">
            <text:p>8,39%</text:p>
          </table:table-cell>
          <table:table-cell table:style-name="ce21" table:formula="of:=STDEV([.C2:.C28])" office:value-type="percentage" office:value="0.0647443307717663" calcext:value-type="percentage">
            <text:p>6,47%</text:p>
          </table:table-cell>
          <table:table-cell table:style-name="ce21" table:formula="of:=STDEV([.D2:.D28])" office:value-type="percentage" office:value="0.0863964905455279" calcext:value-type="percentage">
            <text:p>8,64%</text:p>
          </table:table-cell>
          <table:table-cell table:style-name="ce21" table:formula="of:=STDEV([.E2:.E28])" office:value-type="percentage" office:value="0.0872555600736443" calcext:value-type="percentage">
            <text:p>8,73%</text:p>
          </table:table-cell>
          <table:table-cell table:style-name="ce21" table:formula="of:=STDEV([.F2:.F28])" office:value-type="percentage" office:value="0.0557129789003355" calcext:value-type="percentage">
            <text:p>5,57%</text:p>
          </table:table-cell>
          <table:table-cell table:style-name="ce21" table:formula="of:=STDEV([.G2:.G28])" office:value-type="percentage" office:value="0.0847839535243968" calcext:value-type="percentage">
            <text:p>8,48%</text:p>
          </table:table-cell>
          <table:table-cell table:style-name="ce21" table:formula="of:=STDEV([.H2:.H28])" office:value-type="percentage" office:value="0.106205074642125" calcext:value-type="percentage">
            <text:p>10,62%</text:p>
          </table:table-cell>
          <table:table-cell table:style-name="ce21" table:formula="of:=STDEV([.I2:.I28])" office:value-type="percentage" office:value="0.562242046329421" calcext:value-type="percentage">
            <text:p>56,22%</text:p>
          </table:table-cell>
          <table:table-cell table:style-name="ce21" table:formula="of:=STDEV([.J2:.J28])" office:value-type="percentage" office:value="0.26651123333929" calcext:value-type="percentage">
            <text:p>26,65%</text:p>
          </table:table-cell>
          <table:table-cell table:style-name="ce21" table:formula="of:=STDEV([.K2:.K28])" office:value-type="percentage" office:value="0.166180113568606" calcext:value-type="percentage">
            <text:p>16,62%</text:p>
          </table:table-cell>
          <table:table-cell table:style-name="ce21" table:formula="of:=STDEV([.L2:.L28])" office:value-type="percentage" office:value="0.269991525155821" calcext:value-type="percentage">
            <text:p>27,00%</text:p>
          </table:table-cell>
          <table:table-cell table:style-name="ce21" table:formula="of:=STDEV([.M2:.M28])" office:value-type="percentage" office:value="0.265478205077848" calcext:value-type="percentage">
            <text:p>26,55%</text:p>
          </table:table-cell>
          <table:table-cell table:style-name="ce21" table:formula="of:=STDEV([.N2:.N28])" office:value-type="percentage" office:value="0.13238059861878" calcext:value-type="percentage">
            <text:p>13,24%</text:p>
          </table:table-cell>
          <table:table-cell table:style-name="ce21" table:formula="of:=STDEV([.O2:.O28])" office:value-type="percentage" office:value="0.223356161757476" calcext:value-type="percentage">
            <text:p>22,34%</text:p>
          </table:table-cell>
          <table:table-cell table:style-name="ce21" table:formula="of:=STDEV([.P2:.P28])" office:value-type="percentage" office:value="0.105126506564954" calcext:value-type="percentage">
            <text:p>10,51%</text:p>
          </table:table-cell>
          <table:table-cell table:style-name="ce21" table:formula="of:=STDEV([.Q2:.Q28])" office:value-type="percentage" office:value="0.0900699841166777" calcext:value-type="percentage">
            <text:p>9,01%</text:p>
          </table:table-cell>
          <table:table-cell table:style-name="ce21" table:formula="of:=STDEV([.R2:.R28])" office:value-type="percentage" office:value="0.0901925300402474" calcext:value-type="percentage">
            <text:p>9,02%</text:p>
          </table:table-cell>
          <table:table-cell table:style-name="ce21" table:formula="of:=STDEV([.S2:.S28])" office:value-type="percentage" office:value="0.280432388982888" calcext:value-type="percentage">
            <text:p>28,04%</text:p>
          </table:table-cell>
          <table:table-cell table:style-name="ce21" table:formula="of:=STDEV([.T2:.T28])" office:value-type="percentage" office:value="0.11182018786262" calcext:value-type="percentage">
            <text:p>11,18%</text:p>
          </table:table-cell>
          <table:table-cell table:style-name="ce21" table:formula="of:=STDEV([.U2:.U28])" office:value-type="percentage" office:value="0.212606014441983" calcext:value-type="percentage">
            <text:p>21,26%</text:p>
          </table:table-cell>
          <table:table-cell table:style-name="ce21" table:formula="of:=STDEV([.V2:.V28])" office:value-type="percentage" office:value="0.210969916767617" calcext:value-type="percentage">
            <text:p>21,10%</text:p>
          </table:table-cell>
          <table:table-cell table:style-name="ce21" table:formula="of:=STDEV([.W2:.W28])" office:value-type="percentage" office:value="0.222979835690338" calcext:value-type="percentage">
            <text:p>22,30%</text:p>
          </table:table-cell>
          <table:table-cell table:style-name="ce21" table:formula="of:=STDEV([.X2:.X28])" office:value-type="percentage" office:value="0.147576841625778" calcext:value-type="percentage">
            <text:p>14,76%</text:p>
          </table:table-cell>
          <table:table-cell table:style-name="ce21" table:formula="of:=STDEV([.Y2:.Y28])" office:value-type="percentage" office:value="0.163189883092628" calcext:value-type="percentage">
            <text:p>16,32%</text:p>
          </table:table-cell>
          <table:table-cell table:style-name="ce21" table:formula="of:=STDEV([.Z2:.Z28])" office:value-type="percentage" office:value="0.115546073818227" calcext:value-type="percentage">
            <text:p>11,55%</text:p>
          </table:table-cell>
          <table:table-cell table:style-name="ce21" table:formula="of:=STDEV([.AA2:.AA28])" office:value-type="percentage" office:value="0.0885670796909619" calcext:value-type="percentage">
            <text:p>8,86%</text:p>
          </table:table-cell>
          <table:table-cell table:style-name="ce21" table:formula="of:=STDEV([.AB2:.AB28])" office:value-type="percentage" office:value="0.128299600603431" calcext:value-type="percentage">
            <text:p>12,83%</text:p>
          </table:table-cell>
          <table:table-cell table:style-name="ce21" table:formula="of:=STDEV([.AC2:.AC28])" office:value-type="percentage" office:value="0.114473182200433" calcext:value-type="percentage">
            <text:p>11,45%</text:p>
          </table:table-cell>
          <table:table-cell table:style-name="ce21" table:formula="of:=STDEV([.AD2:.AD28])" office:value-type="percentage" office:value="0.141918564093019" calcext:value-type="percentage">
            <text:p>14,19%</text:p>
          </table:table-cell>
          <table:table-cell table:style-name="ce21" table:formula="of:=STDEV([.AE2:.AE28])" office:value-type="percentage" office:value="0.218539490334357" calcext:value-type="percentage">
            <text:p>21,85%</text:p>
          </table:table-cell>
          <table:table-cell table:formula="of:=AVERAGE([.V32:.AE32])" office:value-type="percentage" office:value="0.155206046791679" calcext:value-type="percentage">
            <text:p>15,521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9" calcext:value-type="float">
            <text:p>9</text:p>
          </table:table-cell>
          <table:table-cell table:style-name="ce15" table:formula="of:=COUNTIF([.C2:.C28]; &quot;&lt;0,05&quot;)" office:value-type="float" office:value="8" calcext:value-type="float">
            <text:p>8</text:p>
          </table:table-cell>
          <table:table-cell table:style-name="ce15" table:formula="of:=COUNTIF([.D2:.D28]; &quot;&lt;0,05&quot;)" office:value-type="float" office:value="10" calcext:value-type="float">
            <text:p>10</text:p>
          </table:table-cell>
          <table:table-cell table:style-name="ce15" table:formula="of:=COUNTIF([.E2:.E28]; &quot;&lt;0,05&quot;)" office:value-type="float" office:value="10" calcext:value-type="float">
            <text:p>10</text:p>
          </table:table-cell>
          <table:table-cell table:style-name="ce15" table:formula="of:=COUNTIF([.F2:.F28]; &quot;&lt;0,05&quot;)" office:value-type="float" office:value="13" calcext:value-type="float">
            <text:p>13</text:p>
          </table:table-cell>
          <table:table-cell table:style-name="ce15" table:formula="of:=COUNTIF([.G2:.G28]; &quot;&lt;0,05&quot;)" office:value-type="float" office:value="6" calcext:value-type="float">
            <text:p>6</text:p>
          </table:table-cell>
          <table:table-cell table:style-name="ce15" table:formula="of:=COUNTIF([.H2:.H28]; &quot;&lt;0,05&quot;)" office:value-type="float" office:value="7" calcext:value-type="float">
            <text:p>7</text:p>
          </table:table-cell>
          <table:table-cell table:style-name="ce15" table:formula="of:=COUNTIF([.I2:.I28]; &quot;&lt;0,05&quot;)" office:value-type="float" office:value="4" calcext:value-type="float">
            <text:p>4</text:p>
          </table:table-cell>
          <table:table-cell table:style-name="ce15" table:formula="of:=COUNTIF([.J2:.J28]; &quot;&lt;0,05&quot;)" office:value-type="float" office:value="7" calcext:value-type="float">
            <text:p>7</text:p>
          </table:table-cell>
          <table:table-cell table:style-name="ce15" table:formula="of:=COUNTIF([.K2:.K28]; &quot;&lt;0,05&quot;)" office:value-type="float" office:value="5" calcext:value-type="float">
            <text:p>5</text:p>
          </table:table-cell>
          <table:table-cell table:style-name="ce15" table:formula="of:=COUNTIF([.L2:.L28]; &quot;&lt;0,05&quot;)" office:value-type="float" office:value="1" calcext:value-type="float">
            <text:p>1</text:p>
          </table:table-cell>
          <table:table-cell table:style-name="ce15" table:formula="of:=COUNTIF([.M2:.M28]; &quot;&lt;0,05&quot;)" office:value-type="float" office:value="3" calcext:value-type="float">
            <text:p>3</text:p>
          </table:table-cell>
          <table:table-cell table:style-name="ce15" table:formula="of:=COUNTIF([.N2:.N28]; &quot;&lt;0,05&quot;)" office:value-type="float" office:value="5" calcext:value-type="float">
            <text:p>5</text:p>
          </table:table-cell>
          <table:table-cell table:style-name="ce15" table:formula="of:=COUNTIF([.O2:.O28]; &quot;&lt;0,05&quot;)" office:value-type="float" office:value="5" calcext:value-type="float">
            <text:p>5</text:p>
          </table:table-cell>
          <table:table-cell table:style-name="ce15" table:formula="of:=COUNTIF([.P2:.P28]; &quot;&lt;0,05&quot;)" office:value-type="float" office:value="8" calcext:value-type="float">
            <text:p>8</text:p>
          </table:table-cell>
          <table:table-cell table:style-name="ce15" table:formula="of:=COUNTIF([.Q2:.Q28]; &quot;&lt;0,05&quot;)" office:value-type="float" office:value="5" calcext:value-type="float">
            <text:p>5</text:p>
          </table:table-cell>
          <table:table-cell table:style-name="ce15" table:formula="of:=COUNTIF([.R2:.R28]; &quot;&lt;0,05&quot;)" office:value-type="float" office:value="5" calcext:value-type="float">
            <text:p>5</text:p>
          </table:table-cell>
          <table:table-cell table:style-name="ce15" table:formula="of:=COUNTIF([.S2:.S28]; &quot;&lt;0,05&quot;)" office:value-type="float" office:value="6" calcext:value-type="float">
            <text:p>6</text:p>
          </table:table-cell>
          <table:table-cell table:style-name="ce15" table:formula="of:=COUNTIF([.T2:.T28]; &quot;&lt;0,05&quot;)" office:value-type="float" office:value="5" calcext:value-type="float">
            <text:p>5</text:p>
          </table:table-cell>
          <table:table-cell table:style-name="ce15" table:formula="of:=COUNTIF([.U2:.U28]; &quot;&lt;0,05&quot;)" office:value-type="float" office:value="8" calcext:value-type="float">
            <text:p>8</text:p>
          </table:table-cell>
          <table:table-cell table:style-name="ce15" table:formula="of:=COUNTIF([.V2:.V28]; &quot;&lt;0,05&quot;)" office:value-type="float" office:value="7" calcext:value-type="float">
            <text:p>7</text:p>
          </table:table-cell>
          <table:table-cell table:style-name="ce15" table:formula="of:=COUNTIF([.W2:.W28]; &quot;&lt;0,05&quot;)" office:value-type="float" office:value="8" calcext:value-type="float">
            <text:p>8</text:p>
          </table:table-cell>
          <table:table-cell table:style-name="ce15" table:formula="of:=COUNTIF([.X2:.X28]; &quot;&lt;0,05&quot;)" office:value-type="float" office:value="4" calcext:value-type="float">
            <text:p>4</text:p>
          </table:table-cell>
          <table:table-cell table:style-name="ce15" table:formula="of:=COUNTIF([.Y2:.Y28]; &quot;&lt;0,05&quot;)" office:value-type="float" office:value="8" calcext:value-type="float">
            <text:p>8</text:p>
          </table:table-cell>
          <table:table-cell table:style-name="ce15" table:formula="of:=COUNTIF([.Z2:.Z28]; &quot;&lt;0,05&quot;)" office:value-type="float" office:value="7" calcext:value-type="float">
            <text:p>7</text:p>
          </table:table-cell>
          <table:table-cell table:style-name="ce15" table:formula="of:=COUNTIF([.AA2:.AA28]; &quot;&lt;0,05&quot;)" office:value-type="float" office:value="2" calcext:value-type="float">
            <text:p>2</text:p>
          </table:table-cell>
          <table:table-cell table:style-name="ce15" table:formula="of:=COUNTIF([.AB2:.AB28]; &quot;&lt;0,05&quot;)" office:value-type="float" office:value="5" calcext:value-type="float">
            <text:p>5</text:p>
          </table:table-cell>
          <table:table-cell table:style-name="ce15" table:formula="of:=COUNTIF([.AC2:.AC28]; &quot;&lt;0,05&quot;)" office:value-type="float" office:value="4" calcext:value-type="float">
            <text:p>4</text:p>
          </table:table-cell>
          <table:table-cell table:style-name="ce15" table:formula="of:=COUNTIF([.AD2:.AD28]; &quot;&lt;0,05&quot;)" office:value-type="float" office:value="7" calcext:value-type="float">
            <text:p>7</text:p>
          </table:table-cell>
          <table:table-cell table:style-name="ce15" table:formula="of:=COUNTIF([.AE2:.AE28]; &quot;&lt;0,05&quot;)" office:value-type="float" office:value="4" calcext:value-type="float">
            <text:p>4</text:p>
          </table:table-cell>
          <table:table-cell table:style-name="ce29" table:formula="of:=CONCATENATE(AVERAGE([.B33:.AE33]); &quot;/27&quot;)" office:value-type="string" office:string-value="6,2/27" calcext:value-type="string">
            <text:p>6,2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2])))/SUM([$Registrado.B2:.B28])" office:value-type="percentage" office:value="0.315182223131303" calcext:value-type="percentage">
            <text:p>31,52%</text:p>
          </table:table-cell>
          <table:table-cell table:style-name="ce20" table:formula="of:=(ABS(SUM([$Registrado.C2:.C28]) -SUM([$Previsto.C2:.C22])))/SUM([$Registrado.C2:.C28])" office:value-type="percentage" office:value="0.351616892562553" calcext:value-type="percentage">
            <text:p>35,16%</text:p>
          </table:table-cell>
          <table:table-cell table:style-name="ce20" table:formula="of:=(ABS(SUM([$Registrado.D2:.D28]) -SUM([$Previsto.D2:.D22])))/SUM([$Registrado.D2:.D28])" office:value-type="percentage" office:value="0.327104605984032" calcext:value-type="percentage">
            <text:p>32,71%</text:p>
          </table:table-cell>
          <table:table-cell table:style-name="ce20" table:formula="of:=(ABS(SUM([$Registrado.E2:.E28]) -SUM([$Previsto.E2:.E22])))/SUM([$Registrado.E2:.E28])" office:value-type="percentage" office:value="0.287408277977007" calcext:value-type="percentage">
            <text:p>28,74%</text:p>
          </table:table-cell>
          <table:table-cell table:style-name="ce20" table:formula="of:=(ABS(SUM([$Registrado.F2:.F28]) -SUM([$Previsto.F2:.F22])))/SUM([$Registrado.F2:.F28])" office:value-type="percentage" office:value="0.28969065908547" calcext:value-type="percentage">
            <text:p>28,97%</text:p>
          </table:table-cell>
          <table:table-cell table:style-name="ce20" table:formula="of:=(ABS(SUM([$Registrado.G2:.G28]) -SUM([$Previsto.G2:.G22])))/SUM([$Registrado.G2:.G28])" office:value-type="percentage" office:value="0.213384484521068" calcext:value-type="percentage">
            <text:p>21,34%</text:p>
          </table:table-cell>
          <table:table-cell table:style-name="ce20" table:formula="of:=(ABS(SUM([$Registrado.H2:.H28]) -SUM([$Previsto.H2:.H22])))/SUM([$Registrado.H2:.H28])" office:value-type="percentage" office:value="0.271735291979337" calcext:value-type="percentage">
            <text:p>27,17%</text:p>
          </table:table-cell>
          <table:table-cell table:style-name="ce20" table:formula="of:=(ABS(SUM([$Registrado.I2:.I28]) -SUM([$Previsto.I2:.I22])))/SUM([$Registrado.I2:.I28])" office:value-type="percentage" office:value="0.172128464154218" calcext:value-type="percentage">
            <text:p>17,21%</text:p>
          </table:table-cell>
          <table:table-cell table:style-name="ce20" table:formula="of:=(ABS(SUM([$Registrado.J2:.J28]) -SUM([$Previsto.J2:.J22])))/SUM([$Registrado.J2:.J28])" office:value-type="percentage" office:value="0.281465198965587" calcext:value-type="percentage">
            <text:p>28,15%</text:p>
          </table:table-cell>
          <table:table-cell table:style-name="ce20" table:formula="of:=(ABS(SUM([$Registrado.K2:.K28]) -SUM([$Previsto.K2:.K22])))/SUM([$Registrado.K2:.K28])" office:value-type="percentage" office:value="0.283852962473528" calcext:value-type="percentage">
            <text:p>28,39%</text:p>
          </table:table-cell>
          <table:table-cell table:style-name="ce20" table:formula="of:=(ABS(SUM([$Registrado.L2:.L28]) -SUM([$Previsto.L2:.L22])))/SUM([$Registrado.L2:.L28])" office:value-type="percentage" office:value="0.0910127757967499" calcext:value-type="percentage">
            <text:p>9,10%</text:p>
          </table:table-cell>
          <table:table-cell table:style-name="ce20" table:formula="of:=(ABS(SUM([$Registrado.M2:.M28]) -SUM([$Previsto.M2:.M22])))/SUM([$Registrado.M2:.M28])" office:value-type="percentage" office:value="0.383718326366878" calcext:value-type="percentage">
            <text:p>38,37%</text:p>
          </table:table-cell>
          <table:table-cell table:style-name="ce20" table:formula="of:=(ABS(SUM([$Registrado.N2:.N28]) -SUM([$Previsto.N2:.N22])))/SUM([$Registrado.N2:.N28])" office:value-type="percentage" office:value="0.328902094851333" calcext:value-type="percentage">
            <text:p>32,89%</text:p>
          </table:table-cell>
          <table:table-cell table:style-name="ce20" table:formula="of:=(ABS(SUM([$Registrado.O2:.O28]) -SUM([$Previsto.O2:.O22])))/SUM([$Registrado.O2:.O28])" office:value-type="percentage" office:value="0.361375070996927" calcext:value-type="percentage">
            <text:p>36,14%</text:p>
          </table:table-cell>
          <table:table-cell table:style-name="ce20" table:formula="of:=(ABS(SUM([$Registrado.P2:.P28]) -SUM([$Previsto.P2:.P22])))/SUM([$Registrado.P2:.P28])" office:value-type="percentage" office:value="0.292677827977969" calcext:value-type="percentage">
            <text:p>29,27%</text:p>
          </table:table-cell>
          <table:table-cell table:style-name="ce20" table:formula="of:=(ABS(SUM([$Registrado.Q2:.Q28]) -SUM([$Previsto.Q2:.Q22])))/SUM([$Registrado.Q2:.Q28])" office:value-type="percentage" office:value="0.334971233260539" calcext:value-type="percentage">
            <text:p>33,50%</text:p>
          </table:table-cell>
          <table:table-cell table:style-name="ce20" table:formula="of:=(ABS(SUM([$Registrado.R2:.R28]) -SUM([$Previsto.R2:.R22])))/SUM([$Registrado.R2:.R28])" office:value-type="percentage" office:value="0.307119448362456" calcext:value-type="percentage">
            <text:p>30,71%</text:p>
          </table:table-cell>
          <table:table-cell table:style-name="ce20" table:formula="of:=(ABS(SUM([$Registrado.S2:.S28]) -SUM([$Previsto.S2:.S22])))/SUM([$Registrado.S2:.S28])" office:value-type="percentage" office:value="0.204074837512514" calcext:value-type="percentage">
            <text:p>20,41%</text:p>
          </table:table-cell>
          <table:table-cell table:style-name="ce20" table:formula="of:=(ABS(SUM([$Registrado.T2:.T28]) -SUM([$Previsto.T2:.T22])))/SUM([$Registrado.T2:.T28])" office:value-type="percentage" office:value="0.340915331722838" calcext:value-type="percentage">
            <text:p>34,09%</text:p>
          </table:table-cell>
          <table:table-cell table:style-name="ce20" table:formula="of:=(ABS(SUM([$Registrado.U2:.U28]) -SUM([$Previsto.U2:.U22])))/SUM([$Registrado.U2:.U28])" office:value-type="percentage" office:value="0.248867829654961" calcext:value-type="percentage">
            <text:p>24,89%</text:p>
          </table:table-cell>
          <table:table-cell table:style-name="ce20" table:formula="of:=(ABS(SUM([$Registrado.V2:.V28]) -SUM([$Previsto.V2:.V22])))/SUM([$Registrado.V2:.V28])" office:value-type="percentage" office:value="0.248072760323785" calcext:value-type="percentage">
            <text:p>24,81%</text:p>
          </table:table-cell>
          <table:table-cell table:style-name="ce20" table:formula="of:=(ABS(SUM([$Registrado.W2:.W28]) -SUM([$Previsto.W2:.W22])))/SUM([$Registrado.W2:.W28])" office:value-type="percentage" office:value="0.276258406185013" calcext:value-type="percentage">
            <text:p>27,63%</text:p>
          </table:table-cell>
          <table:table-cell table:style-name="ce20" table:formula="of:=(ABS(SUM([$Registrado.X2:.X28]) -SUM([$Previsto.X2:.X22])))/SUM([$Registrado.X2:.X28])" office:value-type="percentage" office:value="0.322573452727148" calcext:value-type="percentage">
            <text:p>32,26%</text:p>
          </table:table-cell>
          <table:table-cell table:style-name="ce20" table:formula="of:=(ABS(SUM([$Registrado.Y2:.Y28]) -SUM([$Previsto.Y2:.Y22])))/SUM([$Registrado.Y2:.Y28])" office:value-type="percentage" office:value="0.245657815484587" calcext:value-type="percentage">
            <text:p>24,57%</text:p>
          </table:table-cell>
          <table:table-cell table:style-name="ce20" table:formula="of:=(ABS(SUM([$Registrado.Z2:.Z28]) -SUM([$Previsto.Z2:.Z22])))/SUM([$Registrado.Z2:.Z28])" office:value-type="percentage" office:value="0.354787459198219" calcext:value-type="percentage">
            <text:p>35,48%</text:p>
          </table:table-cell>
          <table:table-cell table:style-name="ce20" table:formula="of:=(ABS(SUM([$Registrado.AA2:.AA28]) -SUM([$Previsto.AA2:.AA22])))/SUM([$Registrado.AA2:.AA28])" office:value-type="percentage" office:value="0.347472942048085" calcext:value-type="percentage">
            <text:p>34,75%</text:p>
          </table:table-cell>
          <table:table-cell table:style-name="ce20" table:formula="of:=(ABS(SUM([$Registrado.AB2:.AB28]) -SUM([$Previsto.AB2:.AB22])))/SUM([$Registrado.AB2:.AB28])" office:value-type="percentage" office:value="0.30329744676309" calcext:value-type="percentage">
            <text:p>30,33%</text:p>
          </table:table-cell>
          <table:table-cell table:style-name="ce20" table:formula="of:=(ABS(SUM([$Registrado.AC2:.AC28]) -SUM([$Previsto.AC2:.AC22])))/SUM([$Registrado.AC2:.AC28])" office:value-type="percentage" office:value="0.384520288961243" calcext:value-type="percentage">
            <text:p>38,45%</text:p>
          </table:table-cell>
          <table:table-cell table:style-name="ce20" table:formula="of:=(ABS(SUM([$Registrado.AD2:.AD28]) -SUM([$Previsto.AD2:.AD22])))/SUM([$Registrado.AD2:.AD28])" office:value-type="percentage" office:value="0.321811451461927" calcext:value-type="percentage">
            <text:p>32,18%</text:p>
          </table:table-cell>
          <table:table-cell table:style-name="ce20" table:formula="of:=(ABS(SUM([$Registrado.AE2:.AE28]) -SUM([$Previsto.AE2:.AE22])))/SUM([$Registrado.AE2:.AE28])" office:value-type="percentage" office:value="0.201044896480253" calcext:value-type="percentage">
            <text:p>20,10%</text:p>
          </table:table-cell>
          <table:table-cell table:style-name="ce28" table:formula="of:=AVERAGE([.V34:.AE34])" office:value-type="percentage" office:value="0.300549691963335" calcext:value-type="percentage">
            <text:p>30,055%</text:p>
          </table:table-cell>
          <table:table-cell table:style-name="ce31" table:formula="of:=CONCATENATE(SUM([.B33:.AE33]); &quot;/810&quot;)" office:value-type="string" office:string-value="186/810" calcext:value-type="string">
            <text:p>186/810</text:p>
          </table:table-cell>
          <table:table-cell table:style-name="ce27" table:formula="of:=SUM([.V33:.AE33])/270" office:value-type="percentage" office:value="0.207407407407407" calcext:value-type="percentage">
            <text:p>20,741%</text:p>
          </table:table-cell>
          <table:table-cell table:style-name="Default" table:number-columns-repeated="972"/>
        </table:table-row>
        <table:table-row table:style-name="ro2">
          <table:table-cell table:style-name="ce11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11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13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13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16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16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36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number-columns-repeated="3" table:default-cell-style-name="ce65"/>
        <table:table-column table:style-name="co12" table:default-cell-style-name="ce65"/>
        <table:table-row table:style-name="ro1">
          <table:table-cell table:style-name="ce35" office:value-type="string" calcext:value-type="string">
            <text:p>% do Erro Absoluto</text:p>
          </table:table-cell>
          <table:table-cell table:style-name="ce37" office:value-type="string" calcext:value-type="string">
            <text:p>MAPE - <text:s/>(JUL;AGO;SET ) 2017 </text:p>
          </table:table-cell>
          <table:table-cell table:style-name="ce37" office:value-type="string" calcext:value-type="string">
            <text:p>Erro Cim. Total </text:p>
          </table:table-cell>
          <table:table-cell table:style-name="ce37" office:value-type="string" calcext:value-type="string">
            <text:p>MAPE – 2018</text:p>
          </table:table-cell>
          <table:table-cell table:style-name="ce37" office:value-type="string" calcext:value-type="string">
            <text:p>Erro Cim. Total</text:p>
          </table:table-cell>
          <table:table-cell table:style-name="ce37" office:value-type="string" calcext:value-type="string">
            <text:p>MAPE – 2019</text:p>
          </table:table-cell>
          <table:table-cell table:style-name="ce37" office:value-type="string" calcext:value-type="string">
            <text:p>Erro Cim. Total</text:p>
          </table:table-cell>
          <table:table-cell table:style-name="ce37" office:value-type="string" calcext:value-type="string">
            <text:p>MAPE - jul/2017 <text:s/>- dez/2019 </text:p>
          </table:table-cell>
          <table:table-cell table:style-name="ce37" office:value-type="string" calcext:value-type="string">
            <text:p>Erro Cim. Total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173998692736232" calcext:value-type="percentage">
            <text:p>17,40%</text:p>
          </table:table-cell>
          <table:table-cell table:formula="of:=(ABS(SUM([$Registrado.B2:$Registrado.D2])-SUM([$Previsto.B2:$Previsto.D2]))/SUM([$Registrado.B2:$Registrado.D2]))" office:value-type="percentage" office:value="0.177352475874071" calcext:value-type="percentage">
            <text:p>17,74%</text:p>
          </table:table-cell>
          <table:table-cell table:formula="of:=AVERAGE([$Porcentagem.H2:.S2])" office:value-type="percentage" office:value="0.194545097132224" calcext:value-type="percentage">
            <text:p>19,45%</text:p>
          </table:table-cell>
          <table:table-cell table:formula="of:=(ABS(SUM([$Registrado.H2:.S2])-SUM([$Previsto.H2:.S2]))/SUM([$Registrado.H2:.S2]))" office:value-type="percentage" office:value="0.0223022408134717" calcext:value-type="percentage">
            <text:p>2,23%</text:p>
          </table:table-cell>
          <table:table-cell table:formula="of:=AVERAGE([$Porcentagem.T2:.AE2])" office:value-type="percentage" office:value="0.181198512358592" calcext:value-type="percentage">
            <text:p>18,12%</text:p>
          </table:table-cell>
          <table:table-cell table:formula="of:=(ABS(SUM([$Registrado.T2:.AE2])-SUM([$Previsto.T2:.AE2]))/SUM([$Registrado.T2:.AE2]))" office:value-type="percentage" office:value="0.053793668647517" calcext:value-type="percentage">
            <text:p>5,38%</text:p>
          </table:table-cell>
          <table:table-cell table:formula="of:=AVERAGE([$Porcentagem.B2:$Porcentagem.AE2])" office:value-type="percentage" office:value="0.175789197508753" calcext:value-type="percentage">
            <text:p>17,58%</text:p>
          </table:table-cell>
          <table:table-cell table:formula="of:=(ABS(SUM([$Registrado.B2:$Registrado.AE2])-SUM([$Previsto.B2:$Previsto.AE2]))/SUM([$Registrado.B2:$Registrado.AE2]))" office:value-type="percentage" office:value="0.0582272595439219" calcext:value-type="percentage">
            <text:p>5,82%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0.161503767760929" calcext:value-type="percentage">
            <text:p>16,15%</text:p>
          </table:table-cell>
          <table:table-cell table:formula="of:=(ABS(SUM([$Registrado.B3:$Registrado.D3])-SUM([$Previsto.B3:$Previsto.D3]))/SUM([$Registrado.B3:$Registrado.D3]))" office:value-type="percentage" office:value="0.144517452991005" calcext:value-type="percentage">
            <text:p>14,45%</text:p>
          </table:table-cell>
          <table:table-cell table:formula="of:=AVERAGE([$Porcentagem.H3:.S3])" office:value-type="percentage" office:value="0.0746069689572724" calcext:value-type="percentage">
            <text:p>7,46%</text:p>
          </table:table-cell>
          <table:table-cell table:formula="of:=(ABS(SUM([$Registrado.H3:.S3])-SUM([$Previsto.H3:.S3]))/SUM([$Registrado.H3:.S3]))" office:value-type="percentage" office:value="0.00635120989308744" calcext:value-type="percentage">
            <text:p>0,64%</text:p>
          </table:table-cell>
          <table:table-cell table:formula="of:=AVERAGE([$Porcentagem.T3:.AE3])" office:value-type="percentage" office:value="0.11317822706271" calcext:value-type="percentage">
            <text:p>11,32%</text:p>
          </table:table-cell>
          <table:table-cell table:formula="of:=(ABS(SUM([$Registrado.T3:.AE3])-SUM([$Previsto.T3:.AE3]))/SUM([$Registrado.T3:.AE3]))" office:value-type="percentage" office:value="0.0336266203627589" calcext:value-type="percentage">
            <text:p>3,36%</text:p>
          </table:table-cell>
          <table:table-cell table:formula="of:=AVERAGE([$Porcentagem.B3:$Porcentagem.AE3])" office:value-type="percentage" office:value="0.0929397507117279" calcext:value-type="percentage">
            <text:p>9,29%</text:p>
          </table:table-cell>
          <table:table-cell table:formula="of:=(ABS(SUM([$Registrado.B3:$Registrado.AE3])-SUM([$Previsto.B3:$Previsto.AE3]))/SUM([$Registrado.B3:$Registrado.AE3]))" office:value-type="percentage" office:value="0.00559817242300232" calcext:value-type="percentage">
            <text:p>0,56%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0.18008287770779" calcext:value-type="percentage">
            <text:p>18,01%</text:p>
          </table:table-cell>
          <table:table-cell table:formula="of:=(ABS(SUM([$Registrado.B4:$Registrado.D4])-SUM([$Previsto.B4:$Previsto.D4]))/SUM([$Registrado.B4:$Registrado.D4]))" office:value-type="percentage" office:value="0.137954270550481" calcext:value-type="percentage">
            <text:p>13,80%</text:p>
          </table:table-cell>
          <table:table-cell table:formula="of:=AVERAGE([$Porcentagem.H4:.S4])" office:value-type="percentage" office:value="0.161008965822618" calcext:value-type="percentage">
            <text:p>16,10%</text:p>
          </table:table-cell>
          <table:table-cell table:formula="of:=(ABS(SUM([$Registrado.H4:.S4])-SUM([$Previsto.H4:.S4]))/SUM([$Registrado.H4:.S4]))" office:value-type="percentage" office:value="0.0931999156850187" calcext:value-type="percentage">
            <text:p>9,32%</text:p>
          </table:table-cell>
          <table:table-cell table:formula="of:=AVERAGE([$Porcentagem.T4:.AE4])" office:value-type="percentage" office:value="0.162280668493663" calcext:value-type="percentage">
            <text:p>16,23%</text:p>
          </table:table-cell>
          <table:table-cell table:formula="of:=(ABS(SUM([$Registrado.T4:.AE4])-SUM([$Previsto.T4:.AE4]))/SUM([$Registrado.T4:.AE4]))" office:value-type="percentage" office:value="0.0940794736710693" calcext:value-type="percentage">
            <text:p>9,41%</text:p>
          </table:table-cell>
          <table:table-cell table:formula="of:=AVERAGE([$Porcentagem.B4:$Porcentagem.AE4])" office:value-type="percentage" office:value="0.148379751706306" calcext:value-type="percentage">
            <text:p>14,84%</text:p>
          </table:table-cell>
          <table:table-cell table:formula="of:=(ABS(SUM([$Registrado.B4:$Registrado.AE4])-SUM([$Previsto.B4:$Previsto.AE4]))/SUM([$Registrado.B4:$Registrado.AE4]))" office:value-type="percentage" office:value="0.0884213208061439" calcext:value-type="percentage">
            <text:p>8,84%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0.0882812178171943" calcext:value-type="percentage">
            <text:p>8,83%</text:p>
          </table:table-cell>
          <table:table-cell table:formula="of:=(ABS(SUM([$Registrado.B5:$Registrado.D5])-SUM([$Previsto.B5:$Previsto.D5]))/SUM([$Registrado.B5:$Registrado.D5]))" office:value-type="percentage" office:value="0.0512170755970146" calcext:value-type="percentage">
            <text:p>5,12%</text:p>
          </table:table-cell>
          <table:table-cell table:formula="of:=AVERAGE([$Porcentagem.H5:.S5])" office:value-type="percentage" office:value="0.896639091310521" calcext:value-type="percentage">
            <text:p>89,66%</text:p>
          </table:table-cell>
          <table:table-cell table:formula="of:=(ABS(SUM([$Registrado.H5:.S5])-SUM([$Previsto.H5:.S5]))/SUM([$Registrado.H5:.S5]))" office:value-type="percentage" office:value="0.714890778092222" calcext:value-type="percentage">
            <text:p>71,49%</text:p>
          </table:table-cell>
          <table:table-cell table:formula="of:=AVERAGE([$Porcentagem.T5:.AE5])" office:value-type="percentage" office:value="0.139185512316429" calcext:value-type="percentage">
            <text:p>13,92%</text:p>
          </table:table-cell>
          <table:table-cell table:formula="of:=(ABS(SUM([$Registrado.T5:.AE5])-SUM([$Previsto.T5:.AE5]))/SUM([$Registrado.T5:.AE5]))" office:value-type="percentage" office:value="0.0903274064381641" calcext:value-type="percentage">
            <text:p>9,03%</text:p>
          </table:table-cell>
          <table:table-cell table:formula="of:=AVERAGE([$Porcentagem.B5:$Porcentagem.AE5])" office:value-type="percentage" office:value="0.440109931506351" calcext:value-type="percentage">
            <text:p>44,01%</text:p>
          </table:table-cell>
          <table:table-cell table:formula="of:=(ABS(SUM([$Registrado.B5:$Registrado.AE5])-SUM([$Previsto.B5:$Previsto.AE5]))/SUM([$Registrado.B5:$Registrado.AE5]))" office:value-type="percentage" office:value="0.220229171590569" calcext:value-type="percentage">
            <text:p>22,02%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0408563667442784" calcext:value-type="percentage">
            <text:p>4,09%</text:p>
          </table:table-cell>
          <table:table-cell table:formula="of:=(ABS(SUM([$Registrado.B6:$Registrado.D6])-SUM([$Previsto.B6:$Previsto.D6]))/SUM([$Registrado.B6:$Registrado.D6]))" office:value-type="percentage" office:value="0.00849593153496006" calcext:value-type="percentage">
            <text:p>0,85%</text:p>
          </table:table-cell>
          <table:table-cell table:formula="of:=AVERAGE([$Porcentagem.H6:.S6])" office:value-type="percentage" office:value="0.0923732030301327" calcext:value-type="percentage">
            <text:p>9,24%</text:p>
          </table:table-cell>
          <table:table-cell table:formula="of:=(ABS(SUM([$Registrado.H6:.S6])-SUM([$Previsto.H6:.S6]))/SUM([$Registrado.H6:.S6]))" office:value-type="percentage" office:value="0.0294938648603817" calcext:value-type="percentage">
            <text:p>2,95%</text:p>
          </table:table-cell>
          <table:table-cell table:formula="of:=AVERAGE([$Porcentagem.T6:.AE6])" office:value-type="percentage" office:value="0.117916103183228" calcext:value-type="percentage">
            <text:p>11,79%</text:p>
          </table:table-cell>
          <table:table-cell table:formula="of:=(ABS(SUM([$Registrado.T6:.AE6])-SUM([$Previsto.T6:.AE6]))/SUM([$Registrado.T6:.AE6]))" office:value-type="percentage" office:value="0.0891471676138509" calcext:value-type="percentage">
            <text:p>8,91%</text:p>
          </table:table-cell>
          <table:table-cell table:formula="of:=AVERAGE([$Porcentagem.B6:$Porcentagem.AE6])" office:value-type="percentage" office:value="0.0940166788589516" calcext:value-type="percentage">
            <text:p>9,40%</text:p>
          </table:table-cell>
          <table:table-cell table:formula="of:=(ABS(SUM([$Registrado.B6:$Registrado.AE6])-SUM([$Previsto.B6:$Previsto.AE6]))/SUM([$Registrado.B6:$Registrado.AE6]))" office:value-type="percentage" office:value="0.0225140928954814" calcext:value-type="percentage">
            <text:p>2,25%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0.0308664960565071" calcext:value-type="percentage">
            <text:p>3,09%</text:p>
          </table:table-cell>
          <table:table-cell table:formula="of:=(ABS(SUM([$Registrado.B7:$Registrado.D7])-SUM([$Previsto.B7:$Previsto.D7]))/SUM([$Registrado.B7:$Registrado.D7]))" office:value-type="percentage" office:value="0.0201174960960157" calcext:value-type="percentage">
            <text:p>2,01%</text:p>
          </table:table-cell>
          <table:table-cell table:formula="of:=AVERAGE([$Porcentagem.H7:.S7])" office:value-type="percentage" office:value="0.165223092113714" calcext:value-type="percentage">
            <text:p>16,52%</text:p>
          </table:table-cell>
          <table:table-cell table:formula="of:=(ABS(SUM([$Registrado.H7:.S7])-SUM([$Previsto.H7:.S7]))/SUM([$Registrado.H7:.S7]))" office:value-type="percentage" office:value="0.142335298766274" calcext:value-type="percentage">
            <text:p>14,23%</text:p>
          </table:table-cell>
          <table:table-cell table:formula="of:=AVERAGE([$Porcentagem.T7:.AE7])" office:value-type="percentage" office:value="0.139950556526734" calcext:value-type="percentage">
            <text:p>14,00%</text:p>
          </table:table-cell>
          <table:table-cell table:formula="of:=(ABS(SUM([$Registrado.T7:.AE7])-SUM([$Previsto.T7:.AE7]))/SUM([$Registrado.T7:.AE7]))" office:value-type="percentage" office:value="0.0927201448363831" calcext:value-type="percentage">
            <text:p>9,27%</text:p>
          </table:table-cell>
          <table:table-cell table:formula="of:=AVERAGE([$Porcentagem.B7:$Porcentagem.AE7])" office:value-type="percentage" office:value="0.130099402580102" calcext:value-type="percentage">
            <text:p>13,01%</text:p>
          </table:table-cell>
          <table:table-cell table:formula="of:=(ABS(SUM([$Registrado.B7:$Registrado.AE7])-SUM([$Previsto.B7:$Previsto.AE7]))/SUM([$Registrado.B7:$Registrado.AE7]))" office:value-type="percentage" office:value="0.0960442021871022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0.144754842719804" calcext:value-type="percentage">
            <text:p>14,48%</text:p>
          </table:table-cell>
          <table:table-cell table:formula="of:=(ABS(SUM([$Registrado.B8:$Registrado.D8])-SUM([$Previsto.B8:$Previsto.D8]))/SUM([$Registrado.B8:$Registrado.D8]))" office:value-type="percentage" office:value="0.146382096774194" calcext:value-type="percentage">
            <text:p>14,64%</text:p>
          </table:table-cell>
          <table:table-cell table:formula="of:=AVERAGE([$Porcentagem.H8:.S8])" office:value-type="percentage" office:value="0.0972312661881419" calcext:value-type="percentage">
            <text:p>9,72%</text:p>
          </table:table-cell>
          <table:table-cell table:formula="of:=(ABS(SUM([$Registrado.H8:.S8])-SUM([$Previsto.H8:.S8]))/SUM([$Registrado.H8:.S8]))" office:value-type="percentage" office:value="0.0239505576663808" calcext:value-type="percentage">
            <text:p>2,40%</text:p>
          </table:table-cell>
          <table:table-cell table:formula="of:=AVERAGE([$Porcentagem.T8:.AE8])" office:value-type="percentage" office:value="0.120907836126726" calcext:value-type="percentage">
            <text:p>12,09%</text:p>
          </table:table-cell>
          <table:table-cell table:formula="of:=(ABS(SUM([$Registrado.T8:.AE8])-SUM([$Previsto.T8:.AE8]))/SUM([$Registrado.T8:.AE8]))" office:value-type="percentage" office:value="0.124689165939331" calcext:value-type="percentage">
            <text:p>12,47%</text:p>
          </table:table-cell>
          <table:table-cell table:formula="of:=AVERAGE([$Porcentagem.B8:$Porcentagem.AE8])" office:value-type="percentage" office:value="0.11396408841713" calcext:value-type="percentage">
            <text:p>11,40%</text:p>
          </table:table-cell>
          <table:table-cell table:formula="of:=(ABS(SUM([$Registrado.B8:$Registrado.AE8])-SUM([$Previsto.B8:$Previsto.AE8]))/SUM([$Registrado.B8:$Registrado.AE8]))" office:value-type="percentage" office:value="0.0846483839225285" calcext:value-type="percentage">
            <text:p>8,46%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0.0438982135735902" calcext:value-type="percentage">
            <text:p>4,39%</text:p>
          </table:table-cell>
          <table:table-cell table:formula="of:=(ABS(SUM([$Registrado.B9:$Registrado.D9])-SUM([$Previsto.B9:$Previsto.D9]))/SUM([$Registrado.B9:$Registrado.D9]))" office:value-type="percentage" office:value="0.0157975953352687" calcext:value-type="percentage">
            <text:p>1,58%</text:p>
          </table:table-cell>
          <table:table-cell table:formula="of:=AVERAGE([$Porcentagem.H9:.S9])" office:value-type="percentage" office:value="0.0911153928465716" calcext:value-type="percentage">
            <text:p>9,11%</text:p>
          </table:table-cell>
          <table:table-cell table:formula="of:=(ABS(SUM([$Registrado.H9:.S9])-SUM([$Previsto.H9:.S9]))/SUM([$Registrado.H9:.S9]))" office:value-type="percentage" office:value="0.0236728390861747" calcext:value-type="percentage">
            <text:p>2,37%</text:p>
          </table:table-cell>
          <table:table-cell table:formula="of:=AVERAGE([$Porcentagem.T9:.AE9])" office:value-type="percentage" office:value="0.124171221781066" calcext:value-type="percentage">
            <text:p>12,42%</text:p>
          </table:table-cell>
          <table:table-cell table:formula="of:=(ABS(SUM([$Registrado.T9:.AE9])-SUM([$Previsto.T9:.AE9]))/SUM([$Registrado.T9:.AE9]))" office:value-type="percentage" office:value="0.0565581653224038" calcext:value-type="percentage">
            <text:p>5,66%</text:p>
          </table:table-cell>
          <table:table-cell table:formula="of:=AVERAGE([$Porcentagem.B9:$Porcentagem.AE9])" office:value-type="percentage" office:value="0.0941459543332644" calcext:value-type="percentage">
            <text:p>9,41%</text:p>
          </table:table-cell>
          <table:table-cell table:formula="of:=(ABS(SUM([$Registrado.B9:$Registrado.AE9])-SUM([$Previsto.B9:$Previsto.AE9]))/SUM([$Registrado.B9:$Registrado.AE9]))" office:value-type="percentage" office:value="0.0314145631078222" calcext:value-type="percentage">
            <text:p>3,14%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0.085110154422578" calcext:value-type="percentage">
            <text:p>8,51%</text:p>
          </table:table-cell>
          <table:table-cell table:formula="of:=(ABS(SUM([$Registrado.B10:$Registrado.D10])-SUM([$Previsto.B10:$Previsto.D10]))/SUM([$Registrado.B10:$Registrado.D10]))" office:value-type="percentage" office:value="0.0872952704690816" calcext:value-type="percentage">
            <text:p>8,73%</text:p>
          </table:table-cell>
          <table:table-cell table:formula="of:=AVERAGE([$Porcentagem.H10:.S10])" office:value-type="percentage" office:value="0.101280755181174" calcext:value-type="percentage">
            <text:p>10,13%</text:p>
          </table:table-cell>
          <table:table-cell table:formula="of:=(ABS(SUM([$Registrado.H10:.S10])-SUM([$Previsto.H10:.S10]))/SUM([$Registrado.H10:.S10]))" office:value-type="percentage" office:value="0.0432500579306262" calcext:value-type="percentage">
            <text:p>4,33%</text:p>
          </table:table-cell>
          <table:table-cell table:formula="of:=AVERAGE([$Porcentagem.T10:.AE10])" office:value-type="percentage" office:value="0.112302101984635" calcext:value-type="percentage">
            <text:p>11,23%</text:p>
          </table:table-cell>
          <table:table-cell table:formula="of:=(ABS(SUM([$Registrado.T10:.AE10])-SUM([$Previsto.T10:.AE10]))/SUM([$Registrado.T10:.AE10]))" office:value-type="percentage" office:value="0.117142839766256" calcext:value-type="percentage">
            <text:p>11,71%</text:p>
          </table:table-cell>
          <table:table-cell table:formula="of:=AVERAGE([$Porcentagem.B10:$Porcentagem.AE10])" office:value-type="percentage" office:value="0.107574619926329" calcext:value-type="percentage">
            <text:p>10,76%</text:p>
          </table:table-cell>
          <table:table-cell table:formula="of:=(ABS(SUM([$Registrado.B10:$Registrado.AE10])-SUM([$Previsto.B10:$Previsto.AE10]))/SUM([$Registrado.B10:$Registrado.AE10]))" office:value-type="percentage" office:value="0.0818254437682409" calcext:value-type="percentage">
            <text:p>8,18%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0.0144861511589384" calcext:value-type="percentage">
            <text:p>1,45%</text:p>
          </table:table-cell>
          <table:table-cell table:formula="of:=(ABS(SUM([$Registrado.B11:$Registrado.D11])-SUM([$Previsto.B11:$Previsto.D11]))/SUM([$Registrado.B11:$Registrado.D11]))" office:value-type="percentage" office:value="0.0103568484268378" calcext:value-type="percentage">
            <text:p>1,04%</text:p>
          </table:table-cell>
          <table:table-cell table:formula="of:=AVERAGE([$Porcentagem.H11:.S11])" office:value-type="percentage" office:value="0.350600636854231" calcext:value-type="percentage">
            <text:p>35,06%</text:p>
          </table:table-cell>
          <table:table-cell table:formula="of:=(ABS(SUM([$Registrado.H11:.S11])-SUM([$Previsto.H11:.S11]))/SUM([$Registrado.H11:.S11]))" office:value-type="percentage" office:value="0.313746833383999" calcext:value-type="percentage">
            <text:p>31,37%</text:p>
          </table:table-cell>
          <table:table-cell table:formula="of:=AVERAGE([$Porcentagem.T11:.AE11])" office:value-type="percentage" office:value="0.294438469446638" calcext:value-type="percentage">
            <text:p>29,44%</text:p>
          </table:table-cell>
          <table:table-cell table:formula="of:=(ABS(SUM([$Registrado.T11:.AE11])-SUM([$Previsto.T11:.AE11]))/SUM([$Registrado.T11:.AE11]))" office:value-type="percentage" office:value="0.258178897867695" calcext:value-type="percentage">
            <text:p>25,82%</text:p>
          </table:table-cell>
          <table:table-cell table:formula="of:=AVERAGE([$Porcentagem.B11:$Porcentagem.AE11])" office:value-type="percentage" office:value="0.267586947480267" calcext:value-type="percentage">
            <text:p>26,76%</text:p>
          </table:table-cell>
          <table:table-cell table:formula="of:=(ABS(SUM([$Registrado.B11:$Registrado.AE11])-SUM([$Previsto.B11:$Previsto.AE11]))/SUM([$Registrado.B11:$Registrado.AE11]))" office:value-type="percentage" office:value="0.224999712580528" calcext:value-type="percentage">
            <text:p>22,50%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0632738279783734" calcext:value-type="percentage">
            <text:p>6,33%</text:p>
          </table:table-cell>
          <table:table-cell table:formula="of:=(ABS(SUM([$Registrado.B12:$Registrado.D12])-SUM([$Previsto.B12:$Previsto.D12]))/SUM([$Registrado.B12:$Registrado.D12]))" office:value-type="percentage" office:value="0.0645882033183917" calcext:value-type="percentage">
            <text:p>6,46%</text:p>
          </table:table-cell>
          <table:table-cell table:formula="of:=AVERAGE([$Porcentagem.H12:.S12])" office:value-type="percentage" office:value="0.11424244531296" calcext:value-type="percentage">
            <text:p>11,42%</text:p>
          </table:table-cell>
          <table:table-cell table:formula="of:=(ABS(SUM([$Registrado.H12:.S12])-SUM([$Previsto.H12:.S12]))/SUM([$Registrado.H12:.S12]))" office:value-type="percentage" office:value="0.00102978381720863" calcext:value-type="percentage">
            <text:p>0,10%</text:p>
          </table:table-cell>
          <table:table-cell table:formula="of:=AVERAGE([$Porcentagem.T12:.AE12])" office:value-type="percentage" office:value="0.0907245989392868" calcext:value-type="percentage">
            <text:p>9,07%</text:p>
          </table:table-cell>
          <table:table-cell table:formula="of:=(ABS(SUM([$Registrado.T12:.AE12])-SUM([$Previsto.T12:.AE12]))/SUM([$Registrado.T12:.AE12]))" office:value-type="percentage" office:value="0.0534829371314133" calcext:value-type="percentage">
            <text:p>5,35%</text:p>
          </table:table-cell>
          <table:table-cell table:formula="of:=AVERAGE([$Porcentagem.B12:$Porcentagem.AE12])" office:value-type="percentage" office:value="0.0955088487275346" calcext:value-type="percentage">
            <text:p>9,55%</text:p>
          </table:table-cell>
          <table:table-cell table:formula="of:=(ABS(SUM([$Registrado.B12:$Registrado.AE12])-SUM([$Previsto.B12:$Previsto.AE12]))/SUM([$Registrado.B12:$Registrado.AE12]))" office:value-type="percentage" office:value="0.0266755536362085" calcext:value-type="percentage">
            <text:p>2,67%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0.0578163528713619" calcext:value-type="percentage">
            <text:p>5,78%</text:p>
          </table:table-cell>
          <table:table-cell table:formula="of:=(ABS(SUM([$Registrado.B13:$Registrado.D13])-SUM([$Previsto.B13:$Previsto.D13]))/SUM([$Registrado.B13:$Registrado.D13]))" office:value-type="percentage" office:value="0.0568653250773994" calcext:value-type="percentage">
            <text:p>5,69%</text:p>
          </table:table-cell>
          <table:table-cell table:formula="of:=AVERAGE([$Porcentagem.H13:.S13])" office:value-type="percentage" office:value="0.11068131650275" calcext:value-type="percentage">
            <text:p>11,07%</text:p>
          </table:table-cell>
          <table:table-cell table:formula="of:=(ABS(SUM([$Registrado.H13:.S13])-SUM([$Previsto.H13:.S13]))/SUM([$Registrado.H13:.S13]))" office:value-type="percentage" office:value="0.0712265373470702" calcext:value-type="percentage">
            <text:p>7,12%</text:p>
          </table:table-cell>
          <table:table-cell table:formula="of:=AVERAGE([$Porcentagem.T13:.AE13])" office:value-type="percentage" office:value="0.117099425604578" calcext:value-type="percentage">
            <text:p>11,71%</text:p>
          </table:table-cell>
          <table:table-cell table:formula="of:=(ABS(SUM([$Registrado.T13:.AE13])-SUM([$Previsto.T13:.AE13]))/SUM([$Registrado.T13:.AE13]))" office:value-type="percentage" office:value="0.0579321760162458" calcext:value-type="percentage">
            <text:p>5,79%</text:p>
          </table:table-cell>
          <table:table-cell table:formula="of:=AVERAGE([$Porcentagem.B13:$Porcentagem.AE13])" office:value-type="percentage" office:value="0.113402255457754" calcext:value-type="percentage">
            <text:p>11,34%</text:p>
          </table:table-cell>
          <table:table-cell table:formula="of:=(ABS(SUM([$Registrado.B13:$Registrado.AE13])-SUM([$Previsto.B13:$Previsto.AE13]))/SUM([$Registrado.B13:$Registrado.AE13]))" office:value-type="percentage" office:value="0.0309605776083818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100534923301767" calcext:value-type="percentage">
            <text:p>10,05%</text:p>
          </table:table-cell>
          <table:table-cell table:formula="of:=(ABS(SUM([$Registrado.B14:$Registrado.D14])-SUM([$Previsto.B14:$Previsto.D14]))/SUM([$Registrado.B14:$Registrado.D14]))" office:value-type="percentage" office:value="0.105053209291997" calcext:value-type="percentage">
            <text:p>10,51%</text:p>
          </table:table-cell>
          <table:table-cell table:formula="of:=AVERAGE([$Porcentagem.H14:.S14])" office:value-type="percentage" office:value="0.181981586623167" calcext:value-type="percentage">
            <text:p>18,20%</text:p>
          </table:table-cell>
          <table:table-cell table:formula="of:=(ABS(SUM([$Registrado.H14:.S14])-SUM([$Previsto.H14:.S14]))/SUM([$Registrado.H14:.S14]))" office:value-type="percentage" office:value="0.120562656363458" calcext:value-type="percentage">
            <text:p>12,06%</text:p>
          </table:table-cell>
          <table:table-cell table:formula="of:=AVERAGE([$Porcentagem.T14:.AE14])" office:value-type="percentage" office:value="0.103114806694849" calcext:value-type="percentage">
            <text:p>10,31%</text:p>
          </table:table-cell>
          <table:table-cell table:formula="of:=(ABS(SUM([$Registrado.T14:.AE14])-SUM([$Previsto.T14:.AE14]))/SUM([$Registrado.T14:.AE14]))" office:value-type="percentage" office:value="0.0214959050260131" calcext:value-type="percentage">
            <text:p>2,15%</text:p>
          </table:table-cell>
          <table:table-cell table:formula="of:=AVERAGE([$Porcentagem.B14:$Porcentagem.AE14])" office:value-type="percentage" office:value="0.133037461403332" calcext:value-type="percentage">
            <text:p>13,30%</text:p>
          </table:table-cell>
          <table:table-cell table:formula="of:=(ABS(SUM([$Registrado.B14:$Registrado.AE14])-SUM([$Previsto.B14:$Previsto.AE14]))/SUM([$Registrado.B14:$Registrado.AE14]))" office:value-type="percentage" office:value="0.0600355667392014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0.10262034943197" calcext:value-type="percentage">
            <text:p>10,26%</text:p>
          </table:table-cell>
          <table:table-cell table:formula="of:=(ABS(SUM([$Registrado.B15:$Registrado.D15])-SUM([$Previsto.B15:$Previsto.D15]))/SUM([$Registrado.B15:$Registrado.D15]))" office:value-type="percentage" office:value="0.100887047238949" calcext:value-type="percentage">
            <text:p>10,09%</text:p>
          </table:table-cell>
          <table:table-cell table:formula="of:=AVERAGE([$Porcentagem.H15:.S15])" office:value-type="percentage" office:value="0.332302993081238" calcext:value-type="percentage">
            <text:p>33,23%</text:p>
          </table:table-cell>
          <table:table-cell table:formula="of:=(ABS(SUM([$Registrado.H15:.S15])-SUM([$Previsto.H15:.S15]))/SUM([$Registrado.H15:.S15]))" office:value-type="percentage" office:value="0.274020797204353" calcext:value-type="percentage">
            <text:p>27,40%</text:p>
          </table:table-cell>
          <table:table-cell table:formula="of:=AVERAGE([$Porcentagem.T15:.AE15])" office:value-type="percentage" office:value="0.384643749722499" calcext:value-type="percentage">
            <text:p>38,46%</text:p>
          </table:table-cell>
          <table:table-cell table:formula="of:=(ABS(SUM([$Registrado.T15:.AE15])-SUM([$Previsto.T15:.AE15]))/SUM([$Registrado.T15:.AE15]))" office:value-type="percentage" office:value="0.357269031270528" calcext:value-type="percentage">
            <text:p>35,73%</text:p>
          </table:table-cell>
          <table:table-cell table:formula="of:=AVERAGE([$Porcentagem.B15:$Porcentagem.AE15])" office:value-type="percentage" office:value="0.306790991286293" calcext:value-type="percentage">
            <text:p>30,68%</text:p>
          </table:table-cell>
          <table:table-cell table:formula="of:=(ABS(SUM([$Registrado.B15:$Registrado.AE15])-SUM([$Previsto.B15:$Previsto.AE15]))/SUM([$Registrado.B15:$Registrado.AE15]))" office:value-type="percentage" office:value="0.264797114061946" calcext:value-type="percentage">
            <text:p>26,48%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0.06746363794445" calcext:value-type="percentage">
            <text:p>6,75%</text:p>
          </table:table-cell>
          <table:table-cell table:formula="of:=(ABS(SUM([$Registrado.B16:$Registrado.D16])-SUM([$Previsto.B16:$Previsto.D16]))/SUM([$Registrado.B16:$Registrado.D16]))" office:value-type="percentage" office:value="0.0627683387311015" calcext:value-type="percentage">
            <text:p>6,28%</text:p>
          </table:table-cell>
          <table:table-cell table:formula="of:=AVERAGE([$Porcentagem.H16:.S16])" office:value-type="percentage" office:value="0.123146515035096" calcext:value-type="percentage">
            <text:p>12,31%</text:p>
          </table:table-cell>
          <table:table-cell table:formula="of:=(ABS(SUM([$Registrado.H16:.S16])-SUM([$Previsto.H16:.S16]))/SUM([$Registrado.H16:.S16]))" office:value-type="percentage" office:value="0.101903501445097" calcext:value-type="percentage">
            <text:p>10,19%</text:p>
          </table:table-cell>
          <table:table-cell table:formula="of:=AVERAGE([$Porcentagem.T16:.AE16])" office:value-type="percentage" office:value="0.1475113280165" calcext:value-type="percentage">
            <text:p>14,75%</text:p>
          </table:table-cell>
          <table:table-cell table:formula="of:=(ABS(SUM([$Registrado.T16:.AE16])-SUM([$Previsto.T16:.AE16]))/SUM([$Registrado.T16:.AE16]))" office:value-type="percentage" office:value="0.0065926613616269" calcext:value-type="percentage">
            <text:p>0,66%</text:p>
          </table:table-cell>
          <table:table-cell table:formula="of:=AVERAGE([$Porcentagem.B16:$Porcentagem.AE16])" office:value-type="percentage" office:value="0.118235910167632" calcext:value-type="percentage">
            <text:p>11,82%</text:p>
          </table:table-cell>
          <table:table-cell table:formula="of:=(ABS(SUM([$Registrado.B16:$Registrado.AE16])-SUM([$Previsto.B16:$Previsto.AE16]))/SUM([$Registrado.B16:$Registrado.AE16]))" office:value-type="percentage" office:value="0.0317047397342083" calcext:value-type="percentage">
            <text:p>3,17%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0.0899407336115621" calcext:value-type="percentage">
            <text:p>8,99%</text:p>
          </table:table-cell>
          <table:table-cell table:formula="of:=(ABS(SUM([$Registrado.B17:$Registrado.D17])-SUM([$Previsto.B17:$Previsto.D17]))/SUM([$Registrado.B17:$Registrado.D17]))" office:value-type="percentage" office:value="0.0900784382228559" calcext:value-type="percentage">
            <text:p>9,01%</text:p>
          </table:table-cell>
          <table:table-cell table:formula="of:=AVERAGE([$Porcentagem.H17:.S17])" office:value-type="percentage" office:value="0.14831892042251" calcext:value-type="percentage">
            <text:p>14,83%</text:p>
          </table:table-cell>
          <table:table-cell table:formula="of:=(ABS(SUM([$Registrado.H17:.S17])-SUM([$Previsto.H17:.S17]))/SUM([$Registrado.H17:.S17]))" office:value-type="percentage" office:value="0.0603079559988276" calcext:value-type="percentage">
            <text:p>6,03%</text:p>
          </table:table-cell>
          <table:table-cell table:formula="of:=AVERAGE([$Porcentagem.T17:.AE17])" office:value-type="percentage" office:value="0.120253793152135" calcext:value-type="percentage">
            <text:p>12,03%</text:p>
          </table:table-cell>
          <table:table-cell table:formula="of:=(ABS(SUM([$Registrado.T17:.AE17])-SUM([$Previsto.T17:.AE17]))/SUM([$Registrado.T17:.AE17]))" office:value-type="percentage" office:value="0.109740328029714" calcext:value-type="percentage">
            <text:p>10,97%</text:p>
          </table:table-cell>
          <table:table-cell table:formula="of:=AVERAGE([$Porcentagem.B17:$Porcentagem.AE17])" office:value-type="percentage" office:value="0.128432626510061" calcext:value-type="percentage">
            <text:p>12,84%</text:p>
          </table:table-cell>
          <table:table-cell table:formula="of:=(ABS(SUM([$Registrado.B17:$Registrado.AE17])-SUM([$Previsto.B17:$Previsto.AE17]))/SUM([$Registrado.B17:$Registrado.AE17]))" office:value-type="percentage" office:value="0.0682750629299563" calcext:value-type="percentage">
            <text:p>6,83%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0.0795952348648592" calcext:value-type="percentage">
            <text:p>7,96%</text:p>
          </table:table-cell>
          <table:table-cell table:formula="of:=(ABS(SUM([$Registrado.B18:$Registrado.D18])-SUM([$Previsto.B18:$Previsto.D18]))/SUM([$Registrado.B18:$Registrado.D18]))" office:value-type="percentage" office:value="0.0397217908535609" calcext:value-type="percentage">
            <text:p>3,97%</text:p>
          </table:table-cell>
          <table:table-cell table:formula="of:=AVERAGE([$Porcentagem.H18:.S18])" office:value-type="percentage" office:value="0.0949060653330594" calcext:value-type="percentage">
            <text:p>9,49%</text:p>
          </table:table-cell>
          <table:table-cell table:formula="of:=(ABS(SUM([$Registrado.H18:.S18])-SUM([$Previsto.H18:.S18]))/SUM([$Registrado.H18:.S18]))" office:value-type="percentage" office:value="0.0262229459624414" calcext:value-type="percentage">
            <text:p>2,62%</text:p>
          </table:table-cell>
          <table:table-cell table:formula="of:=AVERAGE([$Porcentagem.T18:.AE18])" office:value-type="percentage" office:value="0.119132058663303" calcext:value-type="percentage">
            <text:p>11,91%</text:p>
          </table:table-cell>
          <table:table-cell table:formula="of:=(ABS(SUM([$Registrado.T18:.AE18])-SUM([$Previsto.T18:.AE18]))/SUM([$Registrado.T18:.AE18]))" office:value-type="percentage" office:value="0.105402962185793" calcext:value-type="percentage">
            <text:p>10,54%</text:p>
          </table:table-cell>
          <table:table-cell table:formula="of:=AVERAGE([$Porcentagem.B18:$Porcentagem.AE18])" office:value-type="percentage" office:value="0.0982660964537763" calcext:value-type="percentage">
            <text:p>9,83%</text:p>
          </table:table-cell>
          <table:table-cell table:formula="of:=(ABS(SUM([$Registrado.B18:$Registrado.AE18])-SUM([$Previsto.B18:$Previsto.AE18]))/SUM([$Registrado.B18:$Registrado.AE18]))" office:value-type="percentage" office:value="0.0552389087970986" calcext:value-type="percentage">
            <text:p>5,52%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0.220709908174603" calcext:value-type="percentage">
            <text:p>22,07%</text:p>
          </table:table-cell>
          <table:table-cell table:formula="of:=(ABS(SUM([$Registrado.B19:$Registrado.D19])-SUM([$Previsto.B19:$Previsto.D19]))/SUM([$Registrado.B19:$Registrado.D19]))" office:value-type="percentage" office:value="0.220998395848923" calcext:value-type="percentage">
            <text:p>22,10%</text:p>
          </table:table-cell>
          <table:table-cell table:formula="of:=AVERAGE([$Porcentagem.H19:.S19])" office:value-type="percentage" office:value="0.178044770766175" calcext:value-type="percentage">
            <text:p>17,80%</text:p>
          </table:table-cell>
          <table:table-cell table:formula="of:=(ABS(SUM([$Registrado.H19:.S19])-SUM([$Previsto.H19:.S19]))/SUM([$Registrado.H19:.S19]))" office:value-type="percentage" office:value="0.110470683766007" calcext:value-type="percentage">
            <text:p>11,05%</text:p>
          </table:table-cell>
          <table:table-cell table:formula="of:=AVERAGE([$Porcentagem.T19:.AE19])" office:value-type="percentage" office:value="0.159824776911657" calcext:value-type="percentage">
            <text:p>15,98%</text:p>
          </table:table-cell>
          <table:table-cell table:formula="of:=(ABS(SUM([$Registrado.T19:.AE19])-SUM([$Previsto.T19:.AE19]))/SUM([$Registrado.T19:.AE19]))" office:value-type="percentage" office:value="0.0100147059451596" calcext:value-type="percentage">
            <text:p>1,00%</text:p>
          </table:table-cell>
          <table:table-cell table:formula="of:=AVERAGE([$Porcentagem.B19:$Porcentagem.AE19])" office:value-type="percentage" office:value="0.174070341074942" calcext:value-type="percentage">
            <text:p>17,41%</text:p>
          </table:table-cell>
          <table:table-cell table:formula="of:=(ABS(SUM([$Registrado.B19:$Registrado.AE19])-SUM([$Previsto.B19:$Previsto.AE19]))/SUM([$Registrado.B19:$Registrado.AE19]))" office:value-type="percentage" office:value="0.0128010538037272" calcext:value-type="percentage">
            <text:p>1,28%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0.0626944820697074" calcext:value-type="percentage">
            <text:p>6,27%</text:p>
          </table:table-cell>
          <table:table-cell table:formula="of:=(ABS(SUM([$Registrado.B20:$Registrado.D20])-SUM([$Previsto.B20:$Previsto.D20]))/SUM([$Registrado.B20:$Registrado.D20]))" office:value-type="percentage" office:value="0.0627258162639058" calcext:value-type="percentage">
            <text:p>6,27%</text:p>
          </table:table-cell>
          <table:table-cell table:formula="of:=AVERAGE([$Porcentagem.H20:.S20])" office:value-type="percentage" office:value="0.0924978144731287" calcext:value-type="percentage">
            <text:p>9,25%</text:p>
          </table:table-cell>
          <table:table-cell table:formula="of:=(ABS(SUM([$Registrado.H20:.S20])-SUM([$Previsto.H20:.S20]))/SUM([$Registrado.H20:.S20]))" office:value-type="percentage" office:value="0.0335807572474981" calcext:value-type="percentage">
            <text:p>3,36%</text:p>
          </table:table-cell>
          <table:table-cell table:formula="of:=AVERAGE([$Porcentagem.T20:.AE20])" office:value-type="percentage" office:value="0.0573648732503214" calcext:value-type="percentage">
            <text:p>5,74%</text:p>
          </table:table-cell>
          <table:table-cell table:formula="of:=(ABS(SUM([$Registrado.T20:.AE20])-SUM([$Previsto.T20:.AE20]))/SUM([$Registrado.T20:.AE20]))" office:value-type="percentage" office:value="0.0529891729409594" calcext:value-type="percentage">
            <text:p>5,30%</text:p>
          </table:table-cell>
          <table:table-cell table:formula="of:=AVERAGE([$Porcentagem.B20:$Porcentagem.AE20])" office:value-type="percentage" office:value="0.071556898020565" calcext:value-type="percentage">
            <text:p>7,16%</text:p>
          </table:table-cell>
          <table:table-cell table:formula="of:=(ABS(SUM([$Registrado.B20:$Registrado.AE20])-SUM([$Previsto.B20:$Previsto.AE20]))/SUM([$Registrado.B20:$Registrado.AE20]))" office:value-type="percentage" office:value="0.0377710991917276" calcext:value-type="percentage">
            <text:p>3,78%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0.115519568957906" calcext:value-type="percentage">
            <text:p>11,55%</text:p>
          </table:table-cell>
          <table:table-cell table:formula="of:=(ABS(SUM([$Registrado.B21:$Registrado.D21])-SUM([$Previsto.B21:$Previsto.D21]))/SUM([$Registrado.B21:$Registrado.D21]))" office:value-type="percentage" office:value="0.113076643170769" calcext:value-type="percentage">
            <text:p>11,31%</text:p>
          </table:table-cell>
          <table:table-cell table:formula="of:=AVERAGE([$Porcentagem.H21:.S21])" office:value-type="percentage" office:value="0.187247918566931" calcext:value-type="percentage">
            <text:p>18,72%</text:p>
          </table:table-cell>
          <table:table-cell table:formula="of:=(ABS(SUM([$Registrado.H21:.S21])-SUM([$Previsto.H21:.S21]))/SUM([$Registrado.H21:.S21]))" office:value-type="percentage" office:value="0.106789772717768" calcext:value-type="percentage">
            <text:p>10,68%</text:p>
          </table:table-cell>
          <table:table-cell table:formula="of:=AVERAGE([$Porcentagem.T21:.AE21])" office:value-type="percentage" office:value="0.0806240880389682" calcext:value-type="percentage">
            <text:p>8,06%</text:p>
          </table:table-cell>
          <table:table-cell table:formula="of:=(ABS(SUM([$Registrado.T21:.AE21])-SUM([$Previsto.T21:.AE21]))/SUM([$Registrado.T21:.AE21]))" office:value-type="percentage" office:value="0.0255138827980851" calcext:value-type="percentage">
            <text:p>2,55%</text:p>
          </table:table-cell>
          <table:table-cell table:formula="of:=AVERAGE([$Porcentagem.B21:$Porcentagem.AE21])" office:value-type="percentage" office:value="0.137566187525998" calcext:value-type="percentage">
            <text:p>13,76%</text:p>
          </table:table-cell>
          <table:table-cell table:formula="of:=(ABS(SUM([$Registrado.B21:$Registrado.AE21])-SUM([$Previsto.B21:$Previsto.AE21]))/SUM([$Registrado.B21:$Registrado.AE21]))" office:value-type="percentage" office:value="0.0570975551187116" calcext:value-type="percentage">
            <text:p>5,71%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0.0607807318220563" calcext:value-type="percentage">
            <text:p>6,08%</text:p>
          </table:table-cell>
          <table:table-cell table:formula="of:=(ABS(SUM([$Registrado.B22:$Registrado.D22])-SUM([$Previsto.B22:$Previsto.D22]))/SUM([$Registrado.B22:$Registrado.D22]))" office:value-type="percentage" office:value="0.0423020954908734" calcext:value-type="percentage">
            <text:p>4,23%</text:p>
          </table:table-cell>
          <table:table-cell table:formula="of:=AVERAGE([$Porcentagem.H22:.S22])" office:value-type="percentage" office:value="0.424305611020928" calcext:value-type="percentage">
            <text:p>42,43%</text:p>
          </table:table-cell>
          <table:table-cell table:formula="of:=(ABS(SUM([$Registrado.H22:.S22])-SUM([$Previsto.H22:.S22]))/SUM([$Registrado.H22:.S22]))" office:value-type="percentage" office:value="0.405370937213925" calcext:value-type="percentage">
            <text:p>40,54%</text:p>
          </table:table-cell>
          <table:table-cell table:formula="of:=AVERAGE([$Porcentagem.T22:.AE22])" office:value-type="percentage" office:value="0.238909606233117" calcext:value-type="percentage">
            <text:p>23,89%</text:p>
          </table:table-cell>
          <table:table-cell table:formula="of:=(ABS(SUM([$Registrado.T22:.AE22])-SUM([$Previsto.T22:.AE22]))/SUM([$Registrado.T22:.AE22]))" office:value-type="percentage" office:value="0.21034027761751" calcext:value-type="percentage">
            <text:p>21,03%</text:p>
          </table:table-cell>
          <table:table-cell table:formula="of:=AVERAGE([$Porcentagem.B22:$Porcentagem.AE22])" office:value-type="percentage" office:value="0.288663021204939" calcext:value-type="percentage">
            <text:p>28,87%</text:p>
          </table:table-cell>
          <table:table-cell table:formula="of:=(ABS(SUM([$Registrado.B22:$Registrado.AE22])-SUM([$Previsto.B22:$Previsto.AE22]))/SUM([$Registrado.B22:$Registrado.AE22]))" office:value-type="percentage" office:value="0.254771404299571" calcext:value-type="percentage">
            <text:p>25,48%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0.0933383164853565" calcext:value-type="percentage">
            <text:p>9,33%</text:p>
          </table:table-cell>
          <table:table-cell table:formula="of:=(ABS(SUM([$Registrado.B23:$Registrado.D23])-SUM([$Previsto.B23:$Previsto.D23]))/SUM([$Registrado.B23:$Registrado.D23]))" office:value-type="percentage" office:value="0.0907028278664585" calcext:value-type="percentage">
            <text:p>9,07%</text:p>
          </table:table-cell>
          <table:table-cell table:formula="of:=AVERAGE([$Porcentagem.H23:.S23])" office:value-type="percentage" office:value="0.207451177608048" calcext:value-type="percentage">
            <text:p>20,75%</text:p>
          </table:table-cell>
          <table:table-cell table:formula="of:=(ABS(SUM([$Registrado.H23:.S23])-SUM([$Previsto.H23:.S23]))/SUM([$Registrado.H23:.S23]))" office:value-type="percentage" office:value="0.0769401762119221" calcext:value-type="percentage">
            <text:p>7,69%</text:p>
          </table:table-cell>
          <table:table-cell table:formula="of:=AVERAGE([$Porcentagem.T23:.AE23])" office:value-type="percentage" office:value="0.607450613017616" calcext:value-type="percentage">
            <text:p>60,75%</text:p>
          </table:table-cell>
          <table:table-cell table:formula="of:=(ABS(SUM([$Registrado.T23:.AE23])-SUM([$Previsto.T23:.AE23]))/SUM([$Registrado.T23:.AE23]))" office:value-type="percentage" office:value="0.586723648799197" calcext:value-type="percentage">
            <text:p>58,67%</text:p>
          </table:table-cell>
          <table:table-cell table:formula="of:=AVERAGE([$Porcentagem.B23:$Porcentagem.AE23])" office:value-type="percentage" office:value="0.346855558279238" calcext:value-type="percentage">
            <text:p>34,69%</text:p>
          </table:table-cell>
          <table:table-cell table:formula="of:=(ABS(SUM([$Registrado.B23:$Registrado.AE23])-SUM([$Previsto.B23:$Previsto.AE23]))/SUM([$Registrado.B23:$Registrado.AE23]))" office:value-type="percentage" office:value="0.255367117176171" calcext:value-type="percentage">
            <text:p>25,54%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0.0946811312391999" calcext:value-type="percentage">
            <text:p>9,47%</text:p>
          </table:table-cell>
          <table:table-cell table:formula="of:=(ABS(SUM([$Registrado.B24:$Registrado.D24])-SUM([$Previsto.B24:$Previsto.D24]))/SUM([$Registrado.B24:$Registrado.D24]))" office:value-type="percentage" office:value="0.0913180541823215" calcext:value-type="percentage">
            <text:p>9,13%</text:p>
          </table:table-cell>
          <table:table-cell table:formula="of:=AVERAGE([$Porcentagem.H24:.S24])" office:value-type="percentage" office:value="0.406701155330335" calcext:value-type="percentage">
            <text:p>40,67%</text:p>
          </table:table-cell>
          <table:table-cell table:formula="of:=(ABS(SUM([$Registrado.H24:.S24])-SUM([$Previsto.H24:.S24]))/SUM([$Registrado.H24:.S24]))" office:value-type="percentage" office:value="0.277575314412374" calcext:value-type="percentage">
            <text:p>27,76%</text:p>
          </table:table-cell>
          <table:table-cell table:formula="of:=AVERAGE([$Porcentagem.T24:.AE24])" office:value-type="percentage" office:value="0.192579279398196" calcext:value-type="percentage">
            <text:p>19,26%</text:p>
          </table:table-cell>
          <table:table-cell table:formula="of:=(ABS(SUM([$Registrado.T24:.AE24])-SUM([$Previsto.T24:.AE24]))/SUM([$Registrado.T24:.AE24]))" office:value-type="percentage" office:value="0.19804035667107" calcext:value-type="percentage">
            <text:p>19,80%</text:p>
          </table:table-cell>
          <table:table-cell table:formula="of:=AVERAGE([$Porcentagem.B24:$Porcentagem.AE24])" office:value-type="percentage" office:value="0.265345446416969" calcext:value-type="percentage">
            <text:p>26,53%</text:p>
          </table:table-cell>
          <table:table-cell table:formula="of:=(ABS(SUM([$Registrado.B24:$Registrado.AE24])-SUM([$Previsto.B24:$Previsto.AE24]))/SUM([$Registrado.B24:$Registrado.AE24]))" office:value-type="percentage" office:value="0.0189386328643379" calcext:value-type="percentage">
            <text:p>1,89%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0.0677197681638691" calcext:value-type="percentage">
            <text:p>6,77%</text:p>
          </table:table-cell>
          <table:table-cell table:formula="of:=(ABS(SUM([$Registrado.B25:$Registrado.D25])-SUM([$Previsto.B25:$Previsto.D25]))/SUM([$Registrado.B25:$Registrado.D25]))" office:value-type="percentage" office:value="0.0698856274841823" calcext:value-type="percentage">
            <text:p>6,99%</text:p>
          </table:table-cell>
          <table:table-cell table:formula="of:=AVERAGE([$Porcentagem.H25:.S25])" office:value-type="percentage" office:value="0.109536492649429" calcext:value-type="percentage">
            <text:p>10,95%</text:p>
          </table:table-cell>
          <table:table-cell table:formula="of:=(ABS(SUM([$Registrado.H25:.S25])-SUM([$Previsto.H25:.S25]))/SUM([$Registrado.H25:.S25]))" office:value-type="percentage" office:value="0.0727618798683683" calcext:value-type="percentage">
            <text:p>7,28%</text:p>
          </table:table-cell>
          <table:table-cell table:formula="of:=AVERAGE([$Porcentagem.T25:.AE25])" office:value-type="percentage" office:value="0.143670494913484" calcext:value-type="percentage">
            <text:p>14,37%</text:p>
          </table:table-cell>
          <table:table-cell table:formula="of:=(ABS(SUM([$Registrado.T25:.AE25])-SUM([$Previsto.T25:.AE25]))/SUM([$Registrado.T25:.AE25]))" office:value-type="percentage" office:value="0.141055996773507" calcext:value-type="percentage">
            <text:p>14,11%</text:p>
          </table:table-cell>
          <table:table-cell table:formula="of:=AVERAGE([$Porcentagem.B25:$Porcentagem.AE25])" office:value-type="percentage" office:value="0.112764623470776" calcext:value-type="percentage">
            <text:p>11,28%</text:p>
          </table:table-cell>
          <table:table-cell table:formula="of:=(ABS(SUM([$Registrado.B25:$Registrado.AE25])-SUM([$Previsto.B25:$Previsto.AE25]))/SUM([$Registrado.B25:$Registrado.AE25]))" office:value-type="percentage" office:value="0.0958274617190206" calcext:value-type="percentage">
            <text:p>9,58%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0983919691746523" calcext:value-type="percentage">
            <text:p>9,84%</text:p>
          </table:table-cell>
          <table:table-cell table:formula="of:=(ABS(SUM([$Registrado.B26:$Registrado.D26])-SUM([$Previsto.B26:$Previsto.D26]))/SUM([$Registrado.B26:$Registrado.D26]))" office:value-type="percentage" office:value="0.0991820986338035" calcext:value-type="percentage">
            <text:p>9,92%</text:p>
          </table:table-cell>
          <table:table-cell table:formula="of:=AVERAGE([$Porcentagem.H26:.S26])" office:value-type="percentage" office:value="0.099607993713527" calcext:value-type="percentage">
            <text:p>9,96%</text:p>
          </table:table-cell>
          <table:table-cell table:formula="of:=(ABS(SUM([$Registrado.H26:.S26])-SUM([$Previsto.H26:.S26]))/SUM([$Registrado.H26:.S26]))" office:value-type="percentage" office:value="0.0271119517427971" calcext:value-type="percentage">
            <text:p>2,71%</text:p>
          </table:table-cell>
          <table:table-cell table:formula="of:=AVERAGE([$Porcentagem.T26:.AE26])" office:value-type="percentage" office:value="0.110185293606984" calcext:value-type="percentage">
            <text:p>11,02%</text:p>
          </table:table-cell>
          <table:table-cell table:formula="of:=(ABS(SUM([$Registrado.T26:.AE26])-SUM([$Previsto.T26:.AE26]))/SUM([$Registrado.T26:.AE26]))" office:value-type="percentage" office:value="0.055197073972804" calcext:value-type="percentage">
            <text:p>5,52%</text:p>
          </table:table-cell>
          <table:table-cell table:formula="of:=AVERAGE([$Porcentagem.B26:$Porcentagem.AE26])" office:value-type="percentage" office:value="0.100221039880029" calcext:value-type="percentage">
            <text:p>10,02%</text:p>
          </table:table-cell>
          <table:table-cell table:formula="of:=(ABS(SUM([$Registrado.B26:$Registrado.AE26])-SUM([$Previsto.B26:$Previsto.AE26]))/SUM([$Registrado.B26:$Registrado.AE26]))" office:value-type="percentage" office:value="0.0383071115433749" calcext:value-type="percentage">
            <text:p>3,83%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0.0506939653019245" calcext:value-type="percentage">
            <text:p>5,07%</text:p>
          </table:table-cell>
          <table:table-cell table:formula="of:=(ABS(SUM([$Registrado.B27:$Registrado.D27])-SUM([$Previsto.B27:$Previsto.D27]))/SUM([$Registrado.B27:$Registrado.D27]))" office:value-type="percentage" office:value="0.0496755278624292" calcext:value-type="percentage">
            <text:p>4,97%</text:p>
          </table:table-cell>
          <table:table-cell table:formula="of:=AVERAGE([$Porcentagem.H27:.S27])" office:value-type="percentage" office:value="0.203795734360302" calcext:value-type="percentage">
            <text:p>20,38%</text:p>
          </table:table-cell>
          <table:table-cell table:formula="of:=(ABS(SUM([$Registrado.H27:.S27])-SUM([$Previsto.H27:.S27]))/SUM([$Registrado.H27:.S27]))" office:value-type="percentage" office:value="0.175364775261277" calcext:value-type="percentage">
            <text:p>17,54%</text:p>
          </table:table-cell>
          <table:table-cell table:formula="of:=AVERAGE([$Porcentagem.T27:.AE27])" office:value-type="percentage" office:value="0.170729841696077" calcext:value-type="percentage">
            <text:p>17,07%</text:p>
          </table:table-cell>
          <table:table-cell table:formula="of:=(ABS(SUM([$Registrado.T27:.AE27])-SUM([$Previsto.T27:.AE27]))/SUM([$Registrado.T27:.AE27]))" office:value-type="percentage" office:value="0.0397125222308692" calcext:value-type="percentage">
            <text:p>3,97%</text:p>
          </table:table-cell>
          <table:table-cell table:formula="of:=AVERAGE([$Porcentagem.B27:$Porcentagem.AE27])" office:value-type="percentage" office:value="0.159355901722533" calcext:value-type="percentage">
            <text:p>15,94%</text:p>
          </table:table-cell>
          <table:table-cell table:formula="of:=(ABS(SUM([$Registrado.B27:$Registrado.AE27])-SUM([$Previsto.B27:$Previsto.AE27]))/SUM([$Registrado.B27:$Registrado.AE27]))" office:value-type="percentage" office:value="0.0804704027616589" calcext:value-type="percentage">
            <text:p>8,05%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0.0204882383722454" calcext:value-type="percentage">
            <text:p>2,05%</text:p>
          </table:table-cell>
          <table:table-cell table:formula="of:=(ABS(SUM([$Registrado.B28:$Registrado.D28])-SUM([$Previsto.B28:$Previsto.D28]))/SUM([$Registrado.B28:$Registrado.D28]))" office:value-type="percentage" office:value="0.0202690701187903" calcext:value-type="percentage">
            <text:p>2,03%</text:p>
          </table:table-cell>
          <table:table-cell table:formula="of:=AVERAGE([$Porcentagem.H28:.S28])" office:value-type="percentage" office:value="0.360086087214821" calcext:value-type="percentage">
            <text:p>36,01%</text:p>
          </table:table-cell>
          <table:table-cell table:formula="of:=(ABS(SUM([$Registrado.H28:.S28])-SUM([$Previsto.H28:.S28]))/SUM([$Registrado.H28:.S28]))" office:value-type="percentage" office:value="0.322939962869352" calcext:value-type="percentage">
            <text:p>32,29%</text:p>
          </table:table-cell>
          <table:table-cell table:formula="of:=AVERAGE([$Porcentagem.T28:.AE28])" office:value-type="percentage" office:value="0.332268550297151" calcext:value-type="percentage">
            <text:p>33,23%</text:p>
          </table:table-cell>
          <table:table-cell table:formula="of:=(ABS(SUM([$Registrado.T28:.AE28])-SUM([$Previsto.T28:.AE28]))/SUM([$Registrado.T28:.AE28]))" office:value-type="percentage" office:value="0.315575546246017" calcext:value-type="percentage">
            <text:p>31,56%</text:p>
          </table:table-cell>
          <table:table-cell table:formula="of:=AVERAGE([$Porcentagem.B28:$Porcentagem.AE28])" office:value-type="percentage" office:value="0.290813167231371" calcext:value-type="percentage">
            <text:p>29,08%</text:p>
          </table:table-cell>
          <table:table-cell table:formula="of:=(ABS(SUM([$Registrado.B28:$Registrado.AE28])-SUM([$Previsto.B28:$Previsto.AE28]))/SUM([$Registrado.B28:$Registrado.AE28]))" office:value-type="percentage" office:value="0.248137607012727" calcext:value-type="percentage">
            <text:p>24,81%</text:p>
          </table:table-cell>
        </table:table-row>
        <table:table-row table:style-name="ro2">
          <table:table-cell table:style-name="Default" table:number-columns-repeated="9"/>
        </table:table-row>
        <table:table-row table:style-name="ro1">
          <table:table-cell table:style-name="ce64"/>
          <table:table-cell table:style-name="ce66" table:number-columns-repeated="8"/>
        </table:table-row>
        <table:table-row table:style-name="ro2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0892630340912483" calcext:value-type="percentage">
            <text:p>8,93%</text:p>
          </table:table-cell>
          <table:table-cell table:formula="of:=AVERAGE([.C2:.C28])" office:value-type="percentage" office:value="0.0807253712335423" calcext:value-type="percentage">
            <text:p>8,07%</text:p>
          </table:table-cell>
          <table:table-cell table:formula="of:=AVERAGE([.D2:.D28])" office:value-type="percentage" office:value="0.207388113609296" calcext:value-type="percentage">
            <text:p>20,74%</text:p>
          </table:table-cell>
          <table:table-cell table:formula="of:=AVERAGE([.E2:.E28])" office:value-type="percentage" office:value="0.136199036504718" calcext:value-type="percentage">
            <text:p>13,62%</text:p>
          </table:table-cell>
          <table:table-cell table:formula="of:=AVERAGE([.F2:.F28])" office:value-type="percentage" office:value="0.173393199534709" calcext:value-type="percentage">
            <text:p>17,34%</text:p>
          </table:table-cell>
          <table:table-cell table:formula="of:=AVERAGE([.G2:.G28])" office:value-type="percentage" office:value="0.124346027240072" calcext:value-type="percentage">
            <text:p>12,43%</text:p>
          </table:table-cell>
          <table:table-cell table:formula="of:=AVERAGE([.H2:.H28])" office:value-type="percentage" office:value="0.170573803624553" calcext:value-type="percentage">
            <text:p>17,06%</text:p>
          </table:table-cell>
          <table:table-cell table:formula="of:=AVERAGE([.I2:.I28])" office:value-type="percentage" office:value="0.0944851589564211" calcext:value-type="percentage">
            <text:p>9,45%</text:p>
          </table:table-cell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formula="of:=ABS(SUM([$Registrado.B2:$Registrado.D28])-SUM([$Previsto.B2:$Previsto.D28]))/SUM([$Registrado.B2:$Registrado.D28])" office:value-type="percentage" office:value="0.0512819469681764" calcext:value-type="percentage">
            <text:p>5,13%</text:p>
          </table:table-cell>
          <table:table-cell table:style-name="Default"/>
          <table:table-cell table:formula="of:=ABS(SUM([$Registrado.B2:$Registrado.M28])-SUM([$Previsto.B2:$Previsto.M28]))/SUM([$Registrado.B2:$Registrado.M28])" office:value-type="percentage" office:value="0.025718567108658" calcext:value-type="percentage">
            <text:p>2,57%</text:p>
          </table:table-cell>
          <table:table-cell/>
          <table:table-cell table:formula="of:=ABS(SUM([$Registrado.D2:$Registrado.O28])-SUM([$Previsto.D2:$Previsto.O28]))/SUM([$Registrado.D2:$Registrado.O28])" office:value-type="percentage" office:value="0.0229855326892672" calcext:value-type="percentage">
            <text:p>2,30%</text:p>
          </table:table-cell>
          <table:table-cell table:style-name="Default"/>
          <table:table-cell table:formula="of:=ABS(SUM([$Registrado.B2:$Registrado.AE28])-SUM([$Previsto.B2:$Previsto.AE28]))/SUM([$Registrado.B2:$Registrado.AE28])" office:value-type="percentage" office:value="0.00127118824545095" calcext:value-type="percentage">
            <text:p>0,13%</text:p>
          </table:table-cell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5" calcext:value-type="float">
            <text:p>5</text:p>
          </table:table-cell>
          <table:table-cell table:style-name="Default" table:formula="of:=COUNTIF([.C2:.C28]; &quot;&lt;0,05&quot;)" office:value-type="float" office:value="8" calcext:value-type="float">
            <text:p>8</text:p>
          </table:table-cell>
          <table:table-cell table:style-name="Default" table:formula="of:=COUNTIF([.D2:.D28]; &quot;&lt;0,05&quot;)" office:value-type="float" office:value="0" calcext:value-type="float">
            <text:p>0</text:p>
          </table:table-cell>
          <table:table-cell table:style-name="Default" table:formula="of:=COUNTIF([.E2:.E28]; &quot;&lt;0,05&quot;)" office:value-type="float" office:value="10" calcext:value-type="float">
            <text:p>10</text:p>
          </table:table-cell>
          <table:table-cell table:style-name="Default" table:formula="of:=COUNTIF([.F2:.F28]; &quot;&lt;0,05&quot;)" office:value-type="float" office:value="0" calcext:value-type="float">
            <text:p>0</text:p>
          </table:table-cell>
          <table:table-cell table:style-name="Default" table:formula="of:=COUNTIF([.G2:.G28]; &quot;&lt;0,05&quot;)" office:value-type="float" office:value="6" calcext:value-type="float">
            <text:p>6</text:p>
          </table:table-cell>
          <table:table-cell table:style-name="Default" table:formula="of:=COUNTIF([.H2:.H28]; &quot;&lt;0,05&quot;)" office:value-type="float" office:value="0" calcext:value-type="float">
            <text:p>0</text:p>
          </table:table-cell>
          <table:table-cell table:style-name="Default" table:formula="of:=COUNTIF([.I2:.I28]; &quot;&lt;0,05&quot;)" office:value-type="float" office:value="10" calcext:value-type="float">
            <text:p>10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percentage-style style:name="N142">
      <number:number number:decimal-places="3" number:min-decimal-places="3" number:min-integer-digits="1"/>
      <number:text>%</number:text>
    </number:percentage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date-style style:name="N136">
      <number:day/>
      <number:text>/</number:text>
      <number:month/>
      <number:text>/</number:text>
      <number:year number:style="long"/>
    </number:date-style>
    <number:time-style style:name="N135">
      <number:hours/>
      <number:text>:</number:text>
      <number:minute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3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28">
      <number:day/>
      <number:text>/</number:text>
      <number:month number:textual="true"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 number:textual="true"/>
      <number:text>/</number:text>
      <number:year/>
    </number:dat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date-style style:name="N115">
      <number:month number:textual="true"/>
      <number:text>/</number:text>
      <number:year/>
    </number:date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4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21T09:39:43.335181491</dc:date>
    <meta:editing-duration>P9DT17H2M55S</meta:editing-duration>
    <meta:editing-cycles>594</meta:editing-cycles>
    <meta:generator>LibreOffice/7.3.7.2$Linux_X86_64 LibreOffice_project/30$Build-2</meta:generator>
    <meta:print-date>2023-10-15T10:04:18.195463422</meta:print-date>
    <meta:document-statistic meta:table-count="4" meta:cell-count="3102" meta:object-count="0"/>
  </office:meta>
</office:document-meta>
</file>